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3.62mm"/>
    </style:style>
    <style:style style:name="co7" style:family="table-column">
      <style:table-column-properties fo:break-before="auto" style:column-width="34.18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7.53mm"/>
    </style:style>
    <style:style style:name="co10" style:family="table-column">
      <style:table-column-properties fo:break-before="auto" style:column-width="22.68mm"/>
    </style:style>
    <style:style style:name="co11" style:family="table-column">
      <style:table-column-properties fo:break-before="auto" style:column-width="3.02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15.42mm"/>
    </style:style>
    <style:style style:name="co14" style:family="table-column">
      <style:table-column-properties fo:break-before="auto" style:column-width="14.22mm"/>
    </style:style>
    <style:style style:name="co15" style:family="table-column">
      <style:table-column-properties fo:break-before="auto" style:column-width="28.43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9.33mm"/>
    </style:style>
    <style:style style:name="co20" style:family="table-column">
      <style:table-column-properties fo:break-before="auto" style:column-width="35.7mm"/>
    </style:style>
    <style:style style:name="co21" style:family="table-column">
      <style:table-column-properties fo:break-before="auto" style:column-width="18.15mm"/>
    </style:style>
    <style:style style:name="co22" style:family="table-column">
      <style:table-column-properties fo:break-before="auto" style:column-width="46.9mm"/>
    </style:style>
    <style:style style:name="co23" style:family="table-column">
      <style:table-column-properties fo:break-before="auto" style:column-width="32.97mm"/>
    </style:style>
    <style:style style:name="co24" style:family="table-column">
      <style:table-column-properties fo:break-before="auto" style:column-width="18.45mm"/>
    </style:style>
    <style:style style:name="co25" style:family="table-column">
      <style:table-column-properties fo:break-before="auto" style:column-width="19.97mm"/>
    </style:style>
    <style:style style:name="co26" style:family="table-column">
      <style:table-column-properties fo:break-before="auto" style:column-width="21.47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39.02mm"/>
    </style:style>
    <style:style style:name="co29" style:family="table-column">
      <style:table-column-properties fo:break-before="auto" style:column-width="26.92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29.35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7.23mm"/>
    </style:style>
    <style:style style:name="co34" style:family="table-column">
      <style:table-column-properties fo:break-before="auto" style:column-width="31.77mm"/>
    </style:style>
    <style:style style:name="co35" style:family="table-column">
      <style:table-column-properties fo:break-before="auto" style:column-width="16.63mm"/>
    </style:style>
    <style:style style:name="co36" style:family="table-column">
      <style:table-column-properties fo:break-before="auto" style:column-width="14.52mm"/>
    </style:style>
    <style:style style:name="co37" style:family="table-column">
      <style:table-column-properties fo:break-before="auto" style:column-width="13mm"/>
    </style:style>
    <style:style style:name="co38" style:family="table-column">
      <style:table-column-properties fo:break-before="auto" style:column-width="19.35mm"/>
    </style:style>
    <style:style style:name="co39" style:family="table-column">
      <style:table-column-properties fo:break-before="auto" style:column-width="20.27mm"/>
    </style:style>
    <style:style style:name="co40" style:family="table-column">
      <style:table-column-properties fo:break-before="auto" style:column-width="44.77mm"/>
    </style:style>
    <style:style style:name="co41" style:family="table-column">
      <style:table-column-properties fo:break-before="auto" style:column-width="16.93mm"/>
    </style:style>
    <style:style style:name="co42" style:family="table-column">
      <style:table-column-properties fo:break-before="auto" style:column-width="25.1mm"/>
    </style:style>
    <style:style style:name="co43" style:family="table-column">
      <style:table-column-properties fo:break-before="auto" style:column-width="3.19mm"/>
    </style:style>
    <style:style style:name="co44" style:family="table-column">
      <style:table-column-properties fo:break-before="auto" style:column-width="42.65mm"/>
    </style:style>
    <style:style style:name="co45" style:family="table-column">
      <style:table-column-properties fo:break-before="auto" style:column-width="42.05mm"/>
    </style:style>
    <style:style style:name="co46" style:family="table-column">
      <style:table-column-properties fo:break-before="auto" style:column-width="36.6mm"/>
    </style:style>
    <style:style style:name="co47" style:family="table-column">
      <style:table-column-properties fo:break-before="auto" style:column-width="23.9mm"/>
    </style:style>
    <style:style style:name="co48" style:family="table-column">
      <style:table-column-properties fo:break-before="auto" style:column-width="38.42mm"/>
    </style:style>
    <style:style style:name="co49" style:family="table-column">
      <style:table-column-properties fo:break-before="auto" style:column-width="52.33mm"/>
    </style:style>
    <style:style style:name="co50" style:family="table-column">
      <style:table-column-properties fo:break-before="auto" style:column-width="27.22mm"/>
    </style:style>
    <style:style style:name="co51" style:family="table-column">
      <style:table-column-properties fo:break-before="auto" style:column-width="37.82mm"/>
    </style:style>
    <style:style style:name="co52" style:family="table-column">
      <style:table-column-properties fo:break-before="auto" style:column-width="39.93mm"/>
    </style:style>
    <style:style style:name="co53" style:family="table-column">
      <style:table-column-properties fo:break-before="auto" style:column-width="52.95mm"/>
    </style:style>
    <style:style style:name="co54" style:family="table-column">
      <style:table-column-properties fo:break-before="auto" style:column-width="38.72mm"/>
    </style:style>
    <style:style style:name="co55" style:family="table-column">
      <style:table-column-properties fo:break-before="auto" style:column-width="24.5mm"/>
    </style:style>
    <style:style style:name="co56" style:family="table-column">
      <style:table-column-properties fo:break-before="auto" style:column-width="25.72mm"/>
    </style:style>
    <style:style style:name="co57" style:family="table-column">
      <style:table-column-properties fo:break-before="auto" style:column-width="12.7mm"/>
    </style:style>
    <style:style style:name="co58" style:family="table-column">
      <style:table-column-properties fo:break-before="auto" style:column-width="22.38mm"/>
    </style:style>
    <style:style style:name="co59" style:family="table-column">
      <style:table-column-properties fo:break-before="auto" style:column-width="44.47mm"/>
    </style:style>
    <style:style style:name="co60" style:family="table-column">
      <style:table-column-properties fo:break-before="auto" style:column-width="18.75mm"/>
    </style:style>
    <style:style style:name="co61" style:family="table-column">
      <style:table-column-properties fo:break-before="auto" style:column-width="43.87mm"/>
    </style:style>
    <style:style style:name="co62" style:family="table-column">
      <style:table-column-properties fo:break-before="auto" style:column-width="33.28mm"/>
    </style:style>
    <style:style style:name="co63" style:family="table-column">
      <style:table-column-properties fo:break-before="auto" style:column-width="53.25mm"/>
    </style:style>
    <style:style style:name="co64" style:family="table-column">
      <style:table-column-properties fo:break-before="auto" style:column-width="32.07mm"/>
    </style:style>
    <style:style style:name="co65" style:family="table-column">
      <style:table-column-properties fo:break-before="auto" style:column-width="36.9mm"/>
    </style:style>
    <style:style style:name="co66" style:family="table-column">
      <style:table-column-properties fo:break-before="auto" style:column-width="11.48mm"/>
    </style:style>
    <style:style style:name="co67" style:family="table-column">
      <style:table-column-properties fo:break-before="auto" style:column-width="12.4mm"/>
    </style:style>
    <style:style style:name="co68" style:family="table-column">
      <style:table-column-properties fo:break-before="auto" style:column-width="15.12mm"/>
    </style:style>
    <style:style style:name="co69" style:family="table-column">
      <style:table-column-properties fo:break-before="auto" style:column-width="41.75mm"/>
    </style:style>
    <style:style style:name="co70" style:family="table-column">
      <style:table-column-properties fo:break-before="auto" style:column-width="27.53mm"/>
    </style:style>
    <style:style style:name="co71" style:family="table-column">
      <style:table-column-properties fo:break-before="auto" style:column-width="40.53mm"/>
    </style:style>
    <style:style style:name="co72" style:family="table-column">
      <style:table-column-properties fo:break-before="auto" style:column-width="21.17mm"/>
    </style:style>
    <style:style style:name="co73" style:family="table-column">
      <style:table-column-properties fo:break-before="auto" style:column-width="28.73mm"/>
    </style:style>
    <style:style style:name="co74" style:family="table-column">
      <style:table-column-properties fo:break-before="auto" style:column-width="37.52mm"/>
    </style:style>
    <style:style style:name="co75" style:family="table-column">
      <style:table-column-properties fo:break-before="auto" style:column-width="22.08mm"/>
    </style:style>
    <style:style style:name="co76" style:family="table-column">
      <style:table-column-properties fo:break-before="auto" style:column-width="24.2mm"/>
    </style:style>
    <style:style style:name="co77" style:family="table-column">
      <style:table-column-properties fo:break-before="auto" style:column-width="35.08mm"/>
    </style:style>
    <style:style style:name="co78" style:family="table-column">
      <style:table-column-properties fo:break-before="auto" style:column-width="22.58mm"/>
    </style:style>
    <style:style style:name="co79" style:family="table-column">
      <style:table-column-properties fo:break-before="auto" style:column-width="32.37mm"/>
    </style:style>
    <style:style style:name="co80" style:family="table-column">
      <style:table-column-properties fo:break-before="auto" style:column-width="29.03mm"/>
    </style:style>
    <style:style style:name="co81" style:family="table-column">
      <style:table-column-properties fo:break-before="auto" style:column-width="19.67mm"/>
    </style:style>
    <style:style style:name="co82" style:family="table-column">
      <style:table-column-properties fo:break-before="auto" style:column-width="20.87mm"/>
    </style:style>
    <style:style style:name="co83" style:family="table-column">
      <style:table-column-properties fo:break-before="auto" style:column-width="38.12mm"/>
    </style:style>
    <style:style style:name="co84" style:family="table-column">
      <style:table-column-properties fo:break-before="auto" style:column-width="23.6mm"/>
    </style:style>
    <style:style style:name="co85" style:family="table-column">
      <style:table-column-properties fo:break-before="auto" style:column-width="47.5mm"/>
    </style:style>
    <style:style style:name="co86" style:family="table-column">
      <style:table-column-properties fo:break-before="auto" style:column-width="50.52mm"/>
    </style:style>
    <style:style style:name="co87" style:family="table-column">
      <style:table-column-properties fo:break-before="auto" style:column-width="24.8mm"/>
    </style:style>
    <style:style style:name="co88" style:family="table-column">
      <style:table-column-properties fo:break-before="auto" style:column-width="21.78mm"/>
    </style:style>
    <style:style style:name="co89" style:family="table-column">
      <style:table-column-properties fo:break-before="auto" style:column-width="30.55mm"/>
    </style:style>
    <style:style style:name="co90" style:family="table-column">
      <style:table-column-properties fo:break-before="auto" style:column-width="27.83mm"/>
    </style:style>
    <style:style style:name="co91" style:family="table-column">
      <style:table-column-properties fo:break-before="auto" style:column-width="34.48mm"/>
    </style:style>
    <style:style style:name="co92" style:family="table-column">
      <style:table-column-properties fo:break-before="auto" style:column-width="23.28mm"/>
    </style:style>
    <style:style style:name="co93" style:family="table-column">
      <style:table-column-properties fo:break-before="auto" style:column-width="26.62mm"/>
    </style:style>
    <style:style style:name="co94" style:family="table-column">
      <style:table-column-properties fo:break-before="auto" style:column-width="31.15mm"/>
    </style:style>
    <style:style style:name="co95" style:family="table-column">
      <style:table-column-properties fo:break-before="auto" style:column-width="28.13mm"/>
    </style:style>
    <style:style style:name="co96" style:family="table-column">
      <style:table-column-properties fo:break-before="auto" style:column-width="30.25mm"/>
    </style:style>
    <style:style style:name="co97" style:family="table-column">
      <style:table-column-properties fo:break-before="auto" style:column-width="45.98mm"/>
    </style:style>
    <style:style style:name="co98" style:family="table-column">
      <style:table-column-properties fo:break-before="auto" style:column-width="45.38mm"/>
    </style:style>
    <style:style style:name="co99" style:family="table-column">
      <style:table-column-properties fo:break-before="auto" style:column-width="26.32mm"/>
    </style:style>
    <style:style style:name="co100" style:family="table-column">
      <style:table-column-properties fo:break-before="auto" style:column-width="55.07mm"/>
    </style:style>
    <style:style style:name="co101" style:family="table-column">
      <style:table-column-properties fo:break-before="auto" style:column-width="56.57mm"/>
    </style:style>
    <style:style style:name="co102" style:family="table-column">
      <style:table-column-properties fo:break-before="auto" style:column-width="13.3mm"/>
    </style:style>
    <style:style style:name="co103" style:family="table-column">
      <style:table-column-properties fo:break-before="auto" style:column-width="46.58mm"/>
    </style:style>
    <style:style style:name="co104" style:family="table-column">
      <style:table-column-properties fo:break-before="auto" style:column-width="42.35mm"/>
    </style:style>
    <style:style style:name="co105" style:family="table-column">
      <style:table-column-properties fo:break-before="auto" style:column-width="51.73mm"/>
    </style:style>
    <style:style style:name="co106" style:family="table-column">
      <style:table-column-properties fo:break-before="auto" style:column-width="41.45mm"/>
    </style:style>
    <style:style style:name="co107" style:family="table-column">
      <style:table-column-properties fo:break-before="auto" style:column-width="40.83mm"/>
    </style:style>
    <style:style style:name="co108" style:family="table-column">
      <style:table-column-properties fo:break-before="auto" style:column-width="13.6mm"/>
    </style:style>
    <style:style style:name="co109" style:family="table-column">
      <style:table-column-properties fo:break-before="auto" style:column-width="52.03mm"/>
    </style:style>
    <style:style style:name="co110" style:family="table-column">
      <style:table-column-properties fo:break-before="auto" style:column-width="9.67mm"/>
    </style:style>
    <style:style style:name="co111" style:family="table-column">
      <style:table-column-properties fo:break-before="auto" style:column-width="10.28mm"/>
    </style:style>
    <style:style style:name="co112" style:family="table-column">
      <style:table-column-properties fo:break-before="auto" style:column-width="11.8mm"/>
    </style:style>
    <style:style style:name="co113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ff"/>
    </style:style>
    <style:style style:name="ce112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84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66ffff"/>
    </style:style>
    <style:style style:name="ce87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ackground-color="#99ff66"/>
    </style:style>
    <style:style style:name="ce86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 fo:font-weight="normal" style:font-weight-asian="normal" style:font-weight-complex="normal"/>
    </style:style>
    <style:style style:name="ce21" style:family="table-cell" style:parent-style-name="Default">
      <style:table-cell-properties fo:background-color="#dddddd"/>
      <style:text-properties style:use-window-font-color="true" style:font-name="Liberation Sans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fo:border="none"/>
      <style:text-properties style:use-window-font-color="true"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none"/>
      <style:text-properties style:use-window-font-color="true" style:font-name="Liberation Sans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style:use-window-font-color="true"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#dddddd" fo:border="none"/>
      <style:text-properties style:use-window-font-color="true"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99ff66" fo:border="none"/>
      <style:text-properties style:use-window-font-color="true" style:font-name="Liberation Sans" fo:font-weight="bold" style:font-weight-asian="bold" style:font-weight-complex="bold"/>
    </style:style>
    <style:style style:name="ce27" style:family="table-cell" style:parent-style-name="Default">
      <style:text-properties style:font-name="Liberation Sans"/>
    </style:style>
    <style:style style:name="ce28" style:family="table-cell" style:parent-style-name="Default">
      <style:table-cell-properties fo:background-color="#99ff66"/>
      <style:text-properties style:use-window-font-color="true" style:font-name="Liberation Sans" fo:font-weight="normal" style:font-weight-asian="normal" style:font-weight-complex="normal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11" table:number-columns-repeated="3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2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3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2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4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4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1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5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3" table:default-cell-style-name="ce85"/>
        <table:table-column table:style-name="co5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3" table:default-cell-style-name="ce85"/>
        <table:table-column table:style-name="co7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number-columns-repeated="2" table:default-cell-style-name="ce108"/>
        <table:table-column table:style-name="co1" table:number-columns-repeated="4" table:default-cell-style-name="ce85"/>
        <table:table-column table:style-name="co7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8" table:default-cell-style-name="ce85"/>
        <table:table-column table:style-name="co78" table:default-cell-style-name="ce108"/>
        <table:table-column table:style-name="co78" table:number-columns-repeated="222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</text:p>
          </table:table-cell>
          <table:table-cell table:number-columns-repeated="4"/>
          <table:table-cell table:style-name="ce88" office:value-type="string" calcext:value-type="string">
            <text:p>accessibility/</text:p>
          </table:table-cell>
          <table:table-cell table:number-columns-repeated="5"/>
          <table:table-cell table:style-name="ce88" office:value-type="string" calcext:value-type="string">
            <text:p>acpi/</text:p>
          </table:table-cell>
          <table:table-cell table:number-columns-repeated="6"/>
          <table:table-cell table:style-name="ce88" office:value-type="string" calcext:value-type="string">
            <text:p>amba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5"/>
          <table:table-cell table:style-name="ce88" office:value-type="string" calcext:value-type="string">
            <text:p>ata/</text:p>
          </table:table-cell>
          <table:table-cell table:number-columns-repeated="5"/>
          <table:table-cell table:style-name="ce88" office:value-type="string" calcext:value-type="string">
            <text:p>atm/</text:p>
          </table:table-cell>
          <table:table-cell table:number-columns-repeated="5"/>
          <table:table-cell table:style-name="ce88" office:value-type="string" calcext:value-type="string">
            <text:p>auxdisplay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base/</text:p>
          </table:table-cell>
          <table:table-cell table:number-columns-repeated="7"/>
          <table:table-cell table:style-name="ce88" office:value-type="string" calcext:value-type="string">
            <text:p>bcma/</text:p>
          </table:table-cell>
          <table:table-cell table:number-columns-repeated="5"/>
          <table:table-cell table:style-name="ce88" office:value-type="string" calcext:value-type="string">
            <text:p>block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bluetooth/</text:p>
          </table:table-cell>
          <table:table-cell table:number-columns-repeated="5"/>
          <table:table-cell table:style-name="ce88" office:value-type="string" calcext:value-type="string">
            <text:p>bus/</text:p>
          </table:table-cell>
          <table:table-cell table:number-columns-repeated="5"/>
          <table:table-cell table:style-name="ce88" office:value-type="string" calcext:value-type="string">
            <text:p>cdrom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char/</text:p>
          </table:table-cell>
          <table:table-cell table:style-name="ce91" table:number-columns-repeated="4"/>
          <table:table-cell table:style-name="ce112"/>
          <table:table-cell table:style-name="ce85"/>
          <table:table-cell table:style-name="ce88" office:value-type="string" calcext:value-type="string">
            <text:p>clk/</text:p>
          </table:table-cell>
          <table:table-cell table:number-columns-repeated="6"/>
          <table:table-cell table:style-name="ce88" office:value-type="string" calcext:value-type="string">
            <text:p>clocksource/</text:p>
          </table:table-cell>
          <table:table-cell table:number-columns-repeated="5"/>
          <table:table-cell table:style-name="ce88" office:value-type="string" calcext:value-type="string">
            <text:p>connector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cpufreq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cpuidle/</text:p>
          </table:table-cell>
          <table:table-cell table:number-columns-repeated="5"/>
          <table:table-cell table:style-name="ce88" office:value-type="string" calcext:value-type="string">
            <text:p>crypto/</text:p>
          </table:table-cell>
          <table:table-cell table:number-columns-repeated="6"/>
          <table:table-cell table:style-name="ce88" office:value-type="string" calcext:value-type="string">
            <text:p>dax/</text:p>
          </table:table-cell>
          <table:table-cell table:number-columns-repeated="5"/>
          <table:table-cell table:style-name="ce88" office:value-type="string" calcext:value-type="string">
            <text:p>dca/</text:p>
          </table:table-cell>
          <table:table-cell table:number-columns-repeated="5"/>
          <table:table-cell table:style-name="ce88" office:value-type="string" calcext:value-type="string">
            <text:p>devfreq/</text:p>
          </table:table-cell>
          <table:table-cell table:number-columns-repeated="4"/>
          <table:table-cell table:style-name="ce88" office:value-type="string" calcext:value-type="string">
            <text:p>dio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dma/</text:p>
          </table:table-cell>
          <table:table-cell table:number-columns-repeated="4"/>
          <table:table-cell table:style-name="ce108"/>
          <table:table-cell table:style-name="ce89"/>
          <table:table-cell table:style-name="ce88" office:value-type="string" calcext:value-type="string">
            <text:p>dma-buf/</text:p>
          </table:table-cell>
          <table:table-cell table:number-columns-repeated="5"/>
          <table:table-cell table:style-name="ce88" office:value-type="string" calcext:value-type="string">
            <text:p>edac/</text:p>
          </table:table-cell>
          <table:table-cell table:number-columns-repeated="5"/>
          <table:table-cell table:style-name="ce88" office:value-type="string" calcext:value-type="string">
            <text:p>eisa/</text:p>
          </table:table-cell>
          <table:table-cell table:number-columns-repeated="5"/>
          <table:table-cell table:style-name="ce88" office:value-type="string" calcext:value-type="string">
            <text:p>extcon/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firmware/</text:p>
          </table:table-cell>
          <table:table-cell table:number-columns-repeated="7"/>
          <table:table-cell table:style-name="ce88" office:value-type="string" calcext:value-type="string">
            <text:p>fmc/</text:p>
          </table:table-cell>
          <table:table-cell table:number-columns-repeated="5"/>
          <table:table-cell table:style-name="ce88" office:value-type="string" calcext:value-type="string">
            <text:p>fpga/</text:p>
          </table:table-cell>
          <table:table-cell table:number-columns-repeated="5"/>
          <table:table-cell table:style-name="ce88" office:value-type="string" calcext:value-type="string">
            <text:p>fsi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gpio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gpu/</text:p>
          </table:table-cell>
          <table:table-cell table:style-name="ce91" table:number-columns-repeated="5"/>
          <table:table-cell table:style-name="ce112"/>
          <table:table-cell table:style-name="ce85"/>
          <table:table-cell table:style-name="ce88" office:value-type="string" calcext:value-type="string">
            <text:p>hid/</text:p>
          </table:table-cell>
          <table:table-cell table:number-columns-repeated="6"/>
          <table:table-cell table:style-name="ce88" office:value-type="string" calcext:value-type="string">
            <text:p>hsi/</text:p>
          </table:table-cell>
          <table:table-cell table:number-columns-repeated="5"/>
          <table:table-cell table:style-name="ce88" office:value-type="string" calcext:value-type="string">
            <text:p>hv/</text:p>
          </table:table-cell>
          <table:table-cell table:number-columns-repeated="6"/>
          <table:table-cell table:style-name="ce88" office:value-type="string" calcext:value-type="string">
            <text:p>hwmon/</text:p>
          </table:table-cell>
          <table:table-cell table:number-columns-repeated="5"/>
          <table:table-cell table:style-name="ce88" office:value-type="string" calcext:value-type="string">
            <text:p>hwspinlock/</text:p>
          </table:table-cell>
          <table:table-cell table:number-columns-repeated="5"/>
          <table:table-cell table:style-name="ce88" office:value-type="string" calcext:value-type="string">
            <text:p>hwtracing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i2c/</text:p>
          </table:table-cell>
          <table:table-cell table:number-columns-repeated="5"/>
          <table:table-cell table:style-name="ce88" office:value-type="string" calcext:value-type="string">
            <text:p>ide/</text:p>
          </table:table-cell>
          <table:table-cell table:number-columns-repeated="5"/>
          <table:table-cell table:style-name="ce88" office:value-type="string" calcext:value-type="string">
            <text:p>idle/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table:style-name="ce88" office:value-type="string" calcext:value-type="string">
            <text:p>infiniband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input/</text:p>
          </table:table-cell>
          <table:table-cell table:number-columns-repeated="5"/>
          <table:table-cell table:style-name="ce88" office:value-type="string" calcext:value-type="string">
            <text:p>iommu/</text:p>
          </table:table-cell>
          <table:table-cell table:number-columns-repeated="5"/>
          <table:table-cell table:style-name="ce88" office:value-type="string" calcext:value-type="string">
            <text:p>ipack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irqchip/</text:p>
          </table:table-cell>
          <table:table-cell table:number-columns-repeated="5"/>
          <table:table-cell table:style-name="ce88" office:value-type="string" calcext:value-type="string">
            <text:p>isd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leds/</text:p>
          </table:table-cell>
          <table:table-cell table:number-columns-repeated="5"/>
          <table:table-cell table:style-name="ce88" office:value-type="string" calcext:value-type="string">
            <text:p>lightnvm/</text:p>
          </table:table-cell>
          <table:table-cell table:number-columns-repeated="5"/>
          <table:table-cell table:style-name="ce88" office:value-type="string" calcext:value-type="string">
            <text:p>macintosh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ailbox/</text:p>
          </table:table-cell>
          <table:table-cell table:number-columns-repeated="5"/>
          <table:table-cell table:style-name="ce88" office:value-type="string" calcext:value-type="string">
            <text:p>mcb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md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media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memory/</text:p>
          </table:table-cell>
          <table:table-cell table:number-columns-repeated="5"/>
          <table:table-cell table:style-name="ce88" office:value-type="string" calcext:value-type="string">
            <text:p>memstick/</text:p>
          </table:table-cell>
          <table:table-cell table:number-columns-repeated="5"/>
          <table:table-cell table:style-name="ce88" office:value-type="string" calcext:value-type="string">
            <text:p>messag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fd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mmc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td/</text:p>
          </table:table-cell>
          <table:table-cell table:number-columns-repeated="6"/>
          <table:table-cell table:style-name="ce88" office:value-type="string" calcext:value-type="string">
            <text:p>mux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net/</text:p>
          </table:table-cell>
          <table:table-cell table:style-name="ce91" table:number-columns-repeated="3"/>
          <table:table-cell table:style-name="ce108"/>
          <table:table-cell table:style-name="ce89"/>
          <table:table-cell table:style-name="ce88" office:value-type="string" calcext:value-type="string">
            <text:p>nfc/</text:p>
          </table:table-cell>
          <table:table-cell table:number-columns-repeated="5"/>
          <table:table-cell table:style-name="ce88" office:value-type="string" calcext:value-type="string">
            <text:p>ntb/</text:p>
          </table:table-cell>
          <table:table-cell table:number-columns-repeated="5"/>
          <table:table-cell table:style-name="ce88" office:value-type="string" calcext:value-type="string">
            <text:p>nubus/</text:p>
          </table:table-cell>
          <table:table-cell table:number-columns-repeated="5"/>
          <table:table-cell table:style-name="ce88" office:value-type="string" calcext:value-type="string">
            <text:p>nvdimm/</text:p>
          </table:table-cell>
          <table:table-cell table:number-columns-repeated="5"/>
          <table:table-cell table:style-name="ce88" office:value-type="string" calcext:value-type="string">
            <text:p>nvme/</text:p>
          </table:table-cell>
          <table:table-cell table:number-columns-repeated="5"/>
          <table:table-cell table:style-name="ce88" office:value-type="string" calcext:value-type="string">
            <text:p>nvmem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of/</text:p>
          </table:table-cell>
          <table:table-cell table:number-columns-repeated="5"/>
          <table:table-cell table:style-name="ce88" office:value-type="string" calcext:value-type="string">
            <text:p>oprofile/</text:p>
          </table:table-cell>
          <table:table-cell table:number-columns-repeated="5"/>
          <table:table-cell table:style-name="ce88" office:value-type="string" calcext:value-type="string">
            <text:p>parisc/</text:p>
          </table:table-cell>
          <table:table-cell table:number-columns-repeated="5"/>
          <table:table-cell table:style-name="ce88" office:value-type="string" calcext:value-type="string">
            <text:p>parport/</text:p>
          </table:table-cell>
          <table:table-cell table:number-columns-repeated="5"/>
          <table:table-cell table:style-name="ce88" office:value-type="string" calcext:value-type="string">
            <text:p>pci/</text:p>
          </table:table-cell>
          <table:table-cell table:number-columns-repeated="5"/>
          <table:table-cell table:style-name="ce88" office:value-type="string" calcext:value-type="string">
            <text:p>pcmcia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erf/</text:p>
          </table:table-cell>
          <table:table-cell table:number-columns-repeated="5"/>
          <table:table-cell table:style-name="ce88" office:value-type="string" calcext:value-type="string">
            <text:p>phy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inctrl/</text:p>
          </table:table-cell>
          <table:table-cell table:number-columns-repeated="5"/>
          <table:table-cell table:style-name="ce88" office:value-type="string" calcext:value-type="string">
            <text:p>platform/</text:p>
          </table:table-cell>
          <table:table-cell table:number-columns-repeated="5"/>
          <table:table-cell table:style-name="ce88" office:value-type="string" calcext:value-type="string">
            <text:p>pnp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5"/>
          <table:table-cell table:style-name="ce88" office:value-type="string" calcext:value-type="string">
            <text:p>powercap/</text:p>
          </table:table-cell>
          <table:table-cell table:number-columns-repeated="5"/>
          <table:table-cell table:style-name="ce88" office:value-type="string" calcext:value-type="string">
            <text:p>pps/</text:p>
          </table:table-cell>
          <table:table-cell table:number-columns-repeated="5"/>
          <table:table-cell table:style-name="ce88" office:value-type="string" calcext:value-type="string">
            <text:p>ps3/</text:p>
          </table:table-cell>
          <table:table-cell table:number-columns-repeated="5"/>
          <table:table-cell table:style-name="ce88" office:value-type="string" calcext:value-type="string">
            <text:p>ptp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wm/</text:p>
          </table:table-cell>
          <table:table-cell table:number-columns-repeated="5"/>
          <table:table-cell table:style-name="ce88" office:value-type="string" calcext:value-type="string">
            <text:p>rapidio/</text:p>
          </table:table-cell>
          <table:table-cell table:number-columns-repeated="5"/>
          <table:table-cell table:style-name="ce88" office:value-type="string" calcext:value-type="string">
            <text:p>ras/</text:p>
          </table:table-cell>
          <table:table-cell table:number-columns-repeated="5"/>
          <table:table-cell table:style-name="ce88" office:value-type="string" calcext:value-type="string">
            <text:p>regulator/</text:p>
          </table:table-cell>
          <table:table-cell table:number-columns-repeated="5"/>
          <table:table-cell table:style-name="ce88" office:value-type="string" calcext:value-type="string">
            <text:p>remoteproc/</text:p>
          </table:table-cell>
          <table:table-cell table:number-columns-repeated="5"/>
          <table:table-cell table:style-name="ce88" office:value-type="string" calcext:value-type="string">
            <text:p>reset/</text:p>
          </table:table-cell>
          <table:table-cell table:number-columns-repeated="5"/>
          <table:table-cell table:style-name="ce88" office:value-type="string" calcext:value-type="string">
            <text:p>rpmsg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rtc/</text:p>
          </table:table-cell>
          <table:table-cell table:number-columns-repeated="5"/>
          <table:table-cell table:style-name="ce88" office:value-type="string" calcext:value-type="string">
            <text:p>s390/</text:p>
          </table:table-cell>
          <table:table-cell table:number-columns-repeated="5"/>
          <table:table-cell table:style-name="ce88" office:value-type="string" calcext:value-type="string">
            <text:p>sbus/</text:p>
          </table:table-cell>
          <table:table-cell table:number-columns-repeated="5"/>
          <table:table-cell table:style-name="ce88" office:value-type="string" calcext:value-type="string">
            <text:p>scsi/</text:p>
          </table:table-cell>
          <table:table-cell table:number-columns-repeated="5"/>
          <table:table-cell table:style-name="ce88" office:value-type="string" calcext:value-type="string">
            <text:p>sfi/</text:p>
          </table:table-cell>
          <table:table-cell table:number-columns-repeated="5"/>
          <table:table-cell table:style-name="ce88" office:value-type="string" calcext:value-type="string">
            <text:p>sh/</text:p>
          </table:table-cell>
          <table:table-cell table:number-columns-repeated="5"/>
          <table:table-cell table:style-name="ce88" office:value-type="string" calcext:value-type="string">
            <text:p>s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oc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pi/</text:p>
          </table:table-cell>
          <table:table-cell table:number-columns-repeated="5"/>
          <table:table-cell table:style-name="ce88" office:value-type="string" calcext:value-type="string">
            <text:p>spmi/</text:p>
          </table:table-cell>
          <table:table-cell table:number-columns-repeated="5"/>
          <table:table-cell table:style-name="ce88" office:value-type="string" calcext:value-type="string">
            <text:p>ssb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staging/</text:p>
          </table:table-cell>
          <table:table-cell table:style-name="ce91" table:number-columns-repeated="4"/>
          <table:table-cell table:number-columns-repeated="2"/>
          <table:table-cell table:style-name="ce88" office:value-type="string" calcext:value-type="string">
            <text:p>target/</text:p>
          </table:table-cell>
          <table:table-cell table:number-columns-repeated="5"/>
          <table:table-cell table:style-name="ce88" office:value-type="string" calcext:value-type="string">
            <text:p>tc/</text:p>
          </table:table-cell>
          <table:table-cell table:number-columns-repeated="5"/>
          <table:table-cell table:style-name="ce88" office:value-type="string" calcext:value-type="string">
            <text:p>tee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thermal/</text:p>
          </table:table-cell>
          <table:table-cell table:number-columns-repeated="5"/>
          <table:table-cell table:style-name="ce88" office:value-type="string" calcext:value-type="string">
            <text:p>thunderbolt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tty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uio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usb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uwb/</text:p>
          </table:table-cell>
          <table:table-cell table:number-columns-repeated="5"/>
          <table:table-cell table:style-name="ce88" office:value-type="string" calcext:value-type="string">
            <text:p>vfio/</text:p>
          </table:table-cell>
          <table:table-cell table:number-columns-repeated="5"/>
          <table:table-cell table:style-name="ce88" office:value-type="string" calcext:value-type="string">
            <text:p>vhost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video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virt/</text:p>
          </table:table-cell>
          <table:table-cell table:number-columns-repeated="5"/>
          <table:table-cell table:style-name="ce88" office:value-type="string" calcext:value-type="string">
            <text:p>virtio/</text:p>
          </table:table-cell>
          <table:table-cell table:number-columns-repeated="5"/>
          <table:table-cell table:style-name="ce88" office:value-type="string" calcext:value-type="string">
            <text:p>vlynq/</text:p>
          </table:table-cell>
          <table:table-cell table:number-columns-repeated="5"/>
          <table:table-cell table:style-name="ce88" office:value-type="string" calcext:value-type="string">
            <text:p>vm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w1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watchdog/</text:p>
          </table:table-cell>
          <table:table-cell table:number-columns-repeated="5"/>
          <table:table-cell table:style-name="ce88" office:value-type="string" calcext:value-type="string">
            <text:p>xen/</text:p>
          </table:table-cell>
          <table:table-cell table:number-columns-repeated="5"/>
          <table:table-cell table:style-name="ce88" office:value-type="string" calcext:value-type="string">
            <text:p>zorro/</text:p>
          </table:table-cell>
          <table:table-cell table:number-columns-repeated="226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 table:number-columns-repeated="2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222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ccessibility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20"/>
          <table:table-cell office:value-type="string" calcext:value-type="string">
            <text:p>Kconfig</text:p>
          </table:table-cell>
          <table:table-cell table:number-columns-repeated="17"/>
          <table:table-cell table:style-name="ce88" office:value-type="string" calcext:value-type="string">
            <text:p>agp/</text:p>
          </table:table-cell>
          <table:table-cell table:number-columns-repeated="6"/>
          <table:table-cell table:style-name="ce88" office:value-type="string" calcext:value-type="string">
            <text:p>at91/</text:p>
          </table:table-cell>
          <table:table-cell table:number-columns-repeated="18"/>
          <table:table-cell office:value-type="string" calcext:value-type="string">
            <text:p>Kconfig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governors/</text:p>
          </table:table-cell>
          <table:table-cell table:number-columns-repeated="35"/>
          <table:table-cell table:style-name="ce88" office:value-type="string" calcext:value-type="string">
            <text:p>bestcom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29"/>
          <table:table-cell table:style-name="ce88" office:value-type="string" calcext:value-type="string">
            <text:p>broadcom/</text:p>
          </table:table-cell>
          <table:table-cell table:number-columns-repeated="2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87"/>
          <table:table-cell table:style-name="Default"/>
          <table:table-cell table:style-name="ce88" office:value-type="string" calcext:value-type="string">
            <text:p>drm/</text:p>
          </table:table-cell>
          <table:table-cell table:number-columns-repeated="7"/>
          <table:table-cell table:style-name="ce88" office:value-type="string" calcext:value-type="string">
            <text:p>i2c-hid/</text:p>
          </table:table-cell>
          <table:table-cell table:number-columns-repeated="37"/>
          <table:table-cell table:style-name="ce88" office:value-type="string" calcext:value-type="string">
            <text:p>algos/</text:p>
          </table:table-cell>
          <table:table-cell table:number-columns-repeated="29"/>
          <table:table-cell table:style-name="ce88" office:value-type="string" calcext:value-type="string">
            <text:p>gameport/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trigger/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bcache/</text:p>
          </table:table-cell>
          <table:table-cell table:number-columns-repeated="5"/>
          <table:table-cell table:style-name="ce88" office:value-type="string" calcext:value-type="string">
            <text:p>cec/</text:p>
          </table:table-cell>
          <table:table-cell table:number-columns-repeated="23"/>
          <table:table-cell office:value-type="string" calcext:value-type="string">
            <text:p>88pm800.c</text:p>
          </table:table-cell>
          <table:table-cell table:number-columns-repeated="5"/>
          <table:table-cell table:style-name="ce88" office:value-type="string" calcext:value-type="string">
            <text:p>altera-stapl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chips/</text:p>
          </table:table-cell>
          <table:table-cell table:number-columns-repeated="12"/>
          <table:table-cell table:style-name="ce88" office:value-type="string" calcext:value-type="string">
            <text:p>appletalk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fdp/</text:p>
          </table:table-cell>
          <table:table-cell table:number-columns-repeated="35"/>
          <table:table-cell table:style-name="ce88" office:value-type="string" calcext:value-type="string">
            <text:p>unittest-data/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aspeed/</text:p>
          </table:table-cell>
          <table:table-cell table:number-columns-repeated="17"/>
          <table:table-cell table:style-name="ce88" office:value-type="string" calcext:value-type="string">
            <text:p>avs/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41"/>
          <table:table-cell office:value-type="string" calcext:value-type="string">
            <text:p>Kconfig</text:p>
          </table:table-cell>
          <table:table-cell table:number-columns-repeated="41"/>
          <table:table-cell table:style-name="ce88" office:value-type="string" calcext:value-type="string">
            <text:p>action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6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4"/>
          <table:table-cell table:style-name="ce88" office:value-type="string" calcext:value-type="string">
            <text:p>broadcom/</text:p>
          </table:table-cell>
          <table:table-cell table:number-columns-repeated="11"/>
          <table:table-cell table:style-name="ce88" office:value-type="string" calcext:value-type="string">
            <text:p>hvc/</text:p>
          </table:table-cell>
          <table:table-cell table:number-columns-repeated="11"/>
          <table:table-cell table:style-name="ce88" office:value-type="string" calcext:value-type="string">
            <text:p>atm/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backlight/</text:p>
          </table:table-cell>
          <table:table-cell table:number-columns-repeated="27"/>
          <table:table-cell table:style-name="ce112"/>
          <table:table-cell/>
          <table:table-cell table:style-name="ce88" office:value-type="string" calcext:value-type="string">
            <text:p>masters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cpi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3"/>
          <table:table-cell table:style-name="ce88" office:value-type="string" calcext:value-type="string">
            <text:p>regmap/</text:p>
          </table:table-cell>
          <table:table-cell table:number-columns-repeated="20"/>
          <table:table-cell table:style-name="ce108" office:value-type="string" calcext:value-type="string">
            <text:p>Makefile</text:p>
          </table:table-cell>
          <table:table-cell/>
          <table:table-cell table:style-name="Default"/>
          <table:table-cell table:number-columns-repeated="1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axis/</text:p>
          </table:table-cell>
          <table:table-cell table:number-columns-repeated="16"/>
          <table:table-cell table:style-name="ce112"/>
          <table:table-cell/>
          <table:table-cell office:value-type="string" calcext:value-type="string">
            <text:p>Kconfig.arm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dw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29"/>
          <table:table-cell table:style-name="ce88" office:value-type="string" calcext:value-type="string">
            <text:p>efi/</text:p>
          </table:table-cell>
          <table:table-cell table:number-columns-repeated="2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intel-ish-hid/</text:p>
          </table:table-cell>
          <table:table-cell table:number-columns-repeated="35"/>
          <table:table-cell table:style-name="ce112"/>
          <table:table-cell/>
          <table:table-cell table:style-name="ce88" office:value-type="string" calcext:value-type="string">
            <text:p>busses/</text:p>
          </table:table-cell>
          <table:table-cell table:number-columns-repeated="27"/>
          <table:table-cell table:style-name="ce112"/>
          <table:table-cell/>
          <table:table-cell table:style-name="ce88" office:value-type="string" calcext:value-type="string">
            <text:p>joystick/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persistent-data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88pm805.c</text:p>
          </table:table-cell>
          <table:table-cell table:number-columns-repeated="5"/>
          <table:table-cell table:style-name="ce88" office:value-type="string" calcext:value-type="string">
            <text:p>c2port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devices/</text:p>
          </table:table-cell>
          <table:table-cell table:number-columns-repeated="12"/>
          <table:table-cell table:style-name="ce88" office:value-type="string" calcext:value-type="string">
            <text:p>arcnet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0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11"/>
          <table:table-cell table:style-name="Default" table:number-columns-repeated="3"/>
          <table:table-cell/>
          <table:table-cell table:style-name="ce112"/>
          <table:table-cell/>
          <table:table-cell table:style-name="ce88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41"/>
          <table:table-cell office:value-type="string" calcext:value-type="string">
            <text:p>Makefile</text:p>
          </table:table-cell>
          <table:table-cell table:number-columns-repeated="41"/>
          <table:table-cell table:style-name="ce88"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7"/>
          <table:table-cell table:style-name="ce88" office:value-type="string" calcext:value-type="string">
            <text:p>board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int340x_thermal/</text:p>
          </table:table-cell>
          <table:table-cell table:number-columns-repeated="11"/>
          <table:table-cell table:style-name="ce88" office:value-type="string" calcext:value-type="string">
            <text:p>ipwireless/</text:p>
          </table:table-cell>
          <table:table-cell table:number-columns-repeated="11"/>
          <table:table-cell table:style-name="ce88" office:value-type="string" calcext:value-type="string">
            <text:p>c67x00/</text:p>
          </table:table-cell>
          <table:table-cell table:number-columns-repeated="23"/>
          <table:table-cell table:style-name="ce88" office:value-type="string" calcext:value-type="string">
            <text:p>console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Makefile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mba/</text:p>
          </table:table-cell>
          <table:table-cell table:number-columns-repeated="22"/>
          <table:table-cell table:style-name="ce89"/>
          <table:table-cell office:value-type="string" calcext:value-type="string">
            <text:p>binder.c</text:p>
          </table:table-cell>
          <table:table-cell table:number-columns-repeated="23"/>
          <table:table-cell table:style-name="ce88" office:value-type="string" calcext:value-type="string">
            <text:p>test/</text:p>
          </table:table-cell>
          <table:table-cell table:number-columns-repeated="20"/>
          <table:table-cell table:style-name="ce108" office:value-type="string" calcext:value-type="string">
            <text:p>ath3k.c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table:style-name="ce88" office:value-type="string" calcext:value-type="string">
            <text:p>hw_random/</text:p>
          </table:table-cell>
          <table:table-cell table:number-columns-repeated="6"/>
          <table:table-cell table:style-name="ce88" office:value-type="string" calcext:value-type="string">
            <text:p>axs10x/</text:p>
          </table:table-cell>
          <table:table-cell table:number-columns-repeated="18"/>
          <table:table-cell office:value-type="string" calcext:value-type="string">
            <text:p>Kconfig.powerpc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ladder.c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hsu/</text:p>
          </table:table-cell>
          <table:table-cell table:number-columns-repeated="6"/>
          <table:table-cell office:value-type="string" calcext:value-type="string">
            <text:p>dma-buf.c</text:p>
          </table:table-cell>
          <table:table-cell table:number-columns-repeated="29"/>
          <table:table-cell table:style-name="ce88" office:value-type="string" calcext:value-type="string">
            <text:p>google/</text:p>
          </table:table-cell>
          <table:table-cell table:number-columns-repeated="25"/>
          <table:table-cell office:value-type="string" calcext:value-type="string">
            <text:p>devres.c</text:p>
          </table:table-cell>
          <table:table-cell table:number-columns-repeated="5"/>
          <table:table-cell table:style-name="ce88" office:value-type="string" calcext:value-type="string">
            <text:p>ipu-v3/</text:p>
          </table:table-cell>
          <table:table-cell/>
          <table:table-cell table:style-name="Default" table:number-columns-repeated="3"/>
          <table:table-cell/>
          <table:table-cell table:style-name="ce112"/>
          <table:table-cell/>
          <table:table-cell table:style-name="ce88" office:value-type="string" calcext:value-type="string">
            <text:p>usbhid/</text:p>
          </table:table-cell>
          <table:table-cell table:number-columns-repeated="34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office:value-type="string" calcext:value-type="string">
            <text:p>iforce/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alphascale_asm9260-icoll.h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arm_mhu.c</text:p>
          </table:table-cell>
          <table:table-cell table:number-columns-repeated="10"/>
          <table:table-cell table:style-name="ce89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dvb-core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88pm80x.c</text:p>
          </table:table-cell>
          <table:table-cell table:number-columns-repeated="5"/>
          <table:table-cell table:style-name="ce88" office:value-type="string" calcext:value-type="string">
            <text:p>cb710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lpddr/</text:p>
          </table:table-cell>
          <table:table-cell table:number-columns-repeated="12"/>
          <table:table-cell table:style-name="ce88" office:value-type="string" calcext:value-type="string">
            <text:p>bonding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0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arm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core.c</text:p>
          </table:table-cell>
          <table:table-cell table:number-columns-repeated="41"/>
          <table:table-cell office:value-type="string" calcext:value-type="string">
            <text:p>class.c</text:p>
          </table:table-cell>
          <table:table-cell table:number-columns-repeated="41"/>
          <table:table-cell table:style-name="ce88" office:value-type="string" calcext:value-type="string">
            <text:p>atmel/</text:p>
          </table:table-cell>
          <table:table-cell table:number-columns-repeated="5"/>
          <table:table-cell office:value-type="string" calcext:value-type="string">
            <text:p>spi-adi-v3.c</text:p>
          </table:table-cell>
          <table:table-cell table:number-columns-repeated="17"/>
          <table:table-cell table:style-name="ce88" office:value-type="string" calcext:value-type="string">
            <text:p>ccree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qcom/</text:p>
          </table:table-cell>
          <table:table-cell table:number-columns-repeated="11"/>
          <table:table-cell table:style-name="ce88" office:value-type="string" calcext:value-type="string">
            <text:p>serdev/</text:p>
          </table:table-cell>
          <table:table-cell table:number-columns-repeated="11"/>
          <table:table-cell table:style-name="ce88" office:value-type="string" calcext:value-type="string">
            <text:p>chipidea/</text:p>
          </table:table-cell>
          <table:table-cell table:number-columns-repeated="21"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cquirewdt.c</text:p>
          </table:table-cell>
          <table:table-cell table:number-columns-repeated="11"/>
          <table:table-cell table:style-name="Default" table:number-columns-repeated="3"/>
          <table:table-cell table:number-columns-repeated="223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2"/>
          <table:table-cell table:style-name="ce89"/>
          <table:table-cell office:value-type="string" calcext:value-type="string">
            <text:p>binder_alloc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0"/>
          <table:table-cell table:style-name="ce108" office:value-type="string" calcext:value-type="string">
            <text:p>bcm203x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ipmi/</text:p>
          </table:table-cell>
          <table:table-cell table:number-columns-repeated="4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18"/>
          <table:table-cell office:value-type="string" calcext:value-type="string">
            <text:p>Kconfig.x86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menu.c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ioat/</text:p>
          </table:table-cell>
          <table:table-cell table:number-columns-repeated="6"/>
          <table:table-cell office:value-type="string" calcext:value-type="string">
            <text:p>dma-fence-array.c</text:p>
          </table:table-cell>
          <table:table-cell table:number-columns-repeated="29"/>
          <table:table-cell table:style-name="ce88" office:value-type="string" calcext:value-type="string">
            <text:p>meson/</text:p>
          </table:table-cell>
          <table:table-cell table:number-columns-repeated="25"/>
          <table:table-cell office:value-type="string" calcext:value-type="string">
            <text:p>gpio-104-dio-48e.c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style-name="ce102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exynos-combiner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backligh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bcm-flexrm-mailbox.c</text:p>
          </table:table-cell>
          <table:table-cell table:number-columns-repeated="10"/>
          <table:table-cell table:style-name="ce89"/>
          <table:table-cell office:value-type="string" calcext:value-type="string">
            <text:p>Makefile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dvb-frontends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88pm860x-core.c</text:p>
          </table:table-cell>
          <table:table-cell table:number-columns-repeated="5"/>
          <table:table-cell table:style-name="ce88" office:value-type="string" calcext:value-type="string">
            <text:p>cxl/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block.c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maps/</text:p>
          </table:table-cell>
          <table:table-cell table:number-columns-repeated="12"/>
          <table:table-cell table:style-name="ce88" office:value-type="string" calcext:value-type="string">
            <text:p>caif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fdp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address.c</text:p>
          </table:table-cell>
          <table:table-cell table:number-columns-repeated="35"/>
          <table:table-cell office:value-type="string" calcext:value-type="string">
            <text:p>arm_pmu_acpi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b8500.c</text:p>
          </table:table-cell>
          <table:table-cell table:number-columns-repeated="41"/>
          <table:table-cell office:value-type="string" calcext:value-type="string">
            <text:p>hctosys.c</text:p>
          </table:table-cell>
          <table:table-cell table:number-columns-repeated="39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5"/>
          <table:table-cell office:value-type="string" calcext:value-type="string">
            <text:p>spi-altera.c</text:p>
          </table:table-cell>
          <table:table-cell table:number-columns-repeated="17"/>
          <table:table-cell table:style-name="ce88" office:value-type="string" calcext:value-type="string">
            <text:p>clocking-wizard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samsung/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serial/</text:p>
          </table:table-cell>
          <table:table-cell table:number-columns-repeated="11"/>
          <table:table-cell table:style-name="ce88" office:value-type="string" calcext:value-type="string">
            <text:p>class/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logo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1wm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dvantechwdt.c</text:p>
          </table:table-cell>
          <table:table-cell table:number-columns-repeated="11"/>
          <table:table-cell table:style-name="Default" table:number-columns-repeated="3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a/</text:p>
          </table:table-cell>
          <table:table-cell table:number-columns-repeated="22"/>
          <table:table-cell table:style-name="ce89"/>
          <table:table-cell office:value-type="string" calcext:value-type="string">
            <text:p>binder_alloc.h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0"/>
          <table:table-cell table:style-name="ce108" office:value-type="string" calcext:value-type="string">
            <text:p>bfusb.c</text:p>
          </table:table-cell>
          <table:table-cell table:style-name="Default" table:number-columns-repeated="2"/>
          <table:table-cell table:number-columns-repeated="15"/>
          <table:table-cell table:style-name="ce88" office:value-type="string" calcext:value-type="string">
            <text:p>mwave/</text:p>
          </table:table-cell>
          <table:table-cell table:number-columns-repeated="6"/>
          <table:table-cell table:style-name="ce88" office:value-type="string" calcext:value-type="string">
            <text:p>berlin/</text:p>
          </table:table-cell>
          <table:table-cell table:number-columns-repeated="16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5"/>
          <table:table-cell table:style-name="ce88" office:value-type="string" calcext:value-type="string">
            <text:p>ipu/</text:p>
          </table:table-cell>
          <table:table-cell table:number-columns-repeated="5"/>
          <table:table-cell table:style-name="ce89"/>
          <table:table-cell office:value-type="string" calcext:value-type="string">
            <text:p>dma-fence.c</text:p>
          </table:table-cell>
          <table:table-cell table:number-columns-repeated="29"/>
          <table:table-cell table:style-name="ce88" office:value-type="string" calcext:value-type="string">
            <text:p>tegra/</text:p>
          </table:table-cell>
          <table:table-cell table:number-columns-repeated="25"/>
          <table:table-cell office:value-type="string" calcext:value-type="string">
            <text:p>gpio-104-idi-48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corn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style-name="ce102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lpine-msi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camer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bcm-pdc-mailbox.c</text:p>
          </table:table-cell>
          <table:table-cell table:number-columns-repeated="11"/>
          <table:table-cell office:value-type="string" calcext:value-type="string">
            <text:p>bitmap.c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88pm860x-i2c.c</text:p>
          </table:table-cell>
          <table:table-cell table:number-columns-repeated="5"/>
          <table:table-cell table:style-name="ce88" office:value-type="string" calcext:value-type="string">
            <text:p>echo/</text:p>
          </table:table-cell>
          <table:table-cell table:number-columns-repeated="6"/>
          <table:table-cell office:value-type="string" calcext:value-type="string">
            <text:p>block.h</text:p>
          </table:table-cell>
          <table:table-cell/>
          <table:table-cell table:style-name="Default"/>
          <table:table-cell table:style-name="ce112"/>
          <table:table-cell/>
          <table:table-cell table:style-name="ce88" office:value-type="string" calcext:value-type="string">
            <text:p>nand/</text:p>
          </table:table-cell>
          <table:table-cell table:number-columns-repeated="10"/>
          <table:table-cell table:style-name="ce112"/>
          <table:table-cell/>
          <table:table-cell table:style-name="ce88" office:value-type="string" calcext:value-type="string">
            <text:p>can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fdp.h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base.c</text:p>
          </table:table-cell>
          <table:table-cell table:number-columns-repeated="35"/>
          <table:table-cell office:value-type="string" calcext:value-type="string">
            <text:p>arm_pmu_platform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bcm281x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rm-versatile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-hlcdc.c</text:p>
          </table:table-cell>
          <table:table-cell table:number-columns-repeated="41"/>
          <table:table-cell office:value-type="string" calcext:value-type="string">
            <text:p>interface.c</text:p>
          </table:table-cell>
          <table:table-cell table:number-columns-repeated="38"/>
          <table:table-cell table:style-name="Default" table:number-columns-repeated="4"/>
          <table:table-cell table:style-name="ce88" office:value-type="string" calcext:value-type="string">
            <text:p>brcmstb/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rmada-3700.c</text:p>
          </table:table-cell>
          <table:table-cell table:number-columns-repeated="17"/>
          <table:table-cell table:style-name="ce88" office:value-type="string" calcext:value-type="string">
            <text:p>comedi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st/</text:p>
          </table:table-cell>
          <table:table-cell table:number-columns-repeated="11"/>
          <table:table-cell table:style-name="ce88" office:value-type="string" calcext:value-type="string">
            <text:p>vt/</text:p>
          </table:table-cell>
          <table:table-cell table:number-columns-repeated="11"/>
          <table:table-cell table:style-name="ce88" office:value-type="string" calcext:value-type="string">
            <text:p>common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2482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lim1535_wdt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/</text:p>
          </table:table-cell>
          <table:table-cell table:number-columns-repeated="23"/>
          <table:table-cell office:value-type="string" calcext:value-type="string">
            <text:p>binder_alloc_selftest.c</text:p>
          </table:table-cell>
          <table:table-cell table:number-columns-repeated="22"/>
          <table:table-cell table:style-name="ce89"/>
          <table:table-cell office:value-type="string" calcext:value-type="string">
            <text:p>arch_topology.c</text:p>
          </table:table-cell>
          <table:table-cell table:number-columns-repeated="20"/>
          <table:table-cell table:style-name="ce108" office:value-type="string" calcext:value-type="string">
            <text:p>bluecard_cs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pcmcia/</text:p>
          </table:table-cell>
          <table:table-cell table:number-columns-repeated="6"/>
          <table:table-cell table:style-name="ce88" office:value-type="string" calcext:value-type="string">
            <text:p>h8300/</text:p>
          </table:table-cell>
          <table:table-cell table:number-columns-repeated="18"/>
          <table:table-cell office:value-type="string" calcext:value-type="string">
            <text:p>acpi-cpufreq.c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35"/>
          <table:table-cell table:style-name="ce88" office:value-type="string" calcext:value-type="string">
            <text:p>ppc4xx/</text:p>
          </table:table-cell>
          <table:table-cell table:number-columns-repeated="6"/>
          <table:table-cell office:value-type="string" calcext:value-type="string">
            <text:p>reservation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25"/>
          <table:table-cell office:value-type="string" calcext:value-type="string">
            <text:p>gpio-104-idio-16.c</text:p>
          </table:table-cell>
          <table:table-cell table:number-columns-repeated="7"/>
          <table:table-cell table:style-name="ce108"/>
          <table:table-cell/>
          <table:table-cell table:style-name="Default" table:number-columns-repeated="3"/>
          <table:table-cell table:style-name="ce102"/>
          <table:table-cell table:style-name="Default"/>
          <table:table-cell office:value-type="string" calcext:value-type="string">
            <text:p>hid-core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35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3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rmada-370-xp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cpu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bcm2835-mailbox.c</text:p>
          </table:table-cell>
          <table:table-cell table:number-columns-repeated="11"/>
          <table:table-cell office:value-type="string" calcext:value-type="string">
            <text:p>bitmap.h</text:p>
          </table:table-cell>
          <table:table-cell table:number-columns-repeated="5"/>
          <table:table-cell table:style-name="ce88" office:value-type="string" calcext:value-type="string">
            <text:p>i2c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7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eeprom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atmel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cris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i2c.c</text:p>
          </table:table-cell>
          <table:table-cell table:style-name="Default" table:number-columns-repeated="2"/>
          <table:table-cell table:number-columns-repeated="29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onfigfs.c</text:p>
          </table:table-cell>
          <table:table-cell table:style-name="Default" table:number-columns-repeated="2"/>
          <table:table-cell table:number-columns-repeated="33"/>
          <table:table-cell office:value-type="string" calcext:value-type="string">
            <text:p>qcom_l2_pmu.c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pinctrl-bcm2835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s3722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-tcb.c</text:p>
          </table:table-cell>
          <table:table-cell table:number-columns-repeated="41"/>
          <table:table-cell office:value-type="string" calcext:value-type="string">
            <text:p>nvmem.c</text:p>
          </table:table-cell>
          <table:table-cell table:number-columns-repeated="3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th79.c</text:p>
          </table:table-cell>
          <table:table-cell table:number-columns-repeated="17"/>
          <table:table-cell table:style-name="ce88" office:value-type="string" calcext:value-type="string">
            <text:p>dgn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tegra/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2490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lim7101_wdt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uxdisplay/</text:p>
          </table:table-cell>
          <table:table-cell table:number-columns-repeated="22"/>
          <table:table-cell table:style-name="ce89"/>
          <table:table-cell office:value-type="string" calcext:value-type="string">
            <text:p>binder_trace.h</text:p>
          </table:table-cell>
          <table:table-cell table:number-columns-repeated="23"/>
          <table:table-cell office:value-type="string" calcext:value-type="string">
            <text:p>attribute_container.c</text:p>
          </table:table-cell>
          <table:table-cell table:number-columns-repeated="20"/>
          <table:table-cell table:style-name="ce108" office:value-type="string" calcext:value-type="string">
            <text:p>bpa10x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tpm/</text:p>
          </table:table-cell>
          <table:table-cell table:number-columns-repeated="6"/>
          <table:table-cell table:style-name="ce88" office:value-type="string" calcext:value-type="string">
            <text:p>hisilicon/</text:p>
          </table:table-cell>
          <table:table-cell table:number-columns-repeated="18"/>
          <table:table-cell office:value-type="string" calcext:value-type="string">
            <text:p>amd_freq_sensitivity.c</text:p>
          </table:table-cell>
          <table:table-cell table:number-columns-repeated="5"/>
          <table:table-cell office:value-type="string" calcext:value-type="string">
            <text:p>Kconfig.mips</text:p>
          </table:table-cell>
          <table:table-cell table:number-columns-repeated="35"/>
          <table:table-cell table:style-name="ce88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eqno-fence.c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25"/>
          <table:table-cell office:value-type="string" calcext:value-type="string">
            <text:p>gpio-74x164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hid-pidff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63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di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speed-i2c-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default-o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hi6220-mailbox.c</text:p>
          </table:table-cell>
          <table:table-cell table:number-columns-repeated="8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c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mmc/</text:p>
          </table:table-cell>
          <table:table-cell table:number-columns-repeated="11"/>
          <table:table-cell table:style-name="Default" table:number-columns-repeated="3"/>
          <table:table-cell table:number-columns-repeated="7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genwqe/</text:p>
          </table:table-cell>
          <table:table-cell table:number-columns-repeated="6"/>
          <table:table-cell office:value-type="string" calcext:value-type="string">
            <text:p>bus.h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bcm47xxnflash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dsa/</text:p>
          </table:table-cell>
          <table:table-cell table:number-columns-repeated="5"/>
          <table:table-cell table:style-name="ce88" office:value-type="string" calcext:value-type="string">
            <text:p>microread/</text:p>
          </table:table-cell>
          <table:table-cell table:number-columns-repeated="35"/>
          <table:table-cell office:value-type="string" calcext:value-type="string">
            <text:p>device.c</text:p>
          </table:table-cell>
          <table:table-cell table:number-columns-repeated="35"/>
          <table:table-cell office:value-type="string" calcext:value-type="string">
            <text:p>qcom_l3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cygnus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t91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.c</text:p>
          </table:table-cell>
          <table:table-cell table:number-columns-repeated="41"/>
          <table:table-cell office:value-type="string" calcext:value-type="string">
            <text:p>rtc-88pm80x.c</text:p>
          </table:table-cell>
          <table:table-cell table:number-columns-repeated="3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tmel.c</text:p>
          </table:table-cell>
          <table:table-cell table:number-columns-repeated="17"/>
          <table:table-cell table:style-name="ce88" office:value-type="string" calcext:value-type="string">
            <text:p>emxx_ud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ti-soc-thermal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dwc2/</text:p>
          </table:table-cell>
          <table:table-cell table:number-columns-repeated="23"/>
          <table:table-cell office:value-type="string" calcext:value-type="string">
            <text:p>display_timing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atrox_w1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r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base/</text:p>
          </table:table-cell>
          <table:table-cell table:number-columns-repeated="47"/>
          <table:table-cell office:value-type="string" calcext:value-type="string">
            <text:p>base.h</text:p>
          </table:table-cell>
          <table:table-cell table:number-columns-repeated="20"/>
          <table:table-cell table:style-name="ce108" office:value-type="string" calcext:value-type="string">
            <text:p>bt3c_cs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xilinx_hwicap/</text:p>
          </table:table-cell>
          <table:table-cell table:number-columns-repeated="6"/>
          <table:table-cell table:style-name="ce88" office:value-type="string" calcext:value-type="string">
            <text:p>imgtec/</text:p>
          </table:table-cell>
          <table:table-cell table:number-columns-repeated="17"/>
          <table:table-cell table:style-name="ce89"/>
          <table:table-cell office:value-type="string" calcext:value-type="string">
            <text:p>arm_big_little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35"/>
          <table:table-cell table:style-name="ce88" office:value-type="string" calcext:value-type="string">
            <text:p>sh/</text:p>
          </table:table-cell>
          <table:table-cell table:number-columns-repeated="5"/>
          <table:table-cell table:style-name="ce89"/>
          <table:table-cell office:value-type="string" calcext:value-type="string">
            <text:p>sw_sync.c</text:p>
          </table:table-cell>
          <table:table-cell table:number-columns-repeated="29"/>
          <table:table-cell office:value-type="string" calcext:value-type="string">
            <text:p>arm_scpi.c</text:p>
          </table:table-cell>
          <table:table-cell table:number-columns-repeated="25"/>
          <table:table-cell office:value-type="string" calcext:value-type="string">
            <text:p>gpio-74xx-mmio.c</text:p>
          </table:table-cell>
          <table:table-cell table:number-columns-repeated="7"/>
          <table:table-cell table:style-name="Default" table:number-columns-repeated="7"/>
          <table:table-cell office:value-type="string" calcext:value-type="string">
            <text:p>hid-quirks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x3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mijoy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speed-v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disk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altera.c</text:p>
          </table:table-cell>
          <table:table-cell table:number-columns-repeated="8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h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pci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at2870-core.c</text:p>
          </table:table-cell>
          <table:table-cell table:number-columns-repeated="5"/>
          <table:table-cell table:style-name="ce88" office:value-type="string" calcext:value-type="string">
            <text:p>ibmasm/</text:p>
          </table:table-cell>
          <table:table-cell table:number-columns-repeated="6"/>
          <table:table-cell office:value-type="string" calcext:value-type="string">
            <text:p>card.h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brcmnand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ethernet/</text:p>
          </table:table-cell>
          <table:table-cell table:number-columns-repeated="5"/>
          <table:table-cell table:style-name="ce88" office:value-type="string" calcext:value-type="string">
            <text:p>nfcmrvl/</text:p>
          </table:table-cell>
          <table:table-cell table:number-columns-repeated="35"/>
          <table:table-cell office:value-type="string" calcext:value-type="string">
            <text:p>dynamic.c</text:p>
          </table:table-cell>
          <table:table-cell table:number-columns-repeated="3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aspberrypi_axi_monitor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iproc-gpio.c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7"/>
          <table:table-cell table:style-name="Default" office:value-type="string" calcext:value-type="string">
            <text:p>at91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-iproc.c</text:p>
          </table:table-cell>
          <table:table-cell table:number-columns-repeated="41"/>
          <table:table-cell office:value-type="string" calcext:value-type="string">
            <text:p>rtc-88pm860x.c</text:p>
          </table:table-cell>
          <table:table-cell table:number-columns-repeated="38"/>
          <table:table-cell table:style-name="Default" table:number-columns-repeated="4"/>
          <table:table-cell office:value-type="string" calcext:value-type="string">
            <text:p>raspberrypi-power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u1550.c</text:p>
          </table:table-cell>
          <table:table-cell table:number-columns-repeated="17"/>
          <table:table-cell table:style-name="ce88" office:value-type="string" calcext:value-type="string">
            <text:p>fbtft/</text:p>
          </table:table-cell>
          <table:table-cell table:number-columns-repeated="18"/>
          <table:table-cell table:style-name="ce108"/>
          <table:table-cell/>
          <table:table-cell table:style-name="Default"/>
          <table:table-cell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amiserial.c</text:p>
          </table:table-cell>
          <table:table-cell table:number-columns-repeated="11"/>
          <table:table-cell table:style-name="ce88" office:value-type="string" calcext:value-type="string">
            <text:p>dwc3/</text:p>
          </table:table-cell>
          <table:table-cell table:number-columns-repeated="23"/>
          <table:table-cell office:value-type="string" calcext:value-type="string">
            <text:p>hdmi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xc_w1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sm926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cma/</text:p>
          </table:table-cell>
          <table:table-cell table:number-columns-repeated="47"/>
          <table:table-cell office:value-type="string" calcext:value-type="string">
            <text:p>bus.c</text:p>
          </table:table-cell>
          <table:table-cell table:number-columns-repeated="20"/>
          <table:table-cell table:style-name="ce108" office:value-type="string" calcext:value-type="string">
            <text:p>btbcm.c</text:p>
          </table:table-cell>
          <table:table-cell table:style-name="Default" table:number-columns-repeated="2"/>
          <table:table-cell table:number-columns-repeated="15"/>
          <table:table-cell table:style-name="ce88" office:value-type="string" calcext:value-type="string">
            <text:p>xillybus/</text:p>
          </table:table-cell>
          <table:table-cell table:number-columns-repeated="6"/>
          <table:table-cell table:style-name="ce88" office:value-type="string" calcext:value-type="string">
            <text:p>imx/</text:p>
          </table:table-cell>
          <table:table-cell table:number-columns-repeated="18"/>
          <table:table-cell office:value-type="string" calcext:value-type="string">
            <text:p>arm_big_littl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5"/>
          <table:table-cell table:style-name="ce88" office:value-type="string" calcext:value-type="string">
            <text:p>xilinx/</text:p>
          </table:table-cell>
          <table:table-cell table:number-columns-repeated="6"/>
          <table:table-cell office:value-type="string" calcext:value-type="string">
            <text:p>sync_debug.c</text:p>
          </table:table-cell>
          <table:table-cell table:number-columns-repeated="29"/>
          <table:table-cell office:value-type="string" calcext:value-type="string">
            <text:p>dcdbas.c</text:p>
          </table:table-cell>
          <table:table-cell table:number-columns-repeated="25"/>
          <table:table-cell office:value-type="string" calcext:value-type="string">
            <text:p>gpio-adnp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hiddev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tera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nalog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h79-cp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gpio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sti.c</text:p>
          </table:table-cell>
          <table:table-cell table:number-columns-repeated="11"/>
          <table:table-cell office:value-type="string" calcext:value-type="string">
            <text:p>dm-bio-prison-v1.c</text:p>
          </table:table-cell>
          <table:table-cell table:number-columns-repeated="5"/>
          <table:table-cell table:style-name="ce88" office:value-type="string" calcext:value-type="string">
            <text:p>platform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3100-core.c</text:p>
          </table:table-cell>
          <table:table-cell table:number-columns-repeated="5"/>
          <table:table-cell table:style-name="ce88" office:value-type="string" calcext:value-type="string">
            <text:p>lis3lv02d/</text:p>
          </table:table-cell>
          <table:table-cell table:number-columns-repeated="4"/>
          <table:table-cell table:style-name="ce87"/>
          <table:table-cell table:style-name="ce89"/>
          <table:table-cell office:value-type="string" calcext:value-type="string">
            <text:p>core.c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gpmi-nand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nxp-nci/</text:p>
          </table:table-cell>
          <table:table-cell table:number-columns-repeated="34"/>
          <table:table-cell table:style-name="ce89"/>
          <table:table-cell office:value-type="string" calcext:value-type="string">
            <text:p>fdt.c</text:p>
          </table:table-cell>
          <table:table-cell table:number-columns-repeated="33"/>
          <table:table-cell table:style-name="ce90"/>
          <table:table-cell/>
          <table:table-cell office:value-type="string" calcext:value-type="string">
            <text:p>xgene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ns2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t91-sama5d2_shdwc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-kona.c</text:p>
          </table:table-cell>
          <table:table-cell table:number-columns-repeated="41"/>
          <table:table-cell office:value-type="string" calcext:value-type="string">
            <text:p>rtc-ab-b5ze-s3.c</text:p>
          </table:table-cell>
          <table:table-cell table:number-columns-repeated="41"/>
          <table:table-cell table:style-name="ce88" office:value-type="string" calcext:value-type="string">
            <text:p>dove/</text:p>
          </table:table-cell>
          <table:table-cell table:number-columns-repeated="5"/>
          <table:table-cell office:value-type="string" calcext:value-type="string">
            <text:p>spi-axi-spi-engine.c</text:p>
          </table:table-cell>
          <table:table-cell table:number-columns-repeated="17"/>
          <table:table-cell table:style-name="ce88" office:value-type="string" calcext:value-type="string">
            <text:p>fsl-dpaa2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fin_jtag_comm.c</text:p>
          </table:table-cell>
          <table:table-cell table:number-columns-repeated="11"/>
          <table:table-cell table:style-name="ce88" office:value-type="string" calcext:value-type="string">
            <text:p>early/</text:p>
          </table:table-cell>
          <table:table-cell table:number-columns-repeated="23"/>
          <table:table-cell office:value-type="string" calcext:value-type="string">
            <text:p>of_display_timing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omap_hdq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speed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lock/</text:p>
          </table:table-cell>
          <table:table-cell table:number-columns-repeated="47"/>
          <table:table-cell office:value-type="string" calcext:value-type="string">
            <text:p>cacheinfo.c</text:p>
          </table:table-cell>
          <table:table-cell table:number-columns-repeated="20"/>
          <table:table-cell table:style-name="ce108" office:value-type="string" calcext:value-type="string">
            <text:p>btbcm.h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6"/>
          <table:table-cell table:style-name="ce88" office:value-type="string" calcext:value-type="string">
            <text:p>ingenic/</text:p>
          </table:table-cell>
          <table:table-cell table:number-columns-repeated="18"/>
          <table:table-cell office:value-type="string" calcext:value-type="string">
            <text:p>arm_big_little_dt.c</text:p>
          </table:table-cell>
          <table:table-cell table:number-columns-repeated="5"/>
          <table:table-cell office:value-type="string" calcext:value-type="string">
            <text:p>coupled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sync_debug.h</text:p>
          </table:table-cell>
          <table:table-cell table:number-columns-repeated="29"/>
          <table:table-cell office:value-type="string" calcext:value-type="string">
            <text:p>dcdbas.h</text:p>
          </table:table-cell>
          <table:table-cell table:number-columns-repeated="25"/>
          <table:table-cell office:value-type="string" calcext:value-type="string">
            <text:p>gpio-adp5520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usbhid.h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756-s4882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s5011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h79-mis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heartbea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test.c</text:p>
          </table:table-cell>
          <table:table-cell table:number-columns-repeated="11"/>
          <table:table-cell office:value-type="string" calcext:value-type="string">
            <text:p>dm-bio-prison-v1.h</text:p>
          </table:table-cell>
          <table:table-cell table:number-columns-repeated="5"/>
          <table:table-cell table:style-name="ce88" office:value-type="string" calcext:value-type="string">
            <text:p>radio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3100-otp.c</text:p>
          </table:table-cell>
          <table:table-cell table:number-columns-repeated="5"/>
          <table:table-cell table:style-name="ce88" office:value-type="string" calcext:value-type="string">
            <text:p>mei/</text:p>
          </table:table-cell>
          <table:table-cell table:number-columns-repeated="6"/>
          <table:table-cell office:value-type="string" calcext:value-type="string">
            <text:p>core.h</text:p>
          </table:table-cell>
          <table:table-cell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pn533/</text:p>
          </table:table-cell>
          <table:table-cell table:number-columns-repeated="35"/>
          <table:table-cell office:value-type="string" calcext:value-type="string">
            <text:p>fdt_address.c</text:p>
          </table:table-cell>
          <table:table-cell table:number-columns-repeated="44"/>
          <table:table-cell table:style-name="Default" table:number-columns-repeated="4"/>
          <table:table-cell office:value-type="string" calcext:value-type="string">
            <text:p>pinctrl-nsp-gpio.c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7"/>
          <table:table-cell table:style-name="Default" office:value-type="string" calcext:value-type="string">
            <text:p>axxia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2835.c</text:p>
          </table:table-cell>
          <table:table-cell table:number-columns-repeated="41"/>
          <table:table-cell office:value-type="string" calcext:value-type="string">
            <text:p>rtc-ab3100.c</text:p>
          </table:table-cell>
          <table:table-cell table:number-columns-repeated="41"/>
          <table:table-cell table:style-name="ce88" office:value-type="string" calcext:value-type="string">
            <text:p>fsl/</text:p>
          </table:table-cell>
          <table:table-cell table:number-columns-repeated="5"/>
          <table:table-cell office:value-type="string" calcext:value-type="string">
            <text:p>spi-bcm-qspi.c</text:p>
          </table:table-cell>
          <table:table-cell table:number-columns-repeated="17"/>
          <table:table-cell table:style-name="ce88" office:value-type="string" calcext:value-type="string">
            <text:p>fsl-m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armada_thermal.c</text:p>
          </table:table-cell>
          <table:table-cell table:number-columns-repeated="11"/>
          <table:table-cell office:value-type="string" calcext:value-type="string">
            <text:p>cyclades.c</text:p>
          </table:table-cell>
          <table:table-cell table:number-columns-repeated="9"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23"/>
          <table:table-cell office:value-type="string" calcext:value-type="string">
            <text:p>of_videomode.c</text:p>
          </table:table-cell>
          <table:table-cell table:number-columns-repeated="26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w1-gpio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t32ap700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luetooth/</text:p>
          </table:table-cell>
          <table:table-cell table:number-columns-repeated="47"/>
          <table:table-cell office:value-type="string" calcext:value-type="string">
            <text:p>class.c</text:p>
          </table:table-cell>
          <table:table-cell table:number-columns-repeated="20"/>
          <table:table-cell table:style-name="ce108" office:value-type="string" calcext:value-type="string">
            <text:p>btintel.c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"/>
          <table:table-cell table:style-name="ce88" office:value-type="string" calcext:value-type="string">
            <text:p>keystone/</text:p>
          </table:table-cell>
          <table:table-cell table:number-columns-repeated="18"/>
          <table:table-cell office:value-type="string" calcext:value-type="string">
            <text:p>at32ap-cpufreq.c</text:p>
          </table:table-cell>
          <table:table-cell table:number-columns-repeated="5"/>
          <table:table-cell office:value-type="string" calcext:value-type="string">
            <text:p>cpuidle-arm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ync_file.c</text:p>
          </table:table-cell>
          <table:table-cell table:number-columns-repeated="29"/>
          <table:table-cell office:value-type="string" calcext:value-type="string">
            <text:p>dell_rbu.c</text:p>
          </table:table-cell>
          <table:table-cell table:number-columns-repeated="25"/>
          <table:table-cell office:value-type="string" calcext:value-type="string">
            <text:p>gpio-adp5588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usbkbd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756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cobr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-common.c</text:p>
          </table:table-cell>
          <table:table-cell table:number-columns-repeated="8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edtrig-inpu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xgene-slimpro.c</text:p>
          </table:table-cell>
          <table:table-cell table:number-columns-repeated="11"/>
          <table:table-cell office:value-type="string" calcext:value-type="string">
            <text:p>dm-bio-prison-v2.c</text:p>
          </table:table-cell>
          <table:table-cell table:number-columns-repeated="5"/>
          <table:table-cell table:style-name="ce88" office:value-type="string" calcext:value-type="string">
            <text:p>rc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core.c</text:p>
          </table:table-cell>
          <table:table-cell table:number-columns-repeated="5"/>
          <table:table-cell table:style-name="ce88" office:value-type="string" calcext:value-type="string">
            <text:p>mic/</text:p>
          </table:table-cell>
          <table:table-cell table:number-columns-repeated="6"/>
          <table:table-cell office:value-type="string" calcext:value-type="string">
            <text:p>debugfs.c</text:p>
          </table:table-cell>
          <table:table-cell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pn544/</text:p>
          </table:table-cell>
          <table:table-cell table:number-columns-repeated="35"/>
          <table:table-cell office:value-type="string" calcext:value-type="string">
            <text:p>irq.c</text:p>
          </table:table-cell>
          <table:table-cell table:number-columns-repeated="44"/>
          <table:table-cell table:style-name="Default" table:number-columns-repeated="4"/>
          <table:table-cell office:value-type="string" calcext:value-type="string">
            <text:p>pinctrl-nsp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brcm-kona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erlin.c</text:p>
          </table:table-cell>
          <table:table-cell table:number-columns-repeated="41"/>
          <table:table-cell office:value-type="string" calcext:value-type="string">
            <text:p>rtc-ab8500.c</text:p>
          </table:table-cell>
          <table:table-cell table:number-columns-repeated="41"/>
          <table:table-cell table:style-name="ce88" office:value-type="string" calcext:value-type="string">
            <text:p>imx/</text:p>
          </table:table-cell>
          <table:table-cell table:number-columns-repeated="5"/>
          <table:table-cell office:value-type="string" calcext:value-type="string">
            <text:p>spi-bcm-qspi.h</text:p>
          </table:table-cell>
          <table:table-cell table:number-columns-repeated="17"/>
          <table:table-cell table:style-name="ce88" office:value-type="string" calcext:value-type="string">
            <text:p>fwserial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clock_cooling.c</text:p>
          </table:table-cell>
          <table:table-cell table:number-columns-repeated="11"/>
          <table:table-cell office:value-type="string" calcext:value-type="string">
            <text:p>ehv_bytechan.c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number-columns-repeated="23"/>
          <table:table-cell office:value-type="string" calcext:value-type="string">
            <text:p>vgastate.c</text:p>
          </table:table-cell>
          <table:table-cell table:number-columns-repeated="29"/>
          <table:table-cell table:style-name="ce88" office:value-type="string" calcext:value-type="string">
            <text:p>slaves/</text:p>
          </table:table-cell>
          <table:table-cell table:number-columns-repeated="6"/>
          <table:table-cell office:value-type="string" calcext:value-type="string">
            <text:p>at91rm92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us/</text:p>
          </table:table-cell>
          <table:table-cell table:number-columns-repeated="47"/>
          <table:table-cell office:value-type="string" calcext:value-type="string">
            <text:p>component.c</text:p>
          </table:table-cell>
          <table:table-cell table:number-columns-repeated="20"/>
          <table:table-cell table:style-name="Default" office:value-type="string" calcext:value-type="string">
            <text:p>btintel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apm-emulation.c</text:p>
          </table:table-cell>
          <table:table-cell table:number-columns-repeated="6"/>
          <table:table-cell table:style-name="ce88" office:value-type="string" calcext:value-type="string">
            <text:p>loongson1/</text:p>
          </table:table-cell>
          <table:table-cell table:number-columns-repeated="15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-cpufreq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puidle-at91.c</text:p>
          </table:table-cell>
          <table:table-cell table:number-columns-repeated="35"/>
          <table:table-cell office:value-type="string" calcext:value-type="string">
            <text:p>TODO</text:p>
          </table:table-cell>
          <table:table-cell table:number-columns-repeated="6"/>
          <table:table-cell office:value-type="string" calcext:value-type="string">
            <text:p>sync_trace.h</text:p>
          </table:table-cell>
          <table:table-cell table:number-columns-repeated="29"/>
          <table:table-cell office:value-type="string" calcext:value-type="string">
            <text:p>dmi-id.c</text:p>
          </table:table-cell>
          <table:table-cell table:number-columns-repeated="25"/>
          <table:table-cell office:value-type="string" calcext:value-type="string">
            <text:p>gpio-altera-a10sr.c</text:p>
          </table:table-cell>
          <table:table-cell table:number-columns-repeated="7"/>
          <table:table-cell table:style-name="Default" table:number-columns-repeated="7"/>
          <table:table-cell office:value-type="string" calcext:value-type="string">
            <text:p>usbmouse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8111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db9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-common.h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mt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.c</text:p>
          </table:table-cell>
          <table:table-cell table:number-columns-repeated="11"/>
          <table:table-cell office:value-type="string" calcext:value-type="string">
            <text:p>dm-bio-prison-v2.h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debugfs.c</text:p>
          </table:table-cell>
          <table:table-cell table:number-columns-repeated="5"/>
          <table:table-cell table:style-name="ce88" office:value-type="string" calcext:value-type="string">
            <text:p>sgi-gru/</text:p>
          </table:table-cell>
          <table:table-cell table:number-columns-repeated="4"/>
          <table:table-cell table:style-name="ce87"/>
          <table:table-cell table:style-name="ce89"/>
          <table:table-cell office:value-type="string" calcext:value-type="string">
            <text:p>host.c</text:p>
          </table:table-cell>
          <table:table-cell/>
          <table:table-cell table:style-name="Default" table:number-columns-repeated="4"/>
          <table:table-cell office:value-type="string" calcext:value-type="string">
            <text:p>ams-delta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s3fwrn5/</text:p>
          </table:table-cell>
          <table:table-cell table:number-columns-repeated="35"/>
          <table:table-cell office:value-type="string" calcext:value-type="string">
            <text:p>of_mdio.c</text:p>
          </table:table-cell>
          <table:table-cell table:number-columns-repeated="47"/>
          <table:table-cell table:style-name="ce88" office:value-type="string" calcext:value-type="string">
            <text:p>berlin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brcmstb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fin.c</text:p>
          </table:table-cell>
          <table:table-cell table:number-columns-repeated="41"/>
          <table:table-cell office:value-type="string" calcext:value-type="string">
            <text:p>rtc-abx80x.c</text:p>
          </table:table-cell>
          <table:table-cell table:number-columns-repeated="41"/>
          <table:table-cell table:style-name="ce88" office:value-type="string" calcext:value-type="string">
            <text:p>lantiq/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spi-bcm2835.c</text:p>
          </table:table-cell>
          <table:table-cell table:number-columns-repeated="17"/>
          <table:table-cell table:style-name="ce88" office:value-type="string" calcext:value-type="string">
            <text:p>gdm724x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cpu_cooling.c</text:p>
          </table:table-cell>
          <table:table-cell table:number-columns-repeated="11"/>
          <table:table-cell office:value-type="string" calcext:value-type="string">
            <text:p>goldfish.c</text:p>
          </table:table-cell>
          <table:table-cell table:number-columns-repeated="11"/>
          <table:table-cell table:style-name="ce88" office:value-type="string" calcext:value-type="string">
            <text:p>image/</text:p>
          </table:table-cell>
          <table:table-cell table:number-columns-repeated="23"/>
          <table:table-cell office:value-type="string" calcext:value-type="string">
            <text:p>videomode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at91sam9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drom/</text:p>
          </table:table-cell>
          <table:table-cell table:number-columns-repeated="47"/>
          <table:table-cell office:value-type="string" calcext:value-type="string">
            <text:p>container.c</text:p>
          </table:table-cell>
          <table:table-cell table:number-columns-repeated="20"/>
          <table:table-cell table:style-name="ce108" office:value-type="string" calcext:value-type="string">
            <text:p>btmrvl_debugf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applicom.c</text:p>
          </table:table-cell>
          <table:table-cell table:number-columns-repeated="6"/>
          <table:table-cell table:style-name="ce88" office:value-type="string" calcext:value-type="string">
            <text:p>mediatek/</text:p>
          </table:table-cell>
          <table:table-cell table:number-columns-repeated="18"/>
          <table:table-cell office:value-type="string" calcext:value-type="string">
            <text:p>blackfin-cpufreq.c</text:p>
          </table:table-cell>
          <table:table-cell table:number-columns-repeated="5"/>
          <table:table-cell office:value-type="string" calcext:value-type="string">
            <text:p>cpuidle-big_little.c</text:p>
          </table:table-cell>
          <table:table-cell table:number-columns-repeated="35"/>
          <table:table-cell office:value-type="string" calcext:value-type="string">
            <text:p>acpi-dma.c</text:p>
          </table:table-cell>
          <table:table-cell table:number-columns-repeated="36"/>
          <table:table-cell office:value-type="string" calcext:value-type="string">
            <text:p>dmi-sysfs.c</text:p>
          </table:table-cell>
          <table:table-cell table:number-columns-repeated="25"/>
          <table:table-cell office:value-type="string" calcext:value-type="string">
            <text:p>gpio-alter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Kconfig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speed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ameco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onesho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.h</text:p>
          </table:table-cell>
          <table:table-cell table:number-columns-repeated="11"/>
          <table:table-cell office:value-type="string" calcext:value-type="string">
            <text:p>dm-bio-record.h</text:p>
          </table:table-cell>
          <table:table-cell table:number-columns-repeated="5"/>
          <table:table-cell table:style-name="ce88" office:value-type="string" calcext:value-type="string">
            <text:p>tuners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gpadc.c</text:p>
          </table:table-cell>
          <table:table-cell table:number-columns-repeated="5"/>
          <table:table-cell table:style-name="ce88" office:value-type="string" calcext:value-type="string">
            <text:p>sgi-xp/</text:p>
          </table:table-cell>
          <table:table-cell table:number-columns-repeated="6"/>
          <table:table-cell office:value-type="string" calcext:value-type="string">
            <text:p>host.h</text:p>
          </table:table-cell>
          <table:table-cell/>
          <table:table-cell table:style-name="Default" table:number-columns-repeated="4"/>
          <table:table-cell office:value-type="string" calcext:value-type="string">
            <text:p>au1550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st-nci/</text:p>
          </table:table-cell>
          <table:table-cell table:number-columns-repeated="35"/>
          <table:table-cell office:value-type="string" calcext:value-type="string">
            <text:p>of_net.c</text:p>
          </table:table-cell>
          <table:table-cell table:number-columns-repeated="47"/>
          <table:table-cell table:style-name="ce88" office:value-type="string" calcext:value-type="string">
            <text:p>freescale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gemini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rcmstb.c</text:p>
          </table:table-cell>
          <table:table-cell table:number-columns-repeated="41"/>
          <table:table-cell office:value-type="string" calcext:value-type="string">
            <text:p>rtc-ac100.c</text:p>
          </table:table-cell>
          <table:table-cell table:number-columns-repeated="41"/>
          <table:table-cell table:style-name="ce88"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spi-bcm2835aux.c</text:p>
          </table:table-cell>
          <table:table-cell table:number-columns-repeated="16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da9062-thermal.c</text:p>
          </table:table-cell>
          <table:table-cell table:number-columns-repeated="11"/>
          <table:table-cell office:value-type="string" calcext:value-type="string">
            <text:p>isicom.c</text:p>
          </table:table-cell>
          <table:table-cell table:number-columns-repeated="11"/>
          <table:table-cell table:style-name="ce88" office:value-type="string" calcext:value-type="string">
            <text:p>isp1760/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at91sam9_wdt.h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har/</text:p>
          </table:table-cell>
          <table:table-cell table:number-columns-repeated="47"/>
          <table:table-cell office:value-type="string" calcext:value-type="string">
            <text:p>core.c</text:p>
          </table:table-cell>
          <table:table-cell table:number-columns-repeated="20"/>
          <table:table-cell table:style-name="ce108" office:value-type="string" calcext:value-type="string">
            <text:p>btmrvl_drv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applicom.h</text:p>
          </table:table-cell>
          <table:table-cell table:number-columns-repeated="6"/>
          <table:table-cell table:style-name="ce88" office:value-type="string" calcext:value-type="string">
            <text:p>meson/</text:p>
          </table:table-cell>
          <table:table-cell table:number-columns-repeated="18"/>
          <table:table-cell office:value-type="string" calcext:value-type="string">
            <text:p>bmips-cpufreq.c</text:p>
          </table:table-cell>
          <table:table-cell table:number-columns-repeated="5"/>
          <table:table-cell office:value-type="string" calcext:value-type="string">
            <text:p>cpuidle-calxeda.c</text:p>
          </table:table-cell>
          <table:table-cell table:number-columns-repeated="35"/>
          <table:table-cell office:value-type="string" calcext:value-type="string">
            <text:p>altera-msgdma.c</text:p>
          </table:table-cell>
          <table:table-cell table:number-columns-repeated="36"/>
          <table:table-cell office:value-type="string" calcext:value-type="string">
            <text:p>dmi_scan.c</text:p>
          </table:table-cell>
          <table:table-cell table:number-columns-repeated="25"/>
          <table:table-cell office:value-type="string" calcext:value-type="string">
            <text:p>gpio-amd811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Makefile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t91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f2k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5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panic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omap-mailbox.c</text:p>
          </table:table-cell>
          <table:table-cell table:number-columns-repeated="11"/>
          <table:table-cell office:value-type="string" calcext:value-type="string">
            <text:p>dm-bufio.c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8500-sysctrl.c</text:p>
          </table:table-cell>
          <table:table-cell table:number-columns-repeated="5"/>
          <table:table-cell table:style-name="ce88" office:value-type="string" calcext:value-type="string">
            <text:p>ti-st/</text:p>
          </table:table-cell>
          <table:table-cell table:number-columns-repeated="5"/>
          <table:table-cell table:style-name="ce89"/>
          <table:table-cell office:value-type="string" calcext:value-type="string">
            <text:p>mmc.c</text:p>
          </table:table-cell>
          <table:table-cell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835_smi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ieee802154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st21nfca/</text:p>
          </table:table-cell>
          <table:table-cell table:number-columns-repeated="35"/>
          <table:table-cell office:value-type="string" calcext:value-type="string">
            <text:p>of_numa.c</text:p>
          </table:table-cell>
          <table:table-cell table:number-columns-repeated="47"/>
          <table:table-cell table:style-name="ce88" office:value-type="string" calcext:value-type="string">
            <text:p>intel/</text:p>
          </table:table-cell>
          <table:table-cell table:number-columns-repeated="11"/>
          <table:table-cell table:style-name="ce108"/>
          <table:table-cell/>
          <table:table-cell table:style-name="Default" table:number-columns-repeated="3"/>
          <table:table-cell table:style-name="ce102"/>
          <table:table-cell table:style-name="Default"/>
          <table:table-cell table:style-name="Default" office:value-type="string" calcext:value-type="string">
            <text:p>gpio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lps711x.c</text:p>
          </table:table-cell>
          <table:table-cell table:number-columns-repeated="41"/>
          <table:table-cell office:value-type="string" calcext:value-type="string">
            <text:p>rtc-armada38x.c</text:p>
          </table:table-cell>
          <table:table-cell table:number-columns-repeated="41"/>
          <table:table-cell table:style-name="ce88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spi-bcm53xx.c</text:p>
          </table:table-cell>
          <table:table-cell table:number-columns-repeated="17"/>
          <table:table-cell table:style-name="ce88" office:value-type="string" calcext:value-type="string">
            <text:p>greybus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db8500_thermal.c</text:p>
          </table:table-cell>
          <table:table-cell table:number-columns-repeated="11"/>
          <table:table-cell office:value-type="string" calcext:value-type="string">
            <text:p>metag_da.c</text:p>
          </table:table-cell>
          <table:table-cell table:number-columns-repeated="11"/>
          <table:table-cell table:style-name="ce88" office:value-type="string" calcext:value-type="string">
            <text:p>misc/</text:p>
          </table:table-cell>
          <table:table-cell table:number-columns-repeated="53"/>
          <table:table-cell office:value-type="string" calcext:value-type="string">
            <text:p>w1.c</text:p>
          </table:table-cell>
          <table:table-cell table:number-columns-repeated="6"/>
          <table:table-cell office:value-type="string" calcext:value-type="string">
            <text:p>ath79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lk/</text:p>
          </table:table-cell>
          <table:table-cell table:number-columns-repeated="47"/>
          <table:table-cell office:value-type="string" calcext:value-type="string">
            <text:p>cpu.c</text:p>
          </table:table-cell>
          <table:table-cell table:number-columns-repeated="20"/>
          <table:table-cell table:style-name="Default" office:value-type="string" calcext:value-type="string">
            <text:p>btmrvl_main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bfin-otp.c</text:p>
          </table:table-cell>
          <table:table-cell table:number-columns-repeated="6"/>
          <table:table-cell table:style-name="ce88" office:value-type="string" calcext:value-type="string">
            <text:p>microchip/</text:p>
          </table:table-cell>
          <table:table-cell table:number-columns-repeated="18"/>
          <table:table-cell office:value-type="string" calcext:value-type="string">
            <text:p>brcmstb-avs-cpufreq.c</text:p>
          </table:table-cell>
          <table:table-cell table:number-columns-repeated="5"/>
          <table:table-cell office:value-type="string" calcext:value-type="string">
            <text:p>cpuidle-clps711x.c</text:p>
          </table:table-cell>
          <table:table-cell table:number-columns-repeated="35"/>
          <table:table-cell office:value-type="string" calcext:value-type="string">
            <text:p>amba-pl08x.c</text:p>
          </table:table-cell>
          <table:table-cell table:number-columns-repeated="36"/>
          <table:table-cell office:value-type="string" calcext:value-type="string">
            <text:p>edd.c</text:p>
          </table:table-cell>
          <table:table-cell table:number-columns-repeated="25"/>
          <table:table-cell office:value-type="string" calcext:value-type="string">
            <text:p>gpio-amdpt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4tech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u1550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rip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irq-bcm2835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tim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pcc.c</text:p>
          </table:table-cell>
          <table:table-cell table:number-columns-repeated="11"/>
          <table:table-cell office:value-type="string" calcext:value-type="string">
            <text:p>dm-bufio.h</text:p>
          </table:table-cell>
          <table:table-cell table:number-columns-repeated="5"/>
          <table:table-cell table:style-name="ce88" office:value-type="string" calcext:value-type="string">
            <text:p>v4l2-core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x500-core.c</text:p>
          </table:table-cell>
          <table:table-cell table:number-columns-repeated="5"/>
          <table:table-cell table:style-name="ce88" office:value-type="string" calcext:value-type="string">
            <text:p>vmw_vmci/</text:p>
          </table:table-cell>
          <table:table-cell table:number-columns-repeated="6"/>
          <table:table-cell office:value-type="string" calcext:value-type="string">
            <text:p>mmc_ops.c</text:p>
          </table:table-cell>
          <table:table-cell/>
          <table:table-cell table:style-name="Default" table:number-columns-repeated="4"/>
          <table:table-cell office:value-type="string" calcext:value-type="string">
            <text:p>bf5xx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ipvlan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ci.c</text:p>
          </table:table-cell>
          <table:table-cell table:number-columns-repeated="47"/>
          <table:table-cell table:style-name="ce88" office:value-type="string" calcext:value-type="string">
            <text:p>mediatek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gpio-restar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rc.c</text:p>
          </table:table-cell>
          <table:table-cell table:number-columns-repeated="41"/>
          <table:table-cell office:value-type="string" calcext:value-type="string">
            <text:p>rtc-as3722.c</text:p>
          </table:table-cell>
          <table:table-cell table:number-columns-repeated="41"/>
          <table:table-cell table:style-name="ce88"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spi-bcm53xx.h</text:p>
          </table:table-cell>
          <table:table-cell table:number-columns-repeated="17"/>
          <table:table-cell table:style-name="ce88" office:value-type="string" calcext:value-type="string">
            <text:p>gs_fpgaboot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devfreq_cooling.c</text:p>
          </table:table-cell>
          <table:table-cell table:number-columns-repeated="11"/>
          <table:table-cell office:value-type="string" calcext:value-type="string">
            <text:p>mips_ejtag_fdc.c</text:p>
          </table:table-cell>
          <table:table-cell table:number-columns-repeated="11"/>
          <table:table-cell table:style-name="ce88" office:value-type="string" calcext:value-type="string">
            <text:p>mon/</text:p>
          </table:table-cell>
          <table:table-cell table:number-columns-repeated="53"/>
          <table:table-cell office:value-type="string" calcext:value-type="string">
            <text:p>w1_family.c</text:p>
          </table:table-cell>
          <table:table-cell table:number-columns-repeated="6"/>
          <table:table-cell office:value-type="string" calcext:value-type="string">
            <text:p>atlas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ocksource/</text:p>
          </table:table-cell>
          <table:table-cell table:number-columns-repeated="47"/>
          <table:table-cell office:value-type="string" calcext:value-type="string">
            <text:p>dd.c</text:p>
          </table:table-cell>
          <table:table-cell table:number-columns-repeated="20"/>
          <table:table-cell table:style-name="Default" office:value-type="string" calcext:value-type="string">
            <text:p>btmrvl_sdio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bsr.c</text:p>
          </table:table-cell>
          <table:table-cell table:number-columns-repeated="6"/>
          <table:table-cell table:style-name="ce88" office:value-type="string" calcext:value-type="string">
            <text:p>mmp/</text:p>
          </table:table-cell>
          <table:table-cell table:number-columns-repeated="18"/>
          <table:table-cell office:value-type="string" calcext:value-type="string">
            <text:p>cppc_cpufreq.c</text:p>
          </table:table-cell>
          <table:table-cell table:number-columns-repeated="5"/>
          <table:table-cell office:value-type="string" calcext:value-type="string">
            <text:p>cpuidle-cps.c</text:p>
          </table:table-cell>
          <table:table-cell table:number-columns-repeated="35"/>
          <table:table-cell office:value-type="string" calcext:value-type="string">
            <text:p>at_hdmac.c</text:p>
          </table:table-cell>
          <table:table-cell table:number-columns-repeated="36"/>
          <table:table-cell office:value-type="string" calcext:value-type="string">
            <text:p>iscsi_ibft.c</text:p>
          </table:table-cell>
          <table:table-cell table:number-columns-repeated="25"/>
          <table:table-cell office:value-type="string" calcext:value-type="string">
            <text:p>gpio-arizona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ccutouch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xxia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rip_mp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irq-bcm2836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transient.c</text:p>
          </table:table-cell>
          <table:table-cell table:style-name="Default"/>
          <table:table-cell table:number-columns-repeated="15"/>
          <table:table-cell office:value-type="string" calcext:value-type="string">
            <text:p>pl320-ipc.c</text:p>
          </table:table-cell>
          <table:table-cell table:number-columns-repeated="11"/>
          <table:table-cell office:value-type="string" calcext:value-type="string">
            <text:p>dm-builtin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c100.c</text:p>
          </table:table-cell>
          <table:table-cell table:number-columns-repeated="3"/>
          <table:table-cell table:style-name="ce112"/>
          <table:table-cell table:style-name="ce89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mmc_ops.h</text:p>
          </table:table-cell>
          <table:table-cell/>
          <table:table-cell table:style-name="Default" table:number-columns-repeated="4"/>
          <table:table-cell office:value-type="string" calcext:value-type="string">
            <text:p>cafe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ci_irq.c</text:p>
          </table:table-cell>
          <table:table-cell table:number-columns-repeated="47"/>
          <table:table-cell table:style-name="ce88" office:value-type="string" calcext:value-type="string">
            <text:p>meson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hisi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ros-ec.c</text:p>
          </table:table-cell>
          <table:table-cell table:number-columns-repeated="41"/>
          <table:table-cell office:value-type="string" calcext:value-type="string">
            <text:p>rtc-asm9260.c</text:p>
          </table:table-cell>
          <table:table-cell table:number-columns-repeated="41"/>
          <table:table-cell table:style-name="ce88"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pi-bcm63xx-hsspi.c</text:p>
          </table:table-cell>
          <table:table-cell table:number-columns-repeated="17"/>
          <table:table-cell table:style-name="ce88" office:value-type="string" calcext:value-type="string">
            <text:p>iio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dove_thermal.c</text:p>
          </table:table-cell>
          <table:table-cell table:number-columns-repeated="11"/>
          <table:table-cell office:value-type="string" calcext:value-type="string">
            <text:p>moxa.c</text:p>
          </table:table-cell>
          <table:table-cell table:number-columns-repeated="11"/>
          <table:table-cell table:style-name="ce88" office:value-type="string" calcext:value-type="string">
            <text:p>mtu3/</text:p>
          </table:table-cell>
          <table:table-cell table:number-columns-repeated="51"/>
          <table:table-cell table:style-name="ce112"/>
          <table:table-cell/>
          <table:table-cell office:value-type="string" calcext:value-type="string">
            <text:p>w1_int.c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bcm2835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nnector/</text:p>
          </table:table-cell>
          <table:table-cell table:number-columns-repeated="47"/>
          <table:table-cell office:value-type="string" calcext:value-type="string">
            <text:p>devcoredump.c</text:p>
          </table:table-cell>
          <table:table-cell table:number-columns-repeated="20"/>
          <table:table-cell table:style-name="ce108" office:value-type="string" calcext:value-type="string">
            <text:p>btmrvl_sdio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ds1302.c</text:p>
          </table:table-cell>
          <table:table-cell table:number-columns-repeated="6"/>
          <table:table-cell table:style-name="ce88" office:value-type="string" calcext:value-type="string">
            <text:p>mvebu/</text:p>
          </table:table-cell>
          <table:table-cell table:number-columns-repeated="18"/>
          <table:table-cell office:value-type="string" calcext:value-type="string">
            <text:p>cpufreq-dt-platdev.c</text:p>
          </table:table-cell>
          <table:table-cell table:number-columns-repeated="5"/>
          <table:table-cell office:value-type="string" calcext:value-type="string">
            <text:p>cpuidle-exynos.c</text:p>
          </table:table-cell>
          <table:table-cell table:number-columns-repeated="35"/>
          <table:table-cell office:value-type="string" calcext:value-type="string">
            <text:p>at_hdmac_regs.h</text:p>
          </table:table-cell>
          <table:table-cell table:number-columns-repeated="36"/>
          <table:table-cell office:value-type="string" calcext:value-type="string">
            <text:p>iscsi_ibft_find.c</text:p>
          </table:table-cell>
          <table:table-cell table:number-columns-repeated="25"/>
          <table:table-cell office:value-type="string" calcext:value-type="string">
            <text:p>gpio-aspeed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lps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bcm-iproc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uillemo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6345-l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7"/>
          <table:table-cell office:value-type="string" calcext:value-type="string">
            <text:p>platform_mhu.c</text:p>
          </table:table-cell>
          <table:table-cell table:number-columns-repeated="11"/>
          <table:table-cell office:value-type="string" calcext:value-type="string">
            <text:p>dm-cache-background-tracke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ct8945a.c</text:p>
          </table:table-cell>
          <table:table-cell table:number-columns-repeated="3"/>
          <table:table-cell table:style-name="ce112"/>
          <table:table-cell table:style-name="ce89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mmc_test.c</text:p>
          </table:table-cell>
          <table:table-cell/>
          <table:table-cell table:style-name="Default" table:number-columns-repeated="4"/>
          <table:table-cell office:value-type="string" calcext:value-type="string">
            <text:p>cmx270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lip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core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rivate.h</text:p>
          </table:table-cell>
          <table:table-cell table:number-columns-repeated="47"/>
          <table:table-cell table:style-name="ce88" office:value-type="string" calcext:value-type="string">
            <text:p>mvebu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imx-snvs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ep93xx.c</text:p>
          </table:table-cell>
          <table:table-cell table:number-columns-repeated="41"/>
          <table:table-cell office:value-type="string" calcext:value-type="string">
            <text:p>rtc-at32ap700x.c</text:p>
          </table:table-cell>
          <table:table-cell table:number-columns-repeated="41"/>
          <table:table-cell table:style-name="ce88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pi-bcm63xx.c</text:p>
          </table:table-cell>
          <table:table-cell table:number-columns-repeated="17"/>
          <table:table-cell table:style-name="ce88" office:value-type="string" calcext:value-type="string">
            <text:p>irda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fair_share.c</text:p>
          </table:table-cell>
          <table:table-cell table:number-columns-repeated="11"/>
          <table:table-cell office:value-type="string" calcext:value-type="string">
            <text:p>moxa.h</text:p>
          </table:table-cell>
          <table:table-cell table:number-columns-repeated="11"/>
          <table:table-cell table:style-name="ce88" office:value-type="string" calcext:value-type="string">
            <text:p>musb/</text:p>
          </table:table-cell>
          <table:table-cell table:number-columns-repeated="53"/>
          <table:table-cell office:value-type="string" calcext:value-type="string">
            <text:p>w1_internal.h</text:p>
          </table:table-cell>
          <table:table-cell table:number-columns-repeated="6"/>
          <table:table-cell office:value-type="string" calcext:value-type="string">
            <text:p>bcm47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cpufreq/</text:p>
          </table:table-cell>
          <table:table-cell table:number-columns-repeated="47"/>
          <table:table-cell office:value-type="string" calcext:value-type="string">
            <text:p>devres.c</text:p>
          </table:table-cell>
          <table:table-cell table:number-columns-repeated="20"/>
          <table:table-cell table:style-name="ce108" office:value-type="string" calcext:value-type="string">
            <text:p>bt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ds1620.c</text:p>
          </table:table-cell>
          <table:table-cell table:number-columns-repeated="6"/>
          <table:table-cell table:style-name="ce88" office:value-type="string" calcext:value-type="string">
            <text:p>mxs/</text:p>
          </table:table-cell>
          <table:table-cell table:number-columns-repeated="17"/>
          <table:table-cell table:style-name="ce89"/>
          <table:table-cell office:value-type="string" calcext:value-type="string">
            <text:p>cpufreq-dt.c</text:p>
          </table:table-cell>
          <table:table-cell table:number-columns-repeated="5"/>
          <table:table-cell office:value-type="string" calcext:value-type="string">
            <text:p>cpuidle-kirkwood.c</text:p>
          </table:table-cell>
          <table:table-cell table:number-columns-repeated="35"/>
          <table:table-cell office:value-type="string" calcext:value-type="string">
            <text:p>at_xdmac.c</text:p>
          </table:table-cell>
          <table:table-cell table:number-columns-repeated="36"/>
          <table:table-cell office:value-type="string" calcext:value-type="string">
            <text:p>memmap.c</text:p>
          </table:table-cell>
          <table:table-cell table:number-columns-repeated="25"/>
          <table:table-cell office:value-type="string" calcext:value-type="string">
            <text:p>gpio-ath79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pple.c</text:p>
          </table:table-cell>
          <table:table-cell table:number-columns-repeated="38"/>
          <table:table-cell office:value-type="string" calcext:value-type="string">
            <text:p>i2c-bcm-kon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interac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7038-l1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7"/>
          <table:table-cell office:value-type="string" calcext:value-type="string">
            <text:p>qcom-apcs-ipc-mailbox.c</text:p>
          </table:table-cell>
          <table:table-cell table:number-columns-repeated="11"/>
          <table:table-cell office:value-type="string" calcext:value-type="string">
            <text:p>dm-cache-background-tracker.h</text:p>
          </table:table-cell>
          <table:table-cell table:number-columns-repeated="5"/>
          <table:table-cell office:value-type="string" calcext:value-type="string">
            <text:p>media-device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dp5520.c</text:p>
          </table:table-cell>
          <table:table-cell table:number-columns-repeated="5"/>
          <table:table-cell office:value-type="string" calcext:value-type="string">
            <text:p>ad525x_dpot-i2c.c</text:p>
          </table:table-cell>
          <table:table-cell table:number-columns-repeated="6"/>
          <table:table-cell office:value-type="string" calcext:value-type="string">
            <text:p>pwrseq.c</text:p>
          </table:table-cell>
          <table:table-cell/>
          <table:table-cell table:style-name="Default" table:number-columns-repeated="4"/>
          <table:table-cell office:value-type="string" calcext:value-type="string">
            <text:p>cs553x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pp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dep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reserved_mem.c</text:p>
          </table:table-cell>
          <table:table-cell table:number-columns-repeated="47"/>
          <table:table-cell table:style-name="ce88" office:value-type="string" calcext:value-type="string">
            <text:p>nomadik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keystone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fsl-ftm.c</text:p>
          </table:table-cell>
          <table:table-cell table:number-columns-repeated="41"/>
          <table:table-cell office:value-type="string" calcext:value-type="string">
            <text:p>rtc-at91rm9200.c</text:p>
          </table:table-cell>
          <table:table-cell table:number-columns-repeated="41"/>
          <table:table-cell table:style-name="ce88" office:value-type="string" calcext:value-type="string">
            <text:p>sunxi/</text:p>
          </table:table-cell>
          <table:table-cell table:number-columns-repeated="5"/>
          <table:table-cell office:value-type="string" calcext:value-type="string">
            <text:p>spi-bfin-sport.c</text:p>
          </table:table-cell>
          <table:table-cell table:number-columns-repeated="17"/>
          <table:table-cell table:style-name="ce88" office:value-type="string" calcext:value-type="string">
            <text:p>ks7010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gov_bang_bang.c</text:p>
          </table:table-cell>
          <table:table-cell table:number-columns-repeated="11"/>
          <table:table-cell office:value-type="string" calcext:value-type="string">
            <text:p>mxser.c</text:p>
          </table:table-cell>
          <table:table-cell table:number-columns-repeated="10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51"/>
          <table:table-cell table:style-name="ce112"/>
          <table:table-cell/>
          <table:table-cell office:value-type="string" calcext:value-type="string">
            <text:p>w1_io.c</text:p>
          </table:table-cell>
          <table:table-cell table:number-columns-repeated="6"/>
          <table:table-cell office:value-type="string" calcext:value-type="string">
            <text:p>bcm63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cpuidle/</text:p>
          </table:table-cell>
          <table:table-cell table:number-columns-repeated="47"/>
          <table:table-cell office:value-type="string" calcext:value-type="string">
            <text:p>devtmpfs.c</text:p>
          </table:table-cell>
          <table:table-cell table:number-columns-repeated="20"/>
          <table:table-cell table:style-name="Default" office:value-type="string" calcext:value-type="string">
            <text:p>btqca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dsp56k.c</text:p>
          </table:table-cell>
          <table:table-cell table:number-columns-repeated="6"/>
          <table:table-cell table:style-name="ce88" office:value-type="string" calcext:value-type="string">
            <text:p>nxp/</text:p>
          </table:table-cell>
          <table:table-cell table:number-columns-repeated="18"/>
          <table:table-cell office:value-type="string" calcext:value-type="string">
            <text:p>cpufreq-dt.h</text:p>
          </table:table-cell>
          <table:table-cell table:number-columns-repeated="5"/>
          <table:table-cell office:value-type="string" calcext:value-type="string">
            <text:p>cpuidle-mvebu-v7.c</text:p>
          </table:table-cell>
          <table:table-cell table:number-columns-repeated="35"/>
          <table:table-cell office:value-type="string" calcext:value-type="string">
            <text:p>bcm-sba-raid.c</text:p>
          </table:table-cell>
          <table:table-cell table:number-columns-repeated="36"/>
          <table:table-cell office:value-type="string" calcext:value-type="string">
            <text:p>pcdp.c</text:p>
          </table:table-cell>
          <table:table-cell table:number-columns-repeated="25"/>
          <table:table-cell office:value-type="string" calcext:value-type="string">
            <text:p>gpio-axp209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ppleir.c</text:p>
          </table:table-cell>
          <table:table-cell table:number-columns-repeated="3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2c-bcm2708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joydump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7120-l2.c</text:p>
          </table:table-cell>
          <table:table-cell table:number-columns-repeated="11"/>
          <table:table-cell office:value-type="string" calcext:value-type="string">
            <text:p>led-class-flash.c</text:p>
          </table:table-cell>
          <table:table-cell table:number-columns-repeated="17"/>
          <table:table-cell office:value-type="string" calcext:value-type="string">
            <text:p>rockchip-mailbox.c</text:p>
          </table:table-cell>
          <table:table-cell table:number-columns-repeated="11"/>
          <table:table-cell office:value-type="string" calcext:value-type="string">
            <text:p>dm-cache-block-types.h</text:p>
          </table:table-cell>
          <table:table-cell table:number-columns-repeated="5"/>
          <table:table-cell office:value-type="string" calcext:value-type="string">
            <text:p>media-devnode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ltera-a10sr.c</text:p>
          </table:table-cell>
          <table:table-cell table:number-columns-repeated="5"/>
          <table:table-cell office:value-type="string" calcext:value-type="string">
            <text:p>ad525x_dpot-spi.c</text:p>
          </table:table-cell>
          <table:table-cell table:number-columns-repeated="6"/>
          <table:table-cell office:value-type="string" calcext:value-type="string">
            <text:p>pwrseq.h</text:p>
          </table:table-cell>
          <table:table-cell/>
          <table:table-cell table:style-name="Default" table:number-columns-repeated="4"/>
          <table:table-cell office:value-type="string" calcext:value-type="string">
            <text:p>davinci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slip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i2c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verlay.c</text:p>
          </table:table-cell>
          <table:table-cell table:number-columns-repeated="47"/>
          <table:table-cell table:style-name="ce88" office:value-type="string" calcext:value-type="string">
            <text:p>pxa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ltc2952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hibvt.c</text:p>
          </table:table-cell>
          <table:table-cell table:number-columns-repeated="41"/>
          <table:table-cell office:value-type="string" calcext:value-type="string">
            <text:p>rtc-at91rm9200.h</text:p>
          </table:table-cell>
          <table:table-cell table:number-columns-repeated="41"/>
          <table:table-cell table:style-name="ce88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i-bfin5xx.c</text:p>
          </table:table-cell>
          <table:table-cell table:number-columns-repeated="17"/>
          <table:table-cell table:style-name="ce88" office:value-type="string" calcext:value-type="string">
            <text:p>lustre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hisi_thermal.c</text:p>
          </table:table-cell>
          <table:table-cell table:number-columns-repeated="11"/>
          <table:table-cell office:value-type="string" calcext:value-type="string">
            <text:p>mxser.h</text:p>
          </table:table-cell>
          <table:table-cell table:number-columns-repeated="11"/>
          <table:table-cell table:style-name="ce88" office:value-type="string" calcext:value-type="string">
            <text:p>renesas_usbhs/</text:p>
          </table:table-cell>
          <table:table-cell table:number-columns-repeated="53"/>
          <table:table-cell office:value-type="string" calcext:value-type="string">
            <text:p>w1_netlink.c</text:p>
          </table:table-cell>
          <table:table-cell table:number-columns-repeated="6"/>
          <table:table-cell office:value-type="string" calcext:value-type="string">
            <text:p>bcm703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rypto/</text:p>
          </table:table-cell>
          <table:table-cell table:number-columns-repeated="47"/>
          <table:table-cell office:value-type="string" calcext:value-type="string">
            <text:p>dma-coherent.c</text:p>
          </table:table-cell>
          <table:table-cell table:number-columns-repeated="20"/>
          <table:table-cell table:style-name="Default" office:value-type="string" calcext:value-type="string">
            <text:p>btqcomsmd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dtlk.c</text:p>
          </table:table-cell>
          <table:table-cell table:number-columns-repeated="6"/>
          <table:table-cell table:style-name="ce88" office:value-type="string" calcext:value-type="string">
            <text:p>pistachio/</text:p>
          </table:table-cell>
          <table:table-cell table:number-columns-repeated="18"/>
          <table:table-cell office:value-type="string" calcext:value-type="string">
            <text:p>cpufreq-nforce2.c</text:p>
          </table:table-cell>
          <table:table-cell table:number-columns-repeated="5"/>
          <table:table-cell office:value-type="string" calcext:value-type="string">
            <text:p>cpuidle-powernv.c</text:p>
          </table:table-cell>
          <table:table-cell table:number-columns-repeated="3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-dmaengine.c</text:p>
          </table:table-cell>
          <table:table-cell table:style-name="Default" table:number-columns-repeated="3"/>
          <table:table-cell table:number-columns-repeated="33"/>
          <table:table-cell office:value-type="string" calcext:value-type="string">
            <text:p>pcdp.h</text:p>
          </table:table-cell>
          <table:table-cell table:number-columns-repeated="2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exp.c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hid-asus.c</text:p>
          </table:table-cell>
          <table:table-cell table:number-columns-repeated="36"/>
          <table:table-cell table:style-name="ce87"/>
          <table:table-cell/>
          <table:table-cell office:value-type="string" calcext:value-type="string">
            <text:p>i2c-bcm2835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magella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rcmstb-l2.c</text:p>
          </table:table-cell>
          <table:table-cell table:number-columns-repeated="11"/>
          <table:table-cell office:value-type="string" calcext:value-type="string">
            <text:p>led-class.c</text:p>
          </table:table-cell>
          <table:table-cell table:number-columns-repeated="17"/>
          <table:table-cell office:value-type="string" calcext:value-type="string">
            <text:p>tegra-hsp.c</text:p>
          </table:table-cell>
          <table:table-cell table:number-columns-repeated="11"/>
          <table:table-cell office:value-type="string" calcext:value-type="string">
            <text:p>dm-cache-metadata.c</text:p>
          </table:table-cell>
          <table:table-cell table:number-columns-repeated="5"/>
          <table:table-cell office:value-type="string" calcext:value-type="string">
            <text:p>media-entity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rizona-core.c</text:p>
          </table:table-cell>
          <table:table-cell table:number-columns-repeated="5"/>
          <table:table-cell office:value-type="string" calcext:value-type="string">
            <text:p>ad525x_dpot.c</text:p>
          </table:table-cell>
          <table:table-cell table:number-columns-repeated="6"/>
          <table:table-cell office:value-type="string" calcext:value-type="string">
            <text:p>pwrseq_emmc.c</text:p>
          </table:table-cell>
          <table:table-cell/>
          <table:table-cell table:style-name="Default" table:number-columns-repeated="4"/>
          <table:table-cell office:value-type="string" calcext:value-type="string">
            <text:p>denali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team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se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dt.c</text:p>
          </table:table-cell>
          <table:table-cell table:number-columns-repeated="47"/>
          <table:table-cell table:style-name="ce88" office:value-type="string" calcext:value-type="string">
            <text:p>qcom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msm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img.c</text:p>
          </table:table-cell>
          <table:table-cell table:number-columns-repeated="41"/>
          <table:table-cell office:value-type="string" calcext:value-type="string">
            <text:p>rtc-at91sam9.c</text:p>
          </table:table-cell>
          <table:table-cell table:number-columns-repeated="41"/>
          <table:table-cell table:style-name="ce88"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i-bitbang-txrx.h</text:p>
          </table:table-cell>
          <table:table-cell table:number-columns-repeated="15"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mx_thermal.c</text:p>
          </table:table-cell>
          <table:table-cell table:number-columns-repeated="11"/>
          <table:table-cell office:value-type="string" calcext:value-type="string">
            <text:p>n_gsm.c</text:p>
          </table:table-cell>
          <table:table-cell table:number-columns-repeated="11"/>
          <table:table-cell table:style-name="ce88" office:value-type="string" calcext:value-type="string">
            <text:p>serial/</text:p>
          </table:table-cell>
          <table:table-cell table:number-columns-repeated="53"/>
          <table:table-cell office:value-type="string" calcext:value-type="string">
            <text:p>w1_netlink.h</text:p>
          </table:table-cell>
          <table:table-cell table:number-columns-repeated="6"/>
          <table:table-cell office:value-type="string" calcext:value-type="string">
            <text:p>bcm_kon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ax/</text:p>
          </table:table-cell>
          <table:table-cell table:number-columns-repeated="47"/>
          <table:table-cell office:value-type="string" calcext:value-type="string">
            <text:p>dma-contiguous.c</text:p>
          </table:table-cell>
          <table:table-cell table:number-columns-repeated="20"/>
          <table:table-cell table:style-name="ce108" office:value-type="string" calcext:value-type="string">
            <text:p>btrt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efirtc.c</text:p>
          </table:table-cell>
          <table:table-cell table:number-columns-repeated="6"/>
          <table:table-cell table:style-name="ce88" office:value-type="string" calcext:value-type="string">
            <text:p>pxa/</text:p>
          </table:table-cell>
          <table:table-cell table:number-columns-repeated="17"/>
          <table:table-cell table:style-name="ce89"/>
          <table:table-cell office:value-type="string" calcext:value-type="string">
            <text:p>cpufreq.c</text:p>
          </table:table-cell>
          <table:table-cell table:number-columns-repeated="5"/>
          <table:table-cell office:value-type="string" calcext:value-type="string">
            <text:p>cpuidle-pseries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bcm2835-dma.c</text:p>
          </table:table-cell>
          <table:table-cell table:number-columns-repeated="36"/>
          <table:table-cell office:value-type="string" calcext:value-type="string">
            <text:p>psci.c</text:p>
          </table:table-cell>
          <table:table-cell table:number-columns-repeated="25"/>
          <table:table-cell office:value-type="string" calcext:value-type="string">
            <text:p>gpio-bcm-kona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ureal.c</text:p>
          </table:table-cell>
          <table:table-cell table:number-columns-repeated="38"/>
          <table:table-cell office:value-type="string" calcext:value-type="string">
            <text:p>i2c-bfin-tw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maplecontrol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clps711x.c</text:p>
          </table:table-cell>
          <table:table-cell table:number-columns-repeated="11"/>
          <table:table-cell office:value-type="string" calcext:value-type="string">
            <text:p>led-core.c</text:p>
          </table:table-cell>
          <table:table-cell table:number-columns-repeated="17"/>
          <table:table-cell office:value-type="string" calcext:value-type="string">
            <text:p>ti-msgmgr.c</text:p>
          </table:table-cell>
          <table:table-cell table:number-columns-repeated="11"/>
          <table:table-cell office:value-type="string" calcext:value-type="string">
            <text:p>dm-cache-metadata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i2c.c</text:p>
          </table:table-cell>
          <table:table-cell table:number-columns-repeated="5"/>
          <table:table-cell office:value-type="string" calcext:value-type="string">
            <text:p>ad525x_dpot.h</text:p>
          </table:table-cell>
          <table:table-cell table:number-columns-repeated="6"/>
          <table:table-cell office:value-type="string" calcext:value-type="string">
            <text:p>pwrseq_sd8787.c</text:p>
          </table:table-cell>
          <table:table-cell/>
          <table:table-cell table:style-name="Default" table:number-columns-repeated="4"/>
          <table:table-cell office:value-type="string" calcext:value-type="string">
            <text:p>denali.h</text:p>
          </table:table-cell>
          <table:table-cell/>
          <table:table-cell table:style-name="Default" table:number-columns-repeated="2"/>
          <table:table-cell table:number-columns-repeated="6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st21nfca.h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latform.c</text:p>
          </table:table-cell>
          <table:table-cell table:number-columns-repeated="47"/>
          <table:table-cell table:style-name="ce88" office:value-type="string" calcext:value-type="string">
            <text:p>samsung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piix4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imx.c</text:p>
          </table:table-cell>
          <table:table-cell table:number-columns-repeated="41"/>
          <table:table-cell office:value-type="string" calcext:value-type="string">
            <text:p>rtc-au1xxx.c</text:p>
          </table:table-cell>
          <table:table-cell table:number-columns-repeated="41"/>
          <table:table-cell table:style-name="ce88" office:value-type="string" calcext:value-type="string">
            <text:p>ux500/</text:p>
          </table:table-cell>
          <table:table-cell table:number-columns-repeated="5"/>
          <table:table-cell office:value-type="string" calcext:value-type="string">
            <text:p>spi-bitbang.c</text:p>
          </table:table-cell>
          <table:table-cell table:number-columns-repeated="17"/>
          <table:table-cell table:style-name="ce88" office:value-type="string" calcext:value-type="string">
            <text:p>most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bxt_pmic_thermal.c</text:p>
          </table:table-cell>
          <table:table-cell table:number-columns-repeated="11"/>
          <table:table-cell office:value-type="string" calcext:value-type="string">
            <text:p>n_hdlc.c</text:p>
          </table:table-cell>
          <table:table-cell table:number-columns-repeated="11"/>
          <table:table-cell table:style-name="ce88" office:value-type="string" calcext:value-type="string">
            <text:p>storage/</text:p>
          </table:table-cell>
          <table:table-cell table:number-columns-repeated="60"/>
          <table:table-cell office:value-type="string" calcext:value-type="string">
            <text:p>bfi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ca/</text:p>
          </table:table-cell>
          <table:table-cell table:number-columns-repeated="47"/>
          <table:table-cell office:value-type="string" calcext:value-type="string">
            <text:p>dma-mapping.c</text:p>
          </table:table-cell>
          <table:table-cell table:number-columns-repeated="20"/>
          <table:table-cell table:style-name="ce108"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generic_nvram.c</text:p>
          </table:table-cell>
          <table:table-cell table:number-columns-repeated="6"/>
          <table:table-cell table:style-name="ce88" office:value-type="string" calcext:value-type="string">
            <text:p>qcom/</text:p>
          </table:table-cell>
          <table:table-cell table:number-columns-repeated="18"/>
          <table:table-cell office:value-type="string" calcext:value-type="string">
            <text:p>cpufreq_conservative.c</text:p>
          </table:table-cell>
          <table:table-cell table:number-columns-repeated="5"/>
          <table:table-cell office:value-type="string" calcext:value-type="string">
            <text:p>cpuidle-ux500.c</text:p>
          </table:table-cell>
          <table:table-cell table:number-columns-repeated="35"/>
          <table:table-cell office:value-type="string" calcext:value-type="string">
            <text:p>coh901318.c</text:p>
          </table:table-cell>
          <table:table-cell table:number-columns-repeated="36"/>
          <table:table-cell office:value-type="string" calcext:value-type="string">
            <text:p>psci_checker.c</text:p>
          </table:table-cell>
          <table:table-cell table:number-columns-repeated="2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virt.c</text:p>
          </table:table-cell>
          <table:table-cell table:style-name="Default" table:number-columns-repeated="2"/>
          <table:table-cell table:number-columns-repeated="5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xff.c</text:p>
          </table:table-cell>
          <table:table-cell table:number-columns-repeated="38"/>
          <table:table-cell office:value-type="string" calcext:value-type="string">
            <text:p>i2c-brcmst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psxpad-spi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crossbar.c</text:p>
          </table:table-cell>
          <table:table-cell table:number-columns-repeated="11"/>
          <table:table-cell office:value-type="string" calcext:value-type="string">
            <text:p>led-triggers.c</text:p>
          </table:table-cell>
          <table:table-cell table:number-columns-repeated="29"/>
          <table:table-cell office:value-type="string" calcext:value-type="string">
            <text:p>dm-cache-policy-internal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irq.c</text:p>
          </table:table-cell>
          <table:table-cell table:number-columns-repeated="5"/>
          <table:table-cell office:value-type="string" calcext:value-type="string">
            <text:p>apds9802als.c</text:p>
          </table:table-cell>
          <table:table-cell table:number-columns-repeated="6"/>
          <table:table-cell office:value-type="string" calcext:value-type="string">
            <text:p>pwrseq_simple.c</text:p>
          </table:table-cell>
          <table:table-cell/>
          <table:table-cell table:style-name="Default" table:number-columns-repeated="4"/>
          <table:table-cell office:value-type="string" calcext:value-type="string">
            <text:p>denali_dt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vmxnet3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vendor_cmds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roperty.c</text:p>
          </table:table-cell>
          <table:table-cell table:number-columns-repeated="47"/>
          <table:table-cell table:style-name="ce88" office:value-type="string" calcext:value-type="string">
            <text:p>sh-pfc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qnap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jz4740.c</text:p>
          </table:table-cell>
          <table:table-cell table:number-columns-repeated="41"/>
          <table:table-cell office:value-type="string" calcext:value-type="string">
            <text:p>rtc-bfin.c</text:p>
          </table:table-cell>
          <table:table-cell table:number-columns-repeated="41"/>
          <table:table-cell table:style-name="ce88" office:value-type="string" calcext:value-type="string">
            <text:p>versatile/</text:p>
          </table:table-cell>
          <table:table-cell table:number-columns-repeated="5"/>
          <table:table-cell office:value-type="string" calcext:value-type="string">
            <text:p>spi-brcmstb-qspi.c</text:p>
          </table:table-cell>
          <table:table-cell table:number-columns-repeated="17"/>
          <table:table-cell table:style-name="ce88" office:value-type="string" calcext:value-type="string">
            <text:p>mt29f_spinand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intel_pch_thermal.c</text:p>
          </table:table-cell>
          <table:table-cell table:number-columns-repeated="11"/>
          <table:table-cell office:value-type="string" calcext:value-type="string">
            <text:p>n_null.c</text:p>
          </table:table-cell>
          <table:table-cell table:number-columns-repeated="11"/>
          <table:table-cell table:style-name="ce88" office:value-type="string" calcext:value-type="string">
            <text:p>typec/</text:p>
          </table:table-cell>
          <table:table-cell table:number-columns-repeated="60"/>
          <table:table-cell office:value-type="string" calcext:value-type="string">
            <text:p>book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evfreq/</text:p>
          </table:table-cell>
          <table:table-cell table:number-columns-repeated="47"/>
          <table:table-cell office:value-type="string" calcext:value-type="string">
            <text:p>driver.c</text:p>
          </table:table-cell>
          <table:table-cell table:number-columns-repeated="20"/>
          <table:table-cell table:style-name="ce108"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6"/>
          <table:table-cell table:style-name="ce88" office:value-type="string" calcext:value-type="string">
            <text:p>renesas/</text:p>
          </table:table-cell>
          <table:table-cell table:number-columns-repeated="18"/>
          <table:table-cell office:value-type="string" calcext:value-type="string">
            <text:p>cpufreq_governor.c</text:p>
          </table:table-cell>
          <table:table-cell table:number-columns-repeated="5"/>
          <table:table-cell office:value-type="string" calcext:value-type="string">
            <text:p>cpuidle-zynq.c</text:p>
          </table:table-cell>
          <table:table-cell table:number-columns-repeated="35"/>
          <table:table-cell office:value-type="string" calcext:value-type="string">
            <text:p>coh901318.h</text:p>
          </table:table-cell>
          <table:table-cell table:number-columns-repeated="36"/>
          <table:table-cell office:value-type="string" calcext:value-type="string">
            <text:p>qcom_scm-32.c</text:p>
          </table:table-cell>
          <table:table-cell table:number-columns-repeated="25"/>
          <table:table-cell office:value-type="string" calcext:value-type="string">
            <text:p>gpio-bd9571mwv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belkin.c</text:p>
          </table:table-cell>
          <table:table-cell table:number-columns-repeated="38"/>
          <table:table-cell office:value-type="string" calcext:value-type="string">
            <text:p>i2c-cadence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j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digicolor.c</text:p>
          </table:table-cell>
          <table:table-cell table:number-columns-repeated="11"/>
          <table:table-cell office:value-type="string" calcext:value-type="string">
            <text:p>leds-88pm860x.c</text:p>
          </table:table-cell>
          <table:table-cell table:number-columns-repeated="29"/>
          <table:table-cell office:value-type="string" calcext:value-type="string">
            <text:p>dm-cache-policy-smq.c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spi.c</text:p>
          </table:table-cell>
          <table:table-cell table:number-columns-repeated="5"/>
          <table:table-cell office:value-type="string" calcext:value-type="string">
            <text:p>apds990x.c</text:p>
          </table:table-cell>
          <table:table-cell table:number-columns-repeated="5"/>
          <table:table-cell table:style-name="ce89"/>
          <table:table-cell office:value-type="string" calcext:value-type="string">
            <text:p>queue.c</text:p>
          </table:table-cell>
          <table:table-cell/>
          <table:table-cell table:style-name="Default" table:number-columns-repeated="4"/>
          <table:table-cell office:value-type="string" calcext:value-type="string">
            <text:p>denali_pci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st95hf/</text:p>
          </table:table-cell>
          <table:table-cell table:number-columns-repeated="35"/>
          <table:table-cell office:value-type="string" calcext:value-type="string">
            <text:p>resolver.c</text:p>
          </table:table-cell>
          <table:table-cell table:number-columns-repeated="47"/>
          <table:table-cell table:style-name="ce88" office:value-type="string" calcext:value-type="string">
            <text:p>sirf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reboot-mode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3943.c</text:p>
          </table:table-cell>
          <table:table-cell table:number-columns-repeated="41"/>
          <table:table-cell office:value-type="string" calcext:value-type="string">
            <text:p>rtc-bq32k.c</text:p>
          </table:table-cell>
          <table:table-cell table:number-columns-repeated="41"/>
          <table:table-cell table:style-name="ce88" office:value-type="string" calcext:value-type="string">
            <text:p>zte/</text:p>
          </table:table-cell>
          <table:table-cell table:number-columns-repeated="5"/>
          <table:table-cell office:value-type="string" calcext:value-type="string">
            <text:p>spi-butterfly.c</text:p>
          </table:table-cell>
          <table:table-cell table:number-columns-repeated="17"/>
          <table:table-cell table:style-name="ce88" office:value-type="string" calcext:value-type="string">
            <text:p>netlogic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powerclamp.c</text:p>
          </table:table-cell>
          <table:table-cell table:number-columns-repeated="11"/>
          <table:table-cell office:value-type="string" calcext:value-type="string">
            <text:p>n_r3964.c</text:p>
          </table:table-cell>
          <table:table-cell table:number-columns-repeated="11"/>
          <table:table-cell table:style-name="ce88" office:value-type="string" calcext:value-type="string">
            <text:p>usbip/</text:p>
          </table:table-cell>
          <table:table-cell table:number-columns-repeated="60"/>
          <table:table-cell office:value-type="string" calcext:value-type="string">
            <text:p>cadenc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io/</text:p>
          </table:table-cell>
          <table:table-cell table:number-columns-repeated="47"/>
          <table:table-cell office:value-type="string" calcext:value-type="string">
            <text:p>firmware.c</text:p>
          </table:table-cell>
          <table:table-cell table:number-columns-repeated="20"/>
          <table:table-cell table:style-name="ce108"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6"/>
          <table:table-cell table:style-name="ce88" office:value-type="string" calcext:value-type="string">
            <text:p>rockchip/</text:p>
          </table:table-cell>
          <table:table-cell table:number-columns-repeated="18"/>
          <table:table-cell office:value-type="string" calcext:value-type="string">
            <text:p>cpufreq_governor.h</text:p>
          </table:table-cell>
          <table:table-cell table:number-columns-repeated="4"/>
          <table:table-cell table:style-name="ce89"/>
          <table:table-cell office:value-type="string" calcext:value-type="string">
            <text:p>cpuidle.c</text:p>
          </table:table-cell>
          <table:table-cell table:number-columns-repeated="35"/>
          <table:table-cell office:value-type="string" calcext:value-type="string">
            <text:p>coh901318_lli.c</text:p>
          </table:table-cell>
          <table:table-cell table:number-columns-repeated="36"/>
          <table:table-cell office:value-type="string" calcext:value-type="string">
            <text:p>qcom_scm-64.c</text:p>
          </table:table-cell>
          <table:table-cell table:number-columns-repeated="25"/>
          <table:table-cell office:value-type="string" calcext:value-type="string">
            <text:p>gpio-brcmstb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betopff.c</text:p>
          </table:table-cell>
          <table:table-cell table:number-columns-repeated="38"/>
          <table:table-cell office:value-type="string" calcext:value-type="string">
            <text:p>i2c-cbus-gpi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idewind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dw-apb-ictl.c</text:p>
          </table:table-cell>
          <table:table-cell table:number-columns-repeated="11"/>
          <table:table-cell office:value-type="string" calcext:value-type="string">
            <text:p>leds-aat1290.c</text:p>
          </table:table-cell>
          <table:table-cell table:number-columns-repeated="29"/>
          <table:table-cell office:value-type="string" calcext:value-type="string">
            <text:p>dm-cache-policy.c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.h</text:p>
          </table:table-cell>
          <table:table-cell table:number-columns-repeated="5"/>
          <table:table-cell office:value-type="string" calcext:value-type="string">
            <text:p>aspeed-lpc-ctrl.c</text:p>
          </table:table-cell>
          <table:table-cell table:number-columns-repeated="6"/>
          <table:table-cell office:value-type="string" calcext:value-type="string">
            <text:p>queue.h</text:p>
          </table:table-cell>
          <table:table-cell/>
          <table:table-cell table:style-name="Default" table:number-columns-repeated="4"/>
          <table:table-cell office:value-type="string" calcext:value-type="string">
            <text:p>diskonchip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wima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5"/>
          <table:table-cell office:value-type="string" calcext:value-type="string">
            <text:p>unittest.c</text:p>
          </table:table-cell>
          <table:table-cell table:number-columns-repeated="47"/>
          <table:table-cell table:style-name="ce88" office:value-type="string" calcext:value-type="string">
            <text:p>spear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restart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c18xx-sct.c</text:p>
          </table:table-cell>
          <table:table-cell table:number-columns-repeated="41"/>
          <table:table-cell office:value-type="string" calcext:value-type="string">
            <text:p>rtc-bq4802.c</text:p>
          </table:table-cell>
          <table:table-cell table:number-columns-repeated="4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pi-cadence.c</text:p>
          </table:table-cell>
          <table:table-cell table:number-columns-repeated="17"/>
          <table:table-cell table:style-name="ce88" office:value-type="string" calcext:value-type="string">
            <text:p>nvec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quark_dts_thermal.c</text:p>
          </table:table-cell>
          <table:table-cell table:number-columns-repeated="11"/>
          <table:table-cell office:value-type="string" calcext:value-type="string">
            <text:p>n_tracerouter.c</text:p>
          </table:table-cell>
          <table:table-cell table:number-columns-repeated="11"/>
          <table:table-cell table:style-name="ce88" office:value-type="string" calcext:value-type="string">
            <text:p>wusbcore/</text:p>
          </table:table-cell>
          <table:table-cell table:number-columns-repeated="60"/>
          <table:table-cell office:value-type="string" calcext:value-type="string">
            <text:p>coh901327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dma/</text:p>
          </table:table-cell>
          <table:table-cell table:number-columns-repeated="47"/>
          <table:table-cell office:value-type="string" calcext:value-type="string">
            <text:p>firmware_class.c</text:p>
          </table:table-cell>
          <table:table-cell table:number-columns-repeated="20"/>
          <table:table-cell table:style-name="ce108"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6"/>
          <table:table-cell table:style-name="ce88" office:value-type="string" calcext:value-type="string">
            <text:p>samsung/</text:p>
          </table:table-cell>
          <table:table-cell table:number-columns-repeated="18"/>
          <table:table-cell office:value-type="string" calcext:value-type="string">
            <text:p>cpufreq_governor_attr_set.c</text:p>
          </table:table-cell>
          <table:table-cell table:number-columns-repeated="5"/>
          <table:table-cell office:value-type="string" calcext:value-type="string">
            <text:p>cpuidle.h</text:p>
          </table:table-cell>
          <table:table-cell table:number-columns-repeated="35"/>
          <table:table-cell office:value-type="string" calcext:value-type="string">
            <text:p>cppi41.c</text:p>
          </table:table-cell>
          <table:table-cell table:number-columns-repeated="36"/>
          <table:table-cell office:value-type="string" calcext:value-type="string">
            <text:p>qcom_scm.c</text:p>
          </table:table-cell>
          <table:table-cell table:number-columns-repeated="25"/>
          <table:table-cell office:value-type="string" calcext:value-type="string">
            <text:p>gpio-bt8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herry.c</text:p>
          </table:table-cell>
          <table:table-cell table:number-columns-repeated="38"/>
          <table:table-cell office:value-type="string" calcext:value-type="string">
            <text:p>i2c-cht-w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paceball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eznps.c</text:p>
          </table:table-cell>
          <table:table-cell table:number-columns-repeated="11"/>
          <table:table-cell office:value-type="string" calcext:value-type="string">
            <text:p>leds-adp5520.c</text:p>
          </table:table-cell>
          <table:table-cell table:number-columns-repeated="29"/>
          <table:table-cell office:value-type="string" calcext:value-type="string">
            <text:p>dm-cache-policy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s3711.c</text:p>
          </table:table-cell>
          <table:table-cell table:number-columns-repeated="5"/>
          <table:table-cell office:value-type="string" calcext:value-type="string">
            <text:p>aspeed-lpc-snoop.c</text:p>
          </table:table-cell>
          <table:table-cell table:number-columns-repeated="4"/>
          <table:table-cell table:style-name="ce87"/>
          <table:table-cell/>
          <table:table-cell office:value-type="string" calcext:value-type="string">
            <text:p>quirks.h</text:p>
          </table:table-cell>
          <table:table-cell/>
          <table:table-cell table:style-name="Default" table:number-columns-repeated="4"/>
          <table:table-cell office:value-type="string" calcext:value-type="string">
            <text:p>docg4.c</text:p>
          </table:table-cell>
          <table:table-cell/>
          <table:table-cell table:style-name="Default" table:number-columns-repeated="2"/>
          <table:table-cell table:number-columns-repeated="6"/>
          <table:table-cell table:style-name="ce112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3"/>
          <table:table-cell table:style-name="ce88" office:value-type="string" calcext:value-type="string">
            <text:p>sprd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rmobile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c32xx.c</text:p>
          </table:table-cell>
          <table:table-cell table:number-columns-repeated="41"/>
          <table:table-cell office:value-type="string" calcext:value-type="string">
            <text:p>rtc-brcmstb-waketimer.c</text:p>
          </table:table-cell>
          <table:table-cell table:number-columns-repeated="41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pi-cavium-octeon.c</text:p>
          </table:table-cell>
          <table:table-cell table:number-columns-repeated="17"/>
          <table:table-cell table:style-name="ce88" office:value-type="string" calcext:value-type="string">
            <text:p>octeon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soc_dts_iosf.c</text:p>
          </table:table-cell>
          <table:table-cell table:number-columns-repeated="11"/>
          <table:table-cell office:value-type="string" calcext:value-type="string">
            <text:p>n_tracesink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0"/>
          <table:table-cell office:value-type="string" calcext:value-type="string">
            <text:p>cpu5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dma-buf/</text:p>
          </table:table-cell>
          <table:table-cell table:number-columns-repeated="47"/>
          <table:table-cell office:value-type="string" calcext:value-type="string">
            <text:p>hypervisor.c</text:p>
          </table:table-cell>
          <table:table-cell table:number-columns-repeated="20"/>
          <table:table-cell table:style-name="Default" office:value-type="string" calcext:value-type="string">
            <text:p>btwilink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bcs.c</text:p>
          </table:table-cell>
          <table:table-cell table:number-columns-repeated="6"/>
          <table:table-cell table:style-name="ce88" office:value-type="string" calcext:value-type="string">
            <text:p>sirf/</text:p>
          </table:table-cell>
          <table:table-cell table:number-columns-repeated="18"/>
          <table:table-cell office:value-type="string" calcext:value-type="string">
            <text:p>cpufreq_ondemand.c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35"/>
          <table:table-cell office:value-type="string" calcext:value-type="string">
            <text:p>dma-axi-dmac.c</text:p>
          </table:table-cell>
          <table:table-cell table:number-columns-repeated="36"/>
          <table:table-cell office:value-type="string" calcext:value-type="string">
            <text:p>qcom_scm.h</text:p>
          </table:table-cell>
          <table:table-cell table:number-columns-repeated="25"/>
          <table:table-cell office:value-type="string" calcext:value-type="string">
            <text:p>gpio-clps711x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chicony.c</text:p>
          </table:table-cell>
          <table:table-cell table:number-columns-repeated="38"/>
          <table:table-cell office:value-type="string" calcext:value-type="string">
            <text:p>i2c-cpm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paceorb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ftintc010.c</text:p>
          </table:table-cell>
          <table:table-cell table:number-columns-repeated="11"/>
          <table:table-cell office:value-type="string" calcext:value-type="string">
            <text:p>leds-as3645a.c</text:p>
          </table:table-cell>
          <table:table-cell table:number-columns-repeated="29"/>
          <table:table-cell office:value-type="string" calcext:value-type="string">
            <text:p>dm-cache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s3722.c</text:p>
          </table:table-cell>
          <table:table-cell table:number-columns-repeated="5"/>
          <table:table-cell office:value-type="string" calcext:value-type="string">
            <text:p>atmel-ssc.c</text:p>
          </table:table-cell>
          <table:table-cell table:number-columns-repeated="5"/>
          <table:table-cell table:style-name="ce89"/>
          <table:table-cell office:value-type="string" calcext:value-type="string">
            <text:p>sd.c</text:p>
          </table:table-cell>
          <table:table-cell/>
          <table:table-cell table:style-name="Default" table:number-columns-repeated="4"/>
          <table:table-cell office:value-type="string" calcext:value-type="string">
            <text:p>fsl_elbc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xen-netback/</text:p>
          </table:table-cell>
          <table:table-cell table:number-columns-repeated="5"/>
          <table:table-cell office:value-type="string" calcext:value-type="string">
            <text:p>mei_phy.c</text:p>
          </table:table-cell>
          <table:table-cell table:number-columns-repeated="83"/>
          <table:table-cell table:style-name="ce88" office:value-type="string" calcext:value-type="string">
            <text:p>stm32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st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-pci.c</text:p>
          </table:table-cell>
          <table:table-cell table:number-columns-repeated="41"/>
          <table:table-cell office:value-type="string" calcext:value-type="string">
            <text:p>rtc-cmos.c</text:p>
          </table:table-cell>
          <table:table-cell table:number-columns-repeated="47"/>
          <table:table-cell office:value-type="string" calcext:value-type="string">
            <text:p>spi-cavium-thunderx.c</text:p>
          </table:table-cell>
          <table:table-cell table:number-columns-repeated="17"/>
          <table:table-cell table:style-name="ce88" office:value-type="string" calcext:value-type="string">
            <text:p>octeon-usb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soc_dts_iosf.h</text:p>
          </table:table-cell>
          <table:table-cell table:number-columns-repeated="11"/>
          <table:table-cell office:value-type="string" calcext:value-type="string">
            <text:p>n_tracesink.h</text:p>
          </table:table-cell>
          <table:table-cell table:number-columns-repeated="9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0"/>
          <table:table-cell office:value-type="string" calcext:value-type="string">
            <text:p>cp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dac/</text:p>
          </table:table-cell>
          <table:table-cell table:number-columns-repeated="47"/>
          <table:table-cell office:value-type="string" calcext:value-type="string">
            <text:p>init.c</text:p>
          </table:table-cell>
          <table:table-cell table:number-columns-repeated="20"/>
          <table:table-cell table:style-name="Default" office:value-type="string" calcext:value-type="string">
            <text:p>dtl1_cs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bcs.h</text:p>
          </table:table-cell>
          <table:table-cell table:number-columns-repeated="6"/>
          <table:table-cell table:style-name="ce88" office:value-type="string" calcext:value-type="string">
            <text:p>socfpga/</text:p>
          </table:table-cell>
          <table:table-cell table:number-columns-repeated="18"/>
          <table:table-cell office:value-type="string" calcext:value-type="string">
            <text:p>cpufreq_ondemand.h</text:p>
          </table:table-cell>
          <table:table-cell table:number-columns-repeated="5"/>
          <table:table-cell office:value-type="string" calcext:value-type="string">
            <text:p>dt_idle_states.c</text:p>
          </table:table-cell>
          <table:table-cell table:number-columns-repeated="35"/>
          <table:table-cell office:value-type="string" calcext:value-type="string">
            <text:p>dma-jz4740.c</text:p>
          </table:table-cell>
          <table:table-cell table:number-columns-repeated="36"/>
          <table:table-cell office:value-type="string" calcext:value-type="string">
            <text:p>qemu_fw_cfg.c</text:p>
          </table:table-cell>
          <table:table-cell table:number-columns-repeated="25"/>
          <table:table-cell office:value-type="string" calcext:value-type="string">
            <text:p>gpio-crystalcove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cmedia.c</text:p>
          </table:table-cell>
          <table:table-cell table:number-columns-repeated="38"/>
          <table:table-cell office:value-type="string" calcext:value-type="string">
            <text:p>i2c-cros-ec-tunnel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ting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common.c</text:p>
          </table:table-cell>
          <table:table-cell table:number-columns-repeated="11"/>
          <table:table-cell office:value-type="string" calcext:value-type="string">
            <text:p>leds-asic3.c</text:p>
          </table:table-cell>
          <table:table-cell table:number-columns-repeated="29"/>
          <table:table-cell office:value-type="string" calcext:value-type="string">
            <text:p>dm-core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sic3.c</text:p>
          </table:table-cell>
          <table:table-cell table:number-columns-repeated="5"/>
          <table:table-cell office:value-type="string" calcext:value-type="string">
            <text:p>atmel_tclib.c</text:p>
          </table:table-cell>
          <table:table-cell table:number-columns-repeated="6"/>
          <table:table-cell office:value-type="string" calcext:value-type="string">
            <text:p>sd.h</text:p>
          </table:table-cell>
          <table:table-cell/>
          <table:table-cell table:style-name="Default" table:number-columns-repeated="4"/>
          <table:table-cell office:value-type="string" calcext:value-type="string">
            <text:p>fsl_ifc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ei_phy.h</text:p>
          </table:table-cell>
          <table:table-cell table:number-columns-repeated="83"/>
          <table:table-cell table:style-name="ce88" office:value-type="string" calcext:value-type="string">
            <text:p>sunxi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syscon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-platform.c</text:p>
          </table:table-cell>
          <table:table-cell table:number-columns-repeated="41"/>
          <table:table-cell office:value-type="string" calcext:value-type="string">
            <text:p>rtc-coh901331.c</text:p>
          </table:table-cell>
          <table:table-cell table:number-columns-repeated="47"/>
          <table:table-cell office:value-type="string" calcext:value-type="string">
            <text:p>spi-cavium.c</text:p>
          </table:table-cell>
          <table:table-cell table:number-columns-repeated="17"/>
          <table:table-cell table:style-name="ce88" office:value-type="string" calcext:value-type="string">
            <text:p>olpc_dcon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intel_soc_dts_thermal.c</text:p>
          </table:table-cell>
          <table:table-cell table:number-columns-repeated="11"/>
          <table:table-cell office:value-type="string" calcext:value-type="string">
            <text:p>n_tty.c</text:p>
          </table:table-cell>
          <table:table-cell table:number-columns-repeated="11"/>
          <table:table-cell office:value-type="string" calcext:value-type="string">
            <text:p>README</text:p>
          </table:table-cell>
          <table:table-cell table:number-columns-repeated="60"/>
          <table:table-cell office:value-type="string" calcext:value-type="string">
            <text:p>da905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isa/</text:p>
          </table:table-cell>
          <table:table-cell table:number-columns-repeated="47"/>
          <table:table-cell office:value-type="string" calcext:value-type="string">
            <text:p>isa.c</text:p>
          </table:table-cell>
          <table:table-cell table:number-columns-repeated="20"/>
          <table:table-cell table:style-name="Default" office:value-type="string" calcext:value-type="string">
            <text:p>hci_ag6xx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em.c</text:p>
          </table:table-cell>
          <table:table-cell table:number-columns-repeated="6"/>
          <table:table-cell table:style-name="ce88" office:value-type="string" calcext:value-type="string">
            <text:p>spear/</text:p>
          </table:table-cell>
          <table:table-cell table:number-columns-repeated="18"/>
          <table:table-cell office:value-type="string" calcext:value-type="string">
            <text:p>cpufreq_performance.c</text:p>
          </table:table-cell>
          <table:table-cell table:number-columns-repeated="5"/>
          <table:table-cell office:value-type="string" calcext:value-type="string">
            <text:p>dt_idle_states.h</text:p>
          </table:table-cell>
          <table:table-cell table:number-columns-repeated="35"/>
          <table:table-cell office:value-type="string" calcext:value-type="string">
            <text:p>dma-jz4780.c</text:p>
          </table:table-cell>
          <table:table-cell table:number-columns-repeated="34"/>
          <table:table-cell table:style-name="ce112"/>
          <table:table-cell/>
          <table:table-cell office:value-type="string" calcext:value-type="string">
            <text:p>raspberrypi.c</text:p>
          </table:table-cell>
          <table:table-cell table:number-columns-repeated="25"/>
          <table:table-cell office:value-type="string" calcext:value-type="string">
            <text:p>gpio-cs553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ore.c</text:p>
          </table:table-cell>
          <table:table-cell table:number-columns-repeated="38"/>
          <table:table-cell office:value-type="string" calcext:value-type="string">
            <text:p>i2c-davinc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mdc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common.h</text:p>
          </table:table-cell>
          <table:table-cell table:number-columns-repeated="11"/>
          <table:table-cell office:value-type="string" calcext:value-type="string">
            <text:p>leds-bcm6328.c</text:p>
          </table:table-cell>
          <table:table-cell table:number-columns-repeated="29"/>
          <table:table-cell office:value-type="string" calcext:value-type="string">
            <text:p>dm-cryp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flexcom.c</text:p>
          </table:table-cell>
          <table:table-cell table:number-columns-repeated="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_smi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sd_ops.c</text:p>
          </table:table-cell>
          <table:table-cell/>
          <table:table-cell table:style-name="Default" table:number-columns-repeated="4"/>
          <table:table-cell office:value-type="string" calcext:value-type="string">
            <text:p>fsl_upm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ICENSE.SRC</text:p>
          </table:table-cell>
          <table:table-cell table:number-columns-repeated="5"/>
          <table:table-cell office:value-type="string" calcext:value-type="string">
            <text:p>nfcsim.c</text:p>
          </table:table-cell>
          <table:table-cell table:number-columns-repeated="83"/>
          <table:table-cell table:style-name="ce88" office:value-type="string" calcext:value-type="string">
            <text:p>tegra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syscon-reboot-mode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.c</text:p>
          </table:table-cell>
          <table:table-cell table:number-columns-repeated="41"/>
          <table:table-cell office:value-type="string" calcext:value-type="string">
            <text:p>rtc-core.h</text:p>
          </table:table-cell>
          <table:table-cell table:number-columns-repeated="47"/>
          <table:table-cell office:value-type="string" calcext:value-type="string">
            <text:p>spi-cavium.h</text:p>
          </table:table-cell>
          <table:table-cell table:number-columns-repeated="17"/>
          <table:table-cell table:style-name="ce88" office:value-type="string" calcext:value-type="string">
            <text:p>pi433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kirkwood_thermal.c</text:p>
          </table:table-cell>
          <table:table-cell table:number-columns-repeated="11"/>
          <table:table-cell office:value-type="string" calcext:value-type="string">
            <text:p>nozomi.c</text:p>
          </table:table-cell>
          <table:table-cell table:number-columns-repeated="11"/>
          <table:table-cell office:value-type="string" calcext:value-type="string">
            <text:p>usb-skeleton.c</text:p>
          </table:table-cell>
          <table:table-cell table:number-columns-repeated="60"/>
          <table:table-cell office:value-type="string" calcext:value-type="string">
            <text:p>da9055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xtcon/</text:p>
          </table:table-cell>
          <table:table-cell table:number-columns-repeated="47"/>
          <table:table-cell office:value-type="string" calcext:value-type="string">
            <text:p>map.c</text:p>
          </table:table-cell>
          <table:table-cell table:number-columns-repeated="20"/>
          <table:table-cell table:style-name="Default" office:value-type="string" calcext:value-type="string">
            <text:p>hci_ath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isc.c</text:p>
          </table:table-cell>
          <table:table-cell table:number-columns-repeated="6"/>
          <table:table-cell table:style-name="ce88" office:value-type="string" calcext:value-type="string">
            <text:p>st/</text:p>
          </table:table-cell>
          <table:table-cell table:number-columns-repeated="18"/>
          <table:table-cell office:value-type="string" calcext:value-type="string">
            <text:p>cpufreq_powersave.c</text:p>
          </table:table-cell>
          <table:table-cell table:number-columns-repeated="5"/>
          <table:table-cell office:value-type="string" calcext:value-type="string">
            <text:p>governor.c</text:p>
          </table:table-cell>
          <table:table-cell table:number-columns-repeated="35"/>
          <table:table-cell office:value-type="string" calcext:value-type="string">
            <text:p>dmaengine.c</text:p>
          </table:table-cell>
          <table:table-cell table:number-columns-repeated="36"/>
          <table:table-cell office:value-type="string" calcext:value-type="string">
            <text:p>scpi_pm_domain.c</text:p>
          </table:table-cell>
          <table:table-cell table:number-columns-repeated="25"/>
          <table:table-cell office:value-type="string" calcext:value-type="string">
            <text:p>gpio-da9052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orsair.c</text:p>
          </table:table-cell>
          <table:table-cell table:number-columns-repeated="38"/>
          <table:table-cell office:value-type="string" calcext:value-type="string">
            <text:p>i2c-designware-baytrail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urbografx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pm.c</text:p>
          </table:table-cell>
          <table:table-cell table:number-columns-repeated="11"/>
          <table:table-cell office:value-type="string" calcext:value-type="string">
            <text:p>leds-bcm6358.c</text:p>
          </table:table-cell>
          <table:table-cell table:number-columns-repeated="29"/>
          <table:table-cell office:value-type="string" calcext:value-type="string">
            <text:p>dm-dela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hlcdc.c</text:p>
          </table:table-cell>
          <table:table-cell table:number-columns-repeated="5"/>
          <table:table-cell office:value-type="string" calcext:value-type="string">
            <text:p>bh1770glc.c</text:p>
          </table:table-cell>
          <table:table-cell table:number-columns-repeated="6"/>
          <table:table-cell office:value-type="string" calcext:value-type="string">
            <text:p>sd_ops.h</text:p>
          </table:table-cell>
          <table:table-cell/>
          <table:table-cell table:style-name="Default" table:number-columns-repeated="4"/>
          <table:table-cell office:value-type="string" calcext:value-type="string">
            <text:p>fsmc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ort100.c</text:p>
          </table:table-cell>
          <table:table-cell table:number-columns-repeated="83"/>
          <table:table-cell table:style-name="ce88" office:value-type="string" calcext:value-type="string">
            <text:p>ti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syscon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.h</text:p>
          </table:table-cell>
          <table:table-cell table:number-columns-repeated="41"/>
          <table:table-cell office:value-type="string" calcext:value-type="string">
            <text:p>rtc-cpcap.c</text:p>
          </table:table-cell>
          <table:table-cell table:number-columns-repeated="47"/>
          <table:table-cell office:value-type="string" calcext:value-type="string">
            <text:p>spi-clps711x.c</text:p>
          </table:table-cell>
          <table:table-cell table:number-columns-repeated="17"/>
          <table:table-cell table:style-name="ce88" office:value-type="string" calcext:value-type="string">
            <text:p>rtl8188eu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max77620_thermal.c</text:p>
          </table:table-cell>
          <table:table-cell table:number-columns-repeated="11"/>
          <table:table-cell office:value-type="string" calcext:value-type="string">
            <text:p>pty.c</text:p>
          </table:table-cell>
          <table:table-cell table:number-columns-repeated="72"/>
          <table:table-cell office:value-type="string" calcext:value-type="string">
            <text:p>da906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irewire/</text:p>
          </table:table-cell>
          <table:table-cell table:number-columns-repeated="47"/>
          <table:table-cell office:value-type="string" calcext:value-type="string">
            <text:p>memory.c</text:p>
          </table:table-cell>
          <table:table-cell table:number-columns-repeated="20"/>
          <table:table-cell table:style-name="Default" office:value-type="string" calcext:value-type="string">
            <text:p>hci_bcm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spec.c</text:p>
          </table:table-cell>
          <table:table-cell table:number-columns-repeated="6"/>
          <table:table-cell table:style-name="ce88" office:value-type="string" calcext:value-type="string">
            <text:p>sunxi/</text:p>
          </table:table-cell>
          <table:table-cell table:number-columns-repeated="18"/>
          <table:table-cell office:value-type="string" calcext:value-type="string">
            <text:p>cpufreq_stats.c</text:p>
          </table:table-cell>
          <table:table-cell table:number-columns-repeated="5"/>
          <table:table-cell office:value-type="string" calcext:value-type="string">
            <text:p>poll_state.c</text:p>
          </table:table-cell>
          <table:table-cell table:number-columns-repeated="35"/>
          <table:table-cell office:value-type="string" calcext:value-type="string">
            <text:p>dmaengine.h</text:p>
          </table:table-cell>
          <table:table-cell table:number-columns-repeated="36"/>
          <table:table-cell office:value-type="string" calcext:value-type="string">
            <text:p>ti_sci.c</text:p>
          </table:table-cell>
          <table:table-cell table:number-columns-repeated="25"/>
          <table:table-cell office:value-type="string" calcext:value-type="string">
            <text:p>gpio-da905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p2112.c</text:p>
          </table:table-cell>
          <table:table-cell table:number-columns-repeated="38"/>
          <table:table-cell office:value-type="string" calcext:value-type="string">
            <text:p>i2c-designware-common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widjoy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realview.c</text:p>
          </table:table-cell>
          <table:table-cell table:number-columns-repeated="11"/>
          <table:table-cell office:value-type="string" calcext:value-type="string">
            <text:p>leds-bd2802.c</text:p>
          </table:table-cell>
          <table:table-cell table:number-columns-repeated="29"/>
          <table:table-cell office:value-type="string" calcext:value-type="string">
            <text:p>dm-era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smc.c</text:p>
          </table:table-cell>
          <table:table-cell table:number-columns-repeated="5"/>
          <table:table-cell office:value-type="string" calcext:value-type="string">
            <text:p>cs5535-mfgpt.c</text:p>
          </table:table-cell>
          <table:table-cell table:number-columns-repeated="5"/>
          <table:table-cell table:style-name="ce89"/>
          <table:table-cell office:value-type="string" calcext:value-type="string">
            <text:p>sdio.c</text:p>
          </table:table-cell>
          <table:table-cell/>
          <table:table-cell table:style-name="Default" table:number-columns-repeated="4"/>
          <table:table-cell office:value-type="string" calcext:value-type="string">
            <text:p>gpio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Space.c</text:p>
          </table:table-cell>
          <table:table-cell table:number-columns-repeated="5"/>
          <table:table-cell office:value-type="string" calcext:value-type="string">
            <text:p>trf7970a.c</text:p>
          </table:table-cell>
          <table:table-cell table:number-columns-repeated="83"/>
          <table:table-cell table:style-name="ce88" office:value-type="string" calcext:value-type="string">
            <text:p>uniphier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vexpress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ediatek.c</text:p>
          </table:table-cell>
          <table:table-cell table:number-columns-repeated="41"/>
          <table:table-cell office:value-type="string" calcext:value-type="string">
            <text:p>rtc-da9052.c</text:p>
          </table:table-cell>
          <table:table-cell table:number-columns-repeated="47"/>
          <table:table-cell office:value-type="string" calcext:value-type="string">
            <text:p>spi-coldfire-qspi.c</text:p>
          </table:table-cell>
          <table:table-cell table:number-columns-repeated="17"/>
          <table:table-cell table:style-name="ce88" office:value-type="string" calcext:value-type="string">
            <text:p>rtl8192e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mtk_thermal.c</text:p>
          </table:table-cell>
          <table:table-cell table:number-columns-repeated="11"/>
          <table:table-cell office:value-type="string" calcext:value-type="string">
            <text:p>rocket.c</text:p>
          </table:table-cell>
          <table:table-cell table:number-columns-repeated="72"/>
          <table:table-cell office:value-type="string" calcext:value-type="string">
            <text:p>da9063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firmware/</text:p>
          </table:table-cell>
          <table:table-cell table:number-columns-repeated="47"/>
          <table:table-cell office:value-type="string" calcext:value-type="string">
            <text:p>module.c</text:p>
          </table:table-cell>
          <table:table-cell table:number-columns-repeated="20"/>
          <table:table-cell table:style-name="Default" office:value-type="string" calcext:value-type="string">
            <text:p>hci_bcsp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6"/>
          <table:table-cell table:style-name="ce88" office:value-type="string" calcext:value-type="string">
            <text:p>sunxi-ng/</text:p>
          </table:table-cell>
          <table:table-cell table:number-columns-repeated="18"/>
          <table:table-cell office:value-type="string" calcext:value-type="string">
            <text:p>cpufreq_userspace.c</text:p>
          </table:table-cell>
          <table:table-cell table:number-columns-repeated="5"/>
          <table:table-cell office:value-type="string" calcext:value-type="string">
            <text:p>sysfs.c</text:p>
          </table:table-cell>
          <table:table-cell table:number-columns-repeated="35"/>
          <table:table-cell office:value-type="string" calcext:value-type="string">
            <text:p>dmatest.c</text:p>
          </table:table-cell>
          <table:table-cell table:number-columns-repeated="36"/>
          <table:table-cell office:value-type="string" calcext:value-type="string">
            <text:p>ti_sci.h</text:p>
          </table:table-cell>
          <table:table-cell table:number-columns-repeated="25"/>
          <table:table-cell office:value-type="string" calcext:value-type="string">
            <text:p>gpio-davinci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ypress.c</text:p>
          </table:table-cell>
          <table:table-cell table:number-columns-repeated="38"/>
          <table:table-cell office:value-type="string" calcext:value-type="string">
            <text:p>i2c-designware-core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walkera0701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2m.c</text:p>
          </table:table-cell>
          <table:table-cell table:number-columns-repeated="11"/>
          <table:table-cell office:value-type="string" calcext:value-type="string">
            <text:p>leds-blinkm.c</text:p>
          </table:table-cell>
          <table:table-cell table:number-columns-repeated="29"/>
          <table:table-cell office:value-type="string" calcext:value-type="string">
            <text:p>dm-exception-stor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-i2c.c</text:p>
          </table:table-cell>
          <table:table-cell table:number-columns-repeated="5"/>
          <table:table-cell office:value-type="string" calcext:value-type="string">
            <text:p>ds1682.c</text:p>
          </table:table-cell>
          <table:table-cell table:number-columns-repeated="5"/>
          <table:table-cell table:style-name="ce89"/>
          <table:table-cell office:value-type="string" calcext:value-type="string">
            <text:p>sdio_bus.c</text:p>
          </table:table-cell>
          <table:table-cell/>
          <table:table-cell table:style-name="Default" table:number-columns-repeated="4"/>
          <table:table-cell office:value-type="string" calcext:value-type="string">
            <text:p>hisi504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dummy.c</text:p>
          </table:table-cell>
          <table:table-cell table:number-columns-repeated="89"/>
          <table:table-cell table:style-name="ce88" office:value-type="string" calcext:value-type="string">
            <text:p>vt8500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xgene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eson.c</text:p>
          </table:table-cell>
          <table:table-cell table:number-columns-repeated="41"/>
          <table:table-cell office:value-type="string" calcext:value-type="string">
            <text:p>rtc-da9055.c</text:p>
          </table:table-cell>
          <table:table-cell table:number-columns-repeated="47"/>
          <table:table-cell office:value-type="string" calcext:value-type="string">
            <text:p>spi-davinci.c</text:p>
          </table:table-cell>
          <table:table-cell table:number-columns-repeated="17"/>
          <table:table-cell table:style-name="ce88" office:value-type="string" calcext:value-type="string">
            <text:p>rtl8192u/</text:p>
          </table:table-cell>
          <table:table-cell table:number-columns-repeated="24"/>
          <table:table-cell office:value-type="string" calcext:value-type="string">
            <text:p>of-thermal.c</text:p>
          </table:table-cell>
          <table:table-cell table:number-columns-repeated="11"/>
          <table:table-cell office:value-type="string" calcext:value-type="string">
            <text:p>rocket.h</text:p>
          </table:table-cell>
          <table:table-cell table:number-columns-repeated="72"/>
          <table:table-cell office:value-type="string" calcext:value-type="string">
            <text:p>davinc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mc/</text:p>
          </table:table-cell>
          <table:table-cell table:number-columns-repeated="47"/>
          <table:table-cell office:value-type="string" calcext:value-type="string">
            <text:p>node.c</text:p>
          </table:table-cell>
          <table:table-cell table:number-columns-repeated="20"/>
          <table:table-cell table:style-name="Default" office:value-type="string" calcext:value-type="string">
            <text:p>hci_h4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vram.c</text:p>
          </table:table-cell>
          <table:table-cell table:number-columns-repeated="6"/>
          <table:table-cell table:style-name="ce88" office:value-type="string" calcext:value-type="string">
            <text:p>tegra/</text:p>
          </table:table-cell>
          <table:table-cell table:number-columns-repeated="18"/>
          <table:table-cell office:value-type="string" calcext:value-type="string">
            <text:p>cris-artpec3-cpufreq.c</text:p>
          </table:table-cell>
          <table:table-cell table:number-columns-repeated="41"/>
          <table:table-cell office:value-type="string" calcext:value-type="string">
            <text:p>edma.c</text:p>
          </table:table-cell>
          <table:table-cell table:number-columns-repeated="62"/>
          <table:table-cell office:value-type="string" calcext:value-type="string">
            <text:p>gpio-dln2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debug.c</text:p>
          </table:table-cell>
          <table:table-cell table:number-columns-repeated="38"/>
          <table:table-cell office:value-type="string" calcext:value-type="string">
            <text:p>i2c-designware-mast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warrio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-pci-msi.c</text:p>
          </table:table-cell>
          <table:table-cell table:number-columns-repeated="11"/>
          <table:table-cell office:value-type="string" calcext:value-type="string">
            <text:p>leds-clevo-mail.c</text:p>
          </table:table-cell>
          <table:table-cell table:number-columns-repeated="29"/>
          <table:table-cell office:value-type="string" calcext:value-type="string">
            <text:p>dm-exception-store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-rsb.c</text:p>
          </table:table-cell>
          <table:table-cell table:number-columns-repeated="5"/>
          <table:table-cell office:value-type="string" calcext:value-type="string">
            <text:p>dummy-irq.c</text:p>
          </table:table-cell>
          <table:table-cell table:number-columns-repeated="6"/>
          <table:table-cell office:value-type="string" calcext:value-type="string">
            <text:p>sdio_bus.h</text:p>
          </table:table-cell>
          <table:table-cell/>
          <table:table-cell table:style-name="Default" table:number-columns-repeated="4"/>
          <table:table-cell office:value-type="string" calcext:value-type="string">
            <text:p>jz4740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eql.c</text:p>
          </table:table-cell>
          <table:table-cell table:number-columns-repeated="89"/>
          <table:table-cell table:style-name="ce88" office:value-type="string" calcext:value-type="string">
            <text:p>zte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zx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tk-disp.c</text:p>
          </table:table-cell>
          <table:table-cell table:number-columns-repeated="41"/>
          <table:table-cell office:value-type="string" calcext:value-type="string">
            <text:p>rtc-da9063.c</text:p>
          </table:table-cell>
          <table:table-cell table:number-columns-repeated="47"/>
          <table:table-cell office:value-type="string" calcext:value-type="string">
            <text:p>spi-dln2.c</text:p>
          </table:table-cell>
          <table:table-cell table:number-columns-repeated="17"/>
          <table:table-cell table:style-name="ce88" office:value-type="string" calcext:value-type="string">
            <text:p>rtl8712/</text:p>
          </table:table-cell>
          <table:table-cell table:number-columns-repeated="24"/>
          <table:table-cell office:value-type="string" calcext:value-type="string">
            <text:p>power_allocator.c</text:p>
          </table:table-cell>
          <table:table-cell table:number-columns-repeated="11"/>
          <table:table-cell office:value-type="string" calcext:value-type="string">
            <text:p>rocket_int.h</text:p>
          </table:table-cell>
          <table:table-cell table:number-columns-repeated="72"/>
          <table:table-cell office:value-type="string" calcext:value-type="string">
            <text:p>diag28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pga/</text:p>
          </table:table-cell>
          <table:table-cell table:number-columns-repeated="47"/>
          <table:table-cell office:value-type="string" calcext:value-type="string">
            <text:p>pinctrl.c</text:p>
          </table:table-cell>
          <table:table-cell table:number-columns-repeated="18"/>
          <table:table-cell table:style-name="ce112"/>
          <table:table-cell/>
          <table:table-cell table:style-name="Default" office:value-type="string" calcext:value-type="string">
            <text:p>hci_h5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6"/>
          <table:table-cell table:style-name="ce88" office:value-type="string" calcext:value-type="string">
            <text:p>ti/</text:p>
          </table:table-cell>
          <table:table-cell table:number-columns-repeated="18"/>
          <table:table-cell office:value-type="string" calcext:value-type="string">
            <text:p>cris-etraxfs-cpufreq.c</text:p>
          </table:table-cell>
          <table:table-cell table:number-columns-repeated="41"/>
          <table:table-cell office:value-type="string" calcext:value-type="string">
            <text:p>ep93xx_dma.c</text:p>
          </table:table-cell>
          <table:table-cell table:number-columns-repeated="62"/>
          <table:table-cell office:value-type="string" calcext:value-type="string">
            <text:p>gpio-dwapb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dr.c</text:p>
          </table:table-cell>
          <table:table-cell table:number-columns-repeated="38"/>
          <table:table-cell office:value-type="string" calcext:value-type="string">
            <text:p>i2c-designware-pci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x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-platform-msi.c</text:p>
          </table:table-cell>
          <table:table-cell table:number-columns-repeated="11"/>
          <table:table-cell office:value-type="string" calcext:value-type="string">
            <text:p>leds-cobalt-qube.c</text:p>
          </table:table-cell>
          <table:table-cell table:number-columns-repeated="29"/>
          <table:table-cell office:value-type="string" calcext:value-type="string">
            <text:p>dm-flake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.c</text:p>
          </table:table-cell>
          <table:table-cell table:number-columns-repeated="5"/>
          <table:table-cell office:value-type="string" calcext:value-type="string">
            <text:p>enclosure.c</text:p>
          </table:table-cell>
          <table:table-cell table:number-columns-repeated="6"/>
          <table:table-cell office:value-type="string" calcext:value-type="string">
            <text:p>sdio_cis.c</text:p>
          </table:table-cell>
          <table:table-cell/>
          <table:table-cell table:style-name="Default" table:number-columns-repeated="4"/>
          <table:table-cell office:value-type="string" calcext:value-type="string">
            <text:p>jz4780_bch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geneve.c</text:p>
          </table:table-cell>
          <table:table-cell table:number-columns-repeated="89"/>
          <table:table-cell office:value-type="string" calcext:value-type="string">
            <text:p>Kconfig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ce89"/>
          <table:table-cell table:style-name="ce88" office:value-type="string" calcext:value-type="string">
            <text:p>supply/</text:p>
          </table:table-cell>
          <table:table-cell table:number-columns-repeated="2"/>
          <table:table-cell table:style-name="Default"/>
          <table:table-cell table:number-columns-repeated="26"/>
          <table:table-cell office:value-type="string" calcext:value-type="string">
            <text:p>pwm-mxs.c</text:p>
          </table:table-cell>
          <table:table-cell table:number-columns-repeated="41"/>
          <table:table-cell office:value-type="string" calcext:value-type="string">
            <text:p>rtc-davinci.c</text:p>
          </table:table-cell>
          <table:table-cell table:number-columns-repeated="47"/>
          <table:table-cell office:value-type="string" calcext:value-type="string">
            <text:p>spi-dw-mid.c</text:p>
          </table:table-cell>
          <table:table-cell table:number-columns-repeated="17"/>
          <table:table-cell table:style-name="ce88" office:value-type="string" calcext:value-type="string">
            <text:p>rtl8723bs/</text:p>
          </table:table-cell>
          <table:table-cell table:number-columns-repeated="24"/>
          <table:table-cell office:value-type="string" calcext:value-type="string">
            <text:p>qcom-spmi-temp-alarm.c</text:p>
          </table:table-cell>
          <table:table-cell table:number-columns-repeated="11"/>
          <table:table-cell office:value-type="string" calcext:value-type="string">
            <text:p>synclink.c</text:p>
          </table:table-cell>
          <table:table-cell table:number-columns-repeated="72"/>
          <table:table-cell office:value-type="string" calcext:value-type="string">
            <text:p>digicolor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si/</text:p>
          </table:table-cell>
          <table:table-cell table:number-columns-repeated="47"/>
          <table:table-cell office:value-type="string" calcext:value-type="string">
            <text:p>platform-msi.c</text:p>
          </table:table-cell>
          <table:table-cell table:number-columns-repeated="20"/>
          <table:table-cell table:style-name="Default" office:value-type="string" calcext:value-type="string">
            <text:p>hci_inte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6"/>
          <table:table-cell table:style-name="ce88" office:value-type="string" calcext:value-type="string">
            <text:p>uniphier/</text:p>
          </table:table-cell>
          <table:table-cell table:number-columns-repeated="18"/>
          <table:table-cell office:value-type="string" calcext:value-type="string">
            <text:p>davinci-cpufreq.c</text:p>
          </table:table-cell>
          <table:table-cell table:number-columns-repeated="41"/>
          <table:table-cell office:value-type="string" calcext:value-type="string">
            <text:p>fsl-edma.c</text:p>
          </table:table-cell>
          <table:table-cell table:number-columns-repeated="62"/>
          <table:table-cell office:value-type="string" calcext:value-type="string">
            <text:p>gpio-em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lecom.c</text:p>
          </table:table-cell>
          <table:table-cell table:number-columns-repeated="38"/>
          <table:table-cell office:value-type="string" calcext:value-type="string">
            <text:p>i2c-designware-plat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zhenhu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.c</text:p>
          </table:table-cell>
          <table:table-cell table:number-columns-repeated="11"/>
          <table:table-cell office:value-type="string" calcext:value-type="string">
            <text:p>leds-cobalt-raq.c</text:p>
          </table:table-cell>
          <table:table-cell table:number-columns-repeated="29"/>
          <table:table-cell office:value-type="string" calcext:value-type="string">
            <text:p>dm-integrit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bcm590xx.c</text:p>
          </table:table-cell>
          <table:table-cell table:number-columns-repeated="5"/>
          <table:table-cell office:value-type="string" calcext:value-type="string">
            <text:p>fsa9480.c</text:p>
          </table:table-cell>
          <table:table-cell table:number-columns-repeated="6"/>
          <table:table-cell office:value-type="string" calcext:value-type="string">
            <text:p>sdio_cis.h</text:p>
          </table:table-cell>
          <table:table-cell/>
          <table:table-cell table:style-name="Default" table:number-columns-repeated="4"/>
          <table:table-cell office:value-type="string" calcext:value-type="string">
            <text:p>jz4780_bch.h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gtp.c</text:p>
          </table:table-cell>
          <table:table-cell table:number-columns-repeated="89"/>
          <table:table-cell office:value-type="string" calcext:value-type="string">
            <text:p>Makefile</text:p>
          </table:table-cell>
          <table:table-cell table:number-columns-repeated="11"/>
          <table:table-cell table:style-name="Default" table:number-columns-repeated="7"/>
          <table:table-cell office:value-type="string" calcext:value-type="string">
            <text:p>88pm860x_battery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omap-dmtimer.c</text:p>
          </table:table-cell>
          <table:table-cell table:number-columns-repeated="41"/>
          <table:table-cell office:value-type="string" calcext:value-type="string">
            <text:p>rtc-dev.c</text:p>
          </table:table-cell>
          <table:table-cell table:number-columns-repeated="47"/>
          <table:table-cell office:value-type="string" calcext:value-type="string">
            <text:p>spi-dw-mmio.c</text:p>
          </table:table-cell>
          <table:table-cell table:number-columns-repeated="17"/>
          <table:table-cell table:style-name="ce88" office:value-type="string" calcext:value-type="string">
            <text:p>rtlwifi/</text:p>
          </table:table-cell>
          <table:table-cell table:number-columns-repeated="24"/>
          <table:table-cell office:value-type="string" calcext:value-type="string">
            <text:p>qoriq_thermal.c</text:p>
          </table:table-cell>
          <table:table-cell table:number-columns-repeated="11"/>
          <table:table-cell office:value-type="string" calcext:value-type="string">
            <text:p>synclink_gt.c</text:p>
          </table:table-cell>
          <table:table-cell table:number-columns-repeated="72"/>
          <table:table-cell office:value-type="string" calcext:value-type="string">
            <text:p>dw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gpio/</text:p>
          </table:table-cell>
          <table:table-cell table:number-columns-repeated="47"/>
          <table:table-cell office:value-type="string" calcext:value-type="string">
            <text:p>platform.c</text:p>
          </table:table-cell>
          <table:table-cell table:number-columns-repeated="20"/>
          <table:table-cell table:style-name="Default" office:value-type="string" calcext:value-type="string">
            <text:p>hci_ldisc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6"/>
          <table:table-cell table:style-name="ce88" office:value-type="string" calcext:value-type="string">
            <text:p>ux500/</text:p>
          </table:table-cell>
          <table:table-cell table:number-columns-repeated="18"/>
          <table:table-cell office:value-type="string" calcext:value-type="string">
            <text:p>e_powersaver.c</text:p>
          </table:table-cell>
          <table:table-cell table:number-columns-repeated="41"/>
          <table:table-cell office:value-type="string" calcext:value-type="string">
            <text:p>fsl_raid.c</text:p>
          </table:table-cell>
          <table:table-cell table:number-columns-repeated="62"/>
          <table:table-cell office:value-type="string" calcext:value-type="string">
            <text:p>gpio-ep93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lo.c</text:p>
          </table:table-cell>
          <table:table-cell table:number-columns-repeated="38"/>
          <table:table-cell office:value-type="string" calcext:value-type="string">
            <text:p>i2c-designware-slave.c</text:p>
          </table:table-cell>
          <table:table-cell/>
          <table:table-cell table:style-name="Default"/>
          <table:table-cell table:number-columns-repeated="25"/>
          <table:table-cell table:style-name="ce89"/>
          <table:table-cell table:style-name="ce88" office:value-type="string" calcext:value-type="string">
            <text:p>keyboard/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irq-gic-v3.c</text:p>
          </table:table-cell>
          <table:table-cell table:number-columns-repeated="11"/>
          <table:table-cell office:value-type="string" calcext:value-type="string">
            <text:p>leds-cpcap.c</text:p>
          </table:table-cell>
          <table:table-cell table:number-columns-repeated="29"/>
          <table:table-cell office:value-type="string" calcext:value-type="string">
            <text:p>dm-io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bd9571mwv.c</text:p>
          </table:table-cell>
          <table:table-cell table:number-columns-repeated="5"/>
          <table:table-cell office:value-type="string" calcext:value-type="string">
            <text:p>hmc6352.c</text:p>
          </table:table-cell>
          <table:table-cell table:number-columns-repeated="6"/>
          <table:table-cell office:value-type="string" calcext:value-type="string">
            <text:p>sdio_io.c</text:p>
          </table:table-cell>
          <table:table-cell/>
          <table:table-cell table:style-name="Default" table:number-columns-repeated="4"/>
          <table:table-cell office:value-type="string" calcext:value-type="string">
            <text:p>jz4780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ifb.c</text:p>
          </table:table-cell>
          <table:table-cell table:number-columns-repeated="89"/>
          <table:table-cell office:value-type="string" calcext:value-type="string">
            <text:p>core.c</text:p>
          </table:table-cell>
          <table:table-cell table:number-columns-repeated="11"/>
          <table:table-cell table:style-name="Default" table:number-columns-repeated="7"/>
          <table:table-cell office:value-type="string" calcext:value-type="string">
            <text:p>88pm860x_charger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pca9685.c</text:p>
          </table:table-cell>
          <table:table-cell table:number-columns-repeated="41"/>
          <table:table-cell office:value-type="string" calcext:value-type="string">
            <text:p>rtc-digicolor.c</text:p>
          </table:table-cell>
          <table:table-cell table:number-columns-repeated="47"/>
          <table:table-cell office:value-type="string" calcext:value-type="string">
            <text:p>spi-dw-pci.c</text:p>
          </table:table-cell>
          <table:table-cell table:number-columns-repeated="17"/>
          <table:table-cell table:style-name="ce88" office:value-type="string" calcext:value-type="string">
            <text:p>rts5208/</text:p>
          </table:table-cell>
          <table:table-cell table:number-columns-repeated="24"/>
          <table:table-cell office:value-type="string" calcext:value-type="string">
            <text:p>rcar_gen3_thermal.c</text:p>
          </table:table-cell>
          <table:table-cell table:number-columns-repeated="11"/>
          <table:table-cell office:value-type="string" calcext:value-type="string">
            <text:p>synclinkmp.c</text:p>
          </table:table-cell>
          <table:table-cell table:number-columns-repeated="72"/>
          <table:table-cell office:value-type="string" calcext:value-type="string">
            <text:p>ebc-c384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gpu/</text:p>
          </table:table-cell>
          <table:table-cell table:number-columns-repeated="47"/>
          <table:table-cell office:value-type="string" calcext:value-type="string">
            <text:p>property.c</text:p>
          </table:table-cell>
          <table:table-cell table:number-columns-repeated="20"/>
          <table:table-cell table:style-name="Default" office:value-type="string" calcext:value-type="string">
            <text:p>hci_l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6"/>
          <table:table-cell table:style-name="ce88" office:value-type="string" calcext:value-type="string">
            <text:p>versatile/</text:p>
          </table:table-cell>
          <table:table-cell table:number-columns-repeated="18"/>
          <table:table-cell office:value-type="string" calcext:value-type="string">
            <text:p>elanfreq.c</text:p>
          </table:table-cell>
          <table:table-cell table:number-columns-repeated="41"/>
          <table:table-cell office:value-type="string" calcext:value-type="string">
            <text:p>fsl_raid.h</text:p>
          </table:table-cell>
          <table:table-cell table:number-columns-repeated="62"/>
          <table:table-cell office:value-type="string" calcext:value-type="string">
            <text:p>gpio-etraxf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msff.c</text:p>
          </table:table-cell>
          <table:table-cell table:number-columns-repeated="38"/>
          <table:table-cell office:value-type="string" calcext:value-type="string">
            <text:p>i2c-digicolo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4.c</text:p>
          </table:table-cell>
          <table:table-cell table:number-columns-repeated="11"/>
          <table:table-cell office:value-type="string" calcext:value-type="string">
            <text:p>leds-da903x.c</text:p>
          </table:table-cell>
          <table:table-cell table:number-columns-repeated="28"/>
          <table:table-cell table:style-name="ce89"/>
          <table:table-cell office:value-type="string" calcext:value-type="string">
            <text:p>dm-ioctl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.c</text:p>
          </table:table-cell>
          <table:table-cell table:number-columns-repeated="5"/>
          <table:table-cell office:value-type="string" calcext:value-type="string">
            <text:p>hpilo.c</text:p>
          </table:table-cell>
          <table:table-cell table:number-columns-repeated="6"/>
          <table:table-cell office:value-type="string" calcext:value-type="string">
            <text:p>sdio_irq.c</text:p>
          </table:table-cell>
          <table:table-cell/>
          <table:table-cell table:style-name="Default" table:number-columns-repeated="4"/>
          <table:table-cell office:value-type="string" calcext:value-type="string">
            <text:p>lpc32xx_ml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oopback.c</text:p>
          </table:table-cell>
          <table:table-cell table:number-columns-repeated="89"/>
          <table:table-cell office:value-type="string" calcext:value-type="string">
            <text:p>core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puv3.c</text:p>
          </table:table-cell>
          <table:table-cell table:number-columns-repeated="41"/>
          <table:table-cell office:value-type="string" calcext:value-type="string">
            <text:p>rtc-dm355evm.c</text:p>
          </table:table-cell>
          <table:table-cell table:number-columns-repeated="47"/>
          <table:table-cell office:value-type="string" calcext:value-type="string">
            <text:p>spi-dw.c</text:p>
          </table:table-cell>
          <table:table-cell table:number-columns-repeated="17"/>
          <table:table-cell table:style-name="ce88" office:value-type="string" calcext:value-type="string">
            <text:p>skein/</text:p>
          </table:table-cell>
          <table:table-cell table:number-columns-repeated="24"/>
          <table:table-cell office:value-type="string" calcext:value-type="string">
            <text:p>rcar_thermal.c</text:p>
          </table:table-cell>
          <table:table-cell table:number-columns-repeated="11"/>
          <table:table-cell office:value-type="string" calcext:value-type="string">
            <text:p>sysrq.c</text:p>
          </table:table-cell>
          <table:table-cell table:number-columns-repeated="72"/>
          <table:table-cell office:value-type="string" calcext:value-type="string">
            <text:p>ep93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hid/</text:p>
          </table:table-cell>
          <table:table-cell table:number-columns-repeated="47"/>
          <table:table-cell office:value-type="string" calcext:value-type="string">
            <text:p>soc.c</text:p>
          </table:table-cell>
          <table:table-cell table:number-columns-repeated="20"/>
          <table:table-cell table:style-name="Default" office:value-type="string" calcext:value-type="string">
            <text:p>hci_mrv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6"/>
          <table:table-cell table:style-name="ce88" office:value-type="string" calcext:value-type="string">
            <text:p>x86/</text:p>
          </table:table-cell>
          <table:table-cell table:number-columns-repeated="18"/>
          <table:table-cell office:value-type="string" calcext:value-type="string">
            <text:p>exynos5440-cpufreq.c</text:p>
          </table:table-cell>
          <table:table-cell table:number-columns-repeated="41"/>
          <table:table-cell office:value-type="string" calcext:value-type="string">
            <text:p>fsldma.c</text:p>
          </table:table-cell>
          <table:table-cell table:number-columns-repeated="62"/>
          <table:table-cell office:value-type="string" calcext:value-type="string">
            <text:p>gpio-exa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zkey.c</text:p>
          </table:table-cell>
          <table:table-cell table:number-columns-repeated="38"/>
          <table:table-cell office:value-type="string" calcext:value-type="string">
            <text:p>i2c-diolan-u2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.c</text:p>
          </table:table-cell>
          <table:table-cell table:number-columns-repeated="11"/>
          <table:table-cell office:value-type="string" calcext:value-type="string">
            <text:p>leds-da9052.c</text:p>
          </table:table-cell>
          <table:table-cell table:number-columns-repeated="29"/>
          <table:table-cell office:value-type="string" calcext:value-type="string">
            <text:p>dm-kcopyd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acpi_gpe.c</text:p>
          </table:table-cell>
          <table:table-cell table:number-columns-repeated="5"/>
          <table:table-cell office:value-type="string" calcext:value-type="string">
            <text:p>hpilo.h</text:p>
          </table:table-cell>
          <table:table-cell table:number-columns-repeated="6"/>
          <table:table-cell office:value-type="string" calcext:value-type="string">
            <text:p>sdio_ops.c</text:p>
          </table:table-cell>
          <table:table-cell/>
          <table:table-cell table:style-name="Default" table:number-columns-repeated="4"/>
          <table:table-cell office:value-type="string" calcext:value-type="string">
            <text:p>lpc32xx_sl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sec.c</text:p>
          </table:table-cell>
          <table:table-cell table:number-columns-repeated="89"/>
          <table:table-cell office:value-type="string" calcext:value-type="string">
            <text:p>devicetree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pxa.c</text:p>
          </table:table-cell>
          <table:table-cell table:number-columns-repeated="41"/>
          <table:table-cell office:value-type="string" calcext:value-type="string">
            <text:p>rtc-ds1216.c</text:p>
          </table:table-cell>
          <table:table-cell table:number-columns-repeated="47"/>
          <table:table-cell office:value-type="string" calcext:value-type="string">
            <text:p>spi-dw.h</text:p>
          </table:table-cell>
          <table:table-cell table:number-columns-repeated="17"/>
          <table:table-cell table:style-name="ce88" office:value-type="string" calcext:value-type="string">
            <text:p>sm750fb/</text:p>
          </table:table-cell>
          <table:table-cell table:number-columns-repeated="24"/>
          <table:table-cell office:value-type="string" calcext:value-type="string">
            <text:p>rockchip_thermal.c</text:p>
          </table:table-cell>
          <table:table-cell table:number-columns-repeated="11"/>
          <table:table-cell office:value-type="string" calcext:value-type="string">
            <text:p>tty_audit.c</text:p>
          </table:table-cell>
          <table:table-cell table:number-columns-repeated="72"/>
          <table:table-cell office:value-type="string" calcext:value-type="string">
            <text:p>eurotech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si/</text:p>
          </table:table-cell>
          <table:table-cell table:number-columns-repeated="46"/>
          <table:table-cell table:style-name="ce89"/>
          <table:table-cell office:value-type="string" calcext:value-type="string">
            <text:p>syscore.c</text:p>
          </table:table-cell>
          <table:table-cell table:number-columns-repeated="20"/>
          <table:table-cell table:style-name="Default" office:value-type="string" calcext:value-type="string">
            <text:p>hci_nokia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pdev.c</text:p>
          </table:table-cell>
          <table:table-cell table:number-columns-repeated="6"/>
          <table:table-cell table:style-name="ce88" office:value-type="string" calcext:value-type="string">
            <text:p>zte/</text:p>
          </table:table-cell>
          <table:table-cell table:number-columns-repeated="18"/>
          <table:table-cell office:value-type="string" calcext:value-type="string">
            <text:p>freq_table.c</text:p>
          </table:table-cell>
          <table:table-cell table:number-columns-repeated="41"/>
          <table:table-cell office:value-type="string" calcext:value-type="string">
            <text:p>fsldma.h</text:p>
          </table:table-cell>
          <table:table-cell table:number-columns-repeated="62"/>
          <table:table-cell office:value-type="string" calcext:value-type="string">
            <text:p>gpio-f7188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aff.c</text:p>
          </table:table-cell>
          <table:table-cell table:number-columns-repeated="38"/>
          <table:table-cell office:value-type="string" calcext:value-type="string">
            <text:p>i2c-dln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c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hip04.c</text:p>
          </table:table-cell>
          <table:table-cell table:number-columns-repeated="11"/>
          <table:table-cell office:value-type="string" calcext:value-type="string">
            <text:p>leds-dac124s085.c</text:p>
          </table:table-cell>
          <table:table-cell table:number-columns-repeated="28"/>
          <table:table-cell table:style-name="ce89"/>
          <table:table-cell office:value-type="string" calcext:value-type="string">
            <text:p>dm-linea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i2c.c</text:p>
          </table:table-cell>
          <table:table-cell table:number-columns-repeated="5"/>
          <table:table-cell office:value-type="string" calcext:value-type="string">
            <text:p>ics932s401.c</text:p>
          </table:table-cell>
          <table:table-cell table:number-columns-repeated="6"/>
          <table:table-cell office:value-type="string" calcext:value-type="string">
            <text:p>sdio_ops.h</text:p>
          </table:table-cell>
          <table:table-cell/>
          <table:table-cell table:style-name="Default" table:number-columns-repeated="4"/>
          <table:table-cell office:value-type="string" calcext:value-type="string">
            <text:p>mpc5121_nf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vlan.c</text:p>
          </table:table-cell>
          <table:table-cell table:number-columns-repeated="89"/>
          <table:table-cell office:value-type="string" calcext:value-type="string">
            <text:p>devicetree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bmdata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car.c</text:p>
          </table:table-cell>
          <table:table-cell table:number-columns-repeated="41"/>
          <table:table-cell office:value-type="string" calcext:value-type="string">
            <text:p>rtc-ds1286.c</text:p>
          </table:table-cell>
          <table:table-cell table:number-columns-repeated="47"/>
          <table:table-cell office:value-type="string" calcext:value-type="string">
            <text:p>spi-efm32.c</text:p>
          </table:table-cell>
          <table:table-cell table:number-columns-repeated="17"/>
          <table:table-cell table:style-name="ce88" office:value-type="string" calcext:value-type="string">
            <text:p>speakup/</text:p>
          </table:table-cell>
          <table:table-cell table:number-columns-repeated="24"/>
          <table:table-cell office:value-type="string" calcext:value-type="string">
            <text:p>spear_thermal.c</text:p>
          </table:table-cell>
          <table:table-cell table:number-columns-repeated="11"/>
          <table:table-cell office:value-type="string" calcext:value-type="string">
            <text:p>tty_baudrate.c</text:p>
          </table:table-cell>
          <table:table-cell table:number-columns-repeated="72"/>
          <table:table-cell office:value-type="string" calcext:value-type="string">
            <text:p>f71808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v/</text:p>
          </table:table-cell>
          <table:table-cell table:number-columns-repeated="47"/>
          <table:table-cell office:value-type="string" calcext:value-type="string">
            <text:p>topology.c</text:p>
          </table:table-cell>
          <table:table-cell table:number-columns-repeated="20"/>
          <table:table-cell table:style-name="Default" office:value-type="string" calcext:value-type="string">
            <text:p>hci_qca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6"/>
          <table:table-cell table:style-name="ce88" office:value-type="string" calcext:value-type="string">
            <text:p>zynq/</text:p>
          </table:table-cell>
          <table:table-cell table:number-columns-repeated="18"/>
          <table:table-cell office:value-type="string" calcext:value-type="string">
            <text:p>gx-suspmod.c</text:p>
          </table:table-cell>
          <table:table-cell table:number-columns-repeated="41"/>
          <table:table-cell office:value-type="string" calcext:value-type="string">
            <text:p>idma64.c</text:p>
          </table:table-cell>
          <table:table-cell table:number-columns-repeated="62"/>
          <table:table-cell office:value-type="string" calcext:value-type="string">
            <text:p>gpio-ftgpio01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embird.c</text:p>
          </table:table-cell>
          <table:table-cell table:number-columns-repeated="38"/>
          <table:table-cell office:value-type="string" calcext:value-type="string">
            <text:p>i2c-efm3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20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8259.c</text:p>
          </table:table-cell>
          <table:table-cell table:number-columns-repeated="11"/>
          <table:table-cell office:value-type="string" calcext:value-type="string">
            <text:p>leds-fsg.c</text:p>
          </table:table-cell>
          <table:table-cell table:number-columns-repeated="29"/>
          <table:table-cell office:value-type="string" calcext:value-type="string">
            <text:p>dm-log-userspace-bas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spi.c</text:p>
          </table:table-cell>
          <table:table-cell table:number-columns-repeated="5"/>
          <table:table-cell office:value-type="string" calcext:value-type="string">
            <text:p>ioc4.c</text:p>
          </table:table-cell>
          <table:table-cell table:number-columns-repeated="6"/>
          <table:table-cell office:value-type="string" calcext:value-type="string">
            <text:p>sdio_uart.c</text:p>
          </table:table-cell>
          <table:table-cell/>
          <table:table-cell table:style-name="Default" table:number-columns-repeated="4"/>
          <table:table-cell office:value-type="string" calcext:value-type="string">
            <text:p>mtk_ec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vtap.c</text:p>
          </table:table-cell>
          <table:table-cell table:number-columns-repeated="89"/>
          <table:table-cell office:value-type="string" calcext:value-type="string">
            <text:p>pinconf-generic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btemp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enesas-tpu.c</text:p>
          </table:table-cell>
          <table:table-cell table:number-columns-repeated="41"/>
          <table:table-cell office:value-type="string" calcext:value-type="string">
            <text:p>rtc-ds1302.c</text:p>
          </table:table-cell>
          <table:table-cell table:number-columns-repeated="47"/>
          <table:table-cell office:value-type="string" calcext:value-type="string">
            <text:p>spi-ep93xx.c</text:p>
          </table:table-cell>
          <table:table-cell table:number-columns-repeated="17"/>
          <table:table-cell table:style-name="ce88" office:value-type="string" calcext:value-type="string">
            <text:p>typec/</text:p>
          </table:table-cell>
          <table:table-cell table:number-columns-repeated="24"/>
          <table:table-cell office:value-type="string" calcext:value-type="string">
            <text:p>step_wise.c</text:p>
          </table:table-cell>
          <table:table-cell table:number-columns-repeated="11"/>
          <table:table-cell office:value-type="string" calcext:value-type="string">
            <text:p>tty_buffer.c</text:p>
          </table:table-cell>
          <table:table-cell table:number-columns-repeated="72"/>
          <table:table-cell office:value-type="string" calcext:value-type="string">
            <text:p>gef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mon/</text:p>
          </table:table-cell>
          <table:table-cell table:number-columns-repeated="47"/>
          <table:table-cell office:value-type="string" calcext:value-type="string">
            <text:p>transport_class.c</text:p>
          </table:table-cell>
          <table:table-cell table:number-columns-repeated="20"/>
          <table:table-cell table:style-name="Default" office:value-type="string" calcext:value-type="string">
            <text:p>hci_serdev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highbank-cpufreq.c</text:p>
          </table:table-cell>
          <table:table-cell table:number-columns-repeated="41"/>
          <table:table-cell office:value-type="string" calcext:value-type="string">
            <text:p>idma64.h</text:p>
          </table:table-cell>
          <table:table-cell table:number-columns-repeated="62"/>
          <table:table-cell office:value-type="string" calcext:value-type="string">
            <text:p>gpio-g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eneric.c</text:p>
          </table:table-cell>
          <table:table-cell table:number-columns-repeated="38"/>
          <table:table-cell office:value-type="string" calcext:value-type="string">
            <text:p>i2c-eg20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88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mgpdc.c</text:p>
          </table:table-cell>
          <table:table-cell table:number-columns-repeated="11"/>
          <table:table-cell office:value-type="string" calcext:value-type="string">
            <text:p>leds-gpio-register.c</text:p>
          </table:table-cell>
          <table:table-cell table:number-columns-repeated="29"/>
          <table:table-cell office:value-type="string" calcext:value-type="string">
            <text:p>dm-log-userspace-transfe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s47l24-tables.c</text:p>
          </table:table-cell>
          <table:table-cell table:number-columns-repeated="5"/>
          <table:table-cell office:value-type="string" calcext:value-type="string">
            <text:p>isl29003.c</text:p>
          </table:table-cell>
          <table:table-cell table:number-columns-repeated="6"/>
          <table:table-cell office:value-type="string" calcext:value-type="string">
            <text:p>slot-gp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tk_ecc.h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mdio.c</text:p>
          </table:table-cell>
          <table:table-cell table:number-columns-repeated="89"/>
          <table:table-cell office:value-type="string" calcext:value-type="string">
            <text:p>pinconf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ockchip.c</text:p>
          </table:table-cell>
          <table:table-cell table:number-columns-repeated="41"/>
          <table:table-cell office:value-type="string" calcext:value-type="string">
            <text:p>rtc-ds1305.c</text:p>
          </table:table-cell>
          <table:table-cell table:number-columns-repeated="47"/>
          <table:table-cell office:value-type="string" calcext:value-type="string">
            <text:p>spi-falcon.c</text:p>
          </table:table-cell>
          <table:table-cell table:number-columns-repeated="17"/>
          <table:table-cell table:style-name="ce88" office:value-type="string" calcext:value-type="string">
            <text:p>unisys/</text:p>
          </table:table-cell>
          <table:table-cell table:number-columns-repeated="24"/>
          <table:table-cell office:value-type="string" calcext:value-type="string">
            <text:p>tango_thermal.c</text:p>
          </table:table-cell>
          <table:table-cell table:number-columns-repeated="11"/>
          <table:table-cell office:value-type="string" calcext:value-type="string">
            <text:p>tty_io.c</text:p>
          </table:table-cell>
          <table:table-cell table:number-columns-repeated="72"/>
          <table:table-cell office:value-type="string" calcext:value-type="string">
            <text:p>gemin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spinlock/</text:p>
          </table:table-cell>
          <table:table-cell table:number-columns-repeated="68"/>
          <table:table-cell table:style-name="Default" office:value-type="string" calcext:value-type="string">
            <text:p>hci_uart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aw.c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ia64-acpi-cpufreq.c</text:p>
          </table:table-cell>
          <table:table-cell table:number-columns-repeated="41"/>
          <table:table-cell office:value-type="string" calcext:value-type="string">
            <text:p>img-mdc-dma.c</text:p>
          </table:table-cell>
          <table:table-cell table:number-columns-repeated="62"/>
          <table:table-cell office:value-type="string" calcext:value-type="string">
            <text:p>gpio-gpio-mm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frm.c</text:p>
          </table:table-cell>
          <table:table-cell table:number-columns-repeated="38"/>
          <table:table-cell office:value-type="string" calcext:value-type="string">
            <text:p>i2c-elekto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89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mx-gpcv2.c</text:p>
          </table:table-cell>
          <table:table-cell table:number-columns-repeated="9"/>
          <table:table-cell table:style-name="ce112"/>
          <table:table-cell/>
          <table:table-cell office:value-type="string" calcext:value-type="string">
            <text:p>leds-gpio.c</text:p>
          </table:table-cell>
          <table:table-cell table:number-columns-repeated="29"/>
          <table:table-cell office:value-type="string" calcext:value-type="string">
            <text:p>dm-log-userspace-transfer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s5535-mfd.c</text:p>
          </table:table-cell>
          <table:table-cell table:number-columns-repeated="5"/>
          <table:table-cell office:value-type="string" calcext:value-type="string">
            <text:p>isl29020.c</text:p>
          </table:table-cell>
          <table:table-cell table:number-columns-repeated="6"/>
          <table:table-cell office:value-type="string" calcext:value-type="string">
            <text:p>slot-gp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tk_nan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mii.c</text:p>
          </table:table-cell>
          <table:table-cell table:number-columns-repeated="89"/>
          <table:table-cell office:value-type="string" calcext:value-type="string">
            <text:p>pinconf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fg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amsung.c</text:p>
          </table:table-cell>
          <table:table-cell table:number-columns-repeated="41"/>
          <table:table-cell office:value-type="string" calcext:value-type="string">
            <text:p>rtc-ds1307.c</text:p>
          </table:table-cell>
          <table:table-cell table:number-columns-repeated="47"/>
          <table:table-cell office:value-type="string" calcext:value-type="string">
            <text:p>spi-fsl-cpm.c</text:p>
          </table:table-cell>
          <table:table-cell table:number-columns-repeated="17"/>
          <table:table-cell table:style-name="ce88" office:value-type="string" calcext:value-type="string">
            <text:p>vboxvideo/</text:p>
          </table:table-cell>
          <table:table-cell table:number-columns-repeated="24"/>
          <table:table-cell office:value-type="string" calcext:value-type="string">
            <text:p>thermal-generic-adc.c</text:p>
          </table:table-cell>
          <table:table-cell table:number-columns-repeated="11"/>
          <table:table-cell office:value-type="string" calcext:value-type="string">
            <text:p>tty_ioctl.c</text:p>
          </table:table-cell>
          <table:table-cell table:number-columns-repeated="72"/>
          <table:table-cell office:value-type="string" calcext:value-type="string">
            <text:p>geode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tracing/</text:p>
          </table:table-cell>
          <table:table-cell table:number-columns-repeated="68"/>
          <table:table-cell table:style-name="Default" office:value-type="string" calcext:value-type="string">
            <text:p>hci_vhci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tc.c</text:p>
          </table:table-cell>
          <table:table-cell table:number-columns-repeated="3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lk-allo-dac.c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imx6q-cpufreq.c</text:p>
          </table:table-cell>
          <table:table-cell table:number-columns-repeated="41"/>
          <table:table-cell office:value-type="string" calcext:value-type="string">
            <text:p>imx-dma.c</text:p>
          </table:table-cell>
          <table:table-cell table:number-columns-repeated="62"/>
          <table:table-cell office:value-type="string" calcext:value-type="string">
            <text:p>gpio-grgp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t683r.c</text:p>
          </table:table-cell>
          <table:table-cell table:number-columns-repeated="38"/>
          <table:table-cell office:value-type="string" calcext:value-type="string">
            <text:p>i2c-emev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mi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ngenic.c</text:p>
          </table:table-cell>
          <table:table-cell table:number-columns-repeated="11"/>
          <table:table-cell office:value-type="string" calcext:value-type="string">
            <text:p>leds-hp6xx.c</text:p>
          </table:table-cell>
          <table:table-cell table:number-columns-repeated="29"/>
          <table:table-cell office:value-type="string" calcext:value-type="string">
            <text:p>dm-log-write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kgdbts.c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style-name="Default"/>
          <table:table-cell table:number-columns-repeated="5"/>
          <table:table-cell office:value-type="string" calcext:value-type="string">
            <text:p>mxc_nan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etconsole.c</text:p>
          </table:table-cell>
          <table:table-cell table:number-columns-repeated="89"/>
          <table:table-cell office:value-type="string" calcext:value-type="string">
            <text:p>pinctrl-adi2-bf54x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x500_chargalg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pear.c</text:p>
          </table:table-cell>
          <table:table-cell table:number-columns-repeated="41"/>
          <table:table-cell office:value-type="string" calcext:value-type="string">
            <text:p>rtc-ds1343.c</text:p>
          </table:table-cell>
          <table:table-cell table:number-columns-repeated="47"/>
          <table:table-cell office:value-type="string" calcext:value-type="string">
            <text:p>spi-fsl-cpm.h</text:p>
          </table:table-cell>
          <table:table-cell table:number-columns-repeated="15"/>
          <table:table-cell table:style-name="ce112"/>
          <table:table-cell/>
          <table:table-cell table:style-name="ce88" office:value-type="string" calcext:value-type="string">
            <text:p>vc04_services/</text:p>
          </table:table-cell>
          <table:table-cell table:number-columns-repeated="24"/>
          <table:table-cell office:value-type="string" calcext:value-type="string">
            <text:p>thermal_core.c</text:p>
          </table:table-cell>
          <table:table-cell table:number-columns-repeated="11"/>
          <table:table-cell office:value-type="string" calcext:value-type="string">
            <text:p>tty_jobctrl.c</text:p>
          </table:table-cell>
          <table:table-cell table:number-columns-repeated="72"/>
          <table:table-cell office:value-type="string" calcext:value-type="string">
            <text:p>gpio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i2c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6"/>
          <table:table-cell office:value-type="string" calcext:value-type="string">
            <text:p>clk-asm9260.c</text:p>
          </table:table-cell>
          <table:table-cell table:number-columns-repeated="18"/>
          <table:table-cell office:value-type="string" calcext:value-type="string">
            <text:p>intel_pstate.c</text:p>
          </table:table-cell>
          <table:table-cell table:number-columns-repeated="41"/>
          <table:table-cell office:value-type="string" calcext:value-type="string">
            <text:p>imx-sdma.c</text:p>
          </table:table-cell>
          <table:table-cell table:number-columns-repeated="62"/>
          <table:table-cell office:value-type="string" calcext:value-type="string">
            <text:p>gpio-htc-egp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yration.c</text:p>
          </table:table-cell>
          <table:table-cell table:number-columns-repeated="38"/>
          <table:table-cell office:value-type="string" calcext:value-type="string">
            <text:p>i2c-exynos5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a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jcore-aic.c</text:p>
          </table:table-cell>
          <table:table-cell table:number-columns-repeated="11"/>
          <table:table-cell office:value-type="string" calcext:value-type="string">
            <text:p>leds-ipaq-micro.c</text:p>
          </table:table-cell>
          <table:table-cell table:number-columns-repeated="29"/>
          <table:table-cell office:value-type="string" calcext:value-type="string">
            <text:p>dm-log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core.c</text:p>
          </table:table-cell>
          <table:table-cell table:number-columns-repeated="5"/>
          <table:table-cell office:value-type="string" calcext:value-type="string">
            <text:p>lattice-ecp3-config.c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and_am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lmon.c</text:p>
          </table:table-cell>
          <table:table-cell table:number-columns-repeated="89"/>
          <table:table-cell office:value-type="string" calcext:value-type="string">
            <text:p>pinctrl-adi2-bf60x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ct8945a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i.c</text:p>
          </table:table-cell>
          <table:table-cell table:number-columns-repeated="41"/>
          <table:table-cell office:value-type="string" calcext:value-type="string">
            <text:p>rtc-ds1347.c</text:p>
          </table:table-cell>
          <table:table-cell table:number-columns-repeated="47"/>
          <table:table-cell office:value-type="string" calcext:value-type="string">
            <text:p>spi-fsl-dspi.c</text:p>
          </table:table-cell>
          <table:table-cell table:number-columns-repeated="17"/>
          <table:table-cell table:style-name="ce88" office:value-type="string" calcext:value-type="string">
            <text:p>vme/</text:p>
          </table:table-cell>
          <table:table-cell table:number-columns-repeated="24"/>
          <table:table-cell office:value-type="string" calcext:value-type="string">
            <text:p>thermal_core.h</text:p>
          </table:table-cell>
          <table:table-cell table:number-columns-repeated="11"/>
          <table:table-cell office:value-type="string" calcext:value-type="string">
            <text:p>tty_ldisc.c</text:p>
          </table:table-cell>
          <table:table-cell table:number-columns-repeated="72"/>
          <table:table-cell office:value-type="string" calcext:value-type="string">
            <text:p>hp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de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.c</text:p>
          </table:table-cell>
          <table:table-cell table:number-columns-repeated="6"/>
          <table:table-cell office:value-type="string" calcext:value-type="string">
            <text:p>clk-axi-clkgen.c</text:p>
          </table:table-cell>
          <table:table-cell table:number-columns-repeated="18"/>
          <table:table-cell office:value-type="string" calcext:value-type="string">
            <text:p>kirkwood-cpufreq.c</text:p>
          </table:table-cell>
          <table:table-cell table:number-columns-repeated="41"/>
          <table:table-cell office:value-type="string" calcext:value-type="string">
            <text:p>iop-adma.c</text:p>
          </table:table-cell>
          <table:table-cell table:number-columns-repeated="62"/>
          <table:table-cell office:value-type="string" calcext:value-type="string">
            <text:p>gpio-i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-kbd.c</text:p>
          </table:table-cell>
          <table:table-cell table:number-columns-repeated="36"/>
          <table:table-cell table:style-name="ce87"/>
          <table:table-cell/>
          <table:table-cell office:value-type="string" calcext:value-type="string">
            <text:p>i2c-gpi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keystone.c</text:p>
          </table:table-cell>
          <table:table-cell table:number-columns-repeated="11"/>
          <table:table-cell office:value-type="string" calcext:value-type="string">
            <text:p>leds-is31fl319x.c</text:p>
          </table:table-cell>
          <table:table-cell table:number-columns-repeated="29"/>
          <table:table-cell office:value-type="string" calcext:value-type="string">
            <text:p>dm-mpat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i2c.c</text:p>
          </table:table-cell>
          <table:table-cell table:number-columns-repeated="5"/>
          <table:table-cell office:value-type="string" calcext:value-type="string">
            <text:p>lkdtm.h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and_base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tb_netdev.c</text:p>
          </table:table-cell>
          <table:table-cell table:number-columns-repeated="89"/>
          <table:table-cell office:value-type="string" calcext:value-type="string">
            <text:p>pinctrl-adi2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pm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32-lp.c</text:p>
          </table:table-cell>
          <table:table-cell table:number-columns-repeated="41"/>
          <table:table-cell office:value-type="string" calcext:value-type="string">
            <text:p>rtc-ds1374.c</text:p>
          </table:table-cell>
          <table:table-cell table:number-columns-repeated="47"/>
          <table:table-cell office:value-type="string" calcext:value-type="string">
            <text:p>spi-fsl-espi.c</text:p>
          </table:table-cell>
          <table:table-cell table:number-columns-repeated="17"/>
          <table:table-cell table:style-name="ce88" office:value-type="string" calcext:value-type="string">
            <text:p>vt6655/</text:p>
          </table:table-cell>
          <table:table-cell table:number-columns-repeated="24"/>
          <table:table-cell office:value-type="string" calcext:value-type="string">
            <text:p>thermal_helpers.c</text:p>
          </table:table-cell>
          <table:table-cell table:number-columns-repeated="11"/>
          <table:table-cell office:value-type="string" calcext:value-type="string">
            <text:p>tty_ldsem.c</text:p>
          </table:table-cell>
          <table:table-cell table:number-columns-repeated="72"/>
          <table:table-cell office:value-type="string" calcext:value-type="string">
            <text:p>i6300esb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dle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.h</text:p>
          </table:table-cell>
          <table:table-cell table:number-columns-repeated="6"/>
          <table:table-cell office:value-type="string" calcext:value-type="string">
            <text:p>clk-axm5516.c</text:p>
          </table:table-cell>
          <table:table-cell table:number-columns-repeated="18"/>
          <table:table-cell office:value-type="string" calcext:value-type="string">
            <text:p>longhaul.c</text:p>
          </table:table-cell>
          <table:table-cell table:number-columns-repeated="41"/>
          <table:table-cell office:value-type="string" calcext:value-type="string">
            <text:p>k3dma.c</text:p>
          </table:table-cell>
          <table:table-cell table:number-columns-repeated="62"/>
          <table:table-cell office:value-type="string" calcext:value-type="string">
            <text:p>gpio-ingeni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-mouse.c</text:p>
          </table:table-cell>
          <table:table-cell table:number-columns-repeated="38"/>
          <table:table-cell office:value-type="string" calcext:value-type="string">
            <text:p>i2c-highland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cm-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lpc32xx.c</text:p>
          </table:table-cell>
          <table:table-cell table:number-columns-repeated="11"/>
          <table:table-cell office:value-type="string" calcext:value-type="string">
            <text:p>leds-is31fl32xx.c</text:p>
          </table:table-cell>
          <table:table-cell table:number-columns-repeated="29"/>
          <table:table-cell office:value-type="string" calcext:value-type="string">
            <text:p>dm-mpath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irq.c</text:p>
          </table:table-cell>
          <table:table-cell table:number-columns-repeated="5"/>
          <table:table-cell office:value-type="string" calcext:value-type="string">
            <text:p>lkdtm_bugs.c</text:p>
          </table:table-cell>
          <table:table-cell table:number-columns-repeated="6"/>
          <table:table-cell office:value-type="string" calcext:value-type="string">
            <text:p>android-goldfish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bbt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rionet.c</text:p>
          </table:table-cell>
          <table:table-cell table:number-columns-repeated="89"/>
          <table:table-cell office:value-type="string" calcext:value-type="string">
            <text:p>pinctrl-adi2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ac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32.c</text:p>
          </table:table-cell>
          <table:table-cell table:number-columns-repeated="41"/>
          <table:table-cell office:value-type="string" calcext:value-type="string">
            <text:p>rtc-ds1390.c</text:p>
          </table:table-cell>
          <table:table-cell table:number-columns-repeated="47"/>
          <table:table-cell office:value-type="string" calcext:value-type="string">
            <text:p>spi-fsl-lib.c</text:p>
          </table:table-cell>
          <table:table-cell table:number-columns-repeated="17"/>
          <table:table-cell table:style-name="ce88" office:value-type="string" calcext:value-type="string">
            <text:p>vt6656/</text:p>
          </table:table-cell>
          <table:table-cell table:number-columns-repeated="24"/>
          <table:table-cell office:value-type="string" calcext:value-type="string">
            <text:p>thermal_hwmon.c</text:p>
          </table:table-cell>
          <table:table-cell table:number-columns-repeated="11"/>
          <table:table-cell office:value-type="string" calcext:value-type="string">
            <text:p>tty_mutex.c</text:p>
          </table:table-cell>
          <table:table-cell table:number-columns-repeated="72"/>
          <table:table-cell office:value-type="string" calcext:value-type="string">
            <text:p>iTCO_vendor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io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6"/>
          <table:table-cell office:value-type="string" calcext:value-type="string">
            <text:p>clk-bulk.c</text:p>
          </table:table-cell>
          <table:table-cell table:number-columns-repeated="18"/>
          <table:table-cell office:value-type="string" calcext:value-type="string">
            <text:p>longhaul.h</text:p>
          </table:table-cell>
          <table:table-cell table:number-columns-repeated="41"/>
          <table:table-cell office:value-type="string" calcext:value-type="string">
            <text:p>lpc18xx-dmamux.c</text:p>
          </table:table-cell>
          <table:table-cell table:number-columns-repeated="62"/>
          <table:table-cell office:value-type="string" calcext:value-type="string">
            <text:p>gpio-intel-mi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ff.c</text:p>
          </table:table-cell>
          <table:table-cell table:number-columns-repeated="38"/>
          <table:table-cell office:value-type="string" calcext:value-type="string">
            <text:p>i2c-hix5hd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f54x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ls-scfg-msi.c</text:p>
          </table:table-cell>
          <table:table-cell table:number-columns-repeated="11"/>
          <table:table-cell office:value-type="string" calcext:value-type="string">
            <text:p>leds-ktd2692.c</text:p>
          </table:table-cell>
          <table:table-cell table:number-columns-repeated="29"/>
          <table:table-cell office:value-type="string" calcext:value-type="string">
            <text:p>dm-path-selecto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spi.c</text:p>
          </table:table-cell>
          <table:table-cell table:number-columns-repeated="5"/>
          <table:table-cell office:value-type="string" calcext:value-type="string">
            <text:p>lkdtm_core.c</text:p>
          </table:table-cell>
          <table:table-cell table:number-columns-repeated="6"/>
          <table:table-cell office:value-type="string" calcext:value-type="string">
            <text:p>atmel-m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bch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sb1000.c</text:p>
          </table:table-cell>
          <table:table-cell table:number-columns-repeated="89"/>
          <table:table-cell office:value-type="string" calcext:value-type="string">
            <text:p>pinctrl-amd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battery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pe.c</text:p>
          </table:table-cell>
          <table:table-cell table:number-columns-repeated="41"/>
          <table:table-cell office:value-type="string" calcext:value-type="string">
            <text:p>rtc-ds1511.c</text:p>
          </table:table-cell>
          <table:table-cell table:number-columns-repeated="47"/>
          <table:table-cell office:value-type="string" calcext:value-type="string">
            <text:p>spi-fsl-lib.h</text:p>
          </table:table-cell>
          <table:table-cell table:number-columns-repeated="17"/>
          <table:table-cell table:style-name="ce88" office:value-type="string" calcext:value-type="string">
            <text:p>wilc1000/</text:p>
          </table:table-cell>
          <table:table-cell table:number-columns-repeated="24"/>
          <table:table-cell office:value-type="string" calcext:value-type="string">
            <text:p>thermal_hwmon.h</text:p>
          </table:table-cell>
          <table:table-cell table:number-columns-repeated="11"/>
          <table:table-cell office:value-type="string" calcext:value-type="string">
            <text:p>tty_port.c</text:p>
          </table:table-cell>
          <table:table-cell table:number-columns-repeated="72"/>
          <table:table-cell office:value-type="string" calcext:value-type="string">
            <text:p>iTCO_vendor_suppor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nfiniband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6"/>
          <table:table-cell office:value-type="string" calcext:value-type="string">
            <text:p>clk-cdce706.c</text:p>
          </table:table-cell>
          <table:table-cell table:number-columns-repeated="18"/>
          <table:table-cell office:value-type="string" calcext:value-type="string">
            <text:p>longrun.c</text:p>
          </table:table-cell>
          <table:table-cell table:number-columns-repeated="41"/>
          <table:table-cell office:value-type="string" calcext:value-type="string">
            <text:p>mic_x100_dma.c</text:p>
          </table:table-cell>
          <table:table-cell table:number-columns-repeated="62"/>
          <table:table-cell office:value-type="string" calcext:value-type="string">
            <text:p>gpio-io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yperv.c</text:p>
          </table:table-cell>
          <table:table-cell table:number-columns-repeated="38"/>
          <table:table-cell office:value-type="string" calcext:value-type="string">
            <text:p>i2c-hydr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ap11xx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bigen.c</text:p>
          </table:table-cell>
          <table:table-cell table:number-columns-repeated="11"/>
          <table:table-cell office:value-type="string" calcext:value-type="string">
            <text:p>leds-lm3530.c</text:p>
          </table:table-cell>
          <table:table-cell table:number-columns-repeated="29"/>
          <table:table-cell office:value-type="string" calcext:value-type="string">
            <text:p>dm-path-selector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5-core.c</text:p>
          </table:table-cell>
          <table:table-cell table:number-columns-repeated="5"/>
          <table:table-cell office:value-type="string" calcext:value-type="string">
            <text:p>lkdtm_heap.c</text:p>
          </table:table-cell>
          <table:table-cell table:number-columns-repeated="6"/>
          <table:table-cell office:value-type="string" calcext:value-type="string">
            <text:p>au1x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ecc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sungem_phy.c</text:p>
          </table:table-cell>
          <table:table-cell table:number-columns-repeated="89"/>
          <table:table-cell office:value-type="string" calcext:value-type="string">
            <text:p>pinctrl-amd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usb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un4i.c</text:p>
          </table:table-cell>
          <table:table-cell table:number-columns-repeated="41"/>
          <table:table-cell office:value-type="string" calcext:value-type="string">
            <text:p>rtc-ds1553.c</text:p>
          </table:table-cell>
          <table:table-cell table:number-columns-repeated="47"/>
          <table:table-cell office:value-type="string" calcext:value-type="string">
            <text:p>spi-fsl-lpspi.c</text:p>
          </table:table-cell>
          <table:table-cell table:number-columns-repeated="17"/>
          <table:table-cell table:style-name="ce88" office:value-type="string" calcext:value-type="string">
            <text:p>wlan-ng/</text:p>
          </table:table-cell>
          <table:table-cell table:number-columns-repeated="24"/>
          <table:table-cell office:value-type="string" calcext:value-type="string">
            <text:p>thermal_sysfs.c</text:p>
          </table:table-cell>
          <table:table-cell table:number-columns-repeated="11"/>
          <table:table-cell office:value-type="string" calcext:value-type="string">
            <text:p>vcc.c</text:p>
          </table:table-cell>
          <table:table-cell table:number-columns-repeated="72"/>
          <table:table-cell office:value-type="string" calcext:value-type="string">
            <text:p>iTCO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input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6"/>
          <table:table-cell office:value-type="string" calcext:value-type="string">
            <text:p>clk-cdce925.c</text:p>
          </table:table-cell>
          <table:table-cell table:number-columns-repeated="18"/>
          <table:table-cell office:value-type="string" calcext:value-type="string">
            <text:p>loongson1-cpufreq.c</text:p>
          </table:table-cell>
          <table:table-cell table:number-columns-repeated="41"/>
          <table:table-cell office:value-type="string" calcext:value-type="string">
            <text:p>mic_x100_dma.h</text:p>
          </table:table-cell>
          <table:table-cell table:number-columns-repeated="62"/>
          <table:table-cell office:value-type="string" calcext:value-type="string">
            <text:p>gpio-it87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cade.c</text:p>
          </table:table-cell>
          <table:table-cell table:number-columns-repeated="38"/>
          <table:table-cell office:value-type="string" calcext:value-type="string">
            <text:p>i2c-i801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lps711x-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etag-ext.c</text:p>
          </table:table-cell>
          <table:table-cell table:number-columns-repeated="11"/>
          <table:table-cell office:value-type="string" calcext:value-type="string">
            <text:p>leds-lm3533.c</text:p>
          </table:table-cell>
          <table:table-cell table:number-columns-repeated="29"/>
          <table:table-cell office:value-type="string" calcext:value-type="string">
            <text:p>dm-queue-lengt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5-i2c.c</text:p>
          </table:table-cell>
          <table:table-cell table:number-columns-repeated="5"/>
          <table:table-cell office:value-type="string" calcext:value-type="string">
            <text:p>lkdtm_perms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hynix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tap.c</text:p>
          </table:table-cell>
          <table:table-cell table:number-columns-repeated="89"/>
          <table:table-cell office:value-type="string" calcext:value-type="string">
            <text:p>pinctrl-artpec6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88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egra.c</text:p>
          </table:table-cell>
          <table:table-cell table:number-columns-repeated="41"/>
          <table:table-cell office:value-type="string" calcext:value-type="string">
            <text:p>rtc-ds1672.c</text:p>
          </table:table-cell>
          <table:table-cell table:number-columns-repeated="47"/>
          <table:table-cell office:value-type="string" calcext:value-type="string">
            <text:p>spi-fsl-spi.c</text:p>
          </table:table-cell>
          <table:table-cell table:number-columns-repeated="17"/>
          <table:table-cell table:style-name="ce88" office:value-type="string" calcext:value-type="string">
            <text:p>xgifb/</text:p>
          </table:table-cell>
          <table:table-cell table:number-columns-repeated="24"/>
          <table:table-cell office:value-type="string" calcext:value-type="string">
            <text:p>uniphier_thermal.c</text:p>
          </table:table-cell>
          <table:table-cell table:number-columns-repeated="84"/>
          <table:table-cell office:value-type="string" calcext:value-type="string">
            <text:p>ib700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ommu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6"/>
          <table:table-cell office:value-type="string" calcext:value-type="string">
            <text:p>clk-clps711x.c</text:p>
          </table:table-cell>
          <table:table-cell table:number-columns-repeated="18"/>
          <table:table-cell office:value-type="string" calcext:value-type="string">
            <text:p>loongson2_cpufreq.c</text:p>
          </table:table-cell>
          <table:table-cell table:number-columns-repeated="41"/>
          <table:table-cell office:value-type="string" calcext:value-type="string">
            <text:p>mmp_pdma.c</text:p>
          </table:table-cell>
          <table:table-cell table:number-columns-repeated="62"/>
          <table:table-cell office:value-type="string" calcext:value-type="string">
            <text:p>gpio-janz-ttl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ds.h</text:p>
          </table:table-cell>
          <table:table-cell table:number-columns-repeated="38"/>
          <table:table-cell office:value-type="string" calcext:value-type="string">
            <text:p>i2c-ibm_ii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ros_ec_keyb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etag.c</text:p>
          </table:table-cell>
          <table:table-cell table:number-columns-repeated="11"/>
          <table:table-cell office:value-type="string" calcext:value-type="string">
            <text:p>leds-lm355x.c</text:p>
          </table:table-cell>
          <table:table-cell table:number-columns-repeated="29"/>
          <table:table-cell office:value-type="string" calcext:value-type="string">
            <text:p>dm-raid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2-core.c</text:p>
          </table:table-cell>
          <table:table-cell table:number-columns-repeated="5"/>
          <table:table-cell office:value-type="string" calcext:value-type="string">
            <text:p>lkdtm_refcount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sdhost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ids.c</text:p>
          </table:table-cell>
          <table:table-cell table:number-columns-repeated="2"/>
          <table:table-cell table:style-name="Default"/>
          <table:table-cell table:number-columns-repeated="7"/>
          <table:table-cell table:style-name="ce89"/>
          <table:table-cell office:value-type="string" calcext:value-type="string">
            <text:p>tun.c</text:p>
          </table:table-cell>
          <table:table-cell table:number-columns-repeated="89"/>
          <table:table-cell office:value-type="string" calcext:value-type="string">
            <text:p>pinctrl-as3722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88_fuel_gauge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ecap.c</text:p>
          </table:table-cell>
          <table:table-cell table:number-columns-repeated="41"/>
          <table:table-cell office:value-type="string" calcext:value-type="string">
            <text:p>rtc-ds1685.c</text:p>
          </table:table-cell>
          <table:table-cell table:number-columns-repeated="47"/>
          <table:table-cell office:value-type="string" calcext:value-type="string">
            <text:p>spi-fsl-spi.h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4"/>
          <table:table-cell office:value-type="string" calcext:value-type="string">
            <text:p>user_space.c</text:p>
          </table:table-cell>
          <table:table-cell table:number-columns-repeated="84"/>
          <table:table-cell office:value-type="string" calcext:value-type="string">
            <text:p>ibmasr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pack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lclk.c</text:p>
          </table:table-cell>
          <table:table-cell table:number-columns-repeated="6"/>
          <table:table-cell office:value-type="string" calcext:value-type="string">
            <text:p>clk-composite.c</text:p>
          </table:table-cell>
          <table:table-cell table:number-columns-repeated="18"/>
          <table:table-cell office:value-type="string" calcext:value-type="string">
            <text:p>maple-cpufreq.c</text:p>
          </table:table-cell>
          <table:table-cell table:number-columns-repeated="41"/>
          <table:table-cell office:value-type="string" calcext:value-type="string">
            <text:p>mmp_tdma.c</text:p>
          </table:table-cell>
          <table:table-cell table:number-columns-repeated="62"/>
          <table:table-cell office:value-type="string" calcext:value-type="string">
            <text:p>gpio-kempl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nput.c</text:p>
          </table:table-cell>
          <table:table-cell table:number-columns-repeated="38"/>
          <table:table-cell office:value-type="string" calcext:value-type="string">
            <text:p>i2c-ibm_iic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davinci_keysca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ips-cpu.c</text:p>
          </table:table-cell>
          <table:table-cell table:number-columns-repeated="11"/>
          <table:table-cell office:value-type="string" calcext:value-type="string">
            <text:p>leds-lm3642.c</text:p>
          </table:table-cell>
          <table:table-cell table:number-columns-repeated="29"/>
          <table:table-cell office:value-type="string" calcext:value-type="string">
            <text:p>dm-raid1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core.c</text:p>
          </table:table-cell>
          <table:table-cell table:number-columns-repeated="5"/>
          <table:table-cell office:value-type="string" calcext:value-type="string">
            <text:p>lkdtm_rodata.c</text:p>
          </table:table-cell>
          <table:table-cell table:number-columns-repeated="6"/>
          <table:table-cell office:value-type="string" calcext:value-type="string">
            <text:p>bcm2835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macronix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eth.c</text:p>
          </table:table-cell>
          <table:table-cell table:number-columns-repeated="89"/>
          <table:table-cell office:value-type="string" calcext:value-type="string">
            <text:p>pinctrl-at91-pio4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15x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ehrpwm.c</text:p>
          </table:table-cell>
          <table:table-cell table:number-columns-repeated="41"/>
          <table:table-cell office:value-type="string" calcext:value-type="string">
            <text:p>rtc-ds1742.c</text:p>
          </table:table-cell>
          <table:table-cell table:number-columns-repeated="47"/>
          <table:table-cell office:value-type="string" calcext:value-type="string">
            <text:p>spi-gpio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4"/>
          <table:table-cell office:value-type="string" calcext:value-type="string">
            <text:p>x86_pkg_temp_thermal.c</text:p>
          </table:table-cell>
          <table:table-cell table:number-columns-repeated="84"/>
          <table:table-cell office:value-type="string" calcext:value-type="string">
            <text:p>ie6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irqchip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6"/>
          <table:table-cell office:value-type="string" calcext:value-type="string">
            <text:p>clk-conf.c</text:p>
          </table:table-cell>
          <table:table-cell table:number-columns-repeated="18"/>
          <table:table-cell office:value-type="string" calcext:value-type="string">
            <text:p>mediatek-cpufreq.c</text:p>
          </table:table-cell>
          <table:table-cell table:number-columns-repeated="41"/>
          <table:table-cell office:value-type="string" calcext:value-type="string">
            <text:p>moxart-dma.c</text:p>
          </table:table-cell>
          <table:table-cell table:number-columns-repeated="62"/>
          <table:table-cell office:value-type="string" calcext:value-type="string">
            <text:p>gpio-ks869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te.c</text:p>
          </table:table-cell>
          <table:table-cell table:number-columns-repeated="38"/>
          <table:table-cell office:value-type="string" calcext:value-type="string">
            <text:p>i2c-img-sc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dlink-dir685-touch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ips-gic.c</text:p>
          </table:table-cell>
          <table:table-cell table:number-columns-repeated="11"/>
          <table:table-cell office:value-type="string" calcext:value-type="string">
            <text:p>leds-locomo.c</text:p>
          </table:table-cell>
          <table:table-cell table:number-columns-repeated="29"/>
          <table:table-cell office:value-type="string" calcext:value-type="string">
            <text:p>dm-region-has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i2c.c</text:p>
          </table:table-cell>
          <table:table-cell table:number-columns-repeated="5"/>
          <table:table-cell office:value-type="string" calcext:value-type="string">
            <text:p>lkdtm_usercopy.c</text:p>
          </table:table-cell>
          <table:table-cell table:number-columns-repeated="6"/>
          <table:table-cell office:value-type="string" calcext:value-type="string">
            <text:p>bfin_sdh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micron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irtio_net.c</text:p>
          </table:table-cell>
          <table:table-cell table:number-columns-repeated="89"/>
          <table:table-cell office:value-type="string" calcext:value-type="string">
            <text:p>pinctrl-at91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19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pwmss.c</text:p>
          </table:table-cell>
          <table:table-cell table:number-columns-repeated="41"/>
          <table:table-cell office:value-type="string" calcext:value-type="string">
            <text:p>rtc-ds2404.c</text:p>
          </table:table-cell>
          <table:table-cell table:number-columns-repeated="47"/>
          <table:table-cell office:value-type="string" calcext:value-type="string">
            <text:p>spi-img-spfi.c</text:p>
          </table:table-cell>
          <table:table-cell table:number-columns-repeated="14"/>
          <table:table-cell table:style-name="Default" table:number-columns-repeated="7"/>
          <table:table-cell table:number-columns-repeated="21"/>
          <table:table-cell office:value-type="string" calcext:value-type="string">
            <text:p>zx2967_thermal.c</text:p>
          </table:table-cell>
          <table:table-cell table:number-columns-repeated="84"/>
          <table:table-cell office:value-type="string" calcext:value-type="string">
            <text:p>imgpd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sdn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6"/>
          <table:table-cell office:value-type="string" calcext:value-type="string">
            <text:p>clk-cs2000-cp.c</text:p>
          </table:table-cell>
          <table:table-cell table:number-columns-repeated="18"/>
          <table:table-cell office:value-type="string" calcext:value-type="string">
            <text:p>mvebu-cpufreq.c</text:p>
          </table:table-cell>
          <table:table-cell table:number-columns-repeated="41"/>
          <table:table-cell office:value-type="string" calcext:value-type="string">
            <text:p>mpc512x_dma.c</text:p>
          </table:table-cell>
          <table:table-cell table:number-columns-repeated="62"/>
          <table:table-cell office:value-type="string" calcext:value-type="string">
            <text:p>gpio-loongs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ensington.c</text:p>
          </table:table-cell>
          <table:table-cell table:number-columns-repeated="38"/>
          <table:table-cell office:value-type="string" calcext:value-type="string">
            <text:p>i2c-imx-lpi2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ep93xx_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mp.c</text:p>
          </table:table-cell>
          <table:table-cell table:number-columns-repeated="11"/>
          <table:table-cell office:value-type="string" calcext:value-type="string">
            <text:p>leds-lp3944.c</text:p>
          </table:table-cell>
          <table:table-cell table:number-columns-repeated="29"/>
          <table:table-cell office:value-type="string" calcext:value-type="string">
            <text:p>dm-round-robin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irq.c</text:p>
          </table:table-cell>
          <table:table-cell table:number-columns-repeated="2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memory_state_time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vium-octeo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samsung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rf.c</text:p>
          </table:table-cell>
          <table:table-cell table:number-columns-repeated="89"/>
          <table:table-cell office:value-type="string" calcext:value-type="string">
            <text:p>pinctrl-at91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257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wl-led.c</text:p>
          </table:table-cell>
          <table:table-cell table:number-columns-repeated="41"/>
          <table:table-cell office:value-type="string" calcext:value-type="string">
            <text:p>rtc-ds3232.c</text:p>
          </table:table-cell>
          <table:table-cell table:number-columns-repeated="47"/>
          <table:table-cell office:value-type="string" calcext:value-type="string">
            <text:p>spi-im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mx2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leds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6"/>
          <table:table-cell office:value-type="string" calcext:value-type="string">
            <text:p>clk-devres.c</text:p>
          </table:table-cell>
          <table:table-cell table:number-columns-repeated="18"/>
          <table:table-cell office:value-type="string" calcext:value-type="string">
            <text:p>omap-cpufreq.c</text:p>
          </table:table-cell>
          <table:table-cell table:number-columns-repeated="41"/>
          <table:table-cell office:value-type="string" calcext:value-type="string">
            <text:p>mv_xor.c</text:p>
          </table:table-cell>
          <table:table-cell table:number-columns-repeated="62"/>
          <table:table-cell office:value-type="string" calcext:value-type="string">
            <text:p>gpio-loongson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eytouch.c</text:p>
          </table:table-cell>
          <table:table-cell table:number-columns-repeated="38"/>
          <table:table-cell office:value-type="string" calcext:value-type="string">
            <text:p>i2c-im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goldfish_event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tk-cirq.c</text:p>
          </table:table-cell>
          <table:table-cell table:number-columns-repeated="11"/>
          <table:table-cell office:value-type="string" calcext:value-type="string">
            <text:p>leds-lp3952.c</text:p>
          </table:table-cell>
          <table:table-cell table:number-columns-repeated="29"/>
          <table:table-cell office:value-type="string" calcext:value-type="string">
            <text:p>dm-rq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150-core.c</text:p>
          </table:table-cell>
          <table:table-cell table:number-columns-repeated="5"/>
          <table:table-cell office:value-type="string" calcext:value-type="string">
            <text:p>pch_phub.c</text:p>
          </table:table-cell>
          <table:table-cell table:number-columns-repeated="6"/>
          <table:table-cell office:value-type="string" calcext:value-type="string">
            <text:p>cavium-thunder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timings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sockmon.c</text:p>
          </table:table-cell>
          <table:table-cell table:number-columns-repeated="89"/>
          <table:table-cell office:value-type="string" calcext:value-type="string">
            <text:p>pinctrl-coh901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735-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wl.c</text:p>
          </table:table-cell>
          <table:table-cell table:number-columns-repeated="41"/>
          <table:table-cell office:value-type="string" calcext:value-type="string">
            <text:p>rtc-efi-platform.c</text:p>
          </table:table-cell>
          <table:table-cell table:number-columns-repeated="47"/>
          <table:table-cell office:value-type="string" calcext:value-type="string">
            <text:p>spi-iproc-qspi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dydog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lightnvm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6"/>
          <table:table-cell office:value-type="string" calcext:value-type="string">
            <text:p>clk-divider.c</text:p>
          </table:table-cell>
          <table:table-cell table:number-columns-repeated="18"/>
          <table:table-cell office:value-type="string" calcext:value-type="string">
            <text:p>p4-clockmod.c</text:p>
          </table:table-cell>
          <table:table-cell table:number-columns-repeated="41"/>
          <table:table-cell office:value-type="string" calcext:value-type="string">
            <text:p>mv_xor.h</text:p>
          </table:table-cell>
          <table:table-cell table:number-columns-repeated="62"/>
          <table:table-cell office:value-type="string" calcext:value-type="string">
            <text:p>gpio-lp3943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ye.c</text:p>
          </table:table-cell>
          <table:table-cell table:number-columns-repeated="38"/>
          <table:table-cell office:value-type="string" calcext:value-type="string">
            <text:p>i2c-iop3x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gpio_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tk-sysirq.c</text:p>
          </table:table-cell>
          <table:table-cell table:number-columns-repeated="11"/>
          <table:table-cell office:value-type="string" calcext:value-type="string">
            <text:p>leds-lp5521.c</text:p>
          </table:table-cell>
          <table:table-cell table:number-columns-repeated="29"/>
          <table:table-cell office:value-type="string" calcext:value-type="string">
            <text:p>dm-rq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vinci_voicecodec.c</text:p>
          </table:table-cell>
          <table:table-cell table:number-columns-repeated="5"/>
          <table:table-cell office:value-type="string" calcext:value-type="string">
            <text:p>pci_endpoint_test.c</text:p>
          </table:table-cell>
          <table:table-cell table:number-columns-repeated="6"/>
          <table:table-cell office:value-type="string" calcext:value-type="string">
            <text:p>caviu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toshiba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xlan.c</text:p>
          </table:table-cell>
          <table:table-cell table:number-columns-repeated="89"/>
          <table:table-cell office:value-type="string" calcext:value-type="string">
            <text:p>pinctrl-coh901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589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vt8500.c</text:p>
          </table:table-cell>
          <table:table-cell table:number-columns-repeated="41"/>
          <table:table-cell office:value-type="string" calcext:value-type="string">
            <text:p>rtc-efi.c</text:p>
          </table:table-cell>
          <table:table-cell table:number-columns-repeated="47"/>
          <table:table-cell office:value-type="string" calcext:value-type="string">
            <text:p>spi-jcore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-mid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acintosh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efm32gg.c</text:p>
          </table:table-cell>
          <table:table-cell table:number-columns-repeated="18"/>
          <table:table-cell office:value-type="string" calcext:value-type="string">
            <text:p>pasemi-cpufreq.c</text:p>
          </table:table-cell>
          <table:table-cell table:number-columns-repeated="41"/>
          <table:table-cell office:value-type="string" calcext:value-type="string">
            <text:p>mv_xor_v2.c</text:p>
          </table:table-cell>
          <table:table-cell table:number-columns-repeated="62"/>
          <table:table-cell office:value-type="string" calcext:value-type="string">
            <text:p>gpio-lp873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cpower.c</text:p>
          </table:table-cell>
          <table:table-cell table:number-columns-repeated="38"/>
          <table:table-cell office:value-type="string" calcext:value-type="string">
            <text:p>i2c-iop3xx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gpio_keys_polle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gicp.c</text:p>
          </table:table-cell>
          <table:table-cell table:number-columns-repeated="11"/>
          <table:table-cell office:value-type="string" calcext:value-type="string">
            <text:p>leds-lp5523.c</text:p>
          </table:table-cell>
          <table:table-cell table:number-columns-repeated="29"/>
          <table:table-cell office:value-type="string" calcext:value-type="string">
            <text:p>dm-service-tim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b8500-prcmu.c</text:p>
          </table:table-cell>
          <table:table-cell table:number-columns-repeated="5"/>
          <table:table-cell office:value-type="string" calcext:value-type="string">
            <text:p>phantom.c</text:p>
          </table:table-cell>
          <table:table-cell table:number-columns-repeated="6"/>
          <table:table-cell office:value-type="string" calcext:value-type="string">
            <text:p>caviu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sim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xen-netfront.c</text:p>
          </table:table-cell>
          <table:table-cell table:number-columns-repeated="89"/>
          <table:table-cell office:value-type="string" calcext:value-type="string">
            <text:p>pinctrl-da850-pupd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7xxx_battery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zx.c</text:p>
          </table:table-cell>
          <table:table-cell table:number-columns-repeated="41"/>
          <table:table-cell office:value-type="string" calcext:value-type="string">
            <text:p>rtc-em3027.c</text:p>
          </table:table-cell>
          <table:table-cell table:number-columns-repeated="47"/>
          <table:table-cell office:value-type="string" calcext:value-type="string">
            <text:p>spi-lantiq-s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_scu_watchdog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ailbox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ixed-factor.c</text:p>
          </table:table-cell>
          <table:table-cell table:number-columns-repeated="18"/>
          <table:table-cell office:value-type="string" calcext:value-type="string">
            <text:p>pcc-cpufreq.c</text:p>
          </table:table-cell>
          <table:table-cell table:number-columns-repeated="41"/>
          <table:table-cell office:value-type="string" calcext:value-type="string">
            <text:p>mxs-dma.c</text:p>
          </table:table-cell>
          <table:table-cell table:number-columns-repeated="62"/>
          <table:table-cell office:value-type="string" calcext:value-type="string">
            <text:p>gpio-lp8756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ed.c</text:p>
          </table:table-cell>
          <table:table-cell table:number-columns-repeated="38"/>
          <table:table-cell office:value-type="string" calcext:value-type="string">
            <text:p>i2c-isch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il_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gicp.h</text:p>
          </table:table-cell>
          <table:table-cell table:number-columns-repeated="11"/>
          <table:table-cell office:value-type="string" calcext:value-type="string">
            <text:p>leds-lp5562.c</text:p>
          </table:table-cell>
          <table:table-cell table:number-columns-repeated="29"/>
          <table:table-cell office:value-type="string" calcext:value-type="string">
            <text:p>dm-snap-persist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bx500-prcmu-regs.h</text:p>
          </table:table-cell>
          <table:table-cell table:number-columns-repeated="5"/>
          <table:table-cell office:value-type="string" calcext:value-type="string">
            <text:p>pti.c</text:p>
          </table:table-cell>
          <table:table-cell table:number-columns-repeated="6"/>
          <table:table-cell office:value-type="string" calcext:value-type="string">
            <text:p>cb710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df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digicolor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7xxx_battery_hdq.c</text:p>
          </table:table-cell>
          <table:table-cell/>
          <table:table-cell table:style-name="Default"/>
          <table:table-cell table:number-columns-repeated="24"/>
          <table:table-cell table:style-name="ce112"/>
          <table:table-cell/>
          <table:table-cell office:value-type="string" calcext:value-type="string">
            <text:p>sysfs.c</text:p>
          </table:table-cell>
          <table:table-cell table:number-columns-repeated="41"/>
          <table:table-cell office:value-type="string" calcext:value-type="string">
            <text:p>rtc-ep93xx.c</text:p>
          </table:table-cell>
          <table:table-cell table:number-columns-repeated="47"/>
          <table:table-cell office:value-type="string" calcext:value-type="string">
            <text:p>spi-lm70llp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_scu_watchdog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cb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ixed-rate.c</text:p>
          </table:table-cell>
          <table:table-cell table:number-columns-repeated="18"/>
          <table:table-cell office:value-type="string" calcext:value-type="string">
            <text:p>pmac32-cpufreq.c</text:p>
          </table:table-cell>
          <table:table-cell table:number-columns-repeated="41"/>
          <table:table-cell office:value-type="string" calcext:value-type="string">
            <text:p>nbpfaxi.c</text:p>
          </table:table-cell>
          <table:table-cell table:number-columns-repeated="62"/>
          <table:table-cell office:value-type="string" calcext:value-type="string">
            <text:p>gpio-lpc18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enovo.c</text:p>
          </table:table-cell>
          <table:table-cell table:number-columns-repeated="38"/>
          <table:table-cell office:value-type="string" calcext:value-type="string">
            <text:p>i2c-ism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il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icu.c</text:p>
          </table:table-cell>
          <table:table-cell table:number-columns-repeated="11"/>
          <table:table-cell office:value-type="string" calcext:value-type="string">
            <text:p>leds-lp55xx-common.c</text:p>
          </table:table-cell>
          <table:table-cell table:number-columns-repeated="29"/>
          <table:table-cell office:value-type="string" calcext:value-type="string">
            <text:p>dm-snap-transi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ln2.c</text:p>
          </table:table-cell>
          <table:table-cell table:number-columns-repeated="5"/>
          <table:table-cell office:value-type="string" calcext:value-type="string">
            <text:p>qcom-coincell.c</text:p>
          </table:table-cell>
          <table:table-cell table:number-columns-repeated="6"/>
          <table:table-cell office:value-type="string" calcext:value-type="string">
            <text:p>cb710-mm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uc900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falcon.c</text:p>
          </table:table-cell>
          <table:table-cell table:number-columns-repeated="18"/>
          <table:table-cell office:value-type="string" calcext:value-type="string">
            <text:p>bq27xxx_battery_i2c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fm3130.c</text:p>
          </table:table-cell>
          <table:table-cell table:number-columns-repeated="47"/>
          <table:table-cell office:value-type="string" calcext:value-type="string">
            <text:p>spi-loopback-test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op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md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ractional-divider.c</text:p>
          </table:table-cell>
          <table:table-cell table:number-columns-repeated="18"/>
          <table:table-cell office:value-type="string" calcext:value-type="string">
            <text:p>pmac64-cpufreq.c</text:p>
          </table:table-cell>
          <table:table-cell table:number-columns-repeated="41"/>
          <table:table-cell office:value-type="string" calcext:value-type="string">
            <text:p>of-dma.c</text:p>
          </table:table-cell>
          <table:table-cell table:number-columns-repeated="62"/>
          <table:table-cell office:value-type="string" calcext:value-type="string">
            <text:p>gpio-lpc32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.c</text:p>
          </table:table-cell>
          <table:table-cell table:number-columns-repeated="38"/>
          <table:table-cell office:value-type="string" calcext:value-type="string">
            <text:p>i2c-jz478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pps2atkbd.h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odmi.c</text:p>
          </table:table-cell>
          <table:table-cell table:number-columns-repeated="11"/>
          <table:table-cell office:value-type="string" calcext:value-type="string">
            <text:p>leds-lp55xx-common.h</text:p>
          </table:table-cell>
          <table:table-cell table:number-columns-repeated="29"/>
          <table:table-cell office:value-type="string" calcext:value-type="string">
            <text:p>dm-snap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m355evm_msp.c</text:p>
          </table:table-cell>
          <table:table-cell table:number-columns-repeated="5"/>
          <table:table-cell office:value-type="string" calcext:value-type="string">
            <text:p>spear13xx_pcie_gadget.c</text:p>
          </table:table-cell>
          <table:table-cell table:number-columns-repeated="6"/>
          <table:table-cell office:value-type="string" calcext:value-type="string">
            <text:p>davinci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2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gemini.c</text:p>
          </table:table-cell>
          <table:table-cell table:number-columns-repeated="18"/>
          <table:table-cell office:value-type="string" calcext:value-type="string">
            <text:p>charger-mana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ftrtc010.c</text:p>
          </table:table-cell>
          <table:table-cell table:number-columns-repeated="47"/>
          <table:table-cell office:value-type="string" calcext:value-type="string">
            <text:p>spi-lp8841-rt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t8712f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ate.c</text:p>
          </table:table-cell>
          <table:table-cell table:number-columns-repeated="18"/>
          <table:table-cell office:value-type="string" calcext:value-type="string">
            <text:p>powernow-k6.c</text:p>
          </table:table-cell>
          <table:table-cell table:number-columns-repeated="41"/>
          <table:table-cell office:value-type="string" calcext:value-type="string">
            <text:p>omap-dma.c</text:p>
          </table:table-cell>
          <table:table-cell table:number-columns-repeated="62"/>
          <table:table-cell office:value-type="string" calcext:value-type="string">
            <text:p>gpio-lynxpoint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.h</text:p>
          </table:table-cell>
          <table:table-cell table:number-columns-repeated="38"/>
          <table:table-cell office:value-type="string" calcext:value-type="string">
            <text:p>i2c-kempl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imx_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pic.c</text:p>
          </table:table-cell>
          <table:table-cell table:number-columns-repeated="11"/>
          <table:table-cell office:value-type="string" calcext:value-type="string">
            <text:p>leds-lp8501.c</text:p>
          </table:table-cell>
          <table:table-cell table:number-columns-repeated="29"/>
          <table:table-cell office:value-type="string" calcext:value-type="string">
            <text:p>dm-stat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exynos-lpass.c</text:p>
          </table:table-cell>
          <table:table-cell table:number-columns-repeated="5"/>
          <table:table-cell office:value-type="string" calcext:value-type="string">
            <text:p>sram-exec.c</text:p>
          </table:table-cell>
          <table:table-cell table:number-columns-repeated="6"/>
          <table:table-cell office:value-type="string" calcext:value-type="string">
            <text:p>dw_mmc-exyno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elm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ingenic.c</text:p>
          </table:table-cell>
          <table:table-cell table:number-columns-repeated="18"/>
          <table:table-cell office:value-type="string" calcext:value-type="string">
            <text:p>collie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generic.c</text:p>
          </table:table-cell>
          <table:table-cell table:number-columns-repeated="47"/>
          <table:table-cell office:value-type="string" calcext:value-type="string">
            <text:p>spi-meson-spic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t8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mory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emini.c</text:p>
          </table:table-cell>
          <table:table-cell table:number-columns-repeated="18"/>
          <table:table-cell office:value-type="string" calcext:value-type="string">
            <text:p>powernow-k7.c</text:p>
          </table:table-cell>
          <table:table-cell table:number-columns-repeated="41"/>
          <table:table-cell office:value-type="string" calcext:value-type="string">
            <text:p>pch_dma.c</text:p>
          </table:table-cell>
          <table:table-cell table:number-columns-repeated="62"/>
          <table:table-cell office:value-type="string" calcext:value-type="string">
            <text:p>gpio-max73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2ff.c</text:p>
          </table:table-cell>
          <table:table-cell table:number-columns-repeated="38"/>
          <table:table-cell office:value-type="string" calcext:value-type="string">
            <text:p>i2c-lpc2k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ipaq-micro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xs.c</text:p>
          </table:table-cell>
          <table:table-cell table:number-columns-repeated="11"/>
          <table:table-cell office:value-type="string" calcext:value-type="string">
            <text:p>leds-lp8788.c</text:p>
          </table:table-cell>
          <table:table-cell table:number-columns-repeated="29"/>
          <table:table-cell office:value-type="string" calcext:value-type="string">
            <text:p>dm-stats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ezx-pcap.c</text:p>
          </table:table-cell>
          <table:table-cell table:number-columns-repeated="5"/>
          <table:table-cell office:value-type="string" calcext:value-type="string">
            <text:p>sram.c</text:p>
          </table:table-cell>
          <table:table-cell table:number-columns-repeated="6"/>
          <table:table-cell office:value-type="string" calcext:value-type="string">
            <text:p>dw_mmc-exyno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rion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antiq.c</text:p>
          </table:table-cell>
          <table:table-cell table:number-columns-repeated="18"/>
          <table:table-cell office:value-type="string" calcext:value-type="string">
            <text:p>cpcap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goldfish.c</text:p>
          </table:table-cell>
          <table:table-cell table:number-columns-repeated="47"/>
          <table:table-cell office:value-type="string" calcext:value-type="string">
            <text:p>spi-meson-spif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xp4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mstick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pio.c</text:p>
          </table:table-cell>
          <table:table-cell table:number-columns-repeated="18"/>
          <table:table-cell office:value-type="string" calcext:value-type="string">
            <text:p>powernow-k7.h</text:p>
          </table:table-cell>
          <table:table-cell table:number-columns-repeated="41"/>
          <table:table-cell office:value-type="string" calcext:value-type="string">
            <text:p>pl330.c</text:p>
          </table:table-cell>
          <table:table-cell table:number-columns-repeated="62"/>
          <table:table-cell office:value-type="string" calcext:value-type="string">
            <text:p>gpio-max730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3ff.c</text:p>
          </table:table-cell>
          <table:table-cell table:number-columns-repeated="38"/>
          <table:table-cell office:value-type="string" calcext:value-type="string">
            <text:p>i2c-meson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jornada680_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nvic.c</text:p>
          </table:table-cell>
          <table:table-cell table:number-columns-repeated="11"/>
          <table:table-cell office:value-type="string" calcext:value-type="string">
            <text:p>leds-lp8860.c</text:p>
          </table:table-cell>
          <table:table-cell table:number-columns-repeated="29"/>
          <table:table-cell office:value-type="string" calcext:value-type="string">
            <text:p>dm-strip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fsl-imx25-tsadc.c</text:p>
          </table:table-cell>
          <table:table-cell table:number-columns-repeated="5"/>
          <table:table-cell office:value-type="string" calcext:value-type="string">
            <text:p>sram.h</text:p>
          </table:table-cell>
          <table:table-cell table:number-columns-repeated="6"/>
          <table:table-cell office:value-type="string" calcext:value-type="string">
            <text:p>dw_mmc-k3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xnas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antiq.h</text:p>
          </table:table-cell>
          <table:table-cell table:number-columns-repeated="18"/>
          <table:table-cell office:value-type="string" calcext:value-type="string">
            <text:p>cpcap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hid-sensor-time.c</text:p>
          </table:table-cell>
          <table:table-cell table:number-columns-repeated="47"/>
          <table:table-cell office:value-type="string" calcext:value-type="string">
            <text:p>spi-mpc512x-p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jz474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ssag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i655x.c</text:p>
          </table:table-cell>
          <table:table-cell table:number-columns-repeated="18"/>
          <table:table-cell office:value-type="string" calcext:value-type="string">
            <text:p>powernow-k8.c</text:p>
          </table:table-cell>
          <table:table-cell table:number-columns-repeated="41"/>
          <table:table-cell office:value-type="string" calcext:value-type="string">
            <text:p>pxa_dma.c</text:p>
          </table:table-cell>
          <table:table-cell table:number-columns-repeated="62"/>
          <table:table-cell office:value-type="string" calcext:value-type="string">
            <text:p>gpio-max730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4ff.c</text:p>
          </table:table-cell>
          <table:table-cell table:number-columns-repeated="38"/>
          <table:table-cell office:value-type="string" calcext:value-type="string">
            <text:p>i2c-mlxcpld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jornada720_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map-intc.c</text:p>
          </table:table-cell>
          <table:table-cell table:number-columns-repeated="11"/>
          <table:table-cell office:value-type="string" calcext:value-type="string">
            <text:p>leds-lt3593.c</text:p>
          </table:table-cell>
          <table:table-cell table:number-columns-repeated="29"/>
          <table:table-cell office:value-type="string" calcext:value-type="string">
            <text:p>dm-switc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i6421-pmic-core.c</text:p>
          </table:table-cell>
          <table:table-cell table:number-columns-repeated="5"/>
          <table:table-cell office:value-type="string" calcext:value-type="string">
            <text:p>ti_dac7512.c</text:p>
          </table:table-cell>
          <table:table-cell table:number-columns-repeated="6"/>
          <table:table-cell office:value-type="string" calcext:value-type="string">
            <text:p>dw_mmc-p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asemi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pc18xx.c</text:p>
          </table:table-cell>
          <table:table-cell table:number-columns-repeated="18"/>
          <table:table-cell office:value-type="string" calcext:value-type="string">
            <text:p>da903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hym8563.c</text:p>
          </table:table-cell>
          <table:table-cell table:number-columns-repeated="47"/>
          <table:table-cell office:value-type="string" calcext:value-type="string">
            <text:p>spi-mpc52xx-p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kempld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fd/</text:p>
          </table:table-cell>
          <table:table-cell table:number-columns-repeated="68"/>
          <table:table-cell table:style-name="Default" table:number-columns-repeated="3"/>
          <table:table-cell table:number-columns-repeated="19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lk-hifiberry-dacpro.c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powernow-k8.h</text:p>
          </table:table-cell>
          <table:table-cell table:number-columns-repeated="41"/>
          <table:table-cell office:value-type="string" calcext:value-type="string">
            <text:p>s3c24xx-dma.c</text:p>
          </table:table-cell>
          <table:table-cell table:number-columns-repeated="62"/>
          <table:table-cell office:value-type="string" calcext:value-type="string">
            <text:p>gpio-max732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4ff.h</text:p>
          </table:table-cell>
          <table:table-cell table:number-columns-repeated="38"/>
          <table:table-cell office:value-type="string" calcext:value-type="string">
            <text:p>i2c-mp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k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r1k-pic.c</text:p>
          </table:table-cell>
          <table:table-cell table:number-columns-repeated="11"/>
          <table:table-cell office:value-type="string" calcext:value-type="string">
            <text:p>leds-max77693.c</text:p>
          </table:table-cell>
          <table:table-cell table:number-columns-repeated="29"/>
          <table:table-cell office:value-type="string" calcext:value-type="string">
            <text:p>dm-sysf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i655x-pmic.c</text:p>
          </table:table-cell>
          <table:table-cell table:number-columns-repeated="5"/>
          <table:table-cell office:value-type="string" calcext:value-type="string">
            <text:p>tifm_7xx1.c</text:p>
          </table:table-cell>
          <table:table-cell table:number-columns-repeated="6"/>
          <table:table-cell office:value-type="string" calcext:value-type="string">
            <text:p>dw_mmc-pltf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lat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max77620.c</text:p>
          </table:table-cell>
          <table:table-cell table:number-columns-repeated="18"/>
          <table:table-cell office:value-type="string" calcext:value-type="string">
            <text:p>da9052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mxdi.c</text:p>
          </table:table-cell>
          <table:table-cell table:number-columns-repeated="47"/>
          <table:table-cell office:value-type="string" calcext:value-type="string">
            <text:p>spi-mpc52x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ks8695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ighbank.c</text:p>
          </table:table-cell>
          <table:table-cell table:number-columns-repeated="18"/>
          <table:table-cell office:value-type="string" calcext:value-type="string">
            <text:p>powernv-cpufreq.c</text:p>
          </table:table-cell>
          <table:table-cell table:number-columns-repeated="41"/>
          <table:table-cell office:value-type="string" calcext:value-type="string">
            <text:p>sa11x0-dma.c</text:p>
          </table:table-cell>
          <table:table-cell table:number-columns-repeated="62"/>
          <table:table-cell office:value-type="string" calcext:value-type="string">
            <text:p>gpio-max7762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ff.c</text:p>
          </table:table-cell>
          <table:table-cell table:number-columns-repeated="38"/>
          <table:table-cell office:value-type="string" calcext:value-type="string">
            <text:p>i2c-mt65x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m8323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rion.c</text:p>
          </table:table-cell>
          <table:table-cell table:number-columns-repeated="11"/>
          <table:table-cell office:value-type="string" calcext:value-type="string">
            <text:p>leds-max8997.c</text:p>
          </table:table-cell>
          <table:table-cell table:number-columns-repeated="28"/>
          <table:table-cell table:style-name="ce89"/>
          <table:table-cell office:value-type="string" calcext:value-type="string">
            <text:p>dm-tabl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tc-i2cpld.c</text:p>
          </table:table-cell>
          <table:table-cell table:number-columns-repeated="5"/>
          <table:table-cell office:value-type="string" calcext:value-type="string">
            <text:p>tifm_core.c</text:p>
          </table:table-cell>
          <table:table-cell table:number-columns-repeated="6"/>
          <table:table-cell office:value-type="string" calcext:value-type="string">
            <text:p>dw_mmc-pltf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xa3xx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mcp23s08.c</text:p>
          </table:table-cell>
          <table:table-cell table:number-columns-repeated="18"/>
          <table:table-cell office:value-type="string" calcext:value-type="string">
            <text:p>da9150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sl12022.c</text:p>
          </table:table-cell>
          <table:table-cell table:number-columns-repeated="47"/>
          <table:table-cell office:value-type="string" calcext:value-type="string">
            <text:p>spi-mt65x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lantiq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mm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sdk-pll.c</text:p>
          </table:table-cell>
          <table:table-cell table:number-columns-repeated="18"/>
          <table:table-cell office:value-type="string" calcext:value-type="string">
            <text:p>ppc_cbe_cpufreq.c</text:p>
          </table:table-cell>
          <table:table-cell table:number-columns-repeated="41"/>
          <table:table-cell office:value-type="string" calcext:value-type="string">
            <text:p>sirf-dma.c</text:p>
          </table:table-cell>
          <table:table-cell table:number-columns-repeated="62"/>
          <table:table-cell office:value-type="string" calcext:value-type="string">
            <text:p>gpio-mb86s7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ogitech-dj.c</text:p>
          </table:table-cell>
          <table:table-cell table:number-columns-repeated="38"/>
          <table:table-cell office:value-type="string" calcext:value-type="string">
            <text:p>i2c-mv64xx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m8333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partition-percpu.c</text:p>
          </table:table-cell>
          <table:table-cell table:number-columns-repeated="11"/>
          <table:table-cell office:value-type="string" calcext:value-type="string">
            <text:p>leds-mc13783.c</text:p>
          </table:table-cell>
          <table:table-cell table:number-columns-repeated="29"/>
          <table:table-cell office:value-type="string" calcext:value-type="string">
            <text:p>dm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tc-pasic3.c</text:p>
          </table:table-cell>
          <table:table-cell table:number-columns-repeated="5"/>
          <table:table-cell office:value-type="string" calcext:value-type="string">
            <text:p>tsl2550.c</text:p>
          </table:table-cell>
          <table:table-cell table:number-columns-repeated="6"/>
          <table:table-cell office:value-type="string" calcext:value-type="string">
            <text:p>dw_mmc-rockchip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_nand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oxnas.c</text:p>
          </table:table-cell>
          <table:table-cell table:number-columns-repeated="18"/>
          <table:table-cell office:value-type="string" calcext:value-type="string">
            <text:p>da9150-fg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sl1208.c</text:p>
          </table:table-cell>
          <table:table-cell table:number-columns-repeated="47"/>
          <table:table-cell office:value-type="string" calcext:value-type="string">
            <text:p>spi-mxs.c</text:p>
          </table:table-cell>
          <table:table-cell table:number-columns-repeated="127"/>
          <table:table-cell office:value-type="string" calcext:value-type="string">
            <text:p>loongson1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td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ax77686.c</text:p>
          </table:table-cell>
          <table:table-cell table:number-columns-repeated="18"/>
          <table:table-cell office:value-type="string" calcext:value-type="string">
            <text:p>ppc_cbe_cpufreq.h</text:p>
          </table:table-cell>
          <table:table-cell table:number-columns-repeated="41"/>
          <table:table-cell office:value-type="string" calcext:value-type="string">
            <text:p>st_fdma.c</text:p>
          </table:table-cell>
          <table:table-cell table:number-columns-repeated="62"/>
          <table:table-cell office:value-type="string" calcext:value-type="string">
            <text:p>gpio-mc3388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ogitech-hidpp.c</text:p>
          </table:table-cell>
          <table:table-cell table:number-columns-repeated="38"/>
          <table:table-cell office:value-type="string" calcext:value-type="string">
            <text:p>i2c-mxs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ocomo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pic32-evic.c</text:p>
          </table:table-cell>
          <table:table-cell table:number-columns-repeated="11"/>
          <table:table-cell office:value-type="string" calcext:value-type="string">
            <text:p>leds-menf21bmc.c</text:p>
          </table:table-cell>
          <table:table-cell table:number-columns-repeated="29"/>
          <table:table-cell office:value-type="string" calcext:value-type="string">
            <text:p>dm-thin-metadata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-acpi.c</text:p>
          </table:table-cell>
          <table:table-cell table:number-columns-repeated="2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uid_sys_stats.c</text:p>
          </table:table-cell>
          <table:table-cell table:style-name="Default"/>
          <table:table-cell table:number-columns-repeated="5"/>
          <table:table-cell office:value-type="string" calcext:value-type="string">
            <text:p>dw_mmc-z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852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almas.c</text:p>
          </table:table-cell>
          <table:table-cell table:number-columns-repeated="18"/>
          <table:table-cell office:value-type="string" calcext:value-type="string">
            <text:p>ds276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jz4740.c</text:p>
          </table:table-cell>
          <table:table-cell table:number-columns-repeated="47"/>
          <table:table-cell office:value-type="string" calcext:value-type="string">
            <text:p>spi-nuc900.c</text:p>
          </table:table-cell>
          <table:table-cell table:number-columns-repeated="127"/>
          <table:table-cell office:value-type="string" calcext:value-type="string">
            <text:p>lpc18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ux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oxart.c</text:p>
          </table:table-cell>
          <table:table-cell table:number-columns-repeated="18"/>
          <table:table-cell office:value-type="string" calcext:value-type="string">
            <text:p>ppc_cbe_cpufreq_pervasive.c</text:p>
          </table:table-cell>
          <table:table-cell table:number-columns-repeated="41"/>
          <table:table-cell office:value-type="string" calcext:value-type="string">
            <text:p>st_fdma.h</text:p>
          </table:table-cell>
          <table:table-cell table:number-columns-repeated="62"/>
          <table:table-cell office:value-type="string" calcext:value-type="string">
            <text:p>gpio-mc9s08dz6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agicmouse.c</text:p>
          </table:table-cell>
          <table:table-cell table:number-columns-repeated="38"/>
          <table:table-cell office:value-type="string" calcext:value-type="string">
            <text:p>i2c-nforce2-s4985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pc32xx-keys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h8300h.c</text:p>
          </table:table-cell>
          <table:table-cell table:number-columns-repeated="11"/>
          <table:table-cell office:value-type="string" calcext:value-type="string">
            <text:p>leds-mlxcpld.c</text:p>
          </table:table-cell>
          <table:table-cell table:number-columns-repeated="29"/>
          <table:table-cell office:value-type="string" calcext:value-type="string">
            <text:p>dm-thin-metadata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-pci.c</text:p>
          </table:table-cell>
          <table:table-cell table:number-columns-repeated="5"/>
          <table:table-cell office:value-type="string" calcext:value-type="string">
            <text:p>vexpress-syscfg.c</text:p>
          </table:table-cell>
          <table:table-cell table:number-columns-repeated="6"/>
          <table:table-cell office:value-type="string" calcext:value-type="string">
            <text:p>dw_mmc-zx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852.h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c32.c</text:p>
          </table:table-cell>
          <table:table-cell table:number-columns-repeated="18"/>
          <table:table-cell office:value-type="string" calcext:value-type="string">
            <text:p>ds278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ib.c</text:p>
          </table:table-cell>
          <table:table-cell table:number-columns-repeated="47"/>
          <table:table-cell office:value-type="string" calcext:value-type="string">
            <text:p>spi-oc-tiny.c</text:p>
          </table:table-cell>
          <table:table-cell table:number-columns-repeated="127"/>
          <table:table-cell office:value-type="string" calcext:value-type="string">
            <text:p>m54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net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ultiplier.c</text:p>
          </table:table-cell>
          <table:table-cell table:number-columns-repeated="18"/>
          <table:table-cell office:value-type="string" calcext:value-type="string">
            <text:p>ppc_cbe_cpufreq_pmi.c</text:p>
          </table:table-cell>
          <table:table-cell table:number-columns-repeated="41"/>
          <table:table-cell office:value-type="string" calcext:value-type="string">
            <text:p>ste_dma40.c</text:p>
          </table:table-cell>
          <table:table-cell table:number-columns-repeated="62"/>
          <table:table-cell office:value-type="string" calcext:value-type="string">
            <text:p>gpio-menz127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f.c</text:p>
          </table:table-cell>
          <table:table-cell table:number-columns-repeated="38"/>
          <table:table-cell office:value-type="string" calcext:value-type="string">
            <text:p>i2c-nforce2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ple_keyb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h8s.c</text:p>
          </table:table-cell>
          <table:table-cell table:number-columns-repeated="11"/>
          <table:table-cell office:value-type="string" calcext:value-type="string">
            <text:p>leds-mt6323.c</text:p>
          </table:table-cell>
          <table:table-cell table:number-columns-repeated="29"/>
          <table:table-cell office:value-type="string" calcext:value-type="string">
            <text:p>dm-thin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.c</text:p>
          </table:table-cell>
          <table:table-cell table:number-columns-repeated="5"/>
          <table:table-cell office:value-type="string" calcext:value-type="string">
            <text:p>vmw_balloon.c</text:p>
          </table:table-cell>
          <table:table-cell table:number-columns-repeated="6"/>
          <table:table-cell office:value-type="string" calcext:value-type="string">
            <text:p>dw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3c2410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c32.h</text:p>
          </table:table-cell>
          <table:table-cell table:number-columns-repeated="18"/>
          <table:table-cell office:value-type="string" calcext:value-type="string">
            <text:p>ds2781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8788.c</text:p>
          </table:table-cell>
          <table:table-cell table:number-columns-repeated="47"/>
          <table:table-cell office:value-type="string" calcext:value-type="string">
            <text:p>spi-omap-100k.c</text:p>
          </table:table-cell>
          <table:table-cell table:number-columns-repeated="127"/>
          <table:table-cell office:value-type="string" calcext:value-type="string">
            <text:p>machz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nf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ux.c</text:p>
          </table:table-cell>
          <table:table-cell table:number-columns-repeated="18"/>
          <table:table-cell office:value-type="string" calcext:value-type="string">
            <text:p>pxa2xx-cpufreq.c</text:p>
          </table:table-cell>
          <table:table-cell table:number-columns-repeated="41"/>
          <table:table-cell office:value-type="string" calcext:value-type="string">
            <text:p>ste_dma40_ll.c</text:p>
          </table:table-cell>
          <table:table-cell table:number-columns-repeated="62"/>
          <table:table-cell office:value-type="string" calcext:value-type="string">
            <text:p>gpio-merrifiel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icrosoft.c</text:p>
          </table:table-cell>
          <table:table-cell table:number-columns-repeated="38"/>
          <table:table-cell office:value-type="string" calcext:value-type="string">
            <text:p>i2c-nomadik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trix_keypad.c</text:p>
          </table:table-cell>
          <table:table-cell table:number-columns-repeated="16"/>
          <table:table-cell office:value-type="string" calcext:value-type="string">
            <text:p>irq-renesas-intc-irqpin.c</text:p>
          </table:table-cell>
          <table:table-cell table:number-columns-repeated="11"/>
          <table:table-cell office:value-type="string" calcext:value-type="string">
            <text:p>leds-net48xx.c</text:p>
          </table:table-cell>
          <table:table-cell table:number-columns-repeated="29"/>
          <table:table-cell office:value-type="string" calcext:value-type="string">
            <text:p>dm-uev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.h</text:p>
          </table:table-cell>
          <table:table-cell table:number-columns-repeated="12"/>
          <table:table-cell office:value-type="string" calcext:value-type="string">
            <text:p>dw_mm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h_flctl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stachio.c</text:p>
          </table:table-cell>
          <table:table-cell table:number-columns-repeated="18"/>
          <table:table-cell office:value-type="string" calcext:value-type="string">
            <text:p>ds2782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c24xx.c</text:p>
          </table:table-cell>
          <table:table-cell table:number-columns-repeated="47"/>
          <table:table-cell office:value-type="string" calcext:value-type="string">
            <text:p>spi-omap-uwire.c</text:p>
          </table:table-cell>
          <table:table-cell table:number-columns-repeated="127"/>
          <table:table-cell office:value-type="string" calcext:value-type="string">
            <text:p>max63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tb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nomadik.c</text:p>
          </table:table-cell>
          <table:table-cell table:number-columns-repeated="18"/>
          <table:table-cell office:value-type="string" calcext:value-type="string">
            <text:p>pxa3xx-cpufreq.c</text:p>
          </table:table-cell>
          <table:table-cell table:number-columns-repeated="41"/>
          <table:table-cell office:value-type="string" calcext:value-type="string">
            <text:p>ste_dma40_ll.h</text:p>
          </table:table-cell>
          <table:table-cell table:number-columns-repeated="62"/>
          <table:table-cell office:value-type="string" calcext:value-type="string">
            <text:p>gpio-ml-io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onterey.c</text:p>
          </table:table-cell>
          <table:table-cell table:number-columns-repeated="38"/>
          <table:table-cell office:value-type="string" calcext:value-type="string">
            <text:p>i2c-ocores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x7359_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irqc.c</text:p>
          </table:table-cell>
          <table:table-cell table:number-columns-repeated="11"/>
          <table:table-cell office:value-type="string" calcext:value-type="string">
            <text:p>leds-netxbig.c</text:p>
          </table:table-cell>
          <table:table-cell table:number-columns-repeated="29"/>
          <table:table-cell office:value-type="string" calcext:value-type="string">
            <text:p>dm-uevent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msic.c</text:p>
          </table:table-cell>
          <table:table-cell table:number-columns-repeated="12"/>
          <table:table-cell office:value-type="string" calcext:value-type="string">
            <text:p>jz4740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harpsl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k805.c</text:p>
          </table:table-cell>
          <table:table-cell table:number-columns-repeated="18"/>
          <table:table-cell office:value-type="string" calcext:value-type="string">
            <text:p>generic-adc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c32xx.c</text:p>
          </table:table-cell>
          <table:table-cell table:number-columns-repeated="47"/>
          <table:table-cell office:value-type="string" calcext:value-type="string">
            <text:p>spi-omap2-mcspi.c</text:p>
          </table:table-cell>
          <table:table-cell table:number-columns-repeated="127"/>
          <table:table-cell office:value-type="string" calcext:value-type="string">
            <text:p>max7762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ubu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nspire.c</text:p>
          </table:table-cell>
          <table:table-cell table:number-columns-repeated="18"/>
          <table:table-cell office:value-type="string" calcext:value-type="string">
            <text:p>qoriq-cpufreq.c</text:p>
          </table:table-cell>
          <table:table-cell table:number-columns-repeated="41"/>
          <table:table-cell office:value-type="string" calcext:value-type="string">
            <text:p>stm32-dma.c</text:p>
          </table:table-cell>
          <table:table-cell table:number-columns-repeated="62"/>
          <table:table-cell office:value-type="string" calcext:value-type="string">
            <text:p>gpio-mm-lantiq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ultitouch.c</text:p>
          </table:table-cell>
          <table:table-cell table:number-columns-repeated="38"/>
          <table:table-cell office:value-type="string" calcext:value-type="string">
            <text:p>i2c-octeon-cor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cs_touch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3c24xx.c</text:p>
          </table:table-cell>
          <table:table-cell table:number-columns-repeated="11"/>
          <table:table-cell office:value-type="string" calcext:value-type="string">
            <text:p>leds-nic78bx.c</text:p>
          </table:table-cell>
          <table:table-cell table:number-columns-repeated="28"/>
          <table:table-cell table:style-name="ce89"/>
          <table:table-cell office:value-type="string" calcext:value-type="string">
            <text:p>dm-verity-fec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quark_i2c_gpio.c</text:p>
          </table:table-cell>
          <table:table-cell table:number-columns-repeated="12"/>
          <table:table-cell office:value-type="string" calcext:value-type="string">
            <text:p>meson-gx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_common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ockchip.c</text:p>
          </table:table-cell>
          <table:table-cell table:number-columns-repeated="18"/>
          <table:table-cell office:value-type="string" calcext:value-type="string">
            <text:p>goldfish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s1x.c</text:p>
          </table:table-cell>
          <table:table-cell table:number-columns-repeated="47"/>
          <table:table-cell office:value-type="string" calcext:value-type="string">
            <text:p>spi-orion.c</text:p>
          </table:table-cell>
          <table:table-cell table:number-columns-repeated="127"/>
          <table:table-cell office:value-type="string" calcext:value-type="string">
            <text:p>me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dim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oxnas.c</text:p>
          </table:table-cell>
          <table:table-cell table:number-columns-repeated="18"/>
          <table:table-cell office:value-type="string" calcext:value-type="string">
            <text:p>s3c2410-cpufreq.c</text:p>
          </table:table-cell>
          <table:table-cell table:number-columns-repeated="41"/>
          <table:table-cell office:value-type="string" calcext:value-type="string">
            <text:p>sun4i-dma.c</text:p>
          </table:table-cell>
          <table:table-cell table:number-columns-repeated="62"/>
          <table:table-cell office:value-type="string" calcext:value-type="string">
            <text:p>gpio-mm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nti.c</text:p>
          </table:table-cell>
          <table:table-cell table:number-columns-repeated="38"/>
          <table:table-cell office:value-type="string" calcext:value-type="string">
            <text:p>i2c-octeon-core.h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pr121_touch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a11x0.c</text:p>
          </table:table-cell>
          <table:table-cell table:number-columns-repeated="11"/>
          <table:table-cell office:value-type="string" calcext:value-type="string">
            <text:p>leds-ns2.c</text:p>
          </table:table-cell>
          <table:table-cell table:number-columns-repeated="28"/>
          <table:table-cell table:style-name="ce89"/>
          <table:table-cell office:value-type="string" calcext:value-type="string">
            <text:p>dm-verity-fec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bxtwc.c</text:p>
          </table:table-cell>
          <table:table-cell table:number-columns-repeated="12"/>
          <table:table-cell office:value-type="string" calcext:value-type="string">
            <text:p>mmc_sp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_common.h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za1.c</text:p>
          </table:table-cell>
          <table:table-cell table:number-columns-repeated="18"/>
          <table:table-cell office:value-type="string" calcext:value-type="string">
            <text:p>gpio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80.c</text:p>
          </table:table-cell>
          <table:table-cell table:number-columns-repeated="47"/>
          <table:table-cell office:value-type="string" calcext:value-type="string">
            <text:p>spi-pic32-sqi.c</text:p>
          </table:table-cell>
          <table:table-cell table:number-columns-repeated="127"/>
          <table:table-cell office:value-type="string" calcext:value-type="string">
            <text:p>mena2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m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palmas.c</text:p>
          </table:table-cell>
          <table:table-cell table:number-columns-repeated="18"/>
          <table:table-cell office:value-type="string" calcext:value-type="string">
            <text:p>s3c2412-cpufreq.c</text:p>
          </table:table-cell>
          <table:table-cell table:number-columns-repeated="41"/>
          <table:table-cell office:value-type="string" calcext:value-type="string">
            <text:p>sun6i-dma.c</text:p>
          </table:table-cell>
          <table:table-cell table:number-columns-repeated="62"/>
          <table:table-cell office:value-type="string" calcext:value-type="string">
            <text:p>gpio-mocku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ntrig.c</text:p>
          </table:table-cell>
          <table:table-cell table:number-columns-repeated="38"/>
          <table:table-cell office:value-type="string" calcext:value-type="string">
            <text:p>i2c-octeon-platdrv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ewton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irfsoc.c</text:p>
          </table:table-cell>
          <table:table-cell table:number-columns-repeated="11"/>
          <table:table-cell office:value-type="string" calcext:value-type="string">
            <text:p>leds-ot200.c</text:p>
          </table:table-cell>
          <table:table-cell table:number-columns-repeated="28"/>
          <table:table-cell table:style-name="ce89"/>
          <table:table-cell office:value-type="string" calcext:value-type="string">
            <text:p>dm-verity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htwc.c</text:p>
          </table:table-cell>
          <table:table-cell table:number-columns-repeated="12"/>
          <table:table-cell office:value-type="string" calcext:value-type="string">
            <text:p>mm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ocrates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ingle.c</text:p>
          </table:table-cell>
          <table:table-cell table:number-columns-repeated="18"/>
          <table:table-cell office:value-type="string" calcext:value-type="string">
            <text:p>ipaq_micro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93.c</text:p>
          </table:table-cell>
          <table:table-cell table:number-columns-repeated="47"/>
          <table:table-cell office:value-type="string" calcext:value-type="string">
            <text:p>spi-pic32.c</text:p>
          </table:table-cell>
          <table:table-cell table:number-columns-repeated="127"/>
          <table:table-cell office:value-type="string" calcext:value-type="string">
            <text:p>menf21bm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me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pwm.c</text:p>
          </table:table-cell>
          <table:table-cell table:number-columns-repeated="18"/>
          <table:table-cell office:value-type="string" calcext:value-type="string">
            <text:p>s3c2416-cpufreq.c</text:p>
          </table:table-cell>
          <table:table-cell table:number-columns-repeated="41"/>
          <table:table-cell office:value-type="string" calcext:value-type="string">
            <text:p>tegra20-apb-dma.c</text:p>
          </table:table-cell>
          <table:table-cell table:number-columns-repeated="62"/>
          <table:table-cell office:value-type="string" calcext:value-type="string">
            <text:p>gpio-mpc52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ortek.c</text:p>
          </table:table-cell>
          <table:table-cell table:number-columns-repeated="38"/>
          <table:table-cell office:value-type="string" calcext:value-type="string">
            <text:p>i2c-oma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omadik-sk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t.c</text:p>
          </table:table-cell>
          <table:table-cell table:number-columns-repeated="11"/>
          <table:table-cell office:value-type="string" calcext:value-type="string">
            <text:p>leds-pca9532.c</text:p>
          </table:table-cell>
          <table:table-cell table:number-columns-repeated="28"/>
          <table:table-cell table:style-name="ce89"/>
          <table:table-cell office:value-type="string" calcext:value-type="string">
            <text:p>dm-verity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ore.c</text:p>
          </table:table-cell>
          <table:table-cell table:number-columns-repeated="12"/>
          <table:table-cell office:value-type="string" calcext:value-type="string">
            <text:p>mmci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t.c</text:p>
          </table:table-cell>
          <table:table-cell table:number-columns-repeated="18"/>
          <table:table-cell office:value-type="string" calcext:value-type="string">
            <text:p>isp1704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94.c</text:p>
          </table:table-cell>
          <table:table-cell table:number-columns-repeated="47"/>
          <table:table-cell office:value-type="string" calcext:value-type="string">
            <text:p>spi-pl022.c</text:p>
          </table:table-cell>
          <table:table-cell table:number-columns-repeated="127"/>
          <table:table-cell office:value-type="string" calcext:value-type="string">
            <text:p>meson_gxbb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of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qoriq.c</text:p>
          </table:table-cell>
          <table:table-cell table:number-columns-repeated="18"/>
          <table:table-cell office:value-type="string" calcext:value-type="string">
            <text:p>s3c2440-cpufreq.c</text:p>
          </table:table-cell>
          <table:table-cell table:number-columns-repeated="41"/>
          <table:table-cell office:value-type="string" calcext:value-type="string">
            <text:p>tegra210-adma.c</text:p>
          </table:table-cell>
          <table:table-cell table:number-columns-repeated="62"/>
          <table:table-cell office:value-type="string" calcext:value-type="string">
            <text:p>gpio-mpc8x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enmount.c</text:p>
          </table:table-cell>
          <table:table-cell table:number-columns-repeated="38"/>
          <table:table-cell office:value-type="string" calcext:value-type="string">
            <text:p>i2c-opal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spir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tm32-exti.c</text:p>
          </table:table-cell>
          <table:table-cell table:number-columns-repeated="11"/>
          <table:table-cell office:value-type="string" calcext:value-type="string">
            <text:p>leds-pca955x.c</text:p>
          </table:table-cell>
          <table:table-cell table:number-columns-repeated="29"/>
          <table:table-cell office:value-type="string" calcext:value-type="string">
            <text:p>dm-zero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ore.h</text:p>
          </table:table-cell>
          <table:table-cell table:number-columns-repeated="12"/>
          <table:table-cell office:value-type="string" calcext:value-type="string">
            <text:p>mmci_qcom_dm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ango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x150x.c</text:p>
          </table:table-cell>
          <table:table-cell table:number-columns-repeated="18"/>
          <table:table-cell office:value-type="string" calcext:value-type="string">
            <text:p>jz4740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35.c</text:p>
          </table:table-cell>
          <table:table-cell table:number-columns-repeated="47"/>
          <table:table-cell office:value-type="string" calcext:value-type="string">
            <text:p>spi-ppc4xx.c</text:p>
          </table:table-cell>
          <table:table-cell table:number-columns-repeated="127"/>
          <table:table-cell office:value-type="string" calcext:value-type="string">
            <text:p>meso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profil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rk808.c</text:p>
          </table:table-cell>
          <table:table-cell table:number-columns-repeated="18"/>
          <table:table-cell office:value-type="string" calcext:value-type="string">
            <text:p>s3c24xx-cpufreq-debugfs.c</text:p>
          </table:table-cell>
          <table:table-cell table:number-columns-repeated="41"/>
          <table:table-cell office:value-type="string" calcext:value-type="string">
            <text:p>ti-dma-crossbar.c</text:p>
          </table:table-cell>
          <table:table-cell table:number-columns-repeated="62"/>
          <table:table-cell office:value-type="string" calcext:value-type="string">
            <text:p>gpio-msi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etalynx.c</text:p>
          </table:table-cell>
          <table:table-cell table:number-columns-repeated="38"/>
          <table:table-cell office:value-type="string" calcext:value-type="string">
            <text:p>i2c-parport-light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map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un4i.c</text:p>
          </table:table-cell>
          <table:table-cell table:number-columns-repeated="11"/>
          <table:table-cell office:value-type="string" calcext:value-type="string">
            <text:p>leds-pca963x.c</text:p>
          </table:table-cell>
          <table:table-cell table:number-columns-repeated="29"/>
          <table:table-cell office:value-type="string" calcext:value-type="string">
            <text:p>dm-zoned-metadata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rc.c</text:p>
          </table:table-cell>
          <table:table-cell table:number-columns-repeated="12"/>
          <table:table-cell office:value-type="string" calcext:value-type="string">
            <text:p>mmci_qcom_dm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mio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b10x.c</text:p>
          </table:table-cell>
          <table:table-cell table:number-columns-repeated="18"/>
          <table:table-cell office:value-type="string" calcext:value-type="string">
            <text:p>lego_ev3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59.c</text:p>
          </table:table-cell>
          <table:table-cell table:number-columns-repeated="47"/>
          <table:table-cell office:value-type="string" calcext:value-type="string">
            <text:p>spi-pxa2xx-dma.c</text:p>
          </table:table-cell>
          <table:table-cell table:number-columns-repeated="127"/>
          <table:table-cell office:value-type="string" calcext:value-type="string">
            <text:p>mixcom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aris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2mps11.c</text:p>
          </table:table-cell>
          <table:table-cell table:number-columns-repeated="18"/>
          <table:table-cell office:value-type="string" calcext:value-type="string">
            <text:p>s3c24xx-cpufreq.c</text:p>
          </table:table-cell>
          <table:table-cell table:number-columns-repeated="41"/>
          <table:table-cell office:value-type="string" calcext:value-type="string">
            <text:p>timb_dma.c</text:p>
          </table:table-cell>
          <table:table-cell table:number-columns-repeated="62"/>
          <table:table-cell office:value-type="string" calcext:value-type="string">
            <text:p>gpio-mvebu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.h</text:p>
          </table:table-cell>
          <table:table-cell table:number-columns-repeated="38"/>
          <table:table-cell office:value-type="string" calcext:value-type="string">
            <text:p>i2c-parport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map4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unxi-nmi.c</text:p>
          </table:table-cell>
          <table:table-cell table:number-columns-repeated="11"/>
          <table:table-cell office:value-type="string" calcext:value-type="string">
            <text:p>leds-pm8058.c</text:p>
          </table:table-cell>
          <table:table-cell table:number-columns-repeated="29"/>
          <table:table-cell office:value-type="string" calcext:value-type="string">
            <text:p>dm-zoned-reclaim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paq-micro.c</text:p>
          </table:table-cell>
          <table:table-cell table:number-columns-repeated="12"/>
          <table:table-cell office:value-type="string" calcext:value-type="string">
            <text:p>moxart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xx9ndfm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z1090-pdc.c</text:p>
          </table:table-cell>
          <table:table-cell table:number-columns-repeated="18"/>
          <table:table-cell office:value-type="string" calcext:value-type="string">
            <text:p>lp872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86.c</text:p>
          </table:table-cell>
          <table:table-cell table:number-columns-repeated="47"/>
          <table:table-cell office:value-type="string" calcext:value-type="string">
            <text:p>spi-pxa2xx-pci.c</text:p>
          </table:table-cell>
          <table:table-cell table:number-columns-repeated="127"/>
          <table:table-cell office:value-type="string" calcext:value-type="string">
            <text:p>moxart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arport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cpi.c</text:p>
          </table:table-cell>
          <table:table-cell table:number-columns-repeated="18"/>
          <table:table-cell office:value-type="string" calcext:value-type="string">
            <text:p>s3c64xx-cpufreq.c</text:p>
          </table:table-cell>
          <table:table-cell table:number-columns-repeated="41"/>
          <table:table-cell office:value-type="string" calcext:value-type="string">
            <text:p>txx9dmac.c</text:p>
          </table:table-cell>
          <table:table-cell table:number-columns-repeated="62"/>
          <table:table-cell office:value-type="string" calcext:value-type="string">
            <text:p>gpio-mx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backlight.c</text:p>
          </table:table-cell>
          <table:table-cell table:number-columns-repeated="38"/>
          <table:table-cell office:value-type="string" calcext:value-type="string">
            <text:p>i2c-parport.h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pencores-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ango.c</text:p>
          </table:table-cell>
          <table:table-cell table:number-columns-repeated="11"/>
          <table:table-cell office:value-type="string" calcext:value-type="string">
            <text:p>leds-powernv.c</text:p>
          </table:table-cell>
          <table:table-cell table:number-columns-repeated="29"/>
          <table:table-cell office:value-type="string" calcext:value-type="string">
            <text:p>dm-zoned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janz-cmodio.c</text:p>
          </table:table-cell>
          <table:table-cell table:number-columns-repeated="12"/>
          <table:table-cell office:value-type="string" calcext:value-type="string">
            <text:p>mtk-s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f610_nf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z1090.c</text:p>
          </table:table-cell>
          <table:table-cell table:number-columns-repeated="18"/>
          <table:table-cell office:value-type="string" calcext:value-type="string">
            <text:p>lp8788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00.c</text:p>
          </table:table-cell>
          <table:table-cell table:number-columns-repeated="47"/>
          <table:table-cell office:value-type="string" calcext:value-type="string">
            <text:p>spi-pxa2xx.c</text:p>
          </table:table-cell>
          <table:table-cell table:number-columns-repeated="127"/>
          <table:table-cell office:value-type="string" calcext:value-type="string">
            <text:p>mpc8x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ci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14.c</text:p>
          </table:table-cell>
          <table:table-cell table:number-columns-repeated="18"/>
          <table:table-cell office:value-type="string" calcext:value-type="string">
            <text:p>s5pv210-cpufreq.c</text:p>
          </table:table-cell>
          <table:table-cell table:number-columns-repeated="41"/>
          <table:table-cell office:value-type="string" calcext:value-type="string">
            <text:p>txx9dmac.h</text:p>
          </table:table-cell>
          <table:table-cell table:number-columns-repeated="62"/>
          <table:table-cell office:value-type="string" calcext:value-type="string">
            <text:p>gpio-mx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cir.c</text:p>
          </table:table-cell>
          <table:table-cell table:number-columns-repeated="38"/>
          <table:table-cell office:value-type="string" calcext:value-type="string">
            <text:p>i2c-pasem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mic8xxx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b10x.c</text:p>
          </table:table-cell>
          <table:table-cell table:number-columns-repeated="11"/>
          <table:table-cell office:value-type="string" calcext:value-type="string">
            <text:p>leds-pwm.c</text:p>
          </table:table-cell>
          <table:table-cell table:number-columns-repeated="29"/>
          <table:table-cell office:value-type="string" calcext:value-type="string">
            <text:p>dm-zoned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jz4740-adc.c</text:p>
          </table:table-cell>
          <table:table-cell table:number-columns-repeated="12"/>
          <table:table-cell office:value-type="string" calcext:value-type="string">
            <text:p>mv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xway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u300.c</text:p>
          </table:table-cell>
          <table:table-cell table:number-columns-repeated="18"/>
          <table:table-cell office:value-type="string" calcext:value-type="string">
            <text:p>ltc2941-battery-gauge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02.c</text:p>
          </table:table-cell>
          <table:table-cell table:number-columns-repeated="47"/>
          <table:table-cell office:value-type="string" calcext:value-type="string">
            <text:p>spi-pxa2xx.h</text:p>
          </table:table-cell>
          <table:table-cell table:number-columns-repeated="127"/>
          <table:table-cell office:value-type="string" calcext:value-type="string">
            <text:p>mt762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cmcia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351.c</text:p>
          </table:table-cell>
          <table:table-cell table:number-columns-repeated="18"/>
          <table:table-cell office:value-type="string" calcext:value-type="string">
            <text:p>sa1100-cpufreq.c</text:p>
          </table:table-cell>
          <table:table-cell table:number-columns-repeated="41"/>
          <table:table-cell office:value-type="string" calcext:value-type="string">
            <text:p>virt-dma.c</text:p>
          </table:table-cell>
          <table:table-cell table:number-columns-repeated="62"/>
          <table:table-cell office:value-type="string" calcext:value-type="string">
            <text:p>gpio-octe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core.c</text:p>
          </table:table-cell>
          <table:table-cell table:number-columns-repeated="38"/>
          <table:table-cell office:value-type="string" calcext:value-type="string">
            <text:p>i2c-pca-isa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xa27x_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egra.c</text:p>
          </table:table-cell>
          <table:table-cell table:number-columns-repeated="11"/>
          <table:table-cell office:value-type="string" calcext:value-type="string">
            <text:p>leds-rb532.c</text:p>
          </table:table-cell>
          <table:table-cell table:number-columns-repeated="29"/>
          <table:table-cell office:value-type="string" calcext:value-type="string">
            <text:p>dm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kempld-core.c</text:p>
          </table:table-cell>
          <table:table-cell table:number-columns-repeated="12"/>
          <table:table-cell office:value-type="string" calcext:value-type="string">
            <text:p>mvsdio.h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onenand/</text:p>
          </table:table-cell>
          <table:table-cell table:number-columns-repeated="102"/>
          <table:table-cell office:value-type="string" calcext:value-type="string">
            <text:p>pinctrl-utils.c</text:p>
          </table:table-cell>
          <table:table-cell table:number-columns-repeated="18"/>
          <table:table-cell office:value-type="string" calcext:value-type="string">
            <text:p>ltc3651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16.c</text:p>
          </table:table-cell>
          <table:table-cell table:number-columns-repeated="47"/>
          <table:table-cell office:value-type="string" calcext:value-type="string">
            <text:p>spi-qup.c</text:p>
          </table:table-cell>
          <table:table-cell table:number-columns-repeated="127"/>
          <table:table-cell office:value-type="string" calcext:value-type="string">
            <text:p>mtk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erf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351.h</text:p>
          </table:table-cell>
          <table:table-cell table:number-columns-repeated="18"/>
          <table:table-cell office:value-type="string" calcext:value-type="string">
            <text:p>sa1110-cpufreq.c</text:p>
          </table:table-cell>
          <table:table-cell table:number-columns-repeated="41"/>
          <table:table-cell office:value-type="string" calcext:value-type="string">
            <text:p>virt-dma.h</text:p>
          </table:table-cell>
          <table:table-cell table:number-columns-repeated="62"/>
          <table:table-cell office:value-type="string" calcext:value-type="string">
            <text:p>gpio-oma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debugfs.c</text:p>
          </table:table-cell>
          <table:table-cell table:number-columns-repeated="38"/>
          <table:table-cell office:value-type="string" calcext:value-type="string">
            <text:p>i2c-pca-platform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xa930_rotar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s4800.c</text:p>
          </table:table-cell>
          <table:table-cell table:number-columns-repeated="11"/>
          <table:table-cell office:value-type="string" calcext:value-type="string">
            <text:p>leds-regulator.c</text:p>
          </table:table-cell>
          <table:table-cell table:number-columns-repeated="28"/>
          <table:table-cell table:style-name="ce89"/>
          <table:table-cell office:value-type="string" calcext:value-type="string">
            <text:p>dm.h</text:p>
          </table:table-cell>
          <table:table-cell table:number-columns-repeated="29"/>
          <table:table-cell office:value-type="string" calcext:value-type="string">
            <text:p>lm3533-core.c</text:p>
          </table:table-cell>
          <table:table-cell table:number-columns-repeated="12"/>
          <table:table-cell office:value-type="string" calcext:value-type="string">
            <text:p>mxcmmc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parsers/</text:p>
          </table:table-cell>
          <table:table-cell table:number-columns-repeated="102"/>
          <table:table-cell office:value-type="string" calcext:value-type="string">
            <text:p>pinctrl-utils.h</text:p>
          </table:table-cell>
          <table:table-cell table:number-columns-repeated="18"/>
          <table:table-cell office:value-type="string" calcext:value-type="string">
            <text:p>max1457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77686.c</text:p>
          </table:table-cell>
          <table:table-cell table:number-columns-repeated="47"/>
          <table:table-cell office:value-type="string" calcext:value-type="string">
            <text:p>spi-rb4xx.c</text:p>
          </table:table-cell>
          <table:table-cell table:number-columns-repeated="127"/>
          <table:table-cell office:value-type="string" calcext:value-type="string">
            <text:p>mtx-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hy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70.c</text:p>
          </table:table-cell>
          <table:table-cell table:number-columns-repeated="18"/>
          <table:table-cell office:value-type="string" calcext:value-type="string">
            <text:p>sc520_freq.c</text:p>
          </table:table-cell>
          <table:table-cell table:number-columns-repeated="41"/>
          <table:table-cell office:value-type="string" calcext:value-type="string">
            <text:p>xgene-dma.c</text:p>
          </table:table-cell>
          <table:table-cell table:number-columns-repeated="62"/>
          <table:table-cell office:value-type="string" calcext:value-type="string">
            <text:p>gpio-palma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fb.c</text:p>
          </table:table-cell>
          <table:table-cell table:number-columns-repeated="38"/>
          <table:table-cell office:value-type="string" calcext:value-type="string">
            <text:p>i2c-piix4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qt1070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uniphier-aidet.c</text:p>
          </table:table-cell>
          <table:table-cell table:number-columns-repeated="11"/>
          <table:table-cell office:value-type="string" calcext:value-type="string">
            <text:p>leds-s3c24xx.c</text:p>
          </table:table-cell>
          <table:table-cell table:number-columns-repeated="29"/>
          <table:table-cell office:value-type="string" calcext:value-type="string">
            <text:p>faulty.c</text:p>
          </table:table-cell>
          <table:table-cell table:number-columns-repeated="29"/>
          <table:table-cell office:value-type="string" calcext:value-type="string">
            <text:p>lm3533-ctrlbank.c</text:p>
          </table:table-cell>
          <table:table-cell table:number-columns-repeated="12"/>
          <table:table-cell office:value-type="string" calcext:value-type="string">
            <text:p>mxs-mmc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spi-nor/</text:p>
          </table:table-cell>
          <table:table-cell table:number-columns-repeated="102"/>
          <table:table-cell office:value-type="string" calcext:value-type="string">
            <text:p>pinctrl-xway.c</text:p>
          </table:table-cell>
          <table:table-cell table:number-columns-repeated="18"/>
          <table:table-cell office:value-type="string" calcext:value-type="string">
            <text:p>max14656_charger_detecto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07.c</text:p>
          </table:table-cell>
          <table:table-cell table:number-columns-repeated="47"/>
          <table:table-cell office:value-type="string" calcext:value-type="string">
            <text:p>spi-rockchip.c</text:p>
          </table:table-cell>
          <table:table-cell table:number-columns-repeated="127"/>
          <table:table-cell office:value-type="string" calcext:value-type="string">
            <text:p>mv64x6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inctrl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tm32f4.c</text:p>
          </table:table-cell>
          <table:table-cell table:number-columns-repeated="18"/>
          <table:table-cell office:value-type="string" calcext:value-type="string">
            <text:p>scpi-cpufreq.c</text:p>
          </table:table-cell>
          <table:table-cell table:number-columns-repeated="41"/>
          <table:table-cell office:value-type="string" calcext:value-type="string">
            <text:p>zx_dma.c</text:p>
          </table:table-cell>
          <table:table-cell table:number-columns-repeated="62"/>
          <table:table-cell office:value-type="string" calcext:value-type="string">
            <text:p>gpio-pca953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lcd.c</text:p>
          </table:table-cell>
          <table:table-cell table:number-columns-repeated="38"/>
          <table:table-cell office:value-type="string" calcext:value-type="string">
            <text:p>i2c-pmcms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qt2160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ersatile-fpga.c</text:p>
          </table:table-cell>
          <table:table-cell table:number-columns-repeated="11"/>
          <table:table-cell office:value-type="string" calcext:value-type="string">
            <text:p>leds-ss4200.c</text:p>
          </table:table-cell>
          <table:table-cell table:number-columns-repeated="29"/>
          <table:table-cell office:value-type="string" calcext:value-type="string">
            <text:p>linear.c</text:p>
          </table:table-cell>
          <table:table-cell table:number-columns-repeated="29"/>
          <table:table-cell office:value-type="string" calcext:value-type="string">
            <text:p>lp3943.c</text:p>
          </table:table-cell>
          <table:table-cell table:number-columns-repeated="12"/>
          <table:table-cell office:value-type="string" calcext:value-type="string">
            <text:p>of_mmc_spi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tests/</text:p>
          </table:table-cell>
          <table:table-cell table:number-columns-repeated="102"/>
          <table:table-cell office:value-type="string" calcext:value-type="string">
            <text:p>pinctrl-zynq.c</text:p>
          </table:table-cell>
          <table:table-cell table:number-columns-repeated="18"/>
          <table:table-cell office:value-type="string" calcext:value-type="string">
            <text:p>max1704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25.c</text:p>
          </table:table-cell>
          <table:table-cell table:number-columns-repeated="47"/>
          <table:table-cell office:value-type="string" calcext:value-type="string">
            <text:p>spi-rspi.c</text:p>
          </table:table-cell>
          <table:table-cell table:number-columns-repeated="127"/>
          <table:table-cell office:value-type="string" calcext:value-type="string">
            <text:p>ni903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latfor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tm32h7.c</text:p>
          </table:table-cell>
          <table:table-cell table:number-columns-repeated="18"/>
          <table:table-cell office:value-type="string" calcext:value-type="string">
            <text:p>sfi-cpufreq.c</text:p>
          </table:table-cell>
          <table:table-cell table:number-columns-repeated="104"/>
          <table:table-cell office:value-type="string" calcext:value-type="string">
            <text:p>gpio-pcf857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leds.c</text:p>
          </table:table-cell>
          <table:table-cell table:number-columns-repeated="38"/>
          <table:table-cell office:value-type="string" calcext:value-type="string">
            <text:p>i2c-pn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amsung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f610-mscm-ir.c</text:p>
          </table:table-cell>
          <table:table-cell table:number-columns-repeated="11"/>
          <table:table-cell office:value-type="string" calcext:value-type="string">
            <text:p>leds-sunfire.c</text:p>
          </table:table-cell>
          <table:table-cell table:number-columns-repeated="29"/>
          <table:table-cell office:value-type="string" calcext:value-type="string">
            <text:p>linear.h</text:p>
          </table:table-cell>
          <table:table-cell table:number-columns-repeated="29"/>
          <table:table-cell office:value-type="string" calcext:value-type="string">
            <text:p>lp873x.c</text:p>
          </table:table-cell>
          <table:table-cell table:number-columns-repeated="12"/>
          <table:table-cell office:value-type="string" calcext:value-type="string">
            <text:p>omap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ubi/</text:p>
          </table:table-cell>
          <table:table-cell table:number-columns-repeated="102"/>
          <table:table-cell office:value-type="string" calcext:value-type="string">
            <text:p>pinmux.c</text:p>
          </table:table-cell>
          <table:table-cell table:number-columns-repeated="18"/>
          <table:table-cell office:value-type="string" calcext:value-type="string">
            <text:p>max17042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97.c</text:p>
          </table:table-cell>
          <table:table-cell table:number-columns-repeated="47"/>
          <table:table-cell office:value-type="string" calcext:value-type="string">
            <text:p>spi-s3c24xx-fiq.S</text:p>
          </table:table-cell>
          <table:table-cell table:number-columns-repeated="127"/>
          <table:table-cell office:value-type="string" calcext:value-type="string">
            <text:p>nic701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n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tango4.c</text:p>
          </table:table-cell>
          <table:table-cell table:number-columns-repeated="18"/>
          <table:table-cell office:value-type="string" calcext:value-type="string">
            <text:p>sh-cpufreq.c</text:p>
          </table:table-cell>
          <table:table-cell table:number-columns-repeated="104"/>
          <table:table-cell office:value-type="string" calcext:value-type="string">
            <text:p>gpio-p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l.c</text:p>
          </table:table-cell>
          <table:table-cell table:number-columns-repeated="38"/>
          <table:table-cell office:value-type="string" calcext:value-type="string">
            <text:p>i2c-powerma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h_keysc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ic.c</text:p>
          </table:table-cell>
          <table:table-cell table:number-columns-repeated="11"/>
          <table:table-cell office:value-type="string" calcext:value-type="string">
            <text:p>leds-syscon.c</text:p>
          </table:table-cell>
          <table:table-cell table:number-columns-repeated="29"/>
          <table:table-cell office:value-type="string" calcext:value-type="string">
            <text:p>md-cluster.c</text:p>
          </table:table-cell>
          <table:table-cell table:number-columns-repeated="29"/>
          <table:table-cell office:value-type="string" calcext:value-type="string">
            <text:p>lp87565.c</text:p>
          </table:table-cell>
          <table:table-cell table:number-columns-repeated="12"/>
          <table:table-cell office:value-type="string" calcext:value-type="string">
            <text:p>omap_hs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config</text:p>
          </table:table-cell>
          <table:table-cell table:number-columns-repeated="102"/>
          <table:table-cell office:value-type="string" calcext:value-type="string">
            <text:p>pinmux.h</text:p>
          </table:table-cell>
          <table:table-cell table:number-columns-repeated="18"/>
          <table:table-cell office:value-type="string" calcext:value-type="string">
            <text:p>max1721x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98.c</text:p>
          </table:table-cell>
          <table:table-cell table:number-columns-repeated="47"/>
          <table:table-cell office:value-type="string" calcext:value-type="string">
            <text:p>spi-s3c24xx-fiq.h</text:p>
          </table:table-cell>
          <table:table-cell table:number-columns-repeated="127"/>
          <table:table-cell office:value-type="string" calcext:value-type="string">
            <text:p>nuc90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twl6040.c</text:p>
          </table:table-cell>
          <table:table-cell table:number-columns-repeated="18"/>
          <table:table-cell office:value-type="string" calcext:value-type="string">
            <text:p>sparc-us2e-cpufreq.c</text:p>
          </table:table-cell>
          <table:table-cell table:number-columns-repeated="104"/>
          <table:table-cell office:value-type="string" calcext:value-type="string">
            <text:p>gpio-pci-idio-16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lantronics.c</text:p>
          </table:table-cell>
          <table:table-cell table:number-columns-repeated="38"/>
          <table:table-cell office:value-type="string" calcext:value-type="string">
            <text:p>i2c-puv3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nvs_pwr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t8500.c</text:p>
          </table:table-cell>
          <table:table-cell table:number-columns-repeated="11"/>
          <table:table-cell office:value-type="string" calcext:value-type="string">
            <text:p>leds-tca6507.c</text:p>
          </table:table-cell>
          <table:table-cell table:number-columns-repeated="29"/>
          <table:table-cell office:value-type="string" calcext:value-type="string">
            <text:p>md-cluster.h</text:p>
          </table:table-cell>
          <table:table-cell table:number-columns-repeated="29"/>
          <table:table-cell office:value-type="string" calcext:value-type="string">
            <text:p>lp8788-irq.c</text:p>
          </table:table-cell>
          <table:table-cell table:number-columns-repeated="12"/>
          <table:table-cell office:value-type="string" calcext:value-type="string">
            <text:p>pxamc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kefile</text:p>
          </table:table-cell>
          <table:table-cell table:number-columns-repeated="121"/>
          <table:table-cell office:value-type="string" calcext:value-type="string">
            <text:p>max77693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13xxx.c</text:p>
          </table:table-cell>
          <table:table-cell table:number-columns-repeated="47"/>
          <table:table-cell office:value-type="string" calcext:value-type="string">
            <text:p>spi-s3c24xx.c</text:p>
          </table:table-cell>
          <table:table-cell table:number-columns-repeated="127"/>
          <table:table-cell office:value-type="string" calcext:value-type="string">
            <text:p>nv_tco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owerca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u300.c</text:p>
          </table:table-cell>
          <table:table-cell table:number-columns-repeated="18"/>
          <table:table-cell office:value-type="string" calcext:value-type="string">
            <text:p>sparc-us3-cpufreq.c</text:p>
          </table:table-cell>
          <table:table-cell table:number-columns-repeated="104"/>
          <table:table-cell office:value-type="string" calcext:value-type="string">
            <text:p>gpio-pisos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rimax.c</text:p>
          </table:table-cell>
          <table:table-cell table:number-columns-repeated="38"/>
          <table:table-cell office:value-type="string" calcext:value-type="string">
            <text:p>i2c-pxa-pc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pear-keyboar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ilinx-intc.c</text:p>
          </table:table-cell>
          <table:table-cell table:number-columns-repeated="11"/>
          <table:table-cell office:value-type="string" calcext:value-type="string">
            <text:p>leds-tlc591xx.c</text:p>
          </table:table-cell>
          <table:table-cell table:number-columns-repeated="29"/>
          <table:table-cell office:value-type="string" calcext:value-type="string">
            <text:p>md.c</text:p>
          </table:table-cell>
          <table:table-cell table:number-columns-repeated="29"/>
          <table:table-cell office:value-type="string" calcext:value-type="string">
            <text:p>lp8788.c</text:p>
          </table:table-cell>
          <table:table-cell table:number-columns-repeated="12"/>
          <table:table-cell office:value-type="string" calcext:value-type="string">
            <text:p>pxamc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fs.c</text:p>
          </table:table-cell>
          <table:table-cell table:number-columns-repeated="121"/>
          <table:table-cell office:value-type="string" calcext:value-type="string">
            <text:p>max8903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146818-lib.c</text:p>
          </table:table-cell>
          <table:table-cell table:number-columns-repeated="47"/>
          <table:table-cell office:value-type="string" calcext:value-type="string">
            <text:p>spi-s3c64xx.c</text:p>
          </table:table-cell>
          <table:table-cell table:number-columns-repeated="127"/>
          <table:table-cell office:value-type="string" calcext:value-type="string">
            <text:p>nv_tco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p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versaclock5.c</text:p>
          </table:table-cell>
          <table:table-cell table:number-columns-repeated="18"/>
          <table:table-cell office:value-type="string" calcext:value-type="string">
            <text:p>spear-cpufreq.c</text:p>
          </table:table-cell>
          <table:table-cell table:number-columns-repeated="104"/>
          <table:table-cell office:value-type="string" calcext:value-type="string">
            <text:p>gpio-pl06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rodikeys.c</text:p>
          </table:table-cell>
          <table:table-cell table:number-columns-repeated="38"/>
          <table:table-cell office:value-type="string" calcext:value-type="string">
            <text:p>i2c-pxa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-keyscan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tensa-mx.c</text:p>
          </table:table-cell>
          <table:table-cell table:number-columns-repeated="11"/>
          <table:table-cell office:value-type="string" calcext:value-type="string">
            <text:p>leds-wm831x-status.c</text:p>
          </table:table-cell>
          <table:table-cell table:number-columns-repeated="29"/>
          <table:table-cell office:value-type="string" calcext:value-type="string">
            <text:p>md.h</text:p>
          </table:table-cell>
          <table:table-cell table:number-columns-repeated="29"/>
          <table:table-cell office:value-type="string" calcext:value-type="string">
            <text:p>lpc_ich.c</text:p>
          </table:table-cell>
          <table:table-cell table:number-columns-repeated="12"/>
          <table:table-cell office:value-type="string" calcext:value-type="string">
            <text:p>renesas_sdh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r7part.c</text:p>
          </table:table-cell>
          <table:table-cell table:number-columns-repeated="121"/>
          <table:table-cell office:value-type="string" calcext:value-type="string">
            <text:p>max8925_pow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p795.c</text:p>
          </table:table-cell>
          <table:table-cell table:number-columns-repeated="47"/>
          <table:table-cell office:value-type="string" calcext:value-type="string">
            <text:p>spi-sc18is602.c</text:p>
          </table:table-cell>
          <table:table-cell table:number-columns-repeated="127"/>
          <table:table-cell office:value-type="string" calcext:value-type="string">
            <text:p>octeon-wdt-main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s3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vt8500.c</text:p>
          </table:table-cell>
          <table:table-cell table:number-columns-repeated="18"/>
          <table:table-cell office:value-type="string" calcext:value-type="string">
            <text:p>speedstep-centrino.c</text:p>
          </table:table-cell>
          <table:table-cell table:number-columns-repeated="104"/>
          <table:table-cell office:value-type="string" calcext:value-type="string">
            <text:p>gpio-px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etrode.c</text:p>
          </table:table-cell>
          <table:table-cell table:number-columns-repeated="38"/>
          <table:table-cell office:value-type="string" calcext:value-type="string">
            <text:p>i2c-qu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mp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tensa-pic.c</text:p>
          </table:table-cell>
          <table:table-cell table:number-columns-repeated="11"/>
          <table:table-cell office:value-type="string" calcext:value-type="string">
            <text:p>leds-wm8350.c</text:p>
          </table:table-cell>
          <table:table-cell table:number-columns-repeated="29"/>
          <table:table-cell office:value-type="string" calcext:value-type="string">
            <text:p>multipath.c</text:p>
          </table:table-cell>
          <table:table-cell table:number-columns-repeated="29"/>
          <table:table-cell office:value-type="string" calcext:value-type="string">
            <text:p>lpc_sch.c</text:p>
          </table:table-cell>
          <table:table-cell table:number-columns-repeated="12"/>
          <table:table-cell office:value-type="string" calcext:value-type="string">
            <text:p>renesas_sdhi_cor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cm47xxpart.c</text:p>
          </table:table-cell>
          <table:table-cell table:number-columns-repeated="121"/>
          <table:table-cell office:value-type="string" calcext:value-type="string">
            <text:p>max899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oxart.c</text:p>
          </table:table-cell>
          <table:table-cell table:number-columns-repeated="47"/>
          <table:table-cell office:value-type="string" calcext:value-type="string">
            <text:p>spi-sh-hspi.c</text:p>
          </table:table-cell>
          <table:table-cell table:number-columns-repeated="127"/>
          <table:table-cell office:value-type="string" calcext:value-type="string">
            <text:p>octeon-wdt-nmi.S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t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wm831x.c</text:p>
          </table:table-cell>
          <table:table-cell table:number-columns-repeated="18"/>
          <table:table-cell office:value-type="string" calcext:value-type="string">
            <text:p>speedstep-ich.c</text:p>
          </table:table-cell>
          <table:table-cell table:number-columns-repeated="104"/>
          <table:table-cell office:value-type="string" calcext:value-type="string">
            <text:p>gpio-rc5t583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mi.c</text:p>
          </table:table-cell>
          <table:table-cell table:number-columns-repeated="38"/>
          <table:table-cell office:value-type="string" calcext:value-type="string">
            <text:p>i2c-rcar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owawa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zevio.c</text:p>
          </table:table-cell>
          <table:table-cell table:number-columns-repeated="11"/>
          <table:table-cell office:value-type="string" calcext:value-type="string">
            <text:p>leds-wrap.c</text:p>
          </table:table-cell>
          <table:table-cell table:number-columns-repeated="29"/>
          <table:table-cell office:value-type="string" calcext:value-type="string">
            <text:p>multipath.h</text:p>
          </table:table-cell>
          <table:table-cell table:number-columns-repeated="29"/>
          <table:table-cell office:value-type="string" calcext:value-type="string">
            <text:p>max14577.c</text:p>
          </table:table-cell>
          <table:table-cell table:number-columns-repeated="12"/>
          <table:table-cell office:value-type="string" calcext:value-type="string">
            <text:p>renesas_sdhi_internal_dma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cm63xxpart.c</text:p>
          </table:table-cell>
          <table:table-cell table:number-columns-repeated="121"/>
          <table:table-cell office:value-type="string" calcext:value-type="string">
            <text:p>max8998_charger.c</text:p>
          </table:table-cell>
          <table:table-cell table:number-columns-repeated="70"/>
          <table:table-cell office:value-type="string" calcext:value-type="string">
            <text:p>rtc-mpc5121.c</text:p>
          </table:table-cell>
          <table:table-cell table:number-columns-repeated="47"/>
          <table:table-cell office:value-type="string" calcext:value-type="string">
            <text:p>spi-sh-msiof.c</text:p>
          </table:table-cell>
          <table:table-cell table:number-columns-repeated="127"/>
          <table:table-cell office:value-type="string" calcext:value-type="string">
            <text:p>of_xilin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w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xgene.c</text:p>
          </table:table-cell>
          <table:table-cell table:number-columns-repeated="18"/>
          <table:table-cell office:value-type="string" calcext:value-type="string">
            <text:p>speedstep-lib.c</text:p>
          </table:table-cell>
          <table:table-cell table:number-columns-repeated="104"/>
          <table:table-cell office:value-type="string" calcext:value-type="string">
            <text:p>gpio-rca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arvo.c</text:p>
          </table:table-cell>
          <table:table-cell table:number-columns-repeated="38"/>
          <table:table-cell office:value-type="string" calcext:value-type="string">
            <text:p>i2c-rii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un4i-lradc-keys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chip.c</text:p>
          </table:table-cell>
          <table:table-cell table:number-columns-repeated="11"/>
          <table:table-cell office:value-type="string" calcext:value-type="string">
            <text:p>leds.h</text:p>
          </table:table-cell>
          <table:table-cell table:number-columns-repeated="29"/>
          <table:table-cell office:value-type="string" calcext:value-type="string">
            <text:p>raid0.c</text:p>
          </table:table-cell>
          <table:table-cell table:number-columns-repeated="29"/>
          <table:table-cell office:value-type="string" calcext:value-type="string">
            <text:p>max77620.c</text:p>
          </table:table-cell>
          <table:table-cell table:number-columns-repeated="12"/>
          <table:table-cell office:value-type="string" calcext:value-type="string">
            <text:p>renesas_sdhi_sys_dma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mdlinepart.c</text:p>
          </table:table-cell>
          <table:table-cell table:number-columns-repeated="121"/>
          <table:table-cell office:value-type="string" calcext:value-type="string">
            <text:p>olpc_battery.c</text:p>
          </table:table-cell>
          <table:table-cell table:number-columns-repeated="70"/>
          <table:table-cell office:value-type="string" calcext:value-type="string">
            <text:p>rtc-mrst.c</text:p>
          </table:table-cell>
          <table:table-cell table:number-columns-repeated="47"/>
          <table:table-cell office:value-type="string" calcext:value-type="string">
            <text:p>spi-sh-sci.c</text:p>
          </table:table-cell>
          <table:table-cell table:number-columns-repeated="127"/>
          <table:table-cell office:value-type="string" calcext:value-type="string">
            <text:p>omap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pidio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.c</text:p>
          </table:table-cell>
          <table:table-cell table:number-columns-repeated="18"/>
          <table:table-cell office:value-type="string" calcext:value-type="string">
            <text:p>speedstep-lib.h</text:p>
          </table:table-cell>
          <table:table-cell table:number-columns-repeated="104"/>
          <table:table-cell office:value-type="string" calcext:value-type="string">
            <text:p>gpio-rdc321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arvo.h</text:p>
          </table:table-cell>
          <table:table-cell table:number-columns-repeated="38"/>
          <table:table-cell office:value-type="string" calcext:value-type="string">
            <text:p>i2c-rk3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un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qcom-irq-combiner.c</text:p>
          </table:table-cell>
          <table:table-cell table:number-columns-repeated="11"/>
          <table:table-cell office:value-type="string" calcext:value-type="string">
            <text:p>uleds.c</text:p>
          </table:table-cell>
          <table:table-cell table:number-columns-repeated="29"/>
          <table:table-cell office:value-type="string" calcext:value-type="string">
            <text:p>raid0.h</text:p>
          </table:table-cell>
          <table:table-cell table:number-columns-repeated="29"/>
          <table:table-cell office:value-type="string" calcext:value-type="string">
            <text:p>max77686.c</text:p>
          </table:table-cell>
          <table:table-cell table:number-columns-repeated="12"/>
          <table:table-cell office:value-type="string" calcext:value-type="string">
            <text:p>rtsx_pci_sd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tl.c</text:p>
          </table:table-cell>
          <table:table-cell table:number-columns-repeated="121"/>
          <table:table-cell office:value-type="string" calcext:value-type="string">
            <text:p>pcf50633-charger.c</text:p>
          </table:table-cell>
          <table:table-cell table:number-columns-repeated="70"/>
          <table:table-cell office:value-type="string" calcext:value-type="string">
            <text:p>rtc-msm6242.c</text:p>
          </table:table-cell>
          <table:table-cell table:number-columns-repeated="47"/>
          <table:table-cell office:value-type="string" calcext:value-type="string">
            <text:p>spi-sh.c</text:p>
          </table:table-cell>
          <table:table-cell table:number-columns-repeated="127"/>
          <table:table-cell office:value-type="string" calcext:value-type="string">
            <text:p>omap_wdt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.h</text:p>
          </table:table-cell>
          <table:table-cell table:number-columns-repeated="18"/>
          <table:table-cell office:value-type="string" calcext:value-type="string">
            <text:p>speedstep-smi.c</text:p>
          </table:table-cell>
          <table:table-cell table:number-columns-repeated="104"/>
          <table:table-cell office:value-type="string" calcext:value-type="string">
            <text:p>gpio-reg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common.c</text:p>
          </table:table-cell>
          <table:table-cell table:number-columns-repeated="38"/>
          <table:table-cell office:value-type="string" calcext:value-type="string">
            <text:p>i2c-robotfuzz-osif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3589x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spear-shirq.c</text:p>
          </table:table-cell>
          <table:table-cell table:number-columns-repeated="41"/>
          <table:table-cell office:value-type="string" calcext:value-type="string">
            <text:p>raid1-10.c</text:p>
          </table:table-cell>
          <table:table-cell table:number-columns-repeated="29"/>
          <table:table-cell office:value-type="string" calcext:value-type="string">
            <text:p>max77693.c</text:p>
          </table:table-cell>
          <table:table-cell table:number-columns-repeated="12"/>
          <table:table-cell office:value-type="string" calcext:value-type="string">
            <text:p>rtsx_usb_sd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nftlcore.c</text:p>
          </table:table-cell>
          <table:table-cell table:number-columns-repeated="121"/>
          <table:table-cell office:value-type="string" calcext:value-type="string">
            <text:p>pda_power.c</text:p>
          </table:table-cell>
          <table:table-cell table:number-columns-repeated="70"/>
          <table:table-cell office:value-type="string" calcext:value-type="string">
            <text:p>rtc-mt6397.c</text:p>
          </table:table-cell>
          <table:table-cell table:number-columns-repeated="47"/>
          <table:table-cell office:value-type="string" calcext:value-type="string">
            <text:p>spi-sirf.c</text:p>
          </table:table-cell>
          <table:table-cell table:number-columns-repeated="127"/>
          <table:table-cell office:value-type="string" calcext:value-type="string">
            <text:p>orio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gulator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dev.c</text:p>
          </table:table-cell>
          <table:table-cell table:number-columns-repeated="18"/>
          <table:table-cell office:value-type="string" calcext:value-type="string">
            <text:p>sti-cpufreq.c</text:p>
          </table:table-cell>
          <table:table-cell table:number-columns-repeated="104"/>
          <table:table-cell office:value-type="string" calcext:value-type="string">
            <text:p>gpio-sa11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common.h</text:p>
          </table:table-cell>
          <table:table-cell table:number-columns-repeated="38"/>
          <table:table-cell office:value-type="string" calcext:value-type="string">
            <text:p>i2c-s3c2410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a6416-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.c</text:p>
          </table:table-cell>
          <table:table-cell table:number-columns-repeated="29"/>
          <table:table-cell office:value-type="string" calcext:value-type="string">
            <text:p>max77843.c</text:p>
          </table:table-cell>
          <table:table-cell table:number-columns-repeated="12"/>
          <table:table-cell office:value-type="string" calcext:value-type="string">
            <text:p>s3cmc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nftlmount.c</text:p>
          </table:table-cell>
          <table:table-cell table:number-columns-repeated="121"/>
          <table:table-cell office:value-type="string" calcext:value-type="string">
            <text:p>pm2301_charger.c</text:p>
          </table:table-cell>
          <table:table-cell table:number-columns-repeated="70"/>
          <table:table-cell office:value-type="string" calcext:value-type="string">
            <text:p>rtc-mv.c</text:p>
          </table:table-cell>
          <table:table-cell table:number-columns-repeated="47"/>
          <table:table-cell office:value-type="string" calcext:value-type="string">
            <text:p>spi-slave-system-control.c</text:p>
          </table:table-cell>
          <table:table-cell table:number-columns-repeated="127"/>
          <table:table-cell office:value-type="string" calcext:value-type="string">
            <text:p>pc87413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moteproc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ango-cpufreq.c</text:p>
          </table:table-cell>
          <table:table-cell table:number-columns-repeated="104"/>
          <table:table-cell office:value-type="string" calcext:value-type="string">
            <text:p>gpio-s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isku.c</text:p>
          </table:table-cell>
          <table:table-cell table:number-columns-repeated="38"/>
          <table:table-cell office:value-type="string" calcext:value-type="string">
            <text:p>i2c-scm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a8418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.h</text:p>
          </table:table-cell>
          <table:table-cell table:number-columns-repeated="29"/>
          <table:table-cell office:value-type="string" calcext:value-type="string">
            <text:p>max8907.c</text:p>
          </table:table-cell>
          <table:table-cell table:number-columns-repeated="12"/>
          <table:table-cell office:value-type="string" calcext:value-type="string">
            <text:p>s3cmc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_blkdevs.c</text:p>
          </table:table-cell>
          <table:table-cell table:number-columns-repeated="121"/>
          <table:table-cell office:value-type="string" calcext:value-type="string">
            <text:p>pm2301_charger.h</text:p>
          </table:table-cell>
          <table:table-cell table:number-columns-repeated="70"/>
          <table:table-cell office:value-type="string" calcext:value-type="string">
            <text:p>rtc-mxc.c</text:p>
          </table:table-cell>
          <table:table-cell table:number-columns-repeated="47"/>
          <table:table-cell office:value-type="string" calcext:value-type="string">
            <text:p>spi-slave-time.c</text:p>
          </table:table-cell>
          <table:table-cell table:number-columns-repeated="127"/>
          <table:table-cell office:value-type="string" calcext:value-type="string">
            <text:p>pc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set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124-cpufreq.c</text:p>
          </table:table-cell>
          <table:table-cell table:number-columns-repeated="104"/>
          <table:table-cell office:value-type="string" calcext:value-type="string">
            <text:p>gpio-sch311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isku.h</text:p>
          </table:table-cell>
          <table:table-cell table:number-columns-repeated="38"/>
          <table:table-cell office:value-type="string" calcext:value-type="string">
            <text:p>i2c-sh7760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egra-kbc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0.c</text:p>
          </table:table-cell>
          <table:table-cell table:number-columns-repeated="29"/>
          <table:table-cell office:value-type="string" calcext:value-type="string">
            <text:p>max8925-core.c</text:p>
          </table:table-cell>
          <table:table-cell table:number-columns-repeated="12"/>
          <table:table-cell office:value-type="string" calcext:value-type="string">
            <text:p>sdhci-acp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block.c</text:p>
          </table:table-cell>
          <table:table-cell table:number-columns-repeated="121"/>
          <table:table-cell office:value-type="string" calcext:value-type="string">
            <text:p>pmu_battery.c</text:p>
          </table:table-cell>
          <table:table-cell table:number-columns-repeated="70"/>
          <table:table-cell office:value-type="string" calcext:value-type="string">
            <text:p>rtc-nuc900.c</text:p>
          </table:table-cell>
          <table:table-cell table:number-columns-repeated="47"/>
          <table:table-cell office:value-type="string" calcext:value-type="string">
            <text:p>spi-st-ssc4.c</text:p>
          </table:table-cell>
          <table:table-cell table:number-columns-repeated="127"/>
          <table:table-cell office:value-type="string" calcext:value-type="string">
            <text:p>pcwd_pci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pmsg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186-cpufreq.c</text:p>
          </table:table-cell>
          <table:table-cell table:number-columns-repeated="104"/>
          <table:table-cell office:value-type="string" calcext:value-type="string">
            <text:p>gpio-sodavill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.c</text:p>
          </table:table-cell>
          <table:table-cell table:number-columns-repeated="38"/>
          <table:table-cell office:value-type="string" calcext:value-type="string">
            <text:p>i2c-sh_mobil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m2-touchkey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0.h</text:p>
          </table:table-cell>
          <table:table-cell table:number-columns-repeated="29"/>
          <table:table-cell office:value-type="string" calcext:value-type="string">
            <text:p>max8925-i2c.c</text:p>
          </table:table-cell>
          <table:table-cell table:number-columns-repeated="12"/>
          <table:table-cell office:value-type="string" calcext:value-type="string">
            <text:p>sdhci-bcm-kona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block_ro.c</text:p>
          </table:table-cell>
          <table:table-cell table:number-columns-repeated="121"/>
          <table:table-cell office:value-type="string" calcext:value-type="string">
            <text:p>power_supply.h</text:p>
          </table:table-cell>
          <table:table-cell table:number-columns-repeated="70"/>
          <table:table-cell office:value-type="string" calcext:value-type="string">
            <text:p>rtc-omap.c</text:p>
          </table:table-cell>
          <table:table-cell table:number-columns-repeated="47"/>
          <table:table-cell office:value-type="string" calcext:value-type="string">
            <text:p>spi-stm32.c</text:p>
          </table:table-cell>
          <table:table-cell table:number-columns-repeated="127"/>
          <table:table-cell office:value-type="string" calcext:value-type="string">
            <text:p>pcwd_usb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rtc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20-cpufreq.c</text:p>
          </table:table-cell>
          <table:table-cell table:number-columns-repeated="104"/>
          <table:table-cell office:value-type="string" calcext:value-type="string">
            <text:p>gpio-spear-spic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.h</text:p>
          </table:table-cell>
          <table:table-cell table:number-columns-repeated="38"/>
          <table:table-cell office:value-type="string" calcext:value-type="string">
            <text:p>i2c-sibyt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wl4030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cache.c</text:p>
          </table:table-cell>
          <table:table-cell table:number-columns-repeated="29"/>
          <table:table-cell office:value-type="string" calcext:value-type="string">
            <text:p>max8997-irq.c</text:p>
          </table:table-cell>
          <table:table-cell table:number-columns-repeated="12"/>
          <table:table-cell office:value-type="string" calcext:value-type="string">
            <text:p>sdhci-brcmstb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har.c</text:p>
          </table:table-cell>
          <table:table-cell table:number-columns-repeated="121"/>
          <table:table-cell office:value-type="string" calcext:value-type="string">
            <text:p>power_supply_core.c</text:p>
          </table:table-cell>
          <table:table-cell table:number-columns-repeated="70"/>
          <table:table-cell office:value-type="string" calcext:value-type="string">
            <text:p>rtc-opal.c</text:p>
          </table:table-cell>
          <table:table-cell table:number-columns-repeated="47"/>
          <table:table-cell office:value-type="string" calcext:value-type="string">
            <text:p>spi-sun4i.c</text:p>
          </table:table-cell>
          <table:table-cell table:number-columns-repeated="127"/>
          <table:table-cell office:value-type="string" calcext:value-type="string">
            <text:p>pic32-dm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390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i-cpufreq.c</text:p>
          </table:table-cell>
          <table:table-cell table:number-columns-repeated="104"/>
          <table:table-cell office:value-type="string" calcext:value-type="string">
            <text:p>gpio-sta2x1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lus.c</text:p>
          </table:table-cell>
          <table:table-cell table:number-columns-repeated="38"/>
          <table:table-cell office:value-type="string" calcext:value-type="string">
            <text:p>i2c-simte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w90p910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log.h</text:p>
          </table:table-cell>
          <table:table-cell table:number-columns-repeated="29"/>
          <table:table-cell office:value-type="string" calcext:value-type="string">
            <text:p>max8997.c</text:p>
          </table:table-cell>
          <table:table-cell table:number-columns-repeated="12"/>
          <table:table-cell office:value-type="string" calcext:value-type="string">
            <text:p>sdhci-cadenc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ncat.c</text:p>
          </table:table-cell>
          <table:table-cell table:number-columns-repeated="121"/>
          <table:table-cell office:value-type="string" calcext:value-type="string">
            <text:p>power_supply_leds.c</text:p>
          </table:table-cell>
          <table:table-cell table:number-columns-repeated="69"/>
          <table:table-cell table:style-name="ce89"/>
          <table:table-cell office:value-type="string" calcext:value-type="string">
            <text:p>rtc-palmas.c</text:p>
          </table:table-cell>
          <table:table-cell table:number-columns-repeated="47"/>
          <table:table-cell office:value-type="string" calcext:value-type="string">
            <text:p>spi-sun6i.c</text:p>
          </table:table-cell>
          <table:table-cell table:number-columns-repeated="127"/>
          <table:table-cell office:value-type="string" calcext:value-type="string">
            <text:p>pic32-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bus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unicore2-cpufreq.c</text:p>
          </table:table-cell>
          <table:table-cell table:number-columns-repeated="104"/>
          <table:table-cell office:value-type="string" calcext:value-type="string">
            <text:p>gpio-stmp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lus.h</text:p>
          </table:table-cell>
          <table:table-cell table:number-columns-repeated="38"/>
          <table:table-cell office:value-type="string" calcext:value-type="string">
            <text:p>i2c-sirf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xtkb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ppl.c</text:p>
          </table:table-cell>
          <table:table-cell table:number-columns-repeated="29"/>
          <table:table-cell office:value-type="string" calcext:value-type="string">
            <text:p>max8998-irq.c</text:p>
          </table:table-cell>
          <table:table-cell table:number-columns-repeated="12"/>
          <table:table-cell office:value-type="string" calcext:value-type="string">
            <text:p>sdhci-cns3xxx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re.c</text:p>
          </table:table-cell>
          <table:table-cell table:number-columns-repeated="120"/>
          <table:table-cell table:style-name="ce89"/>
          <table:table-cell office:value-type="string" calcext:value-type="string">
            <text:p>power_supply_sysfs.c</text:p>
          </table:table-cell>
          <table:table-cell table:number-columns-repeated="70"/>
          <table:table-cell office:value-type="string" calcext:value-type="string">
            <text:p>rtc-pcap.c</text:p>
          </table:table-cell>
          <table:table-cell table:number-columns-repeated="47"/>
          <table:table-cell office:value-type="string" calcext:value-type="string">
            <text:p>spi-tegra114.c</text:p>
          </table:table-cell>
          <table:table-cell table:number-columns-repeated="127"/>
          <table:table-cell office:value-type="string" calcext:value-type="string">
            <text:p>pik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csi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vexpress-spc-cpufreq.c</text:p>
          </table:table-cell>
          <table:table-cell table:number-columns-repeated="104"/>
          <table:table-cell office:value-type="string" calcext:value-type="string">
            <text:p>gpio-stp-xway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ure.c</text:p>
          </table:table-cell>
          <table:table-cell table:number-columns-repeated="38"/>
          <table:table-cell office:value-type="string" calcext:value-type="string">
            <text:p>i2c-sis5595.c</text:p>
          </table:table-cell>
          <table:table-cell/>
          <table:table-cell table:style-name="Default"/>
          <table:table-cell table:number-columns-repeated="25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2"/>
          <table:table-cell table:style-name="Default"/>
          <table:table-cell table:number-columns-repeated="56"/>
          <table:table-cell office:value-type="string" calcext:value-type="string">
            <text:p>raid5.c</text:p>
          </table:table-cell>
          <table:table-cell table:number-columns-repeated="29"/>
          <table:table-cell office:value-type="string" calcext:value-type="string">
            <text:p>max8998.c</text:p>
          </table:table-cell>
          <table:table-cell table:number-columns-repeated="12"/>
          <table:table-cell office:value-type="string" calcext:value-type="string">
            <text:p>sdhci-dov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re.h</text:p>
          </table:table-cell>
          <table:table-cell table:number-columns-repeated="121"/>
          <table:table-cell office:value-type="string" calcext:value-type="string">
            <text:p>qcom_smbb.c</text:p>
          </table:table-cell>
          <table:table-cell table:number-columns-repeated="68"/>
          <table:table-cell table:style-name="ce112"/>
          <table:table-cell/>
          <table:table-cell office:value-type="string" calcext:value-type="string">
            <text:p>rtc-pcf2123.c</text:p>
          </table:table-cell>
          <table:table-cell table:number-columns-repeated="47"/>
          <table:table-cell office:value-type="string" calcext:value-type="string">
            <text:p>spi-tegra20-sflash.c</text:p>
          </table:table-cell>
          <table:table-cell table:number-columns-repeated="127"/>
          <table:table-cell office:value-type="string" calcext:value-type="string">
            <text:p>pnx400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f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sysc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vaplus.c</text:p>
          </table:table-cell>
          <table:table-cell table:number-columns-repeated="38"/>
          <table:table-cell office:value-type="string" calcext:value-type="string">
            <text:p>i2c-sis63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88pm80x_onkey.c</text:p>
          </table:table-cell>
          <table:table-cell table:style-name="Default" table:number-columns-repeated="2"/>
          <table:table-cell table:number-columns-repeated="56"/>
          <table:table-cell office:value-type="string" calcext:value-type="string">
            <text:p>raid5.h</text:p>
          </table:table-cell>
          <table:table-cell table:number-columns-repeated="29"/>
          <table:table-cell office:value-type="string" calcext:value-type="string">
            <text:p>mc13xxx-core.c</text:p>
          </table:table-cell>
          <table:table-cell table:number-columns-repeated="12"/>
          <table:table-cell office:value-type="string" calcext:value-type="string">
            <text:p>sdhci-esdhc-imx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oops.c</text:p>
          </table:table-cell>
          <table:table-cell table:number-columns-repeated="121"/>
          <table:table-cell office:value-type="string" calcext:value-type="string">
            <text:p>rt5033_battery.c</text:p>
          </table:table-cell>
          <table:table-cell table:number-columns-repeated="70"/>
          <table:table-cell office:value-type="string" calcext:value-type="string">
            <text:p>rtc-pcf2127.c</text:p>
          </table:table-cell>
          <table:table-cell table:number-columns-repeated="47"/>
          <table:table-cell office:value-type="string" calcext:value-type="string">
            <text:p>spi-tegra20-slink.c</text:p>
          </table:table-cell>
          <table:table-cell table:number-columns-repeated="127"/>
          <table:table-cell office:value-type="string" calcext:value-type="string">
            <text:p>pnx833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h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b10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vaplus.h</text:p>
          </table:table-cell>
          <table:table-cell table:number-columns-repeated="38"/>
          <table:table-cell office:value-type="string" calcext:value-type="string">
            <text:p>i2c-sis96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88pm860x_onke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-i2c.c</text:p>
          </table:table-cell>
          <table:table-cell table:number-columns-repeated="12"/>
          <table:table-cell office:value-type="string" calcext:value-type="string">
            <text:p>sdhci-esdh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part.c</text:p>
          </table:table-cell>
          <table:table-cell table:number-columns-repeated="121"/>
          <table:table-cell office:value-type="string" calcext:value-type="string">
            <text:p>rt9455_charger.c</text:p>
          </table:table-cell>
          <table:table-cell table:number-columns-repeated="70"/>
          <table:table-cell office:value-type="string" calcext:value-type="string">
            <text:p>rtc-pcf50633.c</text:p>
          </table:table-cell>
          <table:table-cell table:number-columns-repeated="47"/>
          <table:table-cell office:value-type="string" calcext:value-type="string">
            <text:p>spi-test.h</text:p>
          </table:table-cell>
          <table:table-cell table:number-columns-repeated="127"/>
          <table:table-cell office:value-type="string" calcext:value-type="string">
            <text:p>pretimeout_noop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n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c3589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lua.c</text:p>
          </table:table-cell>
          <table:table-cell table:number-columns-repeated="38"/>
          <table:table-cell office:value-type="string" calcext:value-type="string">
            <text:p>i2c-spr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-spi.c</text:p>
          </table:table-cell>
          <table:table-cell table:number-columns-repeated="12"/>
          <table:table-cell office:value-type="string" calcext:value-type="string">
            <text:p>sdhci-ipro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super.c</text:p>
          </table:table-cell>
          <table:table-cell table:number-columns-repeated="121"/>
          <table:table-cell office:value-type="string" calcext:value-type="string">
            <text:p>rx51_battery.c</text:p>
          </table:table-cell>
          <table:table-cell table:number-columns-repeated="70"/>
          <table:table-cell office:value-type="string" calcext:value-type="string">
            <text:p>rtc-pcf85063.c</text:p>
          </table:table-cell>
          <table:table-cell table:number-columns-repeated="47"/>
          <table:table-cell office:value-type="string" calcext:value-type="string">
            <text:p>spi-ti-qspi.c</text:p>
          </table:table-cell>
          <table:table-cell table:number-columns-repeated="127"/>
          <table:table-cell office:value-type="string" calcext:value-type="string">
            <text:p>pretimeout_panic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soc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egr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lua.h</text:p>
          </table:table-cell>
          <table:table-cell table:number-columns-repeated="38"/>
          <table:table-cell office:value-type="string" calcext:value-type="string">
            <text:p>i2c-s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.h</text:p>
          </table:table-cell>
          <table:table-cell table:number-columns-repeated="12"/>
          <table:table-cell office:value-type="string" calcext:value-type="string">
            <text:p>sdhci-msm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swap.c</text:p>
          </table:table-cell>
          <table:table-cell table:number-columns-repeated="121"/>
          <table:table-cell office:value-type="string" calcext:value-type="string">
            <text:p>s3c_adc_battery.c</text:p>
          </table:table-cell>
          <table:table-cell table:number-columns-repeated="70"/>
          <table:table-cell office:value-type="string" calcext:value-type="string">
            <text:p>rtc-pcf8523.c</text:p>
          </table:table-cell>
          <table:table-cell table:number-columns-repeated="47"/>
          <table:table-cell office:value-type="string" calcext:value-type="string">
            <text:p>spi-tle62x0.c</text:p>
          </table:table-cell>
          <table:table-cell table:number-columns-repeated="127"/>
          <table:table-cell office:value-type="string" calcext:value-type="string">
            <text:p>qcom-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hunder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pyra.c</text:p>
          </table:table-cell>
          <table:table-cell table:number-columns-repeated="38"/>
          <table:table-cell office:value-type="string" calcext:value-type="string">
            <text:p>i2c-stm32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b8500-ponke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p-core.c</text:p>
          </table:table-cell>
          <table:table-cell table:number-columns-repeated="12"/>
          <table:table-cell office:value-type="string" calcext:value-type="string">
            <text:p>sdhci-of-arasan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ftlcore.c</text:p>
          </table:table-cell>
          <table:table-cell table:number-columns-repeated="121"/>
          <table:table-cell office:value-type="string" calcext:value-type="string">
            <text:p>sbs-battery.c</text:p>
          </table:table-cell>
          <table:table-cell table:number-columns-repeated="70"/>
          <table:table-cell office:value-type="string" calcext:value-type="string">
            <text:p>rtc-pcf8563.c</text:p>
          </table:table-cell>
          <table:table-cell table:number-columns-repeated="47"/>
          <table:table-cell office:value-type="string" calcext:value-type="string">
            <text:p>spi-topcliff-pch.c</text:p>
          </table:table-cell>
          <table:table-cell table:number-columns-repeated="127"/>
          <table:table-cell office:value-type="string" calcext:value-type="string">
            <text:p>rc32434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pm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imberdale.c</text:p>
          </table:table-cell>
          <table:table-cell table:number-columns-repeated="13"/>
          <table:table-cell office:value-type="string" calcext:value-type="string">
            <text:p>hid-roccat-pyra.h</text:p>
          </table:table-cell>
          <table:table-cell table:number-columns-repeated="38"/>
          <table:table-cell office:value-type="string" calcext:value-type="string">
            <text:p>i2c-stm32f4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p-sa11x0.c</text:p>
          </table:table-cell>
          <table:table-cell table:number-columns-repeated="12"/>
          <table:table-cell office:value-type="string" calcext:value-type="string">
            <text:p>sdhci-of-at91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ftlmount.c</text:p>
          </table:table-cell>
          <table:table-cell table:number-columns-repeated="121"/>
          <table:table-cell office:value-type="string" calcext:value-type="string">
            <text:p>sbs-charger.c</text:p>
          </table:table-cell>
          <table:table-cell table:number-columns-repeated="70"/>
          <table:table-cell office:value-type="string" calcext:value-type="string">
            <text:p>rtc-pcf8583.c</text:p>
          </table:table-cell>
          <table:table-cell table:number-columns-repeated="47"/>
          <table:table-cell office:value-type="string" calcext:value-type="string">
            <text:p>spi-txx9.c</text:p>
          </table:table-cell>
          <table:table-cell table:number-columns-repeated="127"/>
          <table:table-cell office:value-type="string" calcext:value-type="string">
            <text:p>rdc321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s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ic2810.c</text:p>
          </table:table-cell>
          <table:table-cell table:number-columns-repeated="13"/>
          <table:table-cell office:value-type="string" calcext:value-type="string">
            <text:p>hid-roccat-ryos.c</text:p>
          </table:table-cell>
          <table:table-cell table:number-columns-repeated="38"/>
          <table:table-cell office:value-type="string" calcext:value-type="string">
            <text:p>i2c-stm32f7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enelaus.c</text:p>
          </table:table-cell>
          <table:table-cell table:number-columns-repeated="12"/>
          <table:table-cell office:value-type="string" calcext:value-type="string">
            <text:p>sdhci-of-esdh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fpart.c</text:p>
          </table:table-cell>
          <table:table-cell table:number-columns-repeated="121"/>
          <table:table-cell office:value-type="string" calcext:value-type="string">
            <text:p>smb347-charger.c</text:p>
          </table:table-cell>
          <table:table-cell table:number-columns-repeated="70"/>
          <table:table-cell office:value-type="string" calcext:value-type="string">
            <text:p>rtc-pic32.c</text:p>
          </table:table-cell>
          <table:table-cell table:number-columns-repeated="47"/>
          <table:table-cell office:value-type="string" calcext:value-type="string">
            <text:p>spi-xcomm.c</text:p>
          </table:table-cell>
          <table:table-cell table:number-columns-repeated="127"/>
          <table:table-cell office:value-type="string" calcext:value-type="string">
            <text:p>renesas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staging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086.c</text:p>
          </table:table-cell>
          <table:table-cell table:number-columns-repeated="13"/>
          <table:table-cell office:value-type="string" calcext:value-type="string">
            <text:p>hid-roccat-savu.c</text:p>
          </table:table-cell>
          <table:table-cell table:number-columns-repeated="38"/>
          <table:table-cell office:value-type="string" calcext:value-type="string">
            <text:p>i2c-stu30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enf21bmc.c</text:p>
          </table:table-cell>
          <table:table-cell table:number-columns-repeated="12"/>
          <table:table-cell office:value-type="string" calcext:value-type="string">
            <text:p>sdhci-of-hlwd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edboot.c</text:p>
          </table:table-cell>
          <table:table-cell table:number-columns-repeated="121"/>
          <table:table-cell office:value-type="string" calcext:value-type="string">
            <text:p>test_power.c</text:p>
          </table:table-cell>
          <table:table-cell table:number-columns-repeated="70"/>
          <table:table-cell office:value-type="string" calcext:value-type="string">
            <text:p>rtc-pl030.c</text:p>
          </table:table-cell>
          <table:table-cell table:number-columns-repeated="47"/>
          <table:table-cell office:value-type="string" calcext:value-type="string">
            <text:p>spi-xilinx.c</text:p>
          </table:table-cell>
          <table:table-cell table:number-columns-repeated="127"/>
          <table:table-cell office:value-type="string" calcext:value-type="string">
            <text:p>retu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arge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218.c</text:p>
          </table:table-cell>
          <table:table-cell table:number-columns-repeated="13"/>
          <table:table-cell office:value-type="string" calcext:value-type="string">
            <text:p>hid-roccat-savu.h</text:p>
          </table:table-cell>
          <table:table-cell table:number-columns-repeated="38"/>
          <table:table-cell office:value-type="string" calcext:value-type="string">
            <text:p>i2c-sun6i-p2w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fd-core.c</text:p>
          </table:table-cell>
          <table:table-cell table:number-columns-repeated="12"/>
          <table:table-cell office:value-type="string" calcext:value-type="string">
            <text:p>sdhci-pci-cor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fd_ftl.c</text:p>
          </table:table-cell>
          <table:table-cell table:number-columns-repeated="121"/>
          <table:table-cell office:value-type="string" calcext:value-type="string">
            <text:p>tosa_battery.c</text:p>
          </table:table-cell>
          <table:table-cell table:number-columns-repeated="70"/>
          <table:table-cell office:value-type="string" calcext:value-type="string">
            <text:p>rtc-pl031.c</text:p>
          </table:table-cell>
          <table:table-cell table:number-columns-repeated="47"/>
          <table:table-cell office:value-type="string" calcext:value-type="string">
            <text:p>spi-xlp.c</text:p>
          </table:table-cell>
          <table:table-cell table:number-columns-repeated="127"/>
          <table:table-cell office:value-type="string" calcext:value-type="string">
            <text:p>rio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c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86x.c</text:p>
          </table:table-cell>
          <table:table-cell table:number-columns-repeated="13"/>
          <table:table-cell office:value-type="string" calcext:value-type="string">
            <text:p>hid-roccat.c</text:p>
          </table:table-cell>
          <table:table-cell table:number-columns-repeated="38"/>
          <table:table-cell office:value-type="string" calcext:value-type="string">
            <text:p>i2c-taos-evm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otorola-cpcap.c</text:p>
          </table:table-cell>
          <table:table-cell table:number-columns-repeated="12"/>
          <table:table-cell office:value-type="string" calcext:value-type="string">
            <text:p>sdhci-pci-data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_ftl.c</text:p>
          </table:table-cell>
          <table:table-cell table:number-columns-repeated="121"/>
          <table:table-cell office:value-type="string" calcext:value-type="string">
            <text:p>tps65090-charger.c</text:p>
          </table:table-cell>
          <table:table-cell table:number-columns-repeated="70"/>
          <table:table-cell office:value-type="string" calcext:value-type="string">
            <text:p>rtc-pm8xxx.c</text:p>
          </table:table-cell>
          <table:table-cell table:number-columns-repeated="47"/>
          <table:table-cell office:value-type="string" calcext:value-type="string">
            <text:p>spi-xtensa-xtfpga.c</text:p>
          </table:table-cell>
          <table:table-cell table:number-columns-repeated="127"/>
          <table:table-cell office:value-type="string" calcext:value-type="string">
            <text:p>rn5t61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ee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910.c</text:p>
          </table:table-cell>
          <table:table-cell table:number-columns-repeated="13"/>
          <table:table-cell office:value-type="string" calcext:value-type="string">
            <text:p>hid-saitek.c</text:p>
          </table:table-cell>
          <table:table-cell table:number-columns-repeated="38"/>
          <table:table-cell office:value-type="string" calcext:value-type="string">
            <text:p>i2c-tegra-bpmp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t6397-core.c</text:p>
          </table:table-cell>
          <table:table-cell table:number-columns-repeated="12"/>
          <table:table-cell office:value-type="string" calcext:value-type="string">
            <text:p>sdhci-pci-o2micro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_ftl.h</text:p>
          </table:table-cell>
          <table:table-cell table:number-columns-repeated="121"/>
          <table:table-cell office:value-type="string" calcext:value-type="string">
            <text:p>tps65217_charger.c</text:p>
          </table:table-cell>
          <table:table-cell table:number-columns-repeated="70"/>
          <table:table-cell office:value-type="string" calcext:value-type="string">
            <text:p>rtc-proc.c</text:p>
          </table:table-cell>
          <table:table-cell table:number-columns-repeated="47"/>
          <table:table-cell office:value-type="string" calcext:value-type="string">
            <text:p>spi-zynqmp-gqspi.c</text:p>
          </table:table-cell>
          <table:table-cell table:number-columns-repeated="127"/>
          <table:table-cell office:value-type="string" calcext:value-type="string">
            <text:p>rt288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thermal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912.c</text:p>
          </table:table-cell>
          <table:table-cell table:number-columns-repeated="13"/>
          <table:table-cell office:value-type="string" calcext:value-type="string">
            <text:p>hid-samsung.c</text:p>
          </table:table-cell>
          <table:table-cell table:number-columns-repeated="38"/>
          <table:table-cell office:value-type="string" calcext:value-type="string">
            <text:p>i2c-tegr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xs-lradc.c</text:p>
          </table:table-cell>
          <table:table-cell table:number-columns-repeated="12"/>
          <table:table-cell office:value-type="string" calcext:value-type="string">
            <text:p>sdhci-pci-o2micro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sfdc.c</text:p>
          </table:table-cell>
          <table:table-cell table:number-columns-repeated="121"/>
          <table:table-cell office:value-type="string" calcext:value-type="string">
            <text:p>twl4030_charger.c</text:p>
          </table:table-cell>
          <table:table-cell table:number-columns-repeated="70"/>
          <table:table-cell office:value-type="string" calcext:value-type="string">
            <text:p>rtc-ps3.c</text:p>
          </table:table-cell>
          <table:table-cell table:number-columns-repeated="47"/>
          <table:table-cell office:value-type="string" calcext:value-type="string">
            <text:p>spi.c</text:p>
          </table:table-cell>
          <table:table-cell table:number-columns-repeated="127"/>
          <table:table-cell office:value-type="string" calcext:value-type="string">
            <text:p>rz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hunderbol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8470.c</text:p>
          </table:table-cell>
          <table:table-cell table:number-columns-repeated="13"/>
          <table:table-cell office:value-type="string" calcext:value-type="string">
            <text:p>hid-sensor-custom.c</text:p>
          </table:table-cell>
          <table:table-cell table:number-columns-repeated="38"/>
          <table:table-cell office:value-type="string" calcext:value-type="string">
            <text:p>i2c-thunderx-pci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-host.c</text:p>
          </table:table-cell>
          <table:table-cell table:number-columns-repeated="12"/>
          <table:table-cell office:value-type="string" calcext:value-type="string">
            <text:p>sdhci-pci.h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twl4030_madc_battery.c</text:p>
          </table:table-cell>
          <table:table-cell table:number-columns-repeated="70"/>
          <table:table-cell office:value-type="string" calcext:value-type="string">
            <text:p>rtc-puv3.c</text:p>
          </table:table-cell>
          <table:table-cell table:number-columns-repeated="45"/>
          <table:table-cell table:style-name="ce112"/>
          <table:table-cell/>
          <table:table-cell office:value-type="string" calcext:value-type="string">
            <text:p>spidev.c</text:p>
          </table:table-cell>
          <table:table-cell table:number-columns-repeated="127"/>
          <table:table-cell office:value-type="string" calcext:value-type="string">
            <text:p>s3c241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tty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4800.c</text:p>
          </table:table-cell>
          <table:table-cell table:number-columns-repeated="13"/>
          <table:table-cell office:value-type="string" calcext:value-type="string">
            <text:p>hid-sensor-hub.c</text:p>
          </table:table-cell>
          <table:table-cell table:number-columns-repeated="38"/>
          <table:table-cell office:value-type="string" calcext:value-type="string">
            <text:p>i2c-tiny-us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panel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-tll.c</text:p>
          </table:table-cell>
          <table:table-cell table:number-columns-repeated="12"/>
          <table:table-cell office:value-type="string" calcext:value-type="string">
            <text:p>sdhci-pic32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1x_backup.c</text:p>
          </table:table-cell>
          <table:table-cell table:number-columns-repeated="70"/>
          <table:table-cell office:value-type="string" calcext:value-type="string">
            <text:p>rtc-pxa.c</text:p>
          </table:table-cell>
          <table:table-cell table:number-columns-repeated="175"/>
          <table:table-cell office:value-type="string" calcext:value-type="string">
            <text:p>sa11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4900.c</text:p>
          </table:table-cell>
          <table:table-cell table:number-columns-repeated="13"/>
          <table:table-cell office:value-type="string" calcext:value-type="string">
            <text:p>hid-sjoy.c</text:p>
          </table:table-cell>
          <table:table-cell table:number-columns-repeated="38"/>
          <table:table-cell office:value-type="string" calcext:value-type="string">
            <text:p>i2c-uniphier-f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rizona-haptic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.h</text:p>
          </table:table-cell>
          <table:table-cell table:number-columns-repeated="12"/>
          <table:table-cell office:value-type="string" calcext:value-type="string">
            <text:p>sdhci-pltfm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1x_power.c</text:p>
          </table:table-cell>
          <table:table-cell table:number-columns-repeated="70"/>
          <table:table-cell office:value-type="string" calcext:value-type="string">
            <text:p>rtc-r7301.c</text:p>
          </table:table-cell>
          <table:table-cell table:number-columns-repeated="175"/>
          <table:table-cell office:value-type="string" calcext:value-type="string">
            <text:p>sama5d4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us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5500.c</text:p>
          </table:table-cell>
          <table:table-cell table:number-columns-repeated="13"/>
          <table:table-cell office:value-type="string" calcext:value-type="string">
            <text:p>hid-sony.c</text:p>
          </table:table-cell>
          <table:table-cell table:number-columns-repeated="38"/>
          <table:table-cell office:value-type="string" calcext:value-type="string">
            <text:p>i2c-uniphi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i_remote2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almas.c</text:p>
          </table:table-cell>
          <table:table-cell table:number-columns-repeated="12"/>
          <table:table-cell office:value-type="string" calcext:value-type="string">
            <text:p>sdhci-pltfm.h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50_power.c</text:p>
          </table:table-cell>
          <table:table-cell table:number-columns-repeated="70"/>
          <table:table-cell office:value-type="string" calcext:value-type="string">
            <text:p>rtc-r9701.c</text:p>
          </table:table-cell>
          <table:table-cell table:number-columns-repeated="175"/>
          <table:table-cell office:value-type="string" calcext:value-type="string">
            <text:p>sb_wdog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w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wl4030.c</text:p>
          </table:table-cell>
          <table:table-cell table:number-columns-repeated="13"/>
          <table:table-cell office:value-type="string" calcext:value-type="string">
            <text:p>hid-speedlink.c</text:p>
          </table:table-cell>
          <table:table-cell table:number-columns-repeated="38"/>
          <table:table-cell office:value-type="string" calcext:value-type="string">
            <text:p>i2c-versatile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las_btn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adc.c</text:p>
          </table:table-cell>
          <table:table-cell table:number-columns-repeated="12"/>
          <table:table-cell office:value-type="string" calcext:value-type="string">
            <text:p>sdhci-pxav2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97xx_battery.c</text:p>
          </table:table-cell>
          <table:table-cell table:number-columns-repeated="70"/>
          <table:table-cell office:value-type="string" calcext:value-type="string">
            <text:p>rtc-rc5t583.c</text:p>
          </table:table-cell>
          <table:table-cell table:number-columns-repeated="175"/>
          <table:table-cell office:value-type="string" calcext:value-type="string">
            <text:p>sbc60xx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f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wl6040.c</text:p>
          </table:table-cell>
          <table:table-cell table:number-columns-repeated="13"/>
          <table:table-cell office:value-type="string" calcext:value-type="string">
            <text:p>hid-steelseries.c</text:p>
          </table:table-cell>
          <table:table-cell table:number-columns-repeated="38"/>
          <table:table-cell office:value-type="string" calcext:value-type="string">
            <text:p>i2c-vi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mel_captouch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core.c</text:p>
          </table:table-cell>
          <table:table-cell table:number-columns-repeated="12"/>
          <table:table-cell office:value-type="string" calcext:value-type="string">
            <text:p>sdhci-pxav3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z2_battery.c</text:p>
          </table:table-cell>
          <table:table-cell table:number-columns-repeated="70"/>
          <table:table-cell office:value-type="string" calcext:value-type="string">
            <text:p>rtc-rk808.c</text:p>
          </table:table-cell>
          <table:table-cell table:number-columns-repeated="175"/>
          <table:table-cell office:value-type="string" calcext:value-type="string">
            <text:p>sbc724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hos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z1090-pdc.c</text:p>
          </table:table-cell>
          <table:table-cell table:number-columns-repeated="13"/>
          <table:table-cell office:value-type="string" calcext:value-type="string">
            <text:p>hid-sunplus.c</text:p>
          </table:table-cell>
          <table:table-cell table:number-columns-repeated="38"/>
          <table:table-cell office:value-type="string" calcext:value-type="string">
            <text:p>i2c-viapr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xp20x-pek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gpio.c</text:p>
          </table:table-cell>
          <table:table-cell table:number-columns-repeated="12"/>
          <table:table-cell office:value-type="string" calcext:value-type="string">
            <text:p>sdhci-s3c.c</text:p>
          </table:table-cell>
          <table:table-cell/>
          <table:table-cell table:style-name="Default"/>
          <table:table-cell table:number-columns-repeated="123"/>
          <table:table-cell office:value-type="string" calcext:value-type="string">
            <text:p>Kconfig</text:p>
          </table:table-cell>
          <table:table-cell table:number-columns-repeated="71"/>
          <table:table-cell office:value-type="string" calcext:value-type="string">
            <text:p>rtc-rp5c01.c</text:p>
          </table:table-cell>
          <table:table-cell table:number-columns-repeated="175"/>
          <table:table-cell office:value-type="string" calcext:value-type="string">
            <text:p>sbc8360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vide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z1090.c</text:p>
          </table:table-cell>
          <table:table-cell table:number-columns-repeated="13"/>
          <table:table-cell office:value-type="string" calcext:value-type="string">
            <text:p>hid-tivo.c</text:p>
          </table:table-cell>
          <table:table-cell table:number-columns-repeated="38"/>
          <table:table-cell office:value-type="string" calcext:value-type="string">
            <text:p>i2c-viperboar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fin_rotar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irq.c</text:p>
          </table:table-cell>
          <table:table-cell table:number-columns-repeated="12"/>
          <table:table-cell office:value-type="string" calcext:value-type="string">
            <text:p>sdhci-sirf.c</text:p>
          </table:table-cell>
          <table:table-cell/>
          <table:table-cell table:style-name="Default"/>
          <table:table-cell table:number-columns-repeated="123"/>
          <table:table-cell office:value-type="string" calcext:value-type="string">
            <text:p>Makefile</text:p>
          </table:table-cell>
          <table:table-cell table:number-columns-repeated="71"/>
          <table:table-cell office:value-type="string" calcext:value-type="string">
            <text:p>rtc-rs5c313.c</text:p>
          </table:table-cell>
          <table:table-cell table:number-columns-repeated="175"/>
          <table:table-cell office:value-type="string" calcext:value-type="string">
            <text:p>sbc_epx_c3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ir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ucb1400.c</text:p>
          </table:table-cell>
          <table:table-cell table:number-columns-repeated="13"/>
          <table:table-cell office:value-type="string" calcext:value-type="string">
            <text:p>hid-tmff.c</text:p>
          </table:table-cell>
          <table:table-cell table:number-columns-repeated="38"/>
          <table:table-cell office:value-type="string" calcext:value-type="string">
            <text:p>i2c-wm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ma150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-pm8xxx.c</text:p>
          </table:table-cell>
          <table:table-cell table:number-columns-repeated="12"/>
          <table:table-cell office:value-type="string" calcext:value-type="string">
            <text:p>sdhci-spear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s5c348.c</text:p>
          </table:table-cell>
          <table:table-cell table:number-columns-repeated="175"/>
          <table:table-cell office:value-type="string" calcext:value-type="string">
            <text:p>sbc_fitpc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irt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f610.c</text:p>
          </table:table-cell>
          <table:table-cell table:number-columns-repeated="13"/>
          <table:table-cell office:value-type="string" calcext:value-type="string">
            <text:p>hid-topseed.c</text:p>
          </table:table-cell>
          <table:table-cell table:number-columns-repeated="38"/>
          <table:table-cell office:value-type="string" calcext:value-type="string">
            <text:p>i2c-xgene-slimpr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109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-spmi-pmic.c</text:p>
          </table:table-cell>
          <table:table-cell table:number-columns-repeated="12"/>
          <table:table-cell office:value-type="string" calcext:value-type="string">
            <text:p>sdhci-st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s5c372.c</text:p>
          </table:table-cell>
          <table:table-cell table:number-columns-repeated="175"/>
          <table:table-cell office:value-type="string" calcext:value-type="string">
            <text:p>sbsa_g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lynq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iperboard.c</text:p>
          </table:table-cell>
          <table:table-cell table:number-columns-repeated="13"/>
          <table:table-cell office:value-type="string" calcext:value-type="string">
            <text:p>hid-twinhan.c</text:p>
          </table:table-cell>
          <table:table-cell table:number-columns-repeated="38"/>
          <table:table-cell office:value-type="string" calcext:value-type="string">
            <text:p>i2c-xii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a3000_d0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_rpm.c</text:p>
          </table:table-cell>
          <table:table-cell table:number-columns-repeated="12"/>
          <table:table-cell office:value-type="string" calcext:value-type="string">
            <text:p>sdhci-tegra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td119x.c</text:p>
          </table:table-cell>
          <table:table-cell table:number-columns-repeated="175"/>
          <table:table-cell office:value-type="string" calcext:value-type="string">
            <text:p>sc1200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me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r41xx.c</text:p>
          </table:table-cell>
          <table:table-cell table:number-columns-repeated="13"/>
          <table:table-cell office:value-type="string" calcext:value-type="string">
            <text:p>hid-uclogic.c</text:p>
          </table:table-cell>
          <table:table-cell table:number-columns-repeated="38"/>
          <table:table-cell office:value-type="string" calcext:value-type="string">
            <text:p>i2c-xlp9x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a3000_d0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rc5t583-irq.c</text:p>
          </table:table-cell>
          <table:table-cell table:number-columns-repeated="12"/>
          <table:table-cell office:value-type="string" calcext:value-type="string">
            <text:p>sdhci-xenon-phy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v3029c2.c</text:p>
          </table:table-cell>
          <table:table-cell table:number-columns-repeated="175"/>
          <table:table-cell office:value-type="string" calcext:value-type="string">
            <text:p>sc52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w1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x855.c</text:p>
          </table:table-cell>
          <table:table-cell table:number-columns-repeated="13"/>
          <table:table-cell office:value-type="string" calcext:value-type="string">
            <text:p>hid-udraw-ps3.c</text:p>
          </table:table-cell>
          <table:table-cell table:number-columns-repeated="38"/>
          <table:table-cell office:value-type="string" calcext:value-type="string">
            <text:p>i2c-xlr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cma3000_d0x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c5t583.c</text:p>
          </table:table-cell>
          <table:table-cell table:number-columns-repeated="12"/>
          <table:table-cell office:value-type="string" calcext:value-type="string">
            <text:p>sdhci-xenon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v8803.c</text:p>
          </table:table-cell>
          <table:table-cell table:number-columns-repeated="175"/>
          <table:table-cell office:value-type="string" calcext:value-type="string">
            <text:p>sch311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watchdog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cove.c</text:p>
          </table:table-cell>
          <table:table-cell table:number-columns-repeated="13"/>
          <table:table-cell office:value-type="string" calcext:value-type="string">
            <text:p>hid-waltop.c</text:p>
          </table:table-cell>
          <table:table-cell table:number-columns-repeated="38"/>
          <table:table-cell office:value-type="string" calcext:value-type="string">
            <text:p>i2c-zx2967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cobalt_btns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dc321x-southbridge.c</text:p>
          </table:table-cell>
          <table:table-cell table:number-columns-repeated="12"/>
          <table:table-cell office:value-type="string" calcext:value-type="string">
            <text:p>sdhci-xenon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4581.c</text:p>
          </table:table-cell>
          <table:table-cell table:number-columns-repeated="175"/>
          <table:table-cell office:value-type="string" calcext:value-type="string">
            <text:p>scx2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xen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31x.c</text:p>
          </table:table-cell>
          <table:table-cell table:number-columns-repeated="13"/>
          <table:table-cell office:value-type="string" calcext:value-type="string">
            <text:p>hid-wiimote-core.c</text:p>
          </table:table-cell>
          <table:table-cell table:number-columns-repeated="38"/>
          <table:table-cell office:value-type="string" calcext:value-type="string">
            <text:p>scx200_acb.c</text:p>
          </table:table-cell>
          <table:table-cell table:number-columns-repeated="29"/>
          <table:table-cell office:value-type="string" calcext:value-type="string">
            <text:p>cpcap-pwrbutton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etu-mfd.c</text:p>
          </table:table-cell>
          <table:table-cell table:number-columns-repeated="12"/>
          <table:table-cell office:value-type="string" calcext:value-type="string">
            <text:p>sdhci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6110.c</text:p>
          </table:table-cell>
          <table:table-cell table:number-columns-repeated="175"/>
          <table:table-cell office:value-type="string" calcext:value-type="string">
            <text:p>sh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zorr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350.c</text:p>
          </table:table-cell>
          <table:table-cell table:number-columns-repeated="13"/>
          <table:table-cell office:value-type="string" calcext:value-type="string">
            <text:p>hid-wiimote-debug.c</text:p>
          </table:table-cell>
          <table:table-cell table:number-columns-repeated="37"/>
          <table:table-cell table:style-name="ce88" office:value-type="string" calcext:value-type="string">
            <text:p>muxes/</text:p>
          </table:table-cell>
          <table:table-cell table:number-columns-repeated="30"/>
          <table:table-cell office:value-type="string" calcext:value-type="string">
            <text:p>da9052_on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k808.c</text:p>
          </table:table-cell>
          <table:table-cell table:number-columns-repeated="12"/>
          <table:table-cell office:value-type="string" calcext:value-type="string">
            <text:p>sdhci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010.c</text:p>
          </table:table-cell>
          <table:table-cell table:number-columns-repeated="175"/>
          <table:table-cell office:value-type="string" calcext:value-type="string">
            <text:p>sirfso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994.c</text:p>
          </table:table-cell>
          <table:table-cell table:number-columns-repeated="13"/>
          <table:table-cell office:value-type="string" calcext:value-type="string">
            <text:p>hid-wiimote-modules.c</text:p>
          </table:table-cell>
          <table:table-cell table:number-columns-repeated="37"/>
          <table:table-cell office:value-type="string" calcext:value-type="string">
            <text:p>Kconfig</text:p>
          </table:table-cell>
          <table:table-cell table:number-columns-repeated="30"/>
          <table:table-cell office:value-type="string" calcext:value-type="string">
            <text:p>da9055_on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n5t618.c</text:p>
          </table:table-cell>
          <table:table-cell table:number-columns-repeated="12"/>
          <table:table-cell office:value-type="string" calcext:value-type="string">
            <text:p>sdhci_f_sdh3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025.c</text:p>
          </table:table-cell>
          <table:table-cell table:number-columns-repeated="175"/>
          <table:table-cell office:value-type="string" calcext:value-type="string">
            <text:p>smsc37b78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17"/>
          <table:table-cell office:value-type="string" calcext:value-type="string">
            <text:p>gpio-ws16c48.c</text:p>
          </table:table-cell>
          <table:table-cell table:number-columns-repeated="13"/>
          <table:table-cell office:value-type="string" calcext:value-type="string">
            <text:p>hid-wiimote.h</text:p>
          </table:table-cell>
          <table:table-cell table:number-columns-repeated="37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da9063_onkey.c</text:p>
          </table:table-cell>
          <table:table-cell/>
          <table:table-cell table:style-name="Default"/>
          <table:table-cell table:number-columns-repeated="83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core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sdricoh_cs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581.c</text:p>
          </table:table-cell>
          <table:table-cell table:number-columns-repeated="175"/>
          <table:table-cell office:value-type="string" calcext:value-type="string">
            <text:p>softdog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gene-sb.c</text:p>
          </table:table-cell>
          <table:table-cell table:number-columns-repeated="13"/>
          <table:table-cell office:value-type="string" calcext:value-type="string">
            <text:p>hid-xinmo.c</text:p>
          </table:table-cell>
          <table:table-cell table:number-columns-repeated="37"/>
          <table:table-cell office:value-type="string" calcext:value-type="string">
            <text:p>i2c-boardinfo.c</text:p>
          </table:table-cell>
          <table:table-cell table:number-columns-repeated="30"/>
          <table:table-cell office:value-type="string" calcext:value-type="string">
            <text:p>dm355evm_keys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5033.c</text:p>
          </table:table-cell>
          <table:table-cell table:number-columns-repeated="12"/>
          <table:table-cell office:value-type="string" calcext:value-type="string">
            <text:p>sh_mmcif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5390a.c</text:p>
          </table:table-cell>
          <table:table-cell table:number-columns-repeated="175"/>
          <table:table-cell office:value-type="string" calcext:value-type="string">
            <text:p>sp5100_tco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gene.c</text:p>
          </table:table-cell>
          <table:table-cell table:number-columns-repeated="13"/>
          <table:table-cell office:value-type="string" calcext:value-type="string">
            <text:p>hid-zpff.c</text:p>
          </table:table-cell>
          <table:table-cell table:number-columns-repeated="37"/>
          <table:table-cell office:value-type="string" calcext:value-type="string">
            <text:p>i2c-core-acpi.c</text:p>
          </table:table-cell>
          <table:table-cell table:number-columns-repeated="30"/>
          <table:table-cell office:value-type="string" calcext:value-type="string">
            <text:p>drv260x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l8411.c</text:p>
          </table:table-cell>
          <table:table-cell table:number-columns-repeated="12"/>
          <table:table-cell office:value-type="string" calcext:value-type="string">
            <text:p>sunxi-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c.c</text:p>
          </table:table-cell>
          <table:table-cell table:number-columns-repeated="175"/>
          <table:table-cell office:value-type="string" calcext:value-type="string">
            <text:p>sp5100_tco.h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ilinx.c</text:p>
          </table:table-cell>
          <table:table-cell table:number-columns-repeated="13"/>
          <table:table-cell office:value-type="string" calcext:value-type="string">
            <text:p>hid-zydacron.c</text:p>
          </table:table-cell>
          <table:table-cell table:number-columns-repeated="37"/>
          <table:table-cell office:value-type="string" calcext:value-type="string">
            <text:p>i2c-core-base.c</text:p>
          </table:table-cell>
          <table:table-cell table:number-columns-repeated="30"/>
          <table:table-cell office:value-type="string" calcext:value-type="string">
            <text:p>drv2665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09.c</text:p>
          </table:table-cell>
          <table:table-cell table:number-columns-repeated="12"/>
          <table:table-cell office:value-type="string" calcext:value-type="string">
            <text:p>tifm_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c.h</text:p>
          </table:table-cell>
          <table:table-cell table:number-columns-repeated="175"/>
          <table:table-cell office:value-type="string" calcext:value-type="string">
            <text:p>sp805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lp.c</text:p>
          </table:table-cell>
          <table:table-cell table:number-columns-repeated="13"/>
          <table:table-cell office:value-type="string" calcext:value-type="string">
            <text:p>hidraw.c</text:p>
          </table:table-cell>
          <table:table-cell table:number-columns-repeated="37"/>
          <table:table-cell office:value-type="string" calcext:value-type="string">
            <text:p>i2c-core-of.c</text:p>
          </table:table-cell>
          <table:table-cell table:number-columns-repeated="30"/>
          <table:table-cell office:value-type="string" calcext:value-type="string">
            <text:p>drv2667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27.c</text:p>
          </table:table-cell>
          <table:table-cell table:number-columns-repeated="12"/>
          <table:table-cell office:value-type="string" calcext:value-type="string">
            <text:p>tmio_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5m.c</text:p>
          </table:table-cell>
          <table:table-cell table:number-columns-repeated="175"/>
          <table:table-cell office:value-type="string" calcext:value-type="string">
            <text:p>st_lpc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ra1403.c</text:p>
          </table:table-cell>
          <table:table-cell table:number-columns-repeated="13"/>
          <table:table-cell office:value-type="string" calcext:value-type="string">
            <text:p>uhid.c</text:p>
          </table:table-cell>
          <table:table-cell table:number-columns-repeated="37"/>
          <table:table-cell office:value-type="string" calcext:value-type="string">
            <text:p>i2c-core-slave.c</text:p>
          </table:table-cell>
          <table:table-cell table:number-columns-repeated="30"/>
          <table:table-cell office:value-type="string" calcext:value-type="string">
            <text:p>e3x0-button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29.c</text:p>
          </table:table-cell>
          <table:table-cell table:number-columns-repeated="12"/>
          <table:table-cell office:value-type="string" calcext:value-type="string">
            <text:p>tmio_mmc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a1100.c</text:p>
          </table:table-cell>
          <table:table-cell table:number-columns-repeated="175"/>
          <table:table-cell office:value-type="string" calcext:value-type="string">
            <text:p>stm32_iwdg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tensa.c</text:p>
          </table:table-cell>
          <table:table-cell table:number-columns-repeated="13"/>
          <table:table-cell office:value-type="string" calcext:value-type="string">
            <text:p>wacom.h</text:p>
          </table:table-cell>
          <table:table-cell table:number-columns-repeated="37"/>
          <table:table-cell office:value-type="string" calcext:value-type="string">
            <text:p>i2c-core-smbus.c</text:p>
          </table:table-cell>
          <table:table-cell table:number-columns-repeated="30"/>
          <table:table-cell office:value-type="string" calcext:value-type="string">
            <text:p>gp2ap002a00f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49.c</text:p>
          </table:table-cell>
          <table:table-cell table:number-columns-repeated="12"/>
          <table:table-cell office:value-type="string" calcext:value-type="string">
            <text:p>tmio_mmc_core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a1100.h</text:p>
          </table:table-cell>
          <table:table-cell table:number-columns-repeated="175"/>
          <table:table-cell office:value-type="string" calcext:value-type="string">
            <text:p>stmp3xxx_rtc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evio.c</text:p>
          </table:table-cell>
          <table:table-cell table:number-columns-repeated="13"/>
          <table:table-cell office:value-type="string" calcext:value-type="string">
            <text:p>wacom_sys.c</text:p>
          </table:table-cell>
          <table:table-cell table:number-columns-repeated="37"/>
          <table:table-cell office:value-type="string" calcext:value-type="string">
            <text:p>i2c-core.h</text:p>
          </table:table-cell>
          <table:table-cell table:number-columns-repeated="30"/>
          <table:table-cell office:value-type="string" calcext:value-type="string">
            <text:p>gpio-beep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x_pcr.c</text:p>
          </table:table-cell>
          <table:table-cell table:number-columns-repeated="12"/>
          <table:table-cell office:value-type="string" calcext:value-type="string">
            <text:p>tosh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h.c</text:p>
          </table:table-cell>
          <table:table-cell table:number-columns-repeated="175"/>
          <table:table-cell office:value-type="string" calcext:value-type="string">
            <text:p>sun4v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x.c</text:p>
          </table:table-cell>
          <table:table-cell table:number-columns-repeated="13"/>
          <table:table-cell office:value-type="string" calcext:value-type="string">
            <text:p>wacom_wac.c</text:p>
          </table:table-cell>
          <table:table-cell table:number-columns-repeated="37"/>
          <table:table-cell office:value-type="string" calcext:value-type="string">
            <text:p>i2c-dev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axi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rtsx_pcr.h</text:p>
          </table:table-cell>
          <table:table-cell table:number-columns-repeated="12"/>
          <table:table-cell office:value-type="string" calcext:value-type="string">
            <text:p>toshsd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irfsoc.c</text:p>
          </table:table-cell>
          <table:table-cell table:number-columns-repeated="175"/>
          <table:table-cell office:value-type="string" calcext:value-type="string">
            <text:p>sunxi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ynq.c</text:p>
          </table:table-cell>
          <table:table-cell table:number-columns-repeated="13"/>
          <table:table-cell office:value-type="string" calcext:value-type="string">
            <text:p>wacom_wac.h</text:p>
          </table:table-cell>
          <table:table-cell table:number-columns-repeated="37"/>
          <table:table-cell office:value-type="string" calcext:value-type="string">
            <text:p>i2c-mux.c</text:p>
          </table:table-cell>
          <table:table-cell table:number-columns-repeated="30"/>
          <table:table-cell office:value-type="string" calcext:value-type="string">
            <text:p>gpio_decod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x_usb.c</text:p>
          </table:table-cell>
          <table:table-cell table:number-columns-repeated="12"/>
          <table:table-cell office:value-type="string" calcext:value-type="string">
            <text:p>usdhi6rol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nvs.c</text:p>
          </table:table-cell>
          <table:table-cell table:number-columns-repeated="175"/>
          <table:table-cell office:value-type="string" calcext:value-type="string">
            <text:p>tangox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acpi.c</text:p>
          </table:table-cell>
          <table:table-cell table:number-columns-repeated="51"/>
          <table:table-cell office:value-type="string" calcext:value-type="string">
            <text:p>i2c-slave-eeprom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even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ec-core.c</text:p>
          </table:table-cell>
          <table:table-cell table:number-columns-repeated="12"/>
          <table:table-cell office:value-type="string" calcext:value-type="string">
            <text:p>ush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pear.c</text:p>
          </table:table-cell>
          <table:table-cell table:number-columns-repeated="175"/>
          <table:table-cell office:value-type="string" calcext:value-type="string">
            <text:p>tegra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devprop.c</text:p>
          </table:table-cell>
          <table:table-cell table:number-columns-repeated="51"/>
          <table:table-cell office:value-type="string" calcext:value-type="string">
            <text:p>i2c-smbus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inpu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ec-irq.c</text:p>
          </table:table-cell>
          <table:table-cell table:number-columns-repeated="12"/>
          <table:table-cell office:value-type="string" calcext:value-type="string">
            <text:p>via-sd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-lpc.c</text:p>
          </table:table-cell>
          <table:table-cell table:number-columns-repeated="175"/>
          <table:table-cell office:value-type="string" calcext:value-type="string">
            <text:p>ts4800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legacy.c</text:p>
          </table:table-cell>
          <table:table-cell table:number-columns-repeated="51"/>
          <table:table-cell office:value-type="string" calcext:value-type="string">
            <text:p>i2c-stub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matri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i476x-cmd.c</text:p>
          </table:table-cell>
          <table:table-cell table:number-columns-repeated="12"/>
          <table:table-cell office:value-type="string" calcext:value-type="string">
            <text:p>vub30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arfire.c</text:p>
          </table:table-cell>
          <table:table-cell table:number-columns-repeated="175"/>
          <table:table-cell office:value-type="string" calcext:value-type="string">
            <text:p>ts72xx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of.c</text:p>
          </table:table-cell>
          <table:table-cell table:number-columns-repeated="78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outpu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i476x-i2c.c</text:p>
          </table:table-cell>
          <table:table-cell table:number-columns-repeated="12"/>
          <table:table-cell office:value-type="string" calcext:value-type="string">
            <text:p>wb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k17ta8.c</text:p>
          </table:table-cell>
          <table:table-cell table:number-columns-repeated="175"/>
          <table:table-cell office:value-type="string" calcext:value-type="string">
            <text:p>twl4030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sysfs.c</text:p>
          </table:table-cell>
          <table:table-cell table:number-columns-repeated="82"/>
          <table:table-cell office:value-type="string" calcext:value-type="string">
            <text:p>gpio_tilt_polled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i476x-prop.c</text:p>
          </table:table-cell>
          <table:table-cell table:number-columns-repeated="12"/>
          <table:table-cell office:value-type="string" calcext:value-type="string">
            <text:p>wbsd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m32.c</text:p>
          </table:table-cell>
          <table:table-cell table:number-columns-repeated="175"/>
          <table:table-cell office:value-type="string" calcext:value-type="string">
            <text:p>txx9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.c</text:p>
          </table:table-cell>
          <table:table-cell table:number-columns-repeated="82"/>
          <table:table-cell office:value-type="string" calcext:value-type="string">
            <text:p>hisi_power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ky81452.c</text:p>
          </table:table-cell>
          <table:table-cell table:number-columns-repeated="12"/>
          <table:table-cell office:value-type="string" calcext:value-type="string">
            <text:p>wmt-sd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mp3xxx.c</text:p>
          </table:table-cell>
          <table:table-cell table:number-columns-repeated="175"/>
          <table:table-cell office:value-type="string" calcext:value-type="string">
            <text:p>uniphier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.h</text:p>
          </table:table-cell>
          <table:table-cell table:number-columns-repeated="82"/>
          <table:table-cell office:value-type="string" calcext:value-type="string">
            <text:p>hp_sdc_rt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m50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98"/>
          <table:table-cell office:value-type="string" calcext:value-type="string">
            <text:p>rtc-sun4v.c</text:p>
          </table:table-cell>
          <table:table-cell table:number-columns-repeated="175"/>
          <table:table-cell office:value-type="string" calcext:value-type="string">
            <text:p>ux500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deapad_slideba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msc-ece1099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98"/>
          <table:table-cell office:value-type="string" calcext:value-type="string">
            <text:p>rtc-sun6i.c</text:p>
          </table:table-cell>
          <table:table-cell table:number-columns-repeated="175"/>
          <table:table-cell office:value-type="string" calcext:value-type="string">
            <text:p>via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ms-pcu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sbi.c</text:p>
          </table:table-cell>
          <table:table-cell table:number-columns-repeated="210"/>
          <table:table-cell office:value-type="string" calcext:value-type="string">
            <text:p>rtc-sunxi.c</text:p>
          </table:table-cell>
          <table:table-cell table:number-columns-repeated="175"/>
          <table:table-cell office:value-type="string" calcext:value-type="string">
            <text:p>w83627hf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xp4xx-beep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ta2x11-mfd.c</text:p>
          </table:table-cell>
          <table:table-cell table:number-columns-repeated="210"/>
          <table:table-cell office:value-type="string" calcext:value-type="string">
            <text:p>rtc-sysfs.c</text:p>
          </table:table-cell>
          <table:table-cell table:number-columns-repeated="175"/>
          <table:table-cell office:value-type="string" calcext:value-type="string">
            <text:p>w83877f_wdt.c</text:p>
          </table:table-cell>
          <table:table-cell table:number-columns-repeated="237"/>
        </table:table-row>
        <table:table-row table:style-name="ro1">
          <table:table-cell table:number-columns-repeated="300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keychord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tm32-lptimer.c</text:p>
          </table:table-cell>
          <table:table-cell table:number-columns-repeated="210"/>
          <table:table-cell office:value-type="string" calcext:value-type="string">
            <text:p>rtc-tegra.c</text:p>
          </table:table-cell>
          <table:table-cell table:number-columns-repeated="175"/>
          <table:table-cell office:value-type="string" calcext:value-type="string">
            <text:p>w83977f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keyspan_remote.c</text:p>
          </table:table-cell>
          <table:table-cell table:number-columns-repeated="88"/>
          <table:table-cell office:value-type="string" calcext:value-type="string">
            <text:p>stm32-timers.c</text:p>
          </table:table-cell>
          <table:table-cell table:number-columns-repeated="210"/>
          <table:table-cell office:value-type="string" calcext:value-type="string">
            <text:p>rtc-test.c</text:p>
          </table:table-cell>
          <table:table-cell table:number-columns-repeated="175"/>
          <table:table-cell office:value-type="string" calcext:value-type="string">
            <text:p>wafer5823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kxtj9.c</text:p>
          </table:table-cell>
          <table:table-cell table:number-columns-repeated="88"/>
          <table:table-cell office:value-type="string" calcext:value-type="string">
            <text:p>stmpe-i2c.c</text:p>
          </table:table-cell>
          <table:table-cell table:number-columns-repeated="210"/>
          <table:table-cell office:value-type="string" calcext:value-type="string">
            <text:p>rtc-tile.c</text:p>
          </table:table-cell>
          <table:table-cell table:number-columns-repeated="175"/>
          <table:table-cell office:value-type="string" calcext:value-type="string">
            <text:p>watchdog_core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68kspkr.c</text:p>
          </table:table-cell>
          <table:table-cell table:number-columns-repeated="88"/>
          <table:table-cell office:value-type="string" calcext:value-type="string">
            <text:p>stmpe-spi.c</text:p>
          </table:table-cell>
          <table:table-cell table:number-columns-repeated="210"/>
          <table:table-cell office:value-type="string" calcext:value-type="string">
            <text:p>rtc-tps6586x.c</text:p>
          </table:table-cell>
          <table:table-cell table:number-columns-repeated="175"/>
          <table:table-cell office:value-type="string" calcext:value-type="string">
            <text:p>watchdog_core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77693-haptic.c</text:p>
          </table:table-cell>
          <table:table-cell table:number-columns-repeated="88"/>
          <table:table-cell office:value-type="string" calcext:value-type="string">
            <text:p>stmpe.c</text:p>
          </table:table-cell>
          <table:table-cell table:number-columns-repeated="210"/>
          <table:table-cell office:value-type="string" calcext:value-type="string">
            <text:p>rtc-tps65910.c</text:p>
          </table:table-cell>
          <table:table-cell table:number-columns-repeated="175"/>
          <table:table-cell office:value-type="string" calcext:value-type="string">
            <text:p>watchdog_dev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8925_onkey.c</text:p>
          </table:table-cell>
          <table:table-cell table:number-columns-repeated="88"/>
          <table:table-cell office:value-type="string" calcext:value-type="string">
            <text:p>stmpe.h</text:p>
          </table:table-cell>
          <table:table-cell table:number-columns-repeated="210"/>
          <table:table-cell office:value-type="string" calcext:value-type="string">
            <text:p>rtc-tps80031.c</text:p>
          </table:table-cell>
          <table:table-cell table:number-columns-repeated="175"/>
          <table:table-cell office:value-type="string" calcext:value-type="string">
            <text:p>watchdog_pretimeou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8997_haptic.c</text:p>
          </table:table-cell>
          <table:table-cell table:number-columns-repeated="88"/>
          <table:table-cell office:value-type="string" calcext:value-type="string">
            <text:p>stw481x.c</text:p>
          </table:table-cell>
          <table:table-cell table:number-columns-repeated="210"/>
          <table:table-cell office:value-type="string" calcext:value-type="string">
            <text:p>rtc-twl.c</text:p>
          </table:table-cell>
          <table:table-cell table:number-columns-repeated="175"/>
          <table:table-cell office:value-type="string" calcext:value-type="string">
            <text:p>watchdog_pretimeout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c13783-pwrbutton.c</text:p>
          </table:table-cell>
          <table:table-cell table:number-columns-repeated="88"/>
          <table:table-cell office:value-type="string" calcext:value-type="string">
            <text:p>sun4i-gpadc.c</text:p>
          </table:table-cell>
          <table:table-cell table:number-columns-repeated="210"/>
          <table:table-cell office:value-type="string" calcext:value-type="string">
            <text:p>rtc-tx4939.c</text:p>
          </table:table-cell>
          <table:table-cell table:number-columns-repeated="175"/>
          <table:table-cell office:value-type="string" calcext:value-type="string">
            <text:p>wd501p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ma8450.c</text:p>
          </table:table-cell>
          <table:table-cell table:number-columns-repeated="88"/>
          <table:table-cell office:value-type="string" calcext:value-type="string">
            <text:p>sun6i-prcm.c</text:p>
          </table:table-cell>
          <table:table-cell table:number-columns-repeated="210"/>
          <table:table-cell office:value-type="string" calcext:value-type="string">
            <text:p>rtc-v3020.c</text:p>
          </table:table-cell>
          <table:table-cell table:number-columns-repeated="175"/>
          <table:table-cell office:value-type="string" calcext:value-type="string">
            <text:p>wdat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almas-pwrbutton.c</text:p>
          </table:table-cell>
          <table:table-cell table:number-columns-repeated="88"/>
          <table:table-cell office:value-type="string" calcext:value-type="string">
            <text:p>syscon.c</text:p>
          </table:table-cell>
          <table:table-cell table:number-columns-repeated="210"/>
          <table:table-cell office:value-type="string" calcext:value-type="string">
            <text:p>rtc-vr41xx.c</text:p>
          </table:table-cell>
          <table:table-cell table:number-columns-repeated="175"/>
          <table:table-cell office:value-type="string" calcext:value-type="string">
            <text:p>wdrtas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ap_keys.c</text:p>
          </table:table-cell>
          <table:table-cell table:number-columns-repeated="88"/>
          <table:table-cell office:value-type="string" calcext:value-type="string">
            <text:p>t7l66xb.c</text:p>
          </table:table-cell>
          <table:table-cell table:number-columns-repeated="210"/>
          <table:table-cell office:value-type="string" calcext:value-type="string">
            <text:p>rtc-vt8500.c</text:p>
          </table:table-cell>
          <table:table-cell table:number-columns-repeated="175"/>
          <table:table-cell office:value-type="string" calcext:value-type="string">
            <text:p>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f50633-input.c</text:p>
          </table:table-cell>
          <table:table-cell table:number-columns-repeated="88"/>
          <table:table-cell office:value-type="string" calcext:value-type="string">
            <text:p>tc3589x.c</text:p>
          </table:table-cell>
          <table:table-cell table:number-columns-repeated="210"/>
          <table:table-cell office:value-type="string" calcext:value-type="string">
            <text:p>rtc-wm831x.c</text:p>
          </table:table-cell>
          <table:table-cell table:number-columns-repeated="175"/>
          <table:table-cell office:value-type="string" calcext:value-type="string">
            <text:p>wdt285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f8574_keypad.c</text:p>
          </table:table-cell>
          <table:table-cell table:number-columns-repeated="88"/>
          <table:table-cell office:value-type="string" calcext:value-type="string">
            <text:p>tc6387xb.c</text:p>
          </table:table-cell>
          <table:table-cell table:number-columns-repeated="210"/>
          <table:table-cell office:value-type="string" calcext:value-type="string">
            <text:p>rtc-wm8350.c</text:p>
          </table:table-cell>
          <table:table-cell table:number-columns-repeated="175"/>
          <table:table-cell office:value-type="string" calcext:value-type="string">
            <text:p>wdt977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spkr.c</text:p>
          </table:table-cell>
          <table:table-cell table:number-columns-repeated="88"/>
          <table:table-cell office:value-type="string" calcext:value-type="string">
            <text:p>tc6393xb.c</text:p>
          </table:table-cell>
          <table:table-cell table:number-columns-repeated="210"/>
          <table:table-cell office:value-type="string" calcext:value-type="string">
            <text:p>rtc-x1205.c</text:p>
          </table:table-cell>
          <table:table-cell table:number-columns-repeated="175"/>
          <table:table-cell office:value-type="string" calcext:value-type="string">
            <text:p>wdt_pci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8941-pwrkey.c</text:p>
          </table:table-cell>
          <table:table-cell table:number-columns-repeated="88"/>
          <table:table-cell office:value-type="string" calcext:value-type="string">
            <text:p>ti-lmu.c</text:p>
          </table:table-cell>
          <table:table-cell table:number-columns-repeated="210"/>
          <table:table-cell office:value-type="string" calcext:value-type="string">
            <text:p>rtc-xgene.c</text:p>
          </table:table-cell>
          <table:table-cell table:number-columns-repeated="175"/>
          <table:table-cell office:value-type="string" calcext:value-type="string">
            <text:p>wm831x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8xxx-vibrator.c</text:p>
          </table:table-cell>
          <table:table-cell table:number-columns-repeated="88"/>
          <table:table-cell office:value-type="string" calcext:value-type="string">
            <text:p>ti_am335x_tscadc.c</text:p>
          </table:table-cell>
          <table:table-cell table:number-columns-repeated="210"/>
          <table:table-cell office:value-type="string" calcext:value-type="string">
            <text:p>rtc-zynqmp.c</text:p>
          </table:table-cell>
          <table:table-cell table:number-columns-repeated="175"/>
          <table:table-cell office:value-type="string" calcext:value-type="string">
            <text:p>wm8350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ic8xxx-pwrkey.c</text:p>
          </table:table-cell>
          <table:table-cell table:number-columns-repeated="88"/>
          <table:table-cell office:value-type="string" calcext:value-type="string">
            <text:p>timberdale.c</text:p>
          </table:table-cell>
          <table:table-cell table:number-columns-repeated="210"/>
          <table:table-cell office:value-type="string" calcext:value-type="string">
            <text:p>systohc.c</text:p>
          </table:table-cell>
          <table:table-cell table:number-columns-repeated="175"/>
          <table:table-cell office:value-type="string" calcext:value-type="string">
            <text:p>xen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owermate.c</text:p>
          </table:table-cell>
          <table:table-cell table:number-columns-repeated="88"/>
          <table:table-cell office:value-type="string" calcext:value-type="string">
            <text:p>timberdale.h</text:p>
          </table:table-cell>
          <table:table-cell table:number-columns-repeated="386"/>
          <table:table-cell office:value-type="string" calcext:value-type="string">
            <text:p>ziirave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wm-beeper.c</text:p>
          </table:table-cell>
          <table:table-cell table:number-columns-repeated="88"/>
          <table:table-cell office:value-type="string" calcext:value-type="string">
            <text:p>tmio_core.c</text:p>
          </table:table-cell>
          <table:table-cell table:number-columns-repeated="386"/>
          <table:table-cell office:value-type="string" calcext:value-type="string">
            <text:p>zx2967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wm-vibra.c</text:p>
          </table:table-cell>
          <table:table-cell table:number-columns-repeated="88"/>
          <table:table-cell office:value-type="string" calcext:value-type="string">
            <text:p>tps6105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b532_button.c</text:p>
          </table:table-cell>
          <table:table-cell table:number-columns-repeated="88"/>
          <table:table-cell office:value-type="string" calcext:value-type="string">
            <text:p>tps6501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egulator-haptic.c</text:p>
          </table:table-cell>
          <table:table-cell table:number-columns-repeated="88"/>
          <table:table-cell office:value-type="string" calcext:value-type="string">
            <text:p>tps6507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etu-pwrbutton.c</text:p>
          </table:table-cell>
          <table:table-cell table:number-columns-repeated="88"/>
          <table:table-cell office:value-type="string" calcext:value-type="string">
            <text:p>tps65086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k805-pwrkey.c</text:p>
          </table:table-cell>
          <table:table-cell table:number-columns-repeated="88"/>
          <table:table-cell office:value-type="string" calcext:value-type="string">
            <text:p>tps6509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otary_encoder.c</text:p>
          </table:table-cell>
          <table:table-cell table:number-columns-repeated="88"/>
          <table:table-cell office:value-type="string" calcext:value-type="string">
            <text:p>tps65217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gi_btns.c</text:p>
          </table:table-cell>
          <table:table-cell table:number-columns-repeated="88"/>
          <table:table-cell office:value-type="string" calcext:value-type="string">
            <text:p>tps65218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irfsoc-onkey.c</text:p>
          </table:table-cell>
          <table:table-cell table:number-columns-repeated="88"/>
          <table:table-cell office:value-type="string" calcext:value-type="string">
            <text:p>tps6586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oc_button_array.c</text:p>
          </table:table-cell>
          <table:table-cell table:number-columns-repeated="88"/>
          <table:table-cell office:value-type="string" calcext:value-type="string">
            <text:p>tps6591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parcspkr.c</text:p>
          </table:table-cell>
          <table:table-cell table:number-columns-repeated="88"/>
          <table:table-cell office:value-type="string" calcext:value-type="string">
            <text:p>tps65911-comparator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ps65218-pwrbutton.c</text:p>
          </table:table-cell>
          <table:table-cell table:number-columns-repeated="88"/>
          <table:table-cell office:value-type="string" calcext:value-type="string">
            <text:p>tps65912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4030-pwrbutton.c</text:p>
          </table:table-cell>
          <table:table-cell table:number-columns-repeated="88"/>
          <table:table-cell office:value-type="string" calcext:value-type="string">
            <text:p>tps65912-i2c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4030-vibra.c</text:p>
          </table:table-cell>
          <table:table-cell table:number-columns-repeated="88"/>
          <table:table-cell office:value-type="string" calcext:value-type="string">
            <text:p>tps65912-spi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6040-vibra.c</text:p>
          </table:table-cell>
          <table:table-cell table:number-columns-repeated="88"/>
          <table:table-cell office:value-type="string" calcext:value-type="string">
            <text:p>tps6847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uinput.c</text:p>
          </table:table-cell>
          <table:table-cell table:number-columns-repeated="88"/>
          <table:table-cell office:value-type="string" calcext:value-type="string">
            <text:p>tps80031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wistron_btns.c</text:p>
          </table:table-cell>
          <table:table-cell table:number-columns-repeated="88"/>
          <table:table-cell office:value-type="string" calcext:value-type="string">
            <text:p>twl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wm831x-on.c</text:p>
          </table:table-cell>
          <table:table-cell table:number-columns-repeated="88"/>
          <table:table-cell office:value-type="string" calcext:value-type="string">
            <text:p>twl-core.h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xen-kbdfront.c</text:p>
          </table:table-cell>
          <table:table-cell table:number-columns-repeated="88"/>
          <table:table-cell office:value-type="string" calcext:value-type="string">
            <text:p>twl4030-audio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yealink.c</text:p>
          </table:table-cell>
          <table:table-cell table:number-columns-repeated="88"/>
          <table:table-cell office:value-type="string" calcext:value-type="string">
            <text:p>twl4030-irq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yealink.h</text:p>
          </table:table-cell>
          <table:table-cell table:number-columns-repeated="88"/>
          <table:table-cell office:value-type="string" calcext:value-type="string">
            <text:p>twl4030-power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mouse/</text:p>
          </table:table-cell>
          <table:table-cell table:number-columns-repeated="89"/>
          <table:table-cell office:value-type="string" calcext:value-type="string">
            <text:p>twl6030-irq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rmi4/</text:p>
          </table:table-cell>
          <table:table-cell table:number-columns-repeated="89"/>
          <table:table-cell office:value-type="string" calcext:value-type="string">
            <text:p>twl6040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serio/</text:p>
          </table:table-cell>
          <table:table-cell table:number-columns-repeated="89"/>
          <table:table-cell office:value-type="string" calcext:value-type="string">
            <text:p>ucb1400_core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tablet/</text:p>
          </table:table-cell>
          <table:table-cell table:number-columns-repeated="89"/>
          <table:table-cell office:value-type="string" calcext:value-type="string">
            <text:p>ucb1x00-assabet.c</text:p>
          </table:table-cell>
          <table:table-cell table:number-columns-repeated="624"/>
        </table:table-row>
        <table:table-row table:style-name="ro1">
          <table:table-cell table:number-columns-repeated="301"/>
          <table:table-cell table:style-name="ce112"/>
          <table:table-cell/>
          <table:table-cell table:style-name="ce88" office:value-type="string" calcext:value-type="string">
            <text:p>touchscreen/</text:p>
          </table:table-cell>
          <table:table-cell table:number-columns-repeated="89"/>
          <table:table-cell office:value-type="string" calcext:value-type="string">
            <text:p>ucb1x00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88pm860x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ucb1x00-t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express-sysreg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iperboard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7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x855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l1273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5102-table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5110-table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auxad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s7846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r1021_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i2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tmel-wm97x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irq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tmel_mxt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otp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uo-pixcir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spi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bcm_iproc_ts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bu21013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gpio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hipone_icn8318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i2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olibri-vf50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irq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y8ctmg110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regmap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yttsp4_core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400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core.h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irq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spi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regmap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core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.h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core.h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7-tables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8-tables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i2c_commo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cyttsp_sp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a9034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a9052_ts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ynapr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dt-ft5x06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eti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galax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galax_ts_serial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ktf2127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lants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l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c</text:p>
          </table:table-cell>
          <table:table-cell table:style-name="Default" table:number-columns-repeated="2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fsl-imx25-tcq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fujitsu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goodi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gunz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ampshi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p680_ts_inpu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tcp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li210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mx6ul_ts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nexi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paq-micro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jornada72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lpc32xx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ainstone-wm97x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ax11801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c13783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cs500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elfas_mip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igor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k71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ms11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touch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xs-lradc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of_touchscre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cap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enmoun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ixcir_i2c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raydium_i2c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rohm_bu2102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-ft5406.c</text:p>
          </table:table-cell>
          <table:table-cell table:style-name="Default" table:number-columns-repeated="2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3c241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ilead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is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123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mf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mpe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n4i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r40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rface3_sp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x865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i_am335x_ts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it21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righ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wi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ps6507x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4800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5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.h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_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_ii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x-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x-core.h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40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ucb140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usbtouchscre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90p91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acom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acom_w8001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dt87xx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831x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05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1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1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xx-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zet622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zforce_ts.c</text:p>
          </table:table-cell>
          <table:table-cell table:number-columns-repeated="713"/>
        </table:table-row>
        <table:table-row table:style-name="ro1">
          <table:table-cell table:number-columns-repeated="304"/>
          <table:table-cell office:value-type="string" calcext:value-type="string">
            <text:p>zylonite-wm97xx.c</text:p>
          </table:table-cell>
          <table:table-cell table:number-columns-repeated="713"/>
        </table:table-row>
        <table:table-row table:style-name="ro1">
          <table:table-cell table:number-columns-repeated="302"/>
          <table:table-cell table:style-name="ce89"/>
          <table:table-cell office:value-type="string" calcext:value-type="string">
            <text:p>Kconfig</text:p>
          </table:table-cell>
          <table:table-cell table:number-columns-repeated="714"/>
        </table:table-row>
        <table:table-row table:style-name="ro1">
          <table:table-cell table:number-columns-repeated="302"/>
          <table:table-cell table:style-name="ce89"/>
          <table:table-cell office:value-type="string" calcext:value-type="string">
            <text:p>Makefile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apm-power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evbug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ev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ff-core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ff-memless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compat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compat.h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leds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mt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polldev.c</text:p>
          </table:table-cell>
          <table:table-cell table:number-columns-repeated="714"/>
        </table:table-row>
        <table:table-row table:style-name="ro1">
          <table:table-cell table:number-columns-repeated="302"/>
          <table:table-cell table:style-name="ce86" office:value-type="string" calcext:value-type="string">
            <text:p>+</text:p>
          </table:table-cell>
          <table:table-cell office:value-type="string" calcext:value-type="string">
            <text:p>input.c</text:p>
          </table:table-cell>
          <table:table-cell table:number-columns-repeated="71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 office:value-type="string" calcext:value-type="string">
            <text:p>keycombo.c</text:p>
          </table:table-cell>
          <table:table-cell table:style-name="Default"/>
          <table:table-cell table:number-columns-repeated="713"/>
        </table:table-row>
        <table:table-row table:style-name="ro1">
          <table:table-cell table:number-columns-repeated="300"/>
          <table:table-cell table:style-name="Default" table:number-columns-repeated="3"/>
          <table:table-cell table:style-name="Default" office:value-type="string" calcext:value-type="string">
            <text:p>keyreset.c</text:p>
          </table:table-cell>
          <table:table-cell table:style-name="Default"/>
          <table:table-cell table:number-columns-repeated="713"/>
        </table:table-row>
        <table:table-row table:style-name="ro1">
          <table:table-cell table:number-columns-repeated="303"/>
          <table:table-cell office:value-type="string" calcext:value-type="string">
            <text:p>joy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matrix-keymap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mouse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sparse-keymap.c</text:p>
          </table:table-cell>
          <table:table-cell table:number-columns-repeated="714"/>
        </table:table-row>
        <table:table-row table:style-name="ro1" table:number-rows-repeated="104825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rivers_char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11" table:number-columns-repeated="3" table:default-cell-style-name="ce85"/>
        <table:table-column table:style-name="co8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9" table:default-cell-style-name="ce85"/>
        <table:table-column table:style-name="co78" table:number-columns-repeated="22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226" table:default-cell-style-name="ce85"/>
        <table:table-row table:style-name="ro1">
          <table:table-cell table:style-name="ce112"/>
          <table:table-cell/>
          <table:table-cell table:style-name="ce88" office:value-type="string" calcext:value-type="string">
            <text:p>./drivers/char/</text:p>
          </table:table-cell>
          <table:table-cell table:number-columns-repeated="4"/>
          <table:table-cell table:style-name="ce88" office:value-type="string" calcext:value-type="string">
            <text:p>agp/</text:p>
          </table:table-cell>
          <table:table-cell table:number-columns-repeated="3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hw_random/</text:p>
          </table:table-cell>
          <table:table-cell table:number-columns-repeated="5"/>
          <table:table-cell table:style-name="ce88" office:value-type="string" calcext:value-type="string">
            <text:p>ipmi/</text:p>
          </table:table-cell>
          <table:table-cell table:number-columns-repeated="5"/>
          <table:table-cell table:style-name="ce88" office:value-type="string" calcext:value-type="string">
            <text:p>mwave/</text:p>
          </table:table-cell>
          <table:table-cell table:number-columns-repeated="5"/>
          <table:table-cell table:style-name="ce88" office:value-type="string" calcext:value-type="string">
            <text:p>pcmcia/</text:p>
          </table:table-cell>
          <table:table-cell table:number-columns-repeated="5"/>
          <table:table-cell table:style-name="ce88" office:value-type="string" calcext:value-type="string">
            <text:p>tpm/</text:p>
          </table:table-cell>
          <table:table-cell table:number-columns-repeated="5"/>
          <table:table-cell table:style-name="ce88" office:value-type="string" calcext:value-type="string">
            <text:p>xilinx_hwicap/</text:p>
          </table:table-cell>
          <table:table-cell table:number-columns-repeated="7"/>
          <table:table-cell table:style-name="ce88" office:value-type="string" calcext:value-type="string">
            <text:p>xillybus/</text:p>
          </table:table-cell>
          <table:table-cell table:number-columns-repeated="965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966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agp/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table:style-name="ce88" office:value-type="string" calcext:value-type="string">
            <text:p>vc_s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1002"/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Makefile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table:style-name="ce88" office:value-type="string" calcext:value-type="string">
            <text:p>hw_random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defs.h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md-rng.c</text:p>
          </table:table-cell>
          <table:table-cell table:number-columns-repeated="37"/>
          <table:table-cell table:style-name="Default" table:number-columns-repeated="3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ipmi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knl.h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tmel-rng.c</text:p>
          </table:table-cell>
          <table:table-cell table:number-columns-repeated="37"/>
          <table:table-cell table:style-name="Default" table:number-columns-repeated="3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mwave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c</text:p>
          </table:table-cell>
          <table:table-cell table:style-name="Default" table:number-columns-repeated="3"/>
          <table:table-cell table:style-name="ce112"/>
          <table:table-cell/>
          <table:table-cell office:value-type="string" calcext:value-type="string">
            <text:p>bcm2835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pcmcia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h</text:p>
          </table:table-cell>
          <table:table-cell table:style-name="Default" table:number-columns-repeated="4"/>
          <table:table-cell/>
          <table:table-cell office:value-type="string" calcext:value-type="string">
            <text:p>bcm63xx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tpm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mcs_sm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cavium-rng-vf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xilinx_hwicap/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avium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xillybus/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ore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office:value-type="string" calcext:value-type="string">
            <text:p>Kconfig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bcm2835-gpiomem.c</text:p>
          </table:table-cell>
          <table:table-cell table:number-columns-repeated="6"/>
          <table:table-cell office:value-type="string" calcext:value-type="string">
            <text:p>geode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office:value-type="string" calcext:value-type="string">
            <text:p>Makefile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bcm2835_smi_dev.c</text:p>
          </table:table-cell>
          <table:table-cell table:number-columns-repeated="6"/>
          <table:table-cell office:value-type="string" calcext:value-type="string">
            <text:p>hisi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m-emulation.c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vc_mem.c</text:p>
          </table:table-cell>
          <table:table-cell table:number-columns-repeated="6"/>
          <table:table-cell office:value-type="string" calcext:value-type="string">
            <text:p>imx-rngc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plicom.c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vcio.c</text:p>
          </table:table-cell>
          <table:table-cell table:number-columns-repeated="6"/>
          <table:table-cell office:value-type="string" calcext:value-type="string">
            <text:p>intel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plicom.h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iproc-rng200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bfin-otp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ixp4xx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bsr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eson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1302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s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1620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tk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p56k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xc-rnga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tlk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2-asm.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efirtc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2-drv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generic_nvram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2rng.h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hangcheck-timer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omadik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hpet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octeon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lp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omap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bcs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omap3-ro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bcs.h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asemi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em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ic32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isc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owernv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spec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series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sc_gpio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s390-t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vram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st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button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stm32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button.h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timeriome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flash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tp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c8736x_gpio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tx4939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owernv-op-panel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via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pdev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virtio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s3flash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xgene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ando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aw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t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cx200_gpio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.h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_event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onypi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b0219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ile-sro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lcl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oshiba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typrint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uv_mmtimer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virtio_console.c</text:p>
          </table:table-cell>
          <table:table-cell/>
          <table:table-cell table:style-name="ce85"/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gpu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78" table:number-columns-repeated="22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258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gpu/</text:p>
          </table:table-cell>
          <table:table-cell table:number-columns-repeated="2"/>
          <table:table-cell table:style-name="ce87"/>
          <table:table-cell table:style-name="Default"/>
          <table:table-cell table:style-name="ce88" office:value-type="string" calcext:value-type="string">
            <text:p>drm/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 table:number-columns-repeated="6"/>
          <table:table-cell table:style-name="ce88" office:value-type="string" calcext:value-type="string">
            <text:p>ipu-v3/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 table:number-columns-repeated="997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998"/>
        </table:table-row>
        <table:table-row table:style-name="ro1">
          <table:table-cell/>
          <table:table-cell table:style-name="ce87"/>
          <table:table-cell table:style-name="Default"/>
          <table:table-cell table:style-name="ce88" office:value-type="string" calcext:value-type="string">
            <text:p>drm/</text:p>
          </table:table-cell>
          <table:table-cell table:number-columns-repeated="2"/>
          <table:table-cell table:style-name="ce85"/>
          <table:table-cell/>
          <table:table-cell table:style-name="ce100" office:value-type="string" calcext:value-type="string">
            <text:p>amd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ost1x/</text:p>
          </table:table-cell>
          <table:table-cell/>
          <table:table-cell table:style-name="Default" table:number-columns-repeated="3"/>
          <table:table-cell table:style-name="ce100" office:value-type="string" calcext:value-type="string">
            <text:p>arc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pu-v3/</text:p>
          </table:table-cell>
          <table:table-cell/>
          <table:table-cell table:style-name="Default" table:number-columns-repeated="3"/>
          <table:table-cell table:style-name="ce100" office:value-type="string" calcext:value-type="string">
            <text:p>arm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ga/</text:p>
          </table:table-cell>
          <table:table-cell/>
          <table:table-cell table:style-name="ce108"/>
          <table:table-cell table:style-name="ce85"/>
          <table:table-cell table:style-name="Default"/>
          <table:table-cell table:style-name="ce100" office:value-type="string" calcext:value-type="string">
            <text:p>armada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/>
          <table:table-cell table:style-name="ce108"/>
          <table:table-cell table:style-name="ce85"/>
          <table:table-cell table:style-name="Default"/>
          <table:table-cell table:style-name="ce100" office:value-type="string" calcext:value-type="string">
            <text:p>ast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atmel-hlcdc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bochs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bridge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cirrus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etnaviv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exynos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fsl-dcu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gma500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hisilicon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2c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915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mx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lib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ediatek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eson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ga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gag200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s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xsfb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nouveau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omapdrm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12"/>
          <table:table-cell/>
          <table:table-cell table:style-name="ce88" office:value-type="string" calcext:value-type="string">
            <text:p>panel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innolux-p079zca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jdi-lt070me0500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lg-lg4573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lvd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panasonic-vvx10f034n0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anel-raspberrypi-touchscreen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amsung-ld904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amsung-s6e3ha2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amsung-s6e8aa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harp-lq101r1sx01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harp-ls043t1le01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impl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itronix-st7789v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pl111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qxl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128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adeon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car-du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ockchip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avage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elftests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hmobile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is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ti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tm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un4i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tdfx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tegra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tilcdc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tinydr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tt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udl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12"/>
          <table:table-cell/>
          <table:table-cell table:style-name="ce88" office:value-type="string" calcext:value-type="string">
            <text:p>vc4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bo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crtc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debugf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dpi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drv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drv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dsi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fenc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4_firmware_km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gem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hdmi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hv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irq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km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packet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plan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qpu_defines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regs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render_cl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trace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trace_point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3d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alidat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alidate_shader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ec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vge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via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virtio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vmwgfx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zte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Kconfi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ti_pcigar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gpsuppor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tomic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tomic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uth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blend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bridge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buf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cache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olor_mgmt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onnecto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ontext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_helper_internal.h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_internal.h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ebugfs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ebugfs_crc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ma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aux_dev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dual_mode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mst_topology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rv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umb_buffers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did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did_load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ncod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ncoder_slave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b_cma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b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ile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lip_work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ourcc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ramebuff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gem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gem_cma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gem_framebuffer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global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hashtab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nfo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nternal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oc32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octl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rq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kms_helper_common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legacy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lock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emory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ipi_dsi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m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_config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_objec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set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set_lock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of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anel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ci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lane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lane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ime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in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obe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operty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rec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catt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cdc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imple_kms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yncobj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ysf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trace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trace_point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vblank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vm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vma_manager.c</text:p>
          </table:table-cell>
          <table:table-cell table:number-columns-repeated="101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media" table:style-name="ta1">
        <office:forms form:automatic-focus="false" form:apply-design-mode="false"/>
        <table:table-column table:style-name="co1" table:number-columns-repeated="4" table:default-cell-style-name="ce20"/>
        <table:table-column table:style-name="co48" table:default-cell-style-name="ce20"/>
        <table:table-column table:style-name="co1" table:default-cell-style-name="ce20"/>
        <table:table-column table:style-name="co1" table:default-cell-style-name="ce22"/>
        <table:table-column table:style-name="co1" table:number-columns-repeated="3" table:default-cell-style-name="ce20"/>
        <table:table-column table:style-name="co35" table:default-cell-style-name="ce20"/>
        <table:table-column table:style-name="co1" table:default-cell-style-name="ce20"/>
        <table:table-column table:style-name="co1" table:default-cell-style-name="ce22"/>
        <table:table-column table:style-name="co1" table:number-columns-repeated="4" table:default-cell-style-name="ce20"/>
        <table:table-column table:style-name="co30" table:default-cell-style-name="ce20"/>
        <table:table-column table:style-name="co1" table:default-cell-style-name="ce20"/>
        <table:table-column table:style-name="co1" table:default-cell-style-name="ce22"/>
        <table:table-column table:style-name="co1" table:number-columns-repeated="3" table:default-cell-style-name="ce20"/>
        <table:table-column table:style-name="co88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2" table:default-cell-style-name="ce20"/>
        <table:table-column table:style-name="co101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8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14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6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4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2" table:default-cell-style-name="ce20"/>
        <table:table-column table:style-name="co41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6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27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2" table:default-cell-style-name="ce20"/>
        <table:table-column table:style-name="co7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8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3" table:default-cell-style-name="ce20"/>
        <table:table-column table:style-name="co44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88" table:default-cell-style-name="ce20"/>
        <table:table-column table:style-name="co78" table:number-columns-repeated="224" table:default-cell-style-name="ce20"/>
        <table:table-column table:style-name="co1" table:number-columns-repeated="7" table:default-cell-style-name="ce20"/>
        <table:table-column table:style-name="co5" table:default-cell-style-name="ce20"/>
        <table:table-column table:style-name="co1" table:number-columns-repeated="7" table:default-cell-style-name="ce20"/>
        <table:table-column table:style-name="co54" table:default-cell-style-name="ce20"/>
        <table:table-column table:style-name="co1" table:number-columns-repeated="5" table:default-cell-style-name="ce20"/>
        <table:table-column table:style-name="co42" table:default-cell-style-name="ce20"/>
        <table:table-column table:style-name="co1" table:number-columns-repeated="5" table:default-cell-style-name="ce20"/>
        <table:table-column table:style-name="co51" table:default-cell-style-name="ce20"/>
        <table:table-column table:style-name="co1" table:number-columns-repeated="5" table:default-cell-style-name="ce20"/>
        <table:table-column table:style-name="co83" table:default-cell-style-name="ce20"/>
        <table:table-column table:style-name="co1" table:number-columns-repeated="5" table:default-cell-style-name="ce20"/>
        <table:table-column table:style-name="co35" table:default-cell-style-name="ce20"/>
        <table:table-column table:style-name="co1" table:number-columns-repeated="5" table:default-cell-style-name="ce20"/>
        <table:table-column table:style-name="co45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7" table:default-cell-style-name="ce20"/>
        <table:table-column table:style-name="co1" table:number-columns-repeated="5" table:default-cell-style-name="ce20"/>
        <table:table-column table:style-name="co84" table:default-cell-style-name="ce20"/>
        <table:table-column table:style-name="co1" table:number-columns-repeated="5" table:default-cell-style-name="ce20"/>
        <table:table-column table:style-name="co85" table:default-cell-style-name="ce20"/>
        <table:table-column table:style-name="co1" table:number-columns-repeated="5" table:default-cell-style-name="ce20"/>
        <table:table-column table:style-name="co48" table:default-cell-style-name="ce20"/>
        <table:table-column table:style-name="co1" table:number-columns-repeated="5" table:default-cell-style-name="ce20"/>
        <table:table-column table:style-name="co75" table:default-cell-style-name="ce20"/>
        <table:table-column table:style-name="co1" table:number-columns-repeated="5" table:default-cell-style-name="ce20"/>
        <table:table-column table:style-name="co86" table:default-cell-style-name="ce20"/>
        <table:table-column table:style-name="co1" table:number-columns-repeated="5" table:default-cell-style-name="ce20"/>
        <table:table-column table:style-name="co50" table:default-cell-style-name="ce20"/>
        <table:table-column table:style-name="co1" table:number-columns-repeated="5" table:default-cell-style-name="ce20"/>
        <table:table-column table:style-name="co56" table:default-cell-style-name="ce20"/>
        <table:table-column table:style-name="co1" table:number-columns-repeated="5" table:default-cell-style-name="ce20"/>
        <table:table-column table:style-name="co21" table:default-cell-style-name="ce20"/>
        <table:table-column table:style-name="co1" table:number-columns-repeated="5" table:default-cell-style-name="ce20"/>
        <table:table-column table:style-name="co21" table:default-cell-style-name="ce20"/>
        <table:table-column table:style-name="co1" table:number-columns-repeated="5" table:default-cell-style-name="ce20"/>
        <table:table-column table:style-name="co51" table:default-cell-style-name="ce20"/>
        <table:table-column table:style-name="co1" table:number-columns-repeated="5" table:default-cell-style-name="ce20"/>
        <table:table-column table:style-name="co52" table:default-cell-style-name="ce20"/>
        <table:table-column table:style-name="co1" table:number-columns-repeated="5" table:default-cell-style-name="ce20"/>
        <table:table-column table:style-name="co5" table:default-cell-style-name="ce20"/>
        <table:table-column table:style-name="co1" table:number-columns-repeated="5" table:default-cell-style-name="ce20"/>
        <table:table-column table:style-name="co87" table:default-cell-style-name="ce20"/>
        <table:table-column table:style-name="co1" table:number-columns-repeated="5" table:default-cell-style-name="ce20"/>
        <table:table-column table:style-name="co55" table:default-cell-style-name="ce20"/>
        <table:table-column table:style-name="co1" table:number-columns-repeated="5" table:default-cell-style-name="ce20"/>
        <table:table-column table:style-name="co88" table:default-cell-style-name="ce20"/>
        <table:table-column table:style-name="co1" table:number-columns-repeated="5" table:default-cell-style-name="ce20"/>
        <table:table-column table:style-name="co3" table:default-cell-style-name="ce20"/>
        <table:table-column table:style-name="co1" table:number-columns-repeated="5" table:default-cell-style-name="ce20"/>
        <table:table-column table:style-name="co26" table:default-cell-style-name="ce20"/>
        <table:table-column table:style-name="co1" table:number-columns-repeated="5" table:default-cell-style-name="ce20"/>
        <table:table-column table:style-name="co15" table:default-cell-style-name="ce20"/>
        <table:table-column table:style-name="co1" table:number-columns-repeated="5" table:default-cell-style-name="ce20"/>
        <table:table-column table:style-name="co18" table:default-cell-style-name="ce20"/>
        <table:table-column table:style-name="co1" table:number-columns-repeated="5" table:default-cell-style-name="ce20"/>
        <table:table-column table:style-name="co29" table:default-cell-style-name="ce20"/>
        <table:table-column table:style-name="co1" table:number-columns-repeated="5" table:default-cell-style-name="ce20"/>
        <table:table-column table:style-name="co89" table:default-cell-style-name="ce20"/>
        <table:table-column table:style-name="co1" table:number-columns-repeated="5" table:default-cell-style-name="ce20"/>
        <table:table-column table:style-name="co18" table:default-cell-style-name="ce20"/>
        <table:table-column table:style-name="co1" table:number-columns-repeated="5" table:default-cell-style-name="ce20"/>
        <table:table-column table:style-name="co70" table:default-cell-style-name="ce20"/>
        <table:table-column table:style-name="co1" table:number-columns-repeated="5" table:default-cell-style-name="ce20"/>
        <table:table-column table:style-name="co18" table:default-cell-style-name="ce20"/>
        <table:table-column table:style-name="co1" table:number-columns-repeated="5" table:default-cell-style-name="ce20"/>
        <table:table-column table:style-name="co90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61" table:default-cell-style-name="ce20"/>
        <table:table-column table:style-name="co1" table:number-columns-repeated="5" table:default-cell-style-name="ce20"/>
        <table:table-column table:style-name="co91" table:default-cell-style-name="ce20"/>
        <table:table-column table:style-name="co1" table:number-columns-repeated="5" table:default-cell-style-name="ce20"/>
        <table:table-column table:style-name="co62" table:default-cell-style-name="ce20"/>
        <table:table-column table:style-name="co1" table:number-columns-repeated="5" table:default-cell-style-name="ce20"/>
        <table:table-column table:style-name="co21" table:default-cell-style-name="ce20"/>
        <table:table-column table:style-name="co1" table:number-columns-repeated="5" table:default-cell-style-name="ce20"/>
        <table:table-column table:style-name="co27" table:default-cell-style-name="ce20"/>
        <table:table-column table:style-name="co1" table:number-columns-repeated="5" table:default-cell-style-name="ce20"/>
        <table:table-column table:style-name="co92" table:default-cell-style-name="ce20"/>
        <table:table-column table:style-name="co1" table:number-columns-repeated="5" table:default-cell-style-name="ce20"/>
        <table:table-column table:style-name="co93" table:default-cell-style-name="ce20"/>
        <table:table-column table:style-name="co1" table:number-columns-repeated="5" table:default-cell-style-name="ce20"/>
        <table:table-column table:style-name="co34" table:default-cell-style-name="ce20"/>
        <table:table-column table:style-name="co1" table:number-columns-repeated="5" table:default-cell-style-name="ce20"/>
        <table:table-column table:style-name="co94" table:default-cell-style-name="ce20"/>
        <table:table-column table:style-name="co1" table:number-columns-repeated="5" table:default-cell-style-name="ce20"/>
        <table:table-column table:style-name="co62" table:default-cell-style-name="ce20"/>
        <table:table-column table:style-name="co1" table:number-columns-repeated="5" table:default-cell-style-name="ce20"/>
        <table:table-column table:style-name="co64" table:default-cell-style-name="ce20"/>
        <table:table-column table:style-name="co1" table:number-columns-repeated="5" table:default-cell-style-name="ce20"/>
        <table:table-column table:style-name="co41" table:default-cell-style-name="ce20"/>
        <table:table-column table:style-name="co1" table:number-columns-repeated="5" table:default-cell-style-name="ce20"/>
        <table:table-column table:style-name="co4" table:default-cell-style-name="ce20"/>
        <table:table-column table:style-name="co1" table:number-columns-repeated="5" table:default-cell-style-name="ce20"/>
        <table:table-column table:style-name="co83" table:default-cell-style-name="ce20"/>
        <table:table-column table:style-name="co1" table:number-columns-repeated="5" table:default-cell-style-name="ce20"/>
        <table:table-column table:style-name="co19" table:default-cell-style-name="ce20"/>
        <table:table-column table:style-name="co1" table:number-columns-repeated="5" table:default-cell-style-name="ce20"/>
        <table:table-column table:style-name="co95" table:default-cell-style-name="ce20"/>
        <table:table-column table:style-name="co1" table:number-columns-repeated="5" table:default-cell-style-name="ce20"/>
        <table:table-column table:style-name="co96" table:default-cell-style-name="ce20"/>
        <table:table-column table:style-name="co1" table:number-columns-repeated="5" table:default-cell-style-name="ce20"/>
        <table:table-column table:style-name="co65" table:default-cell-style-name="ce20"/>
        <table:table-column table:style-name="co1" table:number-columns-repeated="5" table:default-cell-style-name="ce20"/>
        <table:table-column table:style-name="co66" table:default-cell-style-name="ce20"/>
        <table:table-column table:style-name="co1" table:number-columns-repeated="5" table:default-cell-style-name="ce20"/>
        <table:table-column table:style-name="co7" table:default-cell-style-name="ce20"/>
        <table:table-column table:style-name="co1" table:number-columns-repeated="5" table:default-cell-style-name="ce20"/>
        <table:table-column table:style-name="co23" table:default-cell-style-name="ce20"/>
        <table:table-column table:style-name="co1" table:number-columns-repeated="5" table:default-cell-style-name="ce20"/>
        <table:table-column table:style-name="co82" table:default-cell-style-name="ce20"/>
        <table:table-column table:style-name="co1" table:number-columns-repeated="5" table:default-cell-style-name="ce20"/>
        <table:table-column table:style-name="co39" table:default-cell-style-name="ce20"/>
        <table:table-column table:style-name="co1" table:number-columns-repeated="5" table:default-cell-style-name="ce20"/>
        <table:table-column table:style-name="co68" table:default-cell-style-name="ce20"/>
        <table:table-column table:style-name="co1" table:number-columns-repeated="5" table:default-cell-style-name="ce20"/>
        <table:table-column table:style-name="co23" table:default-cell-style-name="ce20"/>
        <table:table-column table:style-name="co1" table:number-columns-repeated="5" table:default-cell-style-name="ce20"/>
        <table:table-column table:style-name="co69" table:default-cell-style-name="ce20"/>
        <table:table-column table:style-name="co1" table:number-columns-repeated="5" table:default-cell-style-name="ce20"/>
        <table:table-column table:style-name="co70" table:default-cell-style-name="ce20"/>
        <table:table-column table:style-name="co1" table:number-columns-repeated="5" table:default-cell-style-name="ce20"/>
        <table:table-column table:style-name="co97" table:default-cell-style-name="ce20"/>
        <table:table-column table:style-name="co1" table:number-columns-repeated="5" table:default-cell-style-name="ce20"/>
        <table:table-column table:style-name="co70" table:default-cell-style-name="ce20"/>
        <table:table-column table:style-name="co1" table:number-columns-repeated="5" table:default-cell-style-name="ce20"/>
        <table:table-column table:style-name="co98" table:default-cell-style-name="ce20"/>
        <table:table-column table:style-name="co1" table:number-columns-repeated="5" table:default-cell-style-name="ce20"/>
        <table:table-column table:style-name="co32" table:default-cell-style-name="ce20"/>
        <table:table-column table:style-name="co1" table:number-columns-repeated="5" table:default-cell-style-name="ce20"/>
        <table:table-column table:style-name="co87" table:default-cell-style-name="ce20"/>
        <table:table-column table:style-name="co1" table:number-columns-repeated="5" table:default-cell-style-name="ce20"/>
        <table:table-column table:style-name="co71" table:default-cell-style-name="ce20"/>
        <table:table-column table:style-name="co1" table:number-columns-repeated="5" table:default-cell-style-name="ce20"/>
        <table:table-column table:style-name="co34" table:default-cell-style-name="ce20"/>
        <table:table-column table:style-name="co1" table:number-columns-repeated="5" table:default-cell-style-name="ce20"/>
        <table:table-column table:style-name="co42" table:default-cell-style-name="ce20"/>
        <table:table-column table:style-name="co1" table:number-columns-repeated="5" table:default-cell-style-name="ce20"/>
        <table:table-column table:style-name="co2" table:default-cell-style-name="ce20"/>
        <table:table-column table:style-name="co1" table:number-columns-repeated="5" table:default-cell-style-name="ce20"/>
        <table:table-column table:style-name="co74" table:default-cell-style-name="ce20"/>
        <table:table-column table:style-name="co1" table:number-columns-repeated="5" table:default-cell-style-name="ce20"/>
        <table:table-column table:style-name="co82" table:default-cell-style-name="ce20"/>
        <table:table-column table:style-name="co1" table:number-columns-repeated="5" table:default-cell-style-name="ce20"/>
        <table:table-column table:style-name="co48" table:default-cell-style-name="ce20"/>
        <table:table-column table:style-name="co1" table:number-columns-repeated="5" table:default-cell-style-name="ce20"/>
        <table:table-column table:style-name="co75" table:default-cell-style-name="ce20"/>
        <table:table-column table:style-name="co1" table:number-columns-repeated="5" table:default-cell-style-name="ce20"/>
        <table:table-column table:style-name="co94" table:default-cell-style-name="ce20"/>
        <table:table-column table:style-name="co1" table:number-columns-repeated="5" table:default-cell-style-name="ce20"/>
        <table:table-column table:style-name="co47" table:default-cell-style-name="ce20"/>
        <table:table-column table:style-name="co1" table:number-columns-repeated="5" table:default-cell-style-name="ce20"/>
        <table:table-column table:style-name="co94" table:default-cell-style-name="ce20"/>
        <table:table-column table:style-name="co1" table:number-columns-repeated="5" table:default-cell-style-name="ce20"/>
        <table:table-column table:style-name="co60" table:default-cell-style-name="ce20"/>
        <table:table-column table:style-name="co1" table:number-columns-repeated="5" table:default-cell-style-name="ce20"/>
        <table:table-column table:style-name="co99" table:default-cell-style-name="ce20"/>
        <table:table-column table:style-name="co1" table:number-columns-repeated="4" table:default-cell-style-name="ce20"/>
        <table:table-column table:style-name="co76" table:default-cell-style-name="ce20"/>
        <table:table-column table:style-name="co1" table:number-columns-repeated="5" table:default-cell-style-name="ce20"/>
        <table:table-column table:style-name="co51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78" table:number-columns-repeated="191" table:default-cell-style-name="ce20"/>
        <table:table-row table:style-name="ro1">
          <table:table-cell table:number-columns-repeated="2"/>
          <table:table-cell table:style-name="ce24" office:value-type="string" calcext:value-type="string">
            <text:p>./drivers/media/</text:p>
          </table:table-cell>
          <table:table-cell table:number-columns-repeated="4"/>
          <table:table-cell table:style-name="ce24" office:value-type="string" calcext:value-type="string">
            <text:p>cec/</text:p>
          </table:table-cell>
          <table:table-cell table:number-columns-repeated="5"/>
          <table:table-cell table:style-name="ce24" office:value-type="string" calcext:value-type="string">
            <text:p>common/</text:p>
          </table:table-cell>
          <table:table-cell table:number-columns-repeated="6"/>
          <table:table-cell table:style-name="ce24" office:value-type="string" calcext:value-type="string">
            <text:p>dvb-core/</text:p>
          </table:table-cell>
          <table:table-cell table:number-columns-repeated="3"/>
          <table:table-cell table:style-name="ce23"/>
          <table:table-cell table:style-name="ce20"/>
          <table:table-cell table:style-name="ce24" office:value-type="string" calcext:value-type="string">
            <text:p>dvb-frontends/</text:p>
          </table:table-cell>
          <table:table-cell table:number-columns-repeated="5"/>
          <table:table-cell table:style-name="ce24" office:value-type="string" calcext:value-type="string">
            <text:p>firewire/</text:p>
          </table:table-cell>
          <table:table-cell table:number-columns-repeated="5"/>
          <table:table-cell table:style-name="ce24" office:value-type="string" calcext:value-type="string">
            <text:p>i2c/</text:p>
          </table:table-cell>
          <table:table-cell table:number-columns-repeated="5"/>
          <table:table-cell table:style-name="ce24" office:value-type="string" calcext:value-type="string">
            <text:p>mmc/</text:p>
          </table:table-cell>
          <table:table-cell table:number-columns-repeated="5"/>
          <table:table-cell table:style-name="ce24" office:value-type="string" calcext:value-type="string">
            <text:p>pci/</text:p>
          </table:table-cell>
          <table:table-cell table:number-columns-repeated="5"/>
          <table:table-cell table:style-name="ce24" office:value-type="string" calcext:value-type="string">
            <text:p>platform/</text:p>
          </table:table-cell>
          <table:table-cell table:number-columns-repeated="5"/>
          <table:table-cell table:style-name="ce24" office:value-type="string" calcext:value-type="string">
            <text:p>radio/</text:p>
          </table:table-cell>
          <table:table-cell table:number-columns-repeated="5"/>
          <table:table-cell table:style-name="ce24" office:value-type="string" calcext:value-type="string">
            <text:p>rc/</text:p>
          </table:table-cell>
          <table:table-cell table:number-columns-repeated="3"/>
          <table:table-cell table:style-name="ce23"/>
          <table:table-cell table:style-name="ce20"/>
          <table:table-cell table:style-name="ce24" office:value-type="string" calcext:value-type="string">
            <text:p>spi/</text:p>
          </table:table-cell>
          <table:table-cell table:number-columns-repeated="5"/>
          <table:table-cell table:style-name="ce24" office:value-type="string" calcext:value-type="string">
            <text:p>tuners/</text:p>
          </table:table-cell>
          <table:table-cell table:number-columns-repeated="3"/>
          <table:table-cell table:style-name="ce23"/>
          <table:table-cell table:style-name="ce20"/>
          <table:table-cell table:style-name="ce24" office:value-type="string" calcext:value-type="string">
            <text:p>usb/</text:p>
          </table:table-cell>
          <table:table-cell table:number-columns-repeated="6"/>
          <table:table-cell table:style-name="ce24" office:value-type="string" calcext:value-type="string">
            <text:p>v4l2-core/</text:p>
          </table:table-cell>
          <table:table-cell table:number-columns-repeated="930"/>
        </table:table-row>
        <table:table-row table:style-name="ro2">
          <table:table-cell table:style-name="ce21" table:number-columns-repeated="6"/>
          <table:table-cell table:style-name="ce25"/>
          <table:table-cell table:style-name="ce21" table:number-columns-repeated="5"/>
          <table:table-cell table:style-name="ce25"/>
          <table:table-cell table:style-name="ce21" table:number-columns-repeated="6"/>
          <table:table-cell table:style-name="ce25"/>
          <table:table-cell table:style-name="ce21" table:number-columns-repeated="5"/>
          <table:table-cell table:style-name="ce25"/>
          <table:table-cell table:style-name="ce21" table:number-columns-repeated="29"/>
          <table:table-cell table:style-name="ce25"/>
          <table:table-cell table:style-name="ce21" table:number-columns-repeated="17"/>
          <table:table-cell table:style-name="ce25"/>
          <table:table-cell table:style-name="ce21" table:number-columns-repeated="11"/>
          <table:table-cell table:style-name="ce25"/>
          <table:table-cell table:style-name="ce21" table:number-columns-repeated="938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cec/</text:p>
          </table:table-cell>
          <table:table-cell table:number-columns-repeated="8"/>
          <table:table-cell table:style-name="ce20"/>
          <table:table-cell table:number-columns-repeated="12"/>
          <table:table-cell table:style-name="ce26" office:value-type="string" calcext:value-type="string">
            <text:p>+</text:p>
          </table:table-cell>
          <table:table-cell/>
          <table:table-cell table:style-name="ce24" office:value-type="string" calcext:value-type="string">
            <text:p>cxd2880/</text:p>
          </table:table-cell>
          <table:table-cell table:number-columns-repeated="45"/>
          <table:table-cell table:style-name="ce23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24" office:value-type="string" calcext:value-type="string">
            <text:p>airspy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common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8"/>
          <table:table-cell table:style-name="ce23"/>
          <table:table-cell/>
          <table:table-cell office:value-type="string" calcext:value-type="string">
            <text:p>Makefile</text:p>
          </table:table-cell>
          <table:table-cell table:number-columns-repeated="11"/>
          <table:table-cell table:style-name="ce24" office:value-type="string" calcext:value-type="string">
            <text:p>as10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dvb-core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8"/>
          <table:table-cell table:style-name="ce26" office:value-type="string" calcext:value-type="string">
            <text:p>+</text:p>
          </table:table-cell>
          <table:table-cell/>
          <table:table-cell office:value-type="string" calcext:value-type="string">
            <text:p>cxd2880-spi.c</text:p>
          </table:table-cell>
          <table:table-cell table:number-columns-repeated="11"/>
          <table:table-cell table:style-name="ce24" office:value-type="string" calcext:value-type="string">
            <text:p>au0828/</text:p>
          </table:table-cell>
          <table:table-cell table:number-columns-repeated="936"/>
        </table:table-row>
        <table:table-row table:style-name="ro1">
          <table:table-cell/>
          <table:table-cell table:style-name="ce23"/>
          <table:table-cell/>
          <table:table-cell table:style-name="ce24" office:value-type="string" calcext:value-type="string">
            <text:p>dvb-frontends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0"/>
          <table:table-cell office:value-type="string" calcext:value-type="string">
            <text:p>gs1662.c</text:p>
          </table:table-cell>
          <table:table-cell table:number-columns-repeated="11"/>
          <table:table-cell table:style-name="ce24" office:value-type="string" calcext:value-type="string">
            <text:p>b2c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firewire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c</text:p>
          </table:table-cell>
          <table:table-cell table:style-name="Default" table:number-columns-repeated="2"/>
          <table:table-cell table:number-columns-repeated="31"/>
          <table:table-cell table:style-name="ce27" table:number-columns-repeated="4"/>
          <table:table-cell table:number-columns-repeated="21"/>
          <table:table-cell table:style-name="ce24" office:value-type="string" calcext:value-type="string">
            <text:p>cpia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i2c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22"/>
          <table:table-cell table:style-name="ce24" office:value-type="string" calcext:value-type="string">
            <text:p>cx231xx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mmc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22"/>
          <table:table-cell table:style-name="ce24" office:value-type="string" calcext:value-type="string">
            <text:p>dvb-usb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pci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20"/>
          <table:table-cell table:style-name="ce23"/>
          <table:table-cell/>
          <table:table-cell table:style-name="ce24" office:value-type="string" calcext:value-type="string">
            <text:p>dvb-usb-v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platform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tv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radio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rc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2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f9015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3"/>
          <table:table-cell/>
          <table:table-cell table:style-name="ce24" office:value-type="string" calcext:value-type="string">
            <text:p>spi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f9015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tuners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h</text:p>
          </table:table-cell>
          <table:table-cell table:style-name="Default" table:number-columns-repeated="2"/>
          <table:table-cell table:number-columns-repeated="31"/>
          <table:table-cell table:style-name="ce27" table:number-columns-repeated="3"/>
          <table:table-cell table:number-columns-repeated="19"/>
          <table:table-cell table:style-name="Default" table:number-columns-repeated="4"/>
          <table:table-cell office:value-type="string" calcext:value-type="string">
            <text:p>af9035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3"/>
          <table:table-cell/>
          <table:table-cell table:style-name="ce24" office:value-type="string" calcext:value-type="string">
            <text:p>usb/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f9035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v4l2-core/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h</text:p>
          </table:table-cell>
          <table:table-cell table:style-name="Default" table:number-columns-repeated="2"/>
          <table:table-cell table:number-columns-repeated="31"/>
          <table:table-cell table:style-name="ce27" table:number-columns-repeated="3"/>
          <table:table-cell table:number-columns-repeated="19"/>
          <table:table-cell table:style-name="Default" table:number-columns-repeated="4"/>
          <table:table-cell office:value-type="string" calcext:value-type="string">
            <text:p>anysee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Kconfig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nysee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akefile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au6610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edia-device.c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au6610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edia-devnode.c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az6007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edia-entity.c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ce6230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ce6230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_common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_core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dlib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_urb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opwatch_port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sky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ec168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ec168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river_version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gl861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gl861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lmedm04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lmedm04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demod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demod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gpio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gpio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i2c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i2c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phy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op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phy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table:style-name="ce24" office:value-type="string" calcext:value-type="string">
            <text:p>drx39xyj/</text:p>
          </table:table-cell>
          <table:table-cell table:number-columns-repeated="60"/>
          <table:table-cell office:value-type="string" calcext:value-type="string">
            <text:p>mxl111sf-reg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2"/>
          <table:table-cell table:style-name="ce23"/>
          <table:table-cell/>
          <table:table-cell office:value-type="string" calcext:value-type="string">
            <text:p>Kconfig</text:p>
          </table:table-cell>
          <table:table-cell table:number-columns-repeated="60"/>
          <table:table-cell office:value-type="string" calcext:value-type="string">
            <text:p>mxl111sf-tuner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2"/>
          <table:table-cell table:style-name="ce23"/>
          <table:table-cell/>
          <table:table-cell office:value-type="string" calcext:value-type="string">
            <text:p>Makefile</text:p>
          </table:table-cell>
          <table:table-cell table:number-columns-repeated="60"/>
          <table:table-cell office:value-type="string" calcext:value-type="string">
            <text:p>mxl111sf-tuner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8293.c</text:p>
          </table:table-cell>
          <table:table-cell table:number-columns-repeated="60"/>
          <table:table-cell office:value-type="string" calcext:value-type="string">
            <text:p>mxl111sf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8293.h</text:p>
          </table:table-cell>
          <table:table-cell table:number-columns-repeated="60"/>
          <table:table-cell office:value-type="string" calcext:value-type="string">
            <text:p>mxl111sf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13.c</text:p>
          </table:table-cell>
          <table:table-cell table:number-columns-repeated="58"/>
          <table:table-cell table:style-name="ce28"/>
          <table:table-cell/>
          <table:table-cell office:value-type="string" calcext:value-type="string">
            <text:p>rtl28xxu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13.h</text:p>
          </table:table-cell>
          <table:table-cell table:number-columns-repeated="60"/>
          <table:table-cell office:value-type="string" calcext:value-type="string">
            <text:p>rtl28xxu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13_priv.h</text:p>
          </table:table-cell>
          <table:table-cell table:number-columns-repeated="60"/>
          <table:table-cell office:value-type="string" calcext:value-type="string">
            <text:p>usb_urb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33.c</text:p>
          </table:table-cell>
          <table:table-cell table:number-columns-repeated="60"/>
          <table:table-cell office:value-type="string" calcext:value-type="string">
            <text:p>zd1301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33.h</text:p>
          </table:table-cell>
          <table:table-cell table:number-columns-repeated="59"/>
          <table:table-cell table:style-name="ce24" office:value-type="string" calcext:value-type="string">
            <text:p>em28xx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f9033_priv.h</text:p>
          </table:table-cell>
          <table:table-cell table:number-columns-repeated="59"/>
          <table:table-cell table:style-name="ce24" office:value-type="string" calcext:value-type="string">
            <text:p>go7007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102_fe.c</text:p>
          </table:table-cell>
          <table:table-cell table:number-columns-repeated="59"/>
          <table:table-cell table:style-name="ce24" office:value-type="string" calcext:value-type="string">
            <text:p>gspca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102_fe.h</text:p>
          </table:table-cell>
          <table:table-cell table:number-columns-repeated="59"/>
          <table:table-cell table:style-name="ce24" office:value-type="string" calcext:value-type="string">
            <text:p>hackrf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102_fe_types.h</text:p>
          </table:table-cell>
          <table:table-cell table:number-columns-repeated="59"/>
          <table:table-cell table:style-name="ce24" office:value-type="string" calcext:value-type="string">
            <text:p>hdpvr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cot2e.c</text:p>
          </table:table-cell>
          <table:table-cell table:number-columns-repeated="59"/>
          <table:table-cell table:style-name="ce24" office:value-type="string" calcext:value-type="string">
            <text:p>msi2500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cot2e.h</text:p>
          </table:table-cell>
          <table:table-cell table:number-columns-repeated="59"/>
          <table:table-cell table:style-name="ce24" office:value-type="string" calcext:value-type="string">
            <text:p>pulse8-cec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tbm8830.c</text:p>
          </table:table-cell>
          <table:table-cell table:number-columns-repeated="59"/>
          <table:table-cell table:style-name="ce24" office:value-type="string" calcext:value-type="string">
            <text:p>pvrusb2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tbm8830.h</text:p>
          </table:table-cell>
          <table:table-cell table:number-columns-repeated="59"/>
          <table:table-cell table:style-name="ce24" office:value-type="string" calcext:value-type="string">
            <text:p>pwc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tbm8830_priv.h</text:p>
          </table:table-cell>
          <table:table-cell table:number-columns-repeated="59"/>
          <table:table-cell table:style-name="ce24" office:value-type="string" calcext:value-type="string">
            <text:p>rainshadow-cec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.h</text:p>
          </table:table-cell>
          <table:table-cell table:number-columns-repeated="59"/>
          <table:table-cell table:style-name="ce24" office:value-type="string" calcext:value-type="string">
            <text:p>s2255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_common.c</text:p>
          </table:table-cell>
          <table:table-cell table:number-columns-repeated="59"/>
          <table:table-cell table:style-name="ce24" office:value-type="string" calcext:value-type="string">
            <text:p>siano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_decoder.c</text:p>
          </table:table-cell>
          <table:table-cell table:number-columns-repeated="59"/>
          <table:table-cell table:style-name="ce24" office:value-type="string" calcext:value-type="string">
            <text:p>stk1160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_dig.c</text:p>
          </table:table-cell>
          <table:table-cell table:number-columns-repeated="59"/>
          <table:table-cell table:style-name="ce24" office:value-type="string" calcext:value-type="string">
            <text:p>stkwebcam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au8522_priv.h</text:p>
          </table:table-cell>
          <table:table-cell table:number-columns-repeated="59"/>
          <table:table-cell table:style-name="ce24" office:value-type="string" calcext:value-type="string">
            <text:p>tm6000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cm3510.c</text:p>
          </table:table-cell>
          <table:table-cell table:number-columns-repeated="59"/>
          <table:table-cell table:style-name="ce24" office:value-type="string" calcext:value-type="string">
            <text:p>ttusb-budget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cm3510.h</text:p>
          </table:table-cell>
          <table:table-cell table:number-columns-repeated="59"/>
          <table:table-cell table:style-name="ce24" office:value-type="string" calcext:value-type="string">
            <text:p>ttusb-dec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cm3510_priv.h</text:p>
          </table:table-cell>
          <table:table-cell table:number-columns-repeated="59"/>
          <table:table-cell table:style-name="ce24" office:value-type="string" calcext:value-type="string">
            <text:p>usbtv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sbe1-d01a.h</text:p>
          </table:table-cell>
          <table:table-cell table:number-columns-repeated="59"/>
          <table:table-cell table:style-name="ce24" office:value-type="string" calcext:value-type="string">
            <text:p>usbvision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sbe1.h</text:p>
          </table:table-cell>
          <table:table-cell table:number-columns-repeated="59"/>
          <table:table-cell table:style-name="ce24" office:value-type="string" calcext:value-type="string">
            <text:p>uvc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sru6.h</text:p>
          </table:table-cell>
          <table:table-cell table:number-columns-repeated="59"/>
          <table:table-cell table:style-name="ce24" office:value-type="string" calcext:value-type="string">
            <text:p>zr364xx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0.c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0.h</text:p>
          </table:table-cell>
          <table:table-cell table:number-columns-repeated="59"/>
          <table:table-cell office:value-type="string" calcext:value-type="string">
            <text:p>Makefile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2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2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0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0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3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3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6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6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7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7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0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0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3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3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_c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_core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20r_t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20r_t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41er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41er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41er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7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7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9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9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b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b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c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c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m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m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p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p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8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8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9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9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x000_common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x000_common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firm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firm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har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map_firm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_har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_har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_map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s3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s3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-pll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-pll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_dummy_f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_dummy_fe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ec1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ec1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eds1547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gp8psk-f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gp8psk-fe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elen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elene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orus3a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orus3a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0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0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td1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td1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td100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x2505v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x2505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6478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6478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216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216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6a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6a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l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l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x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x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x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h24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h2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h2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ds310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ds310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ds3103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rs2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rs2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16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16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16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20s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20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3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1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1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1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5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5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5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_def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_reg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20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20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6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6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600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13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13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21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21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_sdr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_sdr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09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09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1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1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2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2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2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3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3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9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92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5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8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8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8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x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x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algo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cf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drv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dr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_cf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_proc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88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88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7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7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9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9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_def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_reg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cor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init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sw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1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1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10_reg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c9052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c9052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2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2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8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8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7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7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71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86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86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8271c2d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8271c2d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8271c2dd_map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665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665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08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08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1_cf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hd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s202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s202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ua61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ua61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82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82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x9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x9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0194a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d1301_demo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d1301_demo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6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6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9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9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35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35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353_priv.h</text:p>
          </table:table-cell>
          <table:table-cell table:number-columns-repeated="996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net" table:style-name="ta2">
        <office:forms form:automatic-focus="false" form:apply-design-mode="false"/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02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4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3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6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47" table:default-cell-style-name="ce85"/>
        <table:table-column table:style-name="co78" table:number-columns-repeated="223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123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net/</text:p>
          </table:table-cell>
          <table:table-cell table:number-columns-repeated="4"/>
          <table:table-cell table:style-name="ce88" office:value-type="string" calcext:value-type="string">
            <text:p>appletalk/</text:p>
          </table:table-cell>
          <table:table-cell table:number-columns-repeated="5"/>
          <table:table-cell table:style-name="ce88" office:value-type="string" calcext:value-type="string">
            <text:p>arcnet/</text:p>
          </table:table-cell>
          <table:table-cell table:number-columns-repeated="4"/>
          <table:table-cell table:style-name="ce88" office:value-type="string" calcext:value-type="string">
            <text:p>bonding/</text:p>
          </table:table-cell>
          <table:table-cell table:number-columns-repeated="5"/>
          <table:table-cell table:style-name="ce88" office:value-type="string" calcext:value-type="string">
            <text:p>caif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can/</text:p>
          </table:table-cell>
          <table:table-cell table:number-columns-repeated="5"/>
          <table:table-cell table:style-name="ce88" office:value-type="string" calcext:value-type="string">
            <text:p>cris/</text:p>
          </table:table-cell>
          <table:table-cell table:number-columns-repeated="5"/>
          <table:table-cell table:style-name="ce88" office:value-type="string" calcext:value-type="string">
            <text:p>dsa/</text:p>
          </table:table-cell>
          <table:table-cell table:number-columns-repeated="5"/>
          <table:table-cell table:style-name="ce88" office:value-type="string" calcext:value-type="string">
            <text:p>ethernet/</text:p>
          </table:table-cell>
          <table:table-cell table:number-columns-repeated="7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ieee802154/</text:p>
          </table:table-cell>
          <table:table-cell table:number-columns-repeated="5"/>
          <table:table-cell table:style-name="ce88" office:value-type="string" calcext:value-type="string">
            <text:p>ipvlan/</text:p>
          </table:table-cell>
          <table:table-cell table:number-columns-repeated="5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plip/</text:p>
          </table:table-cell>
          <table:table-cell table:number-columns-repeated="5"/>
          <table:table-cell table:style-name="ce88" office:value-type="string" calcext:value-type="string">
            <text:p>ppp/</text:p>
          </table:table-cell>
          <table:table-cell table:number-columns-repeated="5"/>
          <table:table-cell table:style-name="ce88" office:value-type="string" calcext:value-type="string">
            <text:p>slip/</text:p>
          </table:table-cell>
          <table:table-cell table:number-columns-repeated="5"/>
          <table:table-cell table:style-name="ce88" office:value-type="string" calcext:value-type="string">
            <text:p>team/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5"/>
          <table:table-cell table:style-name="ce88" office:value-type="string" calcext:value-type="string">
            <text:p>vmxnet3/</text:p>
          </table:table-cell>
          <table:table-cell table:number-columns-repeated="5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wimax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wireless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xen-netback/</text:p>
          </table:table-cell>
          <table:table-cell table:number-columns-repeated="861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11"/>
          <table:table-cell table:style-name="ce91"/>
          <table:table-cell table:style-name="ce84" table:number-columns-repeated="65"/>
          <table:table-cell table:style-name="ce91"/>
          <table:table-cell table:style-name="ce84" table:number-columns-repeated="8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ppletalk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c_can/</text:p>
          </table:table-cell>
          <table:table-cell table:number-columns-repeated="97"/>
          <table:table-cell office:value-type="string" calcext:value-type="string">
            <text:p>Kconfig</text:p>
          </table:table-cell>
          <table:table-cell table:number-columns-repeated="23"/>
          <table:table-cell table:style-name="ce88" office:value-type="string" calcext:value-type="string">
            <text:p>admte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rcnet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cc770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Makefile</text:p>
          </table:table-cell>
          <table:table-cell table:number-columns-repeated="23"/>
          <table:table-cell table:style-name="ce88" office:value-type="string" calcext:value-type="string">
            <text:p>ath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onding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ifi_canfd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six.h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table:style-name="ce88" office:value-type="string" calcext:value-type="string">
            <text:p>atme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aif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m_can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six_common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7"/>
          <table:table-cell table:style-name="ce112"/>
          <table:table-cell/>
          <table:table-cell table:style-name="ce88" office:value-type="string" calcext:value-type="string">
            <text:p>broadcom/</text:p>
          </table:table-cell>
          <table:table-cell table:number-columns-repeated="866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an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mscan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six_devices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table:style-name="ce88" office:value-type="string" calcext:value-type="string">
            <text:p>cisco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ris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peak_canfd/</text:p>
          </table:table-cell>
          <table:table-cell table:number-columns-repeated="25"/>
          <table:table-cell table:style-name="Default" table:number-columns-repeated="3"/>
          <table:table-cell table:number-columns-repeated="69"/>
          <table:table-cell office:value-type="string" calcext:value-type="string">
            <text:p>ax88172a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table:style-name="ce88" office:value-type="string" calcext:value-type="string">
            <text:p>inte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sa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rcar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x88179_178a.c</text:p>
          </table:table-cell>
          <table:table-cell table:number-columns-repeated="23"/>
          <table:table-cell table:style-name="ce88" office:value-type="string" calcext:value-type="string">
            <text:p>intersi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thernet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sja1000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atc.c</text:p>
          </table:table-cell>
          <table:table-cell table:number-columns-repeated="23"/>
          <table:table-cell table:style-name="ce88" office:value-type="string" calcext:value-type="string">
            <text:p>marvel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ddi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softing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-phonet.c</text:p>
          </table:table-cell>
          <table:table-cell table:number-columns-repeated="23"/>
          <table:table-cell table:style-name="ce88" office:value-type="string" calcext:value-type="string">
            <text:p>mediate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jes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6"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eem.c</text:p>
          </table:table-cell>
          <table:table-cell table:number-columns-repeated="23"/>
          <table:table-cell table:style-name="ce88" office:value-type="string" calcext:value-type="string">
            <text:p>quantenna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amradio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5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ether.c</text:p>
          </table:table-cell>
          <table:table-cell table:number-columns-repeated="23"/>
          <table:table-cell table:style-name="ce88" office:value-type="string" calcext:value-type="string">
            <text:p>ralin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ippi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5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mbim.c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realte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yperv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5"/>
          <table:table-cell table:style-name="Default" table:number-columns-repeated="4"/>
          <table:table-cell office:value-type="string" calcext:value-type="string">
            <text:p>hi311x.c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ncm.c</text:p>
          </table:table-cell>
          <table:table-cell table:number-columns-repeated="23"/>
          <table:table-cell table:style-name="ce88" office:value-type="string" calcext:value-type="string">
            <text:p>rsi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eee802154/</text:p>
          </table:table-cell>
          <table:table-cell table:number-columns-repeated="2"/>
          <table:table-cell table:style-name="Default"/>
          <table:table-cell table:number-columns-repeated="21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cp251x.c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subset.c</text:p>
          </table:table-cell>
          <table:table-cell table:number-columns-repeated="23"/>
          <table:table-cell table:style-name="ce88" office:value-type="string" calcext:value-type="string">
            <text:p>st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pvlan/</text:p>
          </table:table-cell>
          <table:table-cell table:number-columns-repeated="2"/>
          <table:table-cell table:style-name="Default"/>
          <table:table-cell table:number-columns-repeated="24"/>
          <table:table-cell table:style-name="ce88" office:value-type="string" calcext:value-type="string">
            <text:p>usb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h9200.c</text:p>
          </table:table-cell>
          <table:table-cell table:number-columns-repeated="22"/>
          <table:table-cell table:style-name="ce89"/>
          <table:table-cell table:style-name="ce88" office:value-type="string" calcext:value-type="string">
            <text:p>ti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Kconfig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x82310_eth.c</text:p>
          </table:table-cell>
          <table:table-cell table:number-columns-repeated="23"/>
          <table:table-cell table:style-name="ce88" office:value-type="string" calcext:value-type="string">
            <text:p>zydas/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lip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Makefile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dm9601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pp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at91_can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gl620a.c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lip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bfin_can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hso.c</text:p>
          </table:table-cell>
          <table:table-cell table:number-columns-repeated="23"/>
          <table:table-cell office:value-type="string" calcext:value-type="string">
            <text:p>mac80211_hwsim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eam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dev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huawei_cdc_ncm.c</text:p>
          </table:table-cell>
          <table:table-cell table:number-columns-repeated="23"/>
          <table:table-cell office:value-type="string" calcext:value-type="string">
            <text:p>mac80211_hwsim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flexcan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int51x1.c</text:p>
          </table:table-cell>
          <table:table-cell table:number-columns-repeated="23"/>
          <table:table-cell office:value-type="string" calcext:value-type="string">
            <text:p>ray_cs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mxnet3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grcan.c</text:p>
          </table:table-cell>
          <table:table-cell table:number-columns-repeated="25"/>
          <table:table-cell table:style-name="Default" table:number-columns-repeated="3"/>
          <table:table-cell table:number-columns-repeated="69"/>
          <table:table-cell office:value-type="string" calcext:value-type="string">
            <text:p>ipheth.c</text:p>
          </table:table-cell>
          <table:table-cell table:number-columns-repeated="23"/>
          <table:table-cell office:value-type="string" calcext:value-type="string">
            <text:p>ray_cs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an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janz-ican3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kalmia.c</text:p>
          </table:table-cell>
          <table:table-cell table:number-columns-repeated="23"/>
          <table:table-cell office:value-type="string" calcext:value-type="string">
            <text:p>rayctl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imax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led.c</text:p>
          </table:table-cell>
          <table:table-cell table:number-columns-repeated="24"/>
          <table:table-cell table:style-name="Default" table:number-columns-repeated="4"/>
          <table:table-cell table:number-columns-repeated="69"/>
          <table:table-cell office:value-type="string" calcext:value-type="string">
            <text:p>kaweth.c</text:p>
          </table:table-cell>
          <table:table-cell table:number-columns-repeated="23"/>
          <table:table-cell office:value-type="string" calcext:value-type="string">
            <text:p>rndis_wlan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pch_can.c</text:p>
          </table:table-cell>
          <table:table-cell table:number-columns-repeated="24"/>
          <table:table-cell table:style-name="Default" table:number-columns-repeated="4"/>
          <table:table-cell table:number-columns-repeated="67"/>
          <table:table-cell table:style-name="ce87"/>
          <table:table-cell/>
          <table:table-cell office:value-type="string" calcext:value-type="string">
            <text:p>lan78xx.c</text:p>
          </table:table-cell>
          <table:table-cell table:number-columns-repeated="23"/>
          <table:table-cell office:value-type="string" calcext:value-type="string">
            <text:p>wl3501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xen-netback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rx-offload.c</text:p>
          </table:table-cell>
          <table:table-cell table:number-columns-repeated="24"/>
          <table:table-cell table:style-name="Default" table:number-columns-repeated="4"/>
          <table:table-cell table:number-columns-repeated="69"/>
          <table:table-cell office:value-type="string" calcext:value-type="string">
            <text:p>lan78xx.h</text:p>
          </table:table-cell>
          <table:table-cell table:number-columns-repeated="23"/>
          <table:table-cell office:value-type="string" calcext:value-type="string">
            <text:p>wl3501_cs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slcan.c</text:p>
          </table:table-cell>
          <table:table-cell table:number-columns-repeated="24"/>
          <table:table-cell table:style-name="Default" table:number-columns-repeated="4"/>
          <table:table-cell table:number-columns-repeated="69"/>
          <table:table-cell office:value-type="string" calcext:value-type="string">
            <text:p>lg-vl600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LICENSE.SRC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sun4i_can.c</text:p>
          </table:table-cell>
          <table:table-cell table:number-columns-repeated="97"/>
          <table:table-cell office:value-type="string" calcext:value-type="string">
            <text:p>mcs7830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ti_hecc.c</text:p>
          </table:table-cell>
          <table:table-cell table:number-columns-repeated="97"/>
          <table:table-cell office:value-type="string" calcext:value-type="string">
            <text:p>net1080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Space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vcan.c</text:p>
          </table:table-cell>
          <table:table-cell table:number-columns-repeated="97"/>
          <table:table-cell office:value-type="string" calcext:value-type="string">
            <text:p>pegasus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dummy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vxcan.c</text:p>
          </table:table-cell>
          <table:table-cell table:number-columns-repeated="97"/>
          <table:table-cell office:value-type="string" calcext:value-type="string">
            <text:p>pegasus.h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eql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xilinx_can.c</text:p>
          </table:table-cell>
          <table:table-cell table:number-columns-repeated="97"/>
          <table:table-cell office:value-type="string" calcext:value-type="string">
            <text:p>plusb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geneve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qmi_wwan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gtp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r8152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ifb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rndis_host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loopback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rtl8150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sec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ierra_net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vlan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msc75xx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vtap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msc75xx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dio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4"/>
          <table:table-cell table:style-name="ce87"/>
          <table:table-cell/>
          <table:table-cell office:value-type="string" calcext:value-type="string">
            <text:p>smsc95xx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ii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msc95xx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netconsole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r9700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nlmon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r9700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ntb_netdev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sr9800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ionet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sr9800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sb1000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usbnet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sungem_phy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zaurus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tap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 table:style-name="ce89"/>
          <table:table-cell office:value-type="string" calcext:value-type="string">
            <text:p>tun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eth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irtio_net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rf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sockmon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xlan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xen-netfront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 table:number-rows-repeated="2">
          <table:table-cell table:number-columns-repeated="156"/>
          <table:table-cell table:style-name="Default"/>
          <table:table-cell table:number-columns-repeated="863"/>
        </table:table-row>
        <table:table-row table:style-name="ro1" table:number-rows-repeated="2">
          <table:table-cell table:number-columns-repeated="50"/>
          <table:table-cell table:style-name="ce108" table:number-columns-repeated="3"/>
          <table:table-cell table:number-columns-repeated="2"/>
          <table:table-cell table:style-name="ce85"/>
          <table:table-cell table:number-columns-repeated="100"/>
          <table:table-cell table:style-name="Default"/>
          <table:table-cell table:number-columns-repeated="863"/>
        </table:table-row>
        <table:table-row table:style-name="ro1" table:number-rows-repeated="2">
          <table:table-cell table:number-columns-repeated="50"/>
          <table:table-cell table:style-name="ce108" table:number-columns-repeated="3"/>
          <table:table-cell table:number-columns-repeated="2"/>
          <table:table-cell table:style-name="ce85"/>
          <table:table-cell table:number-columns-repeated="94"/>
          <table:table-cell table:style-name="ce29" table:number-columns-repeated="4"/>
          <table:table-cell/>
          <table:table-cell table:style-name="ce29"/>
          <table:table-cell table:number-columns-repeated="864"/>
        </table:table-row>
        <table:table-row table:style-name="ro1">
          <table:table-cell table:number-columns-repeated="55"/>
          <table:table-cell table:style-name="ce85"/>
          <table:table-cell table:number-columns-repeated="94"/>
          <table:table-cell table:style-name="ce29" table:number-columns-repeated="4"/>
          <table:table-cell/>
          <table:table-cell table:style-name="ce29"/>
          <table:table-cell table:number-columns-repeated="864"/>
        </table:table-row>
        <table:table-row table:style-name="ro1">
          <table:table-cell table:number-columns-repeated="55"/>
          <table:table-cell table:style-name="ce85"/>
          <table:table-cell table:number-columns-repeated="94"/>
          <table:table-cell table:style-name="Default" table:number-columns-repeated="6"/>
          <table:table-cell table:number-columns-repeated="864"/>
        </table:table-row>
        <table:table-row table:style-name="ro1" table:number-rows-repeated="3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85"/>
          <table:table-cell table:number-columns-repeated="94"/>
          <table:table-cell table:style-name="Default" table:number-columns-repeated="6"/>
          <table:table-cell table:number-columns-repeated="864"/>
        </table:table-row>
        <table:table-row table:style-name="ro1" table:number-rows-repeated="7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3"/>
          <table:table-cell table:style-name="ce85"/>
          <table:table-cell table:number-columns-repeated="94"/>
          <table:table-cell table:style-name="Default" table:number-columns-repeated="6"/>
          <table:table-cell table:number-columns-repeated="864"/>
        </table:table-row>
        <table:table-row table:style-name="ro1" table:number-rows-repeated="9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3"/>
          <table:table-cell table:style-name="ce85"/>
          <table:table-cell table:number-columns-repeated="964"/>
        </table:table-row>
        <table:table-row table:style-name="ro1" table:number-rows-repeated="5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7"/>
          <table:table-cell table:style-name="ce108" table:number-columns-repeated="3"/>
          <table:table-cell table:number-columns-repeated="967"/>
        </table:table-row>
        <table:table-row table:style-name="ro1" table:number-rows-repeated="3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007"/>
        </table:table-row>
        <table:table-row table:style-name="ro1" table:number-rows-repeated="7">
          <table:table-cell table:number-columns-repeated="50"/>
          <table:table-cell table:style-name="ce108"/>
          <table:table-cell table:number-columns-repeated="4"/>
          <table:table-cell table:style-name="ce85"/>
          <table:table-cell table:number-columns-repeated="964"/>
        </table:table-row>
        <table:table-row table:style-name="ro1" table:number-rows-repeated="2">
          <table:table-cell table:number-columns-repeated="1020"/>
        </table:table-row>
        <table:table-row table:style-name="ro1" table:number-rows-repeated="8">
          <table:table-cell table:number-columns-repeated="50"/>
          <table:table-cell table:style-name="ce108"/>
          <table:table-cell table:number-columns-repeated="4"/>
          <table:table-cell table:style-name="ce85"/>
          <table:table-cell table:number-columns-repeated="964"/>
        </table:table-row>
        <table:table-row table:style-name="ro1" table:number-rows-repeated="104846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rivers_net_wireless" table:style-name="ta2">
        <office:forms form:automatic-focus="false" form:apply-design-mode="false"/>
        <table:table-column table:style-name="co1" table:number-columns-repeated="4" table:default-cell-style-name="ce85"/>
        <table:table-column table:style-name="co10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10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5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9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10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82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0" table:default-cell-style-name="ce85"/>
        <table:table-column table:style-name="co78" table:number-columns-repeated="222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181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net/wireless/</text:p>
          </table:table-cell>
          <table:table-cell table:number-columns-repeated="4"/>
          <table:table-cell table:style-name="ce88" office:value-type="string" calcext:value-type="string">
            <text:p>admtek/</text:p>
          </table:table-cell>
          <table:table-cell table:number-columns-repeated="5"/>
          <table:table-cell table:style-name="ce88" office:value-type="string" calcext:value-type="string">
            <text:p>ath/</text:p>
          </table:table-cell>
          <table:table-cell table:number-columns-repeated="5"/>
          <table:table-cell table:style-name="ce88" office:value-type="string" calcext:value-type="string">
            <text:p>atmel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broadcom/</text:p>
          </table:table-cell>
          <table:table-cell table:number-columns-repeated="7"/>
          <table:table-cell table:style-name="ce88" office:value-type="string" calcext:value-type="string">
            <text:p>cisco/</text:p>
          </table:table-cell>
          <table:table-cell table:number-columns-repeated="5"/>
          <table:table-cell table:style-name="ce88" office:value-type="string" calcext:value-type="string">
            <text:p>intel/</text:p>
          </table:table-cell>
          <table:table-cell table:number-columns-repeated="5"/>
          <table:table-cell table:style-name="ce88" office:value-type="string" calcext:value-type="string">
            <text:p>intersil/</text:p>
          </table:table-cell>
          <table:table-cell table:number-columns-repeated="5"/>
          <table:table-cell table:style-name="ce88" office:value-type="string" calcext:value-type="string">
            <text:p>marvell/</text:p>
          </table:table-cell>
          <table:table-cell table:number-columns-repeated="5"/>
          <table:table-cell table:style-name="ce88" office:value-type="string" calcext:value-type="string">
            <text:p>mediatek/</text:p>
          </table:table-cell>
          <table:table-cell table:number-columns-repeated="5"/>
          <table:table-cell table:style-name="ce88" office:value-type="string" calcext:value-type="string">
            <text:p>quantenna/</text:p>
          </table:table-cell>
          <table:table-cell table:number-columns-repeated="5"/>
          <table:table-cell table:style-name="ce88" office:value-type="string" calcext:value-type="string">
            <text:p>ralink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realtek/</text:p>
          </table:table-cell>
          <table:table-cell table:number-columns-repeated="8"/>
          <table:table-cell table:style-name="ce88" office:value-type="string" calcext:value-type="string">
            <text:p>rsi/</text:p>
          </table:table-cell>
          <table:table-cell table:number-columns-repeated="5"/>
          <table:table-cell table:style-name="ce88" office:value-type="string" calcext:value-type="string">
            <text:p>st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ti/</text:p>
          </table:table-cell>
          <table:table-cell table:number-columns-repeated="5"/>
          <table:table-cell table:style-name="ce88" office:value-type="string" calcext:value-type="string">
            <text:p>zydas/</text:p>
          </table:table-cell>
          <table:table-cell table:number-columns-repeated="918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14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925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dmte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3"/>
          <table:table-cell table:style-name="ce88" office:value-type="string" calcext:value-type="string">
            <text:p>b43/</text:p>
          </table:table-cell>
          <table:table-cell table:number-columns-repeated="49"/>
          <table:table-cell table:style-name="ce88" office:value-type="string" calcext:value-type="string">
            <text:p>rtl818x/</text:p>
          </table:table-cell>
          <table:table-cell table:number-columns-repeated="20"/>
          <table:table-cell table:style-name="ce88" office:value-type="string" calcext:value-type="string">
            <text:p>wl1251/</text:p>
          </table:table-cell>
          <table:table-cell table:number-columns-repeated="9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h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3"/>
          <table:table-cell table:style-name="ce88" office:value-type="string" calcext:value-type="string">
            <text:p>b43legacy/</text:p>
          </table:table-cell>
          <table:table-cell table:number-columns-repeated="36"/>
          <table:table-cell table:style-name="ce108"/>
          <table:table-cell/>
          <table:table-cell table:style-name="Default"/>
          <table:table-cell table:number-columns-repeated="8"/>
          <table:table-cell table:style-name="ce107" office:value-type="string" calcext:value-type="string">
            <text:p>+</text:p>
          </table:table-cell>
          <table:table-cell/>
          <table:table-cell table:style-name="ce88" office:value-type="string" calcext:value-type="string">
            <text:p>rtl8192cu/</text:p>
          </table:table-cell>
          <table:table-cell table:number-columns-repeated="20"/>
          <table:table-cell table:style-name="ce88" office:value-type="string" calcext:value-type="string">
            <text:p>wl12xx/</text:p>
          </table:table-cell>
          <table:table-cell table:number-columns-repeated="9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e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ce112"/>
          <table:table-cell/>
          <table:table-cell table:style-name="ce88" office:value-type="string" calcext:value-type="string">
            <text:p>brcm80211/</text:p>
          </table:table-cell>
          <table:table-cell table:number-columns-repeated="36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core/</text:p>
          </table:table-cell>
          <table:table-cell table:style-name="Default" table:number-columns-repeated="5"/>
          <table:table-cell table:number-columns-repeated="14"/>
          <table:table-cell table:style-name="ce88" office:value-type="string" calcext:value-type="string">
            <text:p>wl18xx/</text:p>
          </table:table-cell>
          <table:table-cell table:number-columns-repeated="92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roadcom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2"/>
          <table:table-cell table:style-name="ce102"/>
          <table:table-cell table:style-name="Default"/>
          <table:table-cell table:style-name="ce88" office:value-type="string" calcext:value-type="string">
            <text:p>brcmfmac/</text:p>
          </table:table-cell>
          <table:table-cell/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efuse/</text:p>
          </table:table-cell>
          <table:table-cell table:style-name="Default" table:number-columns-repeated="4"/>
          <table:table-cell table:number-columns-repeated="13"/>
          <table:table-cell table:style-name="ce89"/>
          <table:table-cell table:style-name="ce88" office:value-type="string" calcext:value-type="string">
            <text:p>wlcore/</text:p>
          </table:table-cell>
          <table:table-cell table:number-columns-repeated="9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isco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Makefile</text:p>
          </table:table-cell>
          <table:table-cell table:style-name="Default" table:number-columns-repeated="4"/>
          <table:table-cell table:number-columns-repeated="30"/>
          <table:table-cell table:style-name="Default" table:number-columns-repeated="3"/>
          <table:table-cell table:number-columns-repeated="7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fuse.c</text:p>
          </table:table-cell>
          <table:table-cell table:style-name="Default" table:number-columns-repeated="3"/>
          <table:table-cell table:number-columns-repeated="11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nte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bcdc.c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ap.c</text:p>
          </table:table-cell>
          <table:table-cell table:style-name="Default" table:number-columns-repeated="4"/>
          <table:table-cell table:number-columns-repeated="11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ntersi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3"/>
          <table:table-cell table:style-name="ce102"/>
          <table:table-cell table:style-name="Default"/>
          <table:table-cell table:style-name="Default" office:value-type="string" calcext:value-type="string">
            <text:p>bcdc.h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br_ext.c</text:p>
          </table:table-cell>
          <table:table-cell table:style-name="Default" table:number-columns-repeated="4"/>
          <table:table-cell table:number-columns-repeated="11"/>
          <table:table-cell table:style-name="Default" table:number-columns-repeated="4"/>
          <table:table-cell office:value-type="string" calcext:value-type="string">
            <text:p>acx.c</text:p>
          </table:table-cell>
          <table:table-cell table:style-name="Default" table:number-columns-repeated="2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arvel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bcmsdh.c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cmd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acx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diate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btcoex.c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debug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boot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quantenna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office:value-type="string" calcext:value-type="string">
            <text:p>btcoex.h</text:p>
          </table:table-cell>
          <table:table-cell table:style-name="Default" table:number-columns-repeated="3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eprom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boot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lin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3"/>
          <table:table-cell table:style-name="ce102"/>
          <table:table-cell table:style-name="Default"/>
          <table:table-cell office:value-type="string" calcext:value-type="string">
            <text:p>bus.h</text:p>
          </table:table-cell>
          <table:table-cell table:style-name="Default" table:number-columns-repeated="3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eee80211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cmd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realte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cfg80211.c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cmd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si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5"/>
          <table:table-cell office:value-type="string" calcext:value-type="string">
            <text:p>cfg80211.h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ctl_query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conf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t/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hip.c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rtl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debug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ti/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hip.h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set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debugfs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zydas/</text:p>
          </table:table-cell>
          <table:table-cell table:number-columns-repeated="2"/>
          <table:table-cell table:style-name="ce85"/>
          <table:table-cell table:number-columns-repeated="19"/>
          <table:table-cell table:style-name="ce87"/>
          <table:table-cell/>
          <table:table-cell office:value-type="string" calcext:value-type="string">
            <text:p>common.c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l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debugf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ommon.h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mlme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event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ommonring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_ext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event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80211_hwsim.c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ommonring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hw_op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80211_hwsim.h</text:p>
          </table:table-cell>
          <table:table-cell table:number-columns-repeated="2"/>
          <table:table-cell table:style-name="ce85"/>
          <table:table-cell table:number-columns-repeated="19"/>
          <table:table-cell table:style-name="ce87"/>
          <table:table-cell/>
          <table:table-cell office:value-type="string" calcext:value-type="string">
            <text:p>core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ioctl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ni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ay_cs.c</text:p>
          </table:table-cell>
          <table:table-cell table:number-columns-repeated="2"/>
          <table:table-cell table:style-name="ce85"/>
          <table:table-cell table:number-columns-repeated="19"/>
          <table:table-cell table:style-name="ce87"/>
          <table:table-cell/>
          <table:table-cell office:value-type="string" calcext:value-type="string">
            <text:p>core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2p.c</text:p>
          </table:table-cell>
          <table:table-cell table:number-columns-repeated="3"/>
          <table:table-cell table:style-name="Default"/>
          <table:table-cell table:number-columns-repeated="13"/>
          <table:table-cell table:style-name="ce89"/>
          <table:table-cell/>
          <table:table-cell office:value-type="string" calcext:value-type="string">
            <text:p>init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ay_cs.h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debug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wrctrl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nit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ayctl.h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debug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ecv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o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ndis_wlan.c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feature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f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o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wl3501.h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feature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ecurity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main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wl3501_cs.c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firmware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reset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ps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firmware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ta_mgt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p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flowring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tdls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rx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lowring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wlan_util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rx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fweh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xmit.c</text:p>
          </table:table-cell>
          <table:table-cell table:number-columns-repeated="19"/>
          <table:table-cell office:value-type="string" calcext:value-type="string">
            <text:p>scan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eh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hal/</text:p>
          </table:table-cell>
          <table:table-cell table:style-name="Default" table:number-columns-repeated="4"/>
          <table:table-cell table:number-columns-repeated="16"/>
          <table:table-cell office:value-type="string" calcext:value-type="string">
            <text:p>scan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il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rtl8192c/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sdio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il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usb/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spi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fwil_types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sysfs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signal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_wowlan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sysf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signal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led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estmode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msgbuf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recv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estmode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msgbuf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xmit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x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of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halinit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x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of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ce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vendor_cmd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p2p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linux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vendor_cmd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p2p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xp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wl12xx_80211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pcie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cmd.c</text:p>
          </table:table-cell>
          <table:table-cell table:style-name="Default" table:number-columns-repeated="2"/>
          <table:table-cell table:number-columns-repeated="16"/>
          <table:table-cell office:value-type="string" calcext:value-type="string">
            <text:p>wlcore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pcie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dm.c</text:p>
          </table:table-cell>
          <table:table-cell table:style-name="Default" table:number-columns-repeated="2"/>
          <table:table-cell table:number-columns-repeated="16"/>
          <table:table-cell office:value-type="string" calcext:value-type="string">
            <text:p>wlcore_i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pno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hal_init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Kconfig</text:p>
          </table:table-cell>
          <table:table-cell table:number-columns-repeated="923"/>
        </table:table-row>
        <table:table-row table:style-name="ro1">
          <table:table-cell table:number-columns-repeated="28"/>
          <table:table-cell office:value-type="string" calcext:value-type="string">
            <text:p>pno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mp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akefile</text:p>
          </table:table-cell>
          <table:table-cell table:number-columns-repeated="923"/>
        </table:table-row>
        <table:table-row table:style-name="ro1">
          <table:table-cell table:number-columns-repeated="28"/>
          <table:table-cell office:value-type="string" calcext:value-type="string">
            <text:p>proto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phycfg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wilink_platform_data.c</text:p>
          </table:table-cell>
          <table:table-cell table:number-columns-repeated="923"/>
        </table:table-row>
        <table:table-row table:style-name="ro1">
          <table:table-cell table:number-columns-repeated="28"/>
          <table:table-cell office:value-type="string" calcext:value-type="string">
            <text:p>proto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f6052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6"/>
          <table:table-cell table:style-name="ce87"/>
          <table:table-cell/>
          <table:table-cell office:value-type="string" calcext:value-type="string">
            <text:p>sdio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xdesc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sdio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sreset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tracepoint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xmit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tracepoint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PwrSeqCmd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6"/>
          <table:table-cell table:style-name="ce87"/>
          <table:table-cell/>
          <table:table-cell office:value-type="string" calcext:value-type="string">
            <text:p>usb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usb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h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vendor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com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vendor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intf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3"/>
          <table:table-cell table:style-name="Default" table:number-columns-repeated="4"/>
          <table:table-cell table:style-name="ce88" office:value-type="string" calcext:value-type="string">
            <text:p>brcmsmac/</text:p>
          </table:table-cell>
          <table:table-cell/>
          <table:table-cell table:style-name="Default" table:number-columns-repeated="2"/>
          <table:table-cell table:number-columns-repeated="42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include/</text:p>
          </table:table-cell>
          <table:table-cell table:style-name="Default" table:number-columns-repeated="4"/>
          <table:table-cell table:number-columns-repeated="939"/>
        </table:table-row>
        <table:table-row table:style-name="ro1">
          <table:table-cell table:number-columns-repeated="27"/>
          <table:table-cell table:style-name="ce88" office:value-type="string" calcext:value-type="string">
            <text:p>brcmutil/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byteorder/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27"/>
          <table:table-cell table:style-name="ce88" office:value-type="string" calcext:value-type="string">
            <text:p>include/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ig_endian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7"/>
          <table:table-cell office:value-type="string" calcext:value-type="string">
            <text:p>Kconfig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eneric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7"/>
          <table:table-cell office:value-type="string" calcext:value-type="string">
            <text:p>Makefile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ittle_endian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6"/>
          <table:table-cell office:value-type="string" calcext:value-type="string">
            <text:p>Kconfig</text:p>
          </table:table-cell>
          <table:table-cell table:style-name="ce108"/>
          <table:table-cell table:number-columns-repeated="28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6"/>
          <table:table-cell office:value-type="string" calcext:value-type="string">
            <text:p>Makefile</text:p>
          </table:table-cell>
          <table:table-cell table:number-columns-repeated="29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b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wireless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E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Cf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Re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_wowlan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E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Cf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Re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U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8192DUHWImg_wowlan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PwrSeq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autocon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basic_types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irc_bu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md_osde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con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c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linux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sdio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x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etherne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2clbk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co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int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_ex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f_ether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octl_cfg80211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lme_osde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p_custom_oi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nic_spec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ce_servic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int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servic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hal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ps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sint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ecv_osde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d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even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hal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le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ecv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pec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rese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xmi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d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hal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le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ecv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spec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xmi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ndroi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r_ex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yteorder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debug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epro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fus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ven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h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query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rtl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set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l.h</text:p>
          </table:table-cell>
          <table:table-cell table:number-columns-repeated="942"/>
        </table:table-row>
        <table:table-row table:style-name="ro1">
          <table:table-cell table:number-columns-repeated="73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os_dep/</text:p>
          </table:table-cell>
          <table:table-cell table:style-name="Default" table:number-columns-repeated="4"/>
          <table:table-cell table:number-columns-repeated="939"/>
        </table:table-row>
        <table:table-row table:style-name="ro1">
          <table:table-cell table:number-columns-repeated="73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octl_cfg80211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octl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lme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_intfs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intf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ops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ecv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android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intf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ops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xmit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dep_service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Kconfig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Makefile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clean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ifcfg-wlan0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runwpa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wlan0dhcp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8"/>
          <table:table-cell table:style-name="ce88" office:value-type="string" calcext:value-type="string">
            <text:p>rtl8xxxu/</text:p>
          </table:table-cell>
          <table:table-cell table:number-columns-repeated="944"/>
        </table:table-row>
        <table:table-row table:style-name="ro1">
          <table:table-cell table:number-columns-repeated="76"/>
          <table:table-cell table:style-name="ce90" office:value-type="string" calcext:value-type="string">
            <text:p>rtlwifi/</text:p>
          </table:table-cell>
          <table:table-cell table:number-columns-repeated="944"/>
        </table:table-row>
        <table:table-row table:style-name="ro1">
          <table:table-cell table:number-columns-repeated="74"/>
          <table:table-cell table:style-name="ce112"/>
          <table:table-cell/>
          <table:table-cell office:value-type="string" calcext:value-type="string">
            <text:p>Kconfig</text:p>
          </table:table-cell>
          <table:table-cell table:style-name="ce108"/>
          <table:table-cell table:number-columns-repeated="943"/>
        </table:table-row>
        <table:table-row table:style-name="ro1">
          <table:table-cell table:number-columns-repeated="74"/>
          <table:table-cell table:style-name="ce112"/>
          <table:table-cell/>
          <table:table-cell table:style-name="ce108" office:value-type="string" calcext:value-type="string">
            <text:p>Makefile</text:p>
          </table:table-cell>
          <table:table-cell table:number-columns-repeated="944"/>
        </table:table-row>
        <table:table-row table:style-name="ro1">
          <table:table-cell table:number-columns-repeated="76"/>
          <table:table-cell table:style-name="ce108"/>
          <table:table-cell table:number-columns-repeated="944"/>
        </table:table-row>
        <table:table-row table:style-name="ro1">
          <table:table-cell table:number-columns-repeated="75"/>
          <table:table-cell table:style-name="ce108"/>
          <table:table-cell table:number-columns-repeated="945"/>
        </table:table-row>
        <table:table-row table:style-name="ro1">
          <table:table-cell table:number-columns-repeated="76"/>
          <table:table-cell table:style-name="ce108"/>
          <table:table-cell table:number-columns-repeated="944"/>
        </table:table-row>
        <table:table-row table:style-name="ro1" table:number-rows-repeated="11">
          <table:table-cell table:number-columns-repeated="77"/>
          <table:table-cell table:style-name="ce108"/>
          <table:table-cell table:number-columns-repeated="943"/>
        </table:table-row>
        <table:table-row table:style-name="ro1">
          <table:table-cell table:number-columns-repeated="76"/>
          <table:table-cell table:style-name="ce108"/>
          <table:table-cell table:number-columns-repeated="944"/>
        </table:table-row>
        <table:table-row table:style-name="ro1" table:number-rows-repeated="6">
          <table:table-cell table:number-columns-repeated="75"/>
          <table:table-cell table:style-name="ce108"/>
          <table:table-cell table:number-columns-repeated="945"/>
        </table:table-row>
        <table:table-row table:style-name="ro1" table:number-rows-repeated="104838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rivers_staging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106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4" table:default-cell-style-name="ce85"/>
        <table:table-column table:style-name="co10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02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8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09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3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02" table:default-cell-style-name="ce85"/>
        <table:table-column table:style-name="co43" table:number-columns-repeated="5" table:default-cell-style-name="ce85"/>
        <table:table-column table:style-name="co110" table:default-cell-style-name="ce85"/>
        <table:table-column table:style-name="co43" table:number-columns-repeated="5" table:default-cell-style-name="ce85"/>
        <table:table-column table:style-name="co13" table:default-cell-style-name="ce85"/>
        <table:table-column table:style-name="co43" table:number-columns-repeated="5" table:default-cell-style-name="ce85"/>
        <table:table-column table:style-name="co37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67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38" table:default-cell-style-name="ce85"/>
        <table:table-column table:style-name="co43" table:number-columns-repeated="5" table:default-cell-style-name="ce85"/>
        <table:table-column table:style-name="co108" table:default-cell-style-name="ce85"/>
        <table:table-column table:style-name="co43" table:number-columns-repeated="5" table:default-cell-style-name="ce85"/>
        <table:table-column table:style-name="co6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14" table:default-cell-style-name="ce85"/>
        <table:table-column table:style-name="co43" table:number-columns-repeated="5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67" table:default-cell-style-name="ce85"/>
        <table:table-column table:style-name="co43" table:number-columns-repeated="5" table:default-cell-style-name="ce85"/>
        <table:table-column table:style-name="co32" table:default-cell-style-name="ce85"/>
        <table:table-column table:style-name="co43" table:number-columns-repeated="5" table:default-cell-style-name="ce85"/>
        <table:table-column table:style-name="co17" table:default-cell-style-name="ce85"/>
        <table:table-column table:style-name="co43" table:number-columns-repeated="5" table:default-cell-style-name="ce85"/>
        <table:table-column table:style-name="co24" table:default-cell-style-name="ce85"/>
        <table:table-column table:style-name="co43" table:number-columns-repeated="5" table:default-cell-style-name="ce85"/>
        <table:table-column table:style-name="co68" table:default-cell-style-name="ce85"/>
        <table:table-column table:style-name="co43" table:number-columns-repeated="5" table:default-cell-style-name="ce85"/>
        <table:table-column table:style-name="co5" table:default-cell-style-name="ce85"/>
        <table:table-column table:style-name="co43" table:number-columns-repeated="5" table:default-cell-style-name="ce85"/>
        <table:table-column table:style-name="co14" table:default-cell-style-name="ce85"/>
        <table:table-column table:style-name="co43" table:number-columns-repeated="5" table:default-cell-style-name="ce85"/>
        <table:table-column table:style-name="co5" table:default-cell-style-name="ce85"/>
        <table:table-column table:style-name="co43" table:number-columns-repeated="5" table:default-cell-style-name="ce85"/>
        <table:table-column table:style-name="co21" table:default-cell-style-name="ce85"/>
        <table:table-column table:style-name="co43" table:number-columns-repeated="5" table:default-cell-style-name="ce85"/>
        <table:table-column table:style-name="co66" table:default-cell-style-name="ce85"/>
        <table:table-column table:style-name="co43" table:number-columns-repeated="5" table:default-cell-style-name="ce85"/>
        <table:table-column table:style-name="co102" table:default-cell-style-name="ce85"/>
        <table:table-column table:style-name="co43" table:number-columns-repeated="5" table:default-cell-style-name="ce85"/>
        <table:table-column table:style-name="co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4" table:default-cell-style-name="ce85"/>
        <table:table-column table:style-name="co74" table:default-cell-style-name="ce85"/>
        <table:table-column table:style-name="co43" table:number-columns-repeated="5" table:default-cell-style-name="ce85"/>
        <table:table-column table:style-name="co5" table:default-cell-style-name="ce85"/>
        <table:table-column table:style-name="co43" table:number-columns-repeated="5" table:default-cell-style-name="ce85"/>
        <table:table-column table:style-name="co108" table:default-cell-style-name="ce85"/>
        <table:table-column table:style-name="co43" table:number-columns-repeated="5" table:default-cell-style-name="ce85"/>
        <table:table-column table:style-name="co17" table:default-cell-style-name="ce85"/>
        <table:table-column table:style-name="co43" table:number-columns-repeated="5" table:default-cell-style-name="ce85"/>
        <table:table-column table:style-name="co41" table:default-cell-style-name="ce85"/>
        <table:table-column table:style-name="co43" table:number-columns-repeated="5" table:default-cell-style-name="ce85"/>
        <table:table-column table:style-name="co4" table:default-cell-style-name="ce85"/>
        <table:table-column table:style-name="co43" table:number-columns-repeated="5" table:default-cell-style-name="ce85"/>
        <table:table-column table:style-name="co32" table:default-cell-style-name="ce85"/>
        <table:table-column table:style-name="co78" table:number-columns-repeated="216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4" table:default-cell-style-name="ce85"/>
        <table:table-column table:style-name="co1" table:number-columns-repeated="8" table:default-cell-style-name="Default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staging/</text:p>
          </table:table-cell>
          <table:table-cell table:number-columns-repeated="3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6"/>
          <table:table-cell table:style-name="ce88" office:value-type="string" calcext:value-type="string">
            <text:p>board/</text:p>
          </table:table-cell>
          <table:table-cell table:number-columns-repeated="5"/>
          <table:table-cell table:style-name="ce88" office:value-type="string" calcext:value-type="string">
            <text:p>ccree/</text:p>
          </table:table-cell>
          <table:table-cell table:number-columns-repeated="5"/>
          <table:table-cell table:style-name="ce88" office:value-type="string" calcext:value-type="string">
            <text:p>clocking-wizard/</text:p>
          </table:table-cell>
          <table:table-cell table:number-columns-repeated="5"/>
          <table:table-cell table:style-name="ce88" office:value-type="string" calcext:value-type="string">
            <text:p>comedi/</text:p>
          </table:table-cell>
          <table:table-cell table:number-columns-repeated="5"/>
          <table:table-cell table:style-name="ce88" office:value-type="string" calcext:value-type="string">
            <text:p>dgnc/</text:p>
          </table:table-cell>
          <table:table-cell table:number-columns-repeated="5"/>
          <table:table-cell table:style-name="ce88" office:value-type="string" calcext:value-type="string">
            <text:p>emxx_udc/</text:p>
          </table:table-cell>
          <table:table-cell table:number-columns-repeated="5"/>
          <table:table-cell table:style-name="ce88" office:value-type="string" calcext:value-type="string">
            <text:p>fbtft/</text:p>
          </table:table-cell>
          <table:table-cell table:number-columns-repeated="5"/>
          <table:table-cell table:style-name="ce88" office:value-type="string" calcext:value-type="string">
            <text:p>fsl-dpaa2/</text:p>
          </table:table-cell>
          <table:table-cell table:number-columns-repeated="5"/>
          <table:table-cell table:style-name="ce88" office:value-type="string" calcext:value-type="string">
            <text:p>fsl-mc/</text:p>
          </table:table-cell>
          <table:table-cell table:number-columns-repeated="5"/>
          <table:table-cell table:style-name="ce88" office:value-type="string" calcext:value-type="string">
            <text:p>fwserial/</text:p>
          </table:table-cell>
          <table:table-cell table:number-columns-repeated="5"/>
          <table:table-cell table:style-name="ce88" office:value-type="string" calcext:value-type="string">
            <text:p>gdm724x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5"/>
          <table:table-cell table:style-name="ce88" office:value-type="string" calcext:value-type="string">
            <text:p>greybus/</text:p>
          </table:table-cell>
          <table:table-cell table:number-columns-repeated="5"/>
          <table:table-cell table:style-name="ce88" office:value-type="string" calcext:value-type="string">
            <text:p>gs_fpgaboot/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table:style-name="ce88" office:value-type="string" calcext:value-type="string">
            <text:p>irda/</text:p>
          </table:table-cell>
          <table:table-cell table:number-columns-repeated="5"/>
          <table:table-cell table:style-name="ce88" office:value-type="string" calcext:value-type="string">
            <text:p>ks7010/</text:p>
          </table:table-cell>
          <table:table-cell table:number-columns-repeated="5"/>
          <table:table-cell table:style-name="ce88" office:value-type="string" calcext:value-type="string">
            <text:p>lustr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edia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most/</text:p>
          </table:table-cell>
          <table:table-cell table:number-columns-repeated="5"/>
          <table:table-cell table:style-name="ce88" office:value-type="string" calcext:value-type="string">
            <text:p>mt29f_spinand/</text:p>
          </table:table-cell>
          <table:table-cell table:number-columns-repeated="5"/>
          <table:table-cell table:style-name="ce88" office:value-type="string" calcext:value-type="string">
            <text:p>netlogic/</text:p>
          </table:table-cell>
          <table:table-cell table:number-columns-repeated="5"/>
          <table:table-cell table:style-name="ce88" office:value-type="string" calcext:value-type="string">
            <text:p>nvec/</text:p>
          </table:table-cell>
          <table:table-cell table:number-columns-repeated="5"/>
          <table:table-cell table:style-name="ce88" office:value-type="string" calcext:value-type="string">
            <text:p>octeon/</text:p>
          </table:table-cell>
          <table:table-cell table:number-columns-repeated="5"/>
          <table:table-cell table:style-name="ce88" office:value-type="string" calcext:value-type="string">
            <text:p>octeon-usb/</text:p>
          </table:table-cell>
          <table:table-cell table:number-columns-repeated="5"/>
          <table:table-cell table:style-name="ce88" office:value-type="string" calcext:value-type="string">
            <text:p>olpc_dcon/</text:p>
          </table:table-cell>
          <table:table-cell table:number-columns-repeated="5"/>
          <table:table-cell table:style-name="ce88" office:value-type="string" calcext:value-type="string">
            <text:p>pi433/</text:p>
          </table:table-cell>
          <table:table-cell table:number-columns-repeated="5"/>
          <table:table-cell table:style-name="ce88" office:value-type="string" calcext:value-type="string">
            <text:p>rtl8188eu/</text:p>
          </table:table-cell>
          <table:table-cell table:number-columns-repeated="5"/>
          <table:table-cell table:style-name="ce88" office:value-type="string" calcext:value-type="string">
            <text:p>rtl8192e/</text:p>
          </table:table-cell>
          <table:table-cell table:number-columns-repeated="5"/>
          <table:table-cell table:style-name="ce88" office:value-type="string" calcext:value-type="string">
            <text:p>rtl8192u/</text:p>
          </table:table-cell>
          <table:table-cell table:number-columns-repeated="5"/>
          <table:table-cell table:style-name="ce88" office:value-type="string" calcext:value-type="string">
            <text:p>rtl8712/</text:p>
          </table:table-cell>
          <table:table-cell table:number-columns-repeated="5"/>
          <table:table-cell table:style-name="ce88" office:value-type="string" calcext:value-type="string">
            <text:p>rtl8723bs/</text:p>
          </table:table-cell>
          <table:table-cell table:number-columns-repeated="5"/>
          <table:table-cell table:style-name="ce88" office:value-type="string" calcext:value-type="string">
            <text:p>rtlwifi/</text:p>
          </table:table-cell>
          <table:table-cell table:number-columns-repeated="5"/>
          <table:table-cell table:style-name="ce88" office:value-type="string" calcext:value-type="string">
            <text:p>rts5208/</text:p>
          </table:table-cell>
          <table:table-cell table:number-columns-repeated="5"/>
          <table:table-cell table:style-name="ce88" office:value-type="string" calcext:value-type="string">
            <text:p>skein/</text:p>
          </table:table-cell>
          <table:table-cell table:number-columns-repeated="5"/>
          <table:table-cell table:style-name="ce88" office:value-type="string" calcext:value-type="string">
            <text:p>sm750fb/</text:p>
          </table:table-cell>
          <table:table-cell table:number-columns-repeated="5"/>
          <table:table-cell table:style-name="ce88" office:value-type="string" calcext:value-type="string">
            <text:p>speakup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nisys/</text:p>
          </table:table-cell>
          <table:table-cell table:number-columns-repeated="5"/>
          <table:table-cell table:style-name="ce88" office:value-type="string" calcext:value-type="string">
            <text:p>vboxvideo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vc04_services/</text:p>
          </table:table-cell>
          <table:table-cell table:style-name="Default"/>
          <table:table-cell table:number-columns-repeated="5"/>
          <table:table-cell table:style-name="ce88" office:value-type="string" calcext:value-type="string">
            <text:p>vme/</text:p>
          </table:table-cell>
          <table:table-cell table:number-columns-repeated="5"/>
          <table:table-cell table:style-name="ce88" office:value-type="string" calcext:value-type="string">
            <text:p>vt6655/</text:p>
          </table:table-cell>
          <table:table-cell table:number-columns-repeated="5"/>
          <table:table-cell table:style-name="ce88" office:value-type="string" calcext:value-type="string">
            <text:p>vt6656/</text:p>
          </table:table-cell>
          <table:table-cell table:number-columns-repeated="5"/>
          <table:table-cell table:style-name="ce88" office:value-type="string" calcext:value-type="string">
            <text:p>wilc1000/</text:p>
          </table:table-cell>
          <table:table-cell table:number-columns-repeated="5"/>
          <table:table-cell table:style-name="ce88" office:value-type="string" calcext:value-type="string">
            <text:p>wlan-ng/</text:p>
          </table:table-cell>
          <table:table-cell table:number-columns-repeated="5"/>
          <table:table-cell table:style-name="ce88" office:value-type="string" calcext:value-type="string">
            <text:p>xgifb/</text:p>
          </table:table-cell>
          <table:table-cell table:number-columns-repeated="732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35"/>
          <table:table-cell table:style-name="ce91"/>
          <table:table-cell table:style-name="ce84" table:number-columns-repeated="131"/>
          <table:table-cell table:style-name="ce91"/>
          <table:table-cell table:style-name="ce84" table:number-columns-repeated="762"/>
          <table:table-cell table:number-columns-repeated="8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"/>
          <table:table-cell table:style-name="ce85"/>
          <table:table-cell table:style-name="ce105" office:value-type="string" calcext:value-type="string">
            <text:p>+</text:p>
          </table:table-cell>
          <table:table-cell table:style-name="ce88" office:value-type="string" calcext:value-type="string">
            <text:p>fiq_debugger/</text:p>
          </table:table-cell>
          <table:table-cell table:number-columns-repeated="4"/>
          <table:table-cell table:style-name="ce85"/>
          <table:table-cell table:number-columns-repeated="66"/>
          <table:table-cell table:style-name="ce89"/>
          <table:table-cell office:value-type="string" calcext:value-type="string">
            <text:p>Kconfig</text:p>
          </table:table-cell>
          <table:table-cell table:number-columns-repeated="41"/>
          <table:table-cell table:style-name="ce88" office:value-type="string" calcext:value-type="string">
            <text:p>atomisp/</text:p>
          </table:table-cell>
          <table:table-cell table:number-columns-repeated="131"/>
          <table:table-cell table:style-name="ce88" office:value-type="string" calcext:value-type="string">
            <text:p>bcm2835-audio/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oard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85"/>
          <table:table-cell table:number-columns-repeated="43"/>
          <table:table-cell table:style-name="ce108"/>
          <table:table-cell table:style-name="Default" table:number-columns-repeated="2"/>
          <table:table-cell table:number-columns-repeated="20"/>
          <table:table-cell table:style-name="ce89"/>
          <table:table-cell office:value-type="string" calcext:value-type="string">
            <text:p>Makefile</text:p>
          </table:table-cell>
          <table:table-cell table:number-columns-repeated="41"/>
          <table:table-cell table:style-name="ce88" office:value-type="string" calcext:value-type="string">
            <text:p>bcm2048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3"/>
          <table:table-cell table:style-name="ce112"/>
          <table:table-cell/>
          <table:table-cell table:style-name="ce88" office:value-type="string" calcext:value-type="string">
            <text:p>bcm2835-camera/</text:p>
          </table:table-cell>
          <table:table-cell table:number-columns-repeated="3"/>
          <table:table-cell table:style-name="Default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cree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85"/>
          <table:table-cell table:number-columns-repeated="43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 table:style-name="ce108"/>
          <table:table-cell table:number-columns-repeated="6"/>
          <table:table-cell office:value-type="string" calcext:value-type="string">
            <text:p>README</text:p>
          </table:table-cell>
          <table:table-cell table:number-columns-repeated="41"/>
          <table:table-cell table:style-name="ce88" office:value-type="string" calcext:value-type="string">
            <text:p>cxd2099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ocking-wizard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.c</text:p>
          </table:table-cell>
          <table:table-cell table:style-name="Default" table:number-columns-repeated="3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9"/>
          <table:table-cell office:value-type="string" calcext:value-type="string">
            <text:p>goldfish_audio.c</text:p>
          </table:table-cell>
          <table:table-cell table:number-columns-repeated="41"/>
          <table:table-cell table:style-name="ce88" office:value-type="string" calcext:value-type="string">
            <text:p>davinci_vpfe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medi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.h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4"/>
          <table:table-cell office:value-type="string" calcext:value-type="string">
            <text:p>goldfish_nand.c</text:p>
          </table:table-cell>
          <table:table-cell table:number-columns-repeated="41"/>
          <table:table-cell table:style-name="ce88" office:value-type="string" calcext:value-type="string">
            <text:p>imx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TODO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gnc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arm.c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5"/>
          <table:table-cell office:value-type="string" calcext:value-type="string">
            <text:p>goldfish_nand_reg.h</text:p>
          </table:table-cell>
          <table:table-cell table:number-columns-repeated="39"/>
          <table:table-cell table:style-name="ce112"/>
          <table:table-cell/>
          <table:table-cell table:style-name="ce88" office:value-type="string" calcext:value-type="string">
            <text:p>lirc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bcm2835-camera.c</text:p>
          </table:table-cell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mxx_udc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arm64.c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.c</text:p>
          </table:table-cell>
          <table:table-cell table:number-columns-repeated="3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bcm2835-camera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btft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priv.h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c</text:p>
          </table:table-cell>
          <table:table-cell table:number-columns-repeated="3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controls.c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sl-dpaa2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ringbuf.h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h</text:p>
          </table:table-cell>
          <table:table-cell table:number-columns-repeated="38"/>
          <table:table-cell table:style-name="Default" table:number-columns-repeated="2"/>
          <table:table-cell table:style-name="ce100"/>
          <table:table-cell table:style-name="Default"/>
          <table:table-cell office:value-type="string" calcext:value-type="string">
            <text:p>TODO</text:p>
          </table:table-cell>
          <table:table-cell table:style-name="Default" table:number-columns-repeated="2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common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sl-mc/</text:p>
          </table:table-cell>
          <table:table-cell table:number-columns-repeated="2"/>
          <table:table-cell table:style-name="ce85"/>
          <table:table-cell table:style-name="Default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watchdog.c</text:p>
          </table:table-cell>
          <table:table-cell table:number-columns-repeated="2"/>
          <table:table-cell table:style-name="Default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6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lirc_rpi.c</text:p>
          </table:table-cell>
          <table:table-cell/>
          <table:table-cell table:style-name="Default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encodings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wserial/</text:p>
          </table:table-cell>
          <table:table-cell table:number-columns-repeated="2"/>
          <table:table-cell table:style-name="ce85"/>
          <table:table-cell table:style-name="Default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watchdog.h</text:p>
          </table:table-cell>
          <table:table-cell table:number-columns-repeated="2"/>
          <table:table-cell table:style-name="Default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8"/>
          <table:table-cell office:value-type="string" calcext:value-type="string">
            <text:p>lirc_zilog.c</text:p>
          </table:table-cell>
          <table:table-cell/>
          <table:table-cell table:style-name="Default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-common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gdm724x/</text:p>
          </table:table-cell>
          <table:table-cell table:number-columns-repeated="2"/>
          <table:table-cell table:style-name="ce85"/>
          <table:table-cell table:style-name="Default"/>
          <table:table-cell table:style-name="ce88" office:value-type="string" calcext:value-type="string">
            <text:p>ion/</text:p>
          </table:table-cell>
          <table:table-cell table:number-columns-repeated="4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7"/>
          <table:table-cell table:style-name="ce88" office:value-type="string" calcext:value-type="string">
            <text:p>omap4iss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-format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2"/>
          <table:table-cell table:style-name="ce85"/>
          <table:table-cell table:style-name="Default"/>
          <table:table-cell table:style-name="ce88" office:value-type="string" calcext:value-type="string">
            <text:p>uapi/</text:p>
          </table:table-cell>
          <table:table-cell table:number-columns-repeated="4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7"/>
          <table:table-cell office:value-type="string" calcext:value-type="string">
            <text:p>Kconfig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-port.h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greybus/</text:p>
          </table:table-cell>
          <table:table-cell table:number-columns-repeated="2"/>
          <table:table-cell table:style-name="ce85"/>
          <table:table-cell table:style-name="ce95"/>
          <table:table-cell office:value-type="string" calcext:value-type="string">
            <text:p>Kconfig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 table:style-name="Default" table:number-columns-repeated="2"/>
          <table:table-cell table:number-columns-repeated="13"/>
          <table:table-cell table:style-name="ce85"/>
          <table:table-cell/>
          <table:table-cell table:style-name="ce108"/>
          <table:table-cell table:number-columns-repeated="47"/>
          <table:table-cell office:value-type="string" calcext:value-type="string">
            <text:p>Makefile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.h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gs_fpgaboot/</text:p>
          </table:table-cell>
          <table:table-cell table:number-columns-repeated="2"/>
          <table:table-cell table:style-name="ce85"/>
          <table:table-cell table:style-name="ce95"/>
          <table:table-cell office:value-type="string" calcext:value-type="string">
            <text:p>Makefile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71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parameters.h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io/</text:p>
          </table:table-cell>
          <table:table-cell table:number-columns-repeated="2"/>
          <table:table-cell table:style-name="ce85"/>
          <table:table-cell table:style-name="Default"/>
          <table:table-cell office:value-type="string" calcext:value-type="string">
            <text:p>TODO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71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vchiq.c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rda/</text:p>
          </table:table-cell>
          <table:table-cell table:number-columns-repeated="2"/>
          <table:table-cell table:style-name="ce85"/>
          <table:table-cell table:style-name="ce95"/>
          <table:table-cell office:value-type="string" calcext:value-type="string">
            <text:p>ashmem.c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71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vchiq.h</text:p>
          </table:table-cell>
          <table:table-cell table:style-name="Default" table:number-columns-repeated="2"/>
          <table:table-cell table:number-columns-repeated="765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ks7010/</text:p>
          </table:table-cell>
          <table:table-cell table:number-columns-repeated="2"/>
          <table:table-cell table:style-name="ce85"/>
          <table:table-cell table:style-name="Default"/>
          <table:table-cell office:value-type="string" calcext:value-type="string">
            <text:p>ashmem.h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3"/>
          <table:table-cell table:style-name="ce112"/>
          <table:table-cell/>
          <table:table-cell table:style-name="ce88" office:value-type="string" calcext:value-type="string">
            <text:p>interface/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lustre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4"/>
          <table:table-cell table:style-name="ce88" office:value-type="string" calcext:value-type="string">
            <text:p>vchi/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2"/>
          <table:table-cell table:style-name="ce102"/>
          <table:table-cell table:style-name="Default"/>
          <table:table-cell table:style-name="ce88" office:value-type="string" calcext:value-type="string">
            <text:p>vchiq_arm/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ost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5"/>
          <table:table-cell office:value-type="string" calcext:value-type="string">
            <text:p>vchiq.h</text:p>
          </table:table-cell>
          <table:table-cell table:style-name="Default" table:number-columns-repeated="2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t29f_spinand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5"/>
          <table:table-cell office:value-type="string" calcext:value-type="string">
            <text:p>vchiq_2835_arm.c</text:p>
          </table:table-cell>
          <table:table-cell table:style-name="Default" table:number-columns-repeated="2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etlogic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5"/>
          <table:table-cell table:style-name="ce87"/>
          <table:table-cell/>
          <table:table-cell office:value-type="string" calcext:value-type="string">
            <text:p>vchiq_arm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ec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arm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cteon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build_info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cteon-usb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cfg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lpc_dcon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connected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i433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connected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188eu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181"/>
          <table:table-cell office:value-type="string" calcext:value-type="string">
            <text:p>vchiq_core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192e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181"/>
          <table:table-cell office:value-type="string" calcext:value-type="string">
            <text:p>vchiq_core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192u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style-name="ce108"/>
          <table:table-cell table:number-columns-repeated="182"/>
          <table:table-cell office:value-type="string" calcext:value-type="string">
            <text:p>vchiq_debugfs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712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/>
          <table:table-cell table:style-name="ce108"/>
          <table:table-cell table:number-columns-repeated="181"/>
          <table:table-cell office:value-type="string" calcext:value-type="string">
            <text:p>vchiq_debugfs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723bs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80"/>
          <table:table-cell office:value-type="string" calcext:value-type="string">
            <text:p>vchiq_genversion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wifi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if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s5208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ioctl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kein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kern_lib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m750fb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killable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peakup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memdrv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ypec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pagelist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nisys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shim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boxvideo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util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vc04_services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util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me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80"/>
          <table:table-cell office:value-type="string" calcext:value-type="string">
            <text:p>vchiq_version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t6655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78"/>
          <table:table-cell office:value-type="string" calcext:value-type="string">
            <text:p>Kconfig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t6656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78"/>
          <table:table-cell office:value-type="string" calcext:value-type="string">
            <text:p>Makefile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ilc1000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lan-ng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xgifb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41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 table:number-columns-repeated="31"/>
          <table:table-cell table:style-name="ce85"/>
          <table:table-cell table:number-columns-repeated="41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 table:number-rows-repeated="5">
          <table:table-cell table:number-columns-repeated="31"/>
          <table:table-cell table:style-name="ce85"/>
          <table:table-cell table:number-columns-repeated="41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>
          <table:table-cell table:number-columns-repeated="28"/>
          <table:table-cell table:style-name="ce108"/>
          <table:table-cell table:number-columns-repeated="44"/>
          <table:table-cell table:style-name="ce85"/>
          <table:table-cell table:style-name="ce108"/>
          <table:table-cell table:number-columns-repeated="949"/>
        </table:table-row>
        <table:table-row table:style-name="ro1">
          <table:table-cell table:number-columns-repeated="28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3">
          <table:table-cell table:number-columns-repeated="28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 table:number-rows-repeated="2">
          <table:table-cell table:number-columns-repeated="55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 table:number-rows-repeated="9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8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9"/>
          <table:table-cell table:style-name="ce108"/>
          <table:table-cell table:number-columns-repeated="948"/>
        </table:table-row>
        <table:table-row table:style-name="ro1" table:number-rows-repeated="5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22"/>
          <table:table-cell table:style-name="ce108"/>
          <table:table-cell table:number-columns-repeated="948"/>
        </table:table-row>
        <table:table-row table:style-name="ro1" table:number-rows-repeated="3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61"/>
          <table:table-cell table:style-name="ce108"/>
          <table:table-cell table:number-columns-repeated="948"/>
        </table:table-row>
        <table:table-row table:style-name="ro1" table:number-rows-repeated="7">
          <table:table-cell table:number-columns-repeated="52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8"/>
          <table:table-cell table:number-columns-repeated="948"/>
        </table:table-row>
        <table:table-row table:style-name="ro1" table:number-rows-repeated="2">
          <table:table-cell table:number-columns-repeated="75"/>
          <table:table-cell table:style-name="ce108"/>
          <table:table-cell table:number-columns-repeated="948"/>
        </table:table-row>
        <table:table-row table:style-name="ro1" table:number-rows-repeated="8">
          <table:table-cell table:number-columns-repeated="52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8"/>
          <table:table-cell table:number-columns-repeated="948"/>
        </table:table-row>
        <table:table-row table:style-name="ro1" table:number-rows-repeated="57">
          <table:table-cell table:number-columns-repeated="75"/>
          <table:table-cell table:style-name="ce108"/>
          <table:table-cell table:number-columns-repeated="948"/>
        </table:table-row>
        <table:table-row table:style-name="ro1">
          <table:table-cell table:number-columns-repeated="73"/>
          <table:table-cell table:style-name="ce85"/>
          <table:table-cell table:style-name="ce108"/>
          <table:table-cell table:number-columns-repeated="949"/>
        </table:table-row>
        <table:table-row table:style-name="ro1">
          <table:table-cell table:number-columns-repeated="73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11">
          <table:table-cell table:number-columns-repeated="7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 table:number-columns-repeated="73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6">
          <table:table-cell table:number-columns-repeated="74"/>
          <table:table-cell table:style-name="ce108"/>
          <table:table-cell table:number-columns-repeated="949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tty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10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10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78" table:number-columns-repeated="213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column table:style-name="co92" table:default-cell-style-name="Default"/>
        <table:table-column table:style-name="co1" table:number-columns-repeated="5" table:default-cell-style-name="Default"/>
        <table:table-column table:style-name="co9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62" table:default-cell-style-name="Default"/>
        <table:table-column table:style-name="co1" table:number-columns-repeated="5" table:default-cell-style-name="Default"/>
        <table:table-column table:style-name="co64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83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95" table:default-cell-style-name="Default"/>
        <table:table-column table:style-name="co1" table:number-columns-repeated="5" table:default-cell-style-name="Default"/>
        <table:table-column table:style-name="co96" table:default-cell-style-name="Default"/>
        <table:table-column table:style-name="co1" table:number-columns-repeated="5" table:default-cell-style-name="Default"/>
        <table:table-column table:style-name="co65" table:default-cell-style-name="Default"/>
        <table:table-column table:style-name="co1" table:number-columns-repeated="5" table:default-cell-style-name="Default"/>
        <table:table-column table:style-name="co6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number-columns-repeated="5" table:default-cell-style-name="Default"/>
        <table:table-column table:style-name="co68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8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number-columns-repeated="5" table:default-cell-style-name="Default"/>
        <table:table-column table:style-name="co87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60" table:default-cell-style-name="Default"/>
        <table:table-column table:style-name="co1" table:number-columns-repeated="5" table:default-cell-style-name="Default"/>
        <table:table-column table:style-name="co99" table:default-cell-style-name="Default"/>
        <table:table-column table:style-name="co1" table:number-columns-repeated="4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1" table:number-columns-repeated="6" table:default-cell-style-name="Default"/>
        <table:table-row table:style-name="ro1">
          <table:table-cell table:style-name="ce87"/>
          <table:table-cell/>
          <table:table-cell table:style-name="ce88" office:value-type="string" calcext:value-type="string">
            <text:p>./drivers/tty/</text:p>
          </table:table-cell>
          <table:table-cell table:number-columns-repeated="4"/>
          <table:table-cell table:style-name="ce88" office:value-type="string" calcext:value-type="string">
            <text:p>hvc/</text:p>
          </table:table-cell>
          <table:table-cell table:number-columns-repeated="5"/>
          <table:table-cell table:style-name="ce88" office:value-type="string" calcext:value-type="string">
            <text:p>ipwireless/</text:p>
          </table:table-cell>
          <table:table-cell table:number-columns-repeated="5"/>
          <table:table-cell table:style-name="ce88" office:value-type="string" calcext:value-type="string">
            <text:p>serdev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erial/</text:p>
          </table:table-cell>
          <table:table-cell table:number-columns-repeated="7"/>
          <table:table-cell table:style-name="ce88" office:value-type="string" calcext:value-type="string">
            <text:p>vt/</text:p>
          </table:table-cell>
          <table:table-cell table:number-columns-repeated="990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723"/>
          <table:table-cell table:number-columns-repeated="268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hvc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ce112"/>
          <table:table-cell/>
          <table:table-cell table:style-name="ce88" office:value-type="string" calcext:value-type="string">
            <text:p>8250/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ipwirele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.h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serdev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accen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12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acorn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v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aspeed_vuar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8250_bcm2835aux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boc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amiserial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core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bfin_jtag_com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dm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cyclades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dw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ehv_bytechan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early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goldfish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em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isico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exar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etag_da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exar_st16c554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ips_ejtag_fdc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fintek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oxa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fourpor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oxa.h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fsl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xser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gsc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xser.h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hp300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gsm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hub6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hdlc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ingenic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null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lpc18xx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r3964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lpss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racerouter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men_mcb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racesink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mid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racesink.h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mox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ty.c</text:p>
          </table:table-cell>
          <table:table-cell table:number-columns-repeated="19"/>
          <table:table-cell table:style-name="Default" table:number-columns-repeated="4"/>
          <table:table-cell office:value-type="string" calcext:value-type="string">
            <text:p>8250_mtk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ozomi.c</text:p>
          </table:table-cell>
          <table:table-cell table:number-columns-repeated="19"/>
          <table:table-cell table:style-name="Default" table:number-columns-repeated="4"/>
          <table:table-cell office:value-type="string" calcext:value-type="string">
            <text:p>8250_of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pty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omap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rocke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ci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rocke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np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rocket_in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or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nclink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x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nclink_g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uniphier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nclinkm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srq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audi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serial_cs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baudrat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8" office:value-type="string" calcext:value-type="string">
            <text:p>cpm_uart/</text:p>
          </table:table-cell>
          <table:table-cell table:style-name="ce108"/>
          <table:table-cell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buffer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8" office:value-type="string" calcext:value-type="string">
            <text:p>jsm/</text:p>
          </table:table-cell>
          <table:table-cell table:style-name="ce108"/>
          <table:table-cell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io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21285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ioct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jobctr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ldisc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altera_jtag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ldsem.c</text:p>
          </table:table-cell>
          <table:table-cell table:number-columns-repeated="22"/>
          <table:table-cell office:value-type="string" calcext:value-type="string">
            <text:p>altera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mutex.c</text:p>
          </table:table-cell>
          <table:table-cell table:number-columns-repeated="22"/>
          <table:table-cell office:value-type="string" calcext:value-type="string">
            <text:p>amba-pl010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port.c</text:p>
          </table:table-cell>
          <table:table-cell table:number-columns-repeated="20"/>
          <table:table-cell table:style-name="ce112"/>
          <table:table-cell/>
          <table:table-cell office:value-type="string" calcext:value-type="string">
            <text:p>amba-pl011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vcc.c</text:p>
          </table:table-cell>
          <table:table-cell table:number-columns-repeated="22"/>
          <table:table-cell office:value-type="string" calcext:value-type="string">
            <text:p>amba-pl011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pb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pbuart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r933x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rc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tmel_serial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tmel_serial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cm63xx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fin_sport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fin_sport_uart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fin_u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clps711x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crisv10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crisv10.h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digicolor-us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dz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dz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arlycon-arm-semihos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arlycon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fm32-uar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traxfs-uar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fsl_lpuar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com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com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fx6x60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fx6x60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mx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oc3_serial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oc4_serial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p22zilog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p22zilog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kgdb_nmi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kgdboc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lantiq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lpc32xx_hs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32r_sio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32r_sio_reg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ax3100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ax310x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cf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en_z135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eson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pc52xx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ps2-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psc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sm_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ux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vebu-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xs-a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netx-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omap-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owl-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ch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ic32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ic32_uart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mac_zilog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mac_zilog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nx8xxx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xa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rp2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a1100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amsung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amsung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b1250-d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4"/>
          <table:table-cell table:style-name="ce112"/>
          <table:table-cell/>
          <table:table-cell office:value-type="string" calcext:value-type="string">
            <text:p>sc16is7xx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ccnxp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-tegra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core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ks8695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mctrl_gpio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mctrl_gpio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txx9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h-sci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h-sci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irfsoc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irfsoc_uart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n_console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prd_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t-asc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tm32-us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tm32-usart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uncore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unhv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sab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sab.h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su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zilog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zilog.h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tilegx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timbu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timbuart.h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uartlite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ucc_u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vr41xx_siu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vt8500_serial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xilinx_uartps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zs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zs.h</text:p>
          </table:table-cell>
          <table:table-cell table:number-columns-repeated="99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usb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10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1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0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93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2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113" table:default-cell-style-name="ce85"/>
        <table:table-column table:style-name="co43" table:number-columns-repeated="5" table:default-cell-style-name="ce85"/>
        <table:table-column table:style-name="co87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8" table:default-cell-style-name="ce85"/>
        <table:table-column table:style-name="co43" table:number-columns-repeated="5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21" table:default-cell-style-name="ce85"/>
        <table:table-column table:style-name="co43" table:number-columns-repeated="5" table:default-cell-style-name="ce85"/>
        <table:table-column table:style-name="co78" table:number-columns-repeated="21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10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3" table:default-cell-style-name="ce85"/>
        <table:table-column table:style-name="co1" table:number-columns-repeated="5" table:default-cell-style-name="Default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usb/</text:p>
          </table:table-cell>
          <table:table-cell table:number-columns-repeated="4"/>
          <table:table-cell table:style-name="ce88" office:value-type="string" calcext:value-type="string">
            <text:p>atm/</text:p>
          </table:table-cell>
          <table:table-cell table:number-columns-repeated="5"/>
          <table:table-cell table:style-name="ce88" office:value-type="string" calcext:value-type="string">
            <text:p>c67x00/</text:p>
          </table:table-cell>
          <table:table-cell table:number-columns-repeated="5"/>
          <table:table-cell table:style-name="ce88" office:value-type="string" calcext:value-type="string">
            <text:p>chipidea/</text:p>
          </table:table-cell>
          <table:table-cell table:number-columns-repeated="5"/>
          <table:table-cell table:style-name="ce88" office:value-type="string" calcext:value-type="string">
            <text:p>class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dwc2/</text:p>
          </table:table-cell>
          <table:table-cell table:number-columns-repeated="5"/>
          <table:table-cell table:style-name="ce88" office:value-type="string" calcext:value-type="string">
            <text:p>dwc3/</text:p>
          </table:table-cell>
          <table:table-cell table:number-columns-repeated="5"/>
          <table:table-cell table:style-name="ce88" office:value-type="string" calcext:value-type="string">
            <text:p>early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host/</text:p>
          </table:table-cell>
          <table:table-cell table:number-columns-repeated="7"/>
          <table:table-cell table:style-name="ce88" office:value-type="string" calcext:value-type="string">
            <text:p>image/</text:p>
          </table:table-cell>
          <table:table-cell table:number-columns-repeated="8"/>
          <table:table-cell table:style-name="ce88" office:value-type="string" calcext:value-type="string">
            <text:p>isp1760/</text:p>
          </table:table-cell>
          <table:table-cell table:number-columns-repeated="5"/>
          <table:table-cell table:style-name="ce88" office:value-type="string" calcext:value-type="string">
            <text:p>misc/</text:p>
          </table:table-cell>
          <table:table-cell table:number-columns-repeated="5"/>
          <table:table-cell table:style-name="ce88" office:value-type="string" calcext:value-type="string">
            <text:p>mon/</text:p>
          </table:table-cell>
          <table:table-cell table:number-columns-repeated="5"/>
          <table:table-cell table:style-name="ce88" office:value-type="string" calcext:value-type="string">
            <text:p>mtu3/</text:p>
          </table:table-cell>
          <table:table-cell table:number-columns-repeated="5"/>
          <table:table-cell table:style-name="ce88" office:value-type="string" calcext:value-type="string">
            <text:p>musb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renesas_usbhs/</text:p>
          </table:table-cell>
          <table:table-cell table:number-columns-repeated="5"/>
          <table:table-cell table:style-name="ce88" office:value-type="string" calcext:value-type="string">
            <text:p>serial/</text:p>
          </table:table-cell>
          <table:table-cell table:number-columns-repeated="5"/>
          <table:table-cell table:style-name="ce88" office:value-type="string" calcext:value-type="string">
            <text:p>storage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sbip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wusbcore/</text:p>
          </table:table-cell>
          <table:table-cell table:number-columns-repeated="873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1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14"/>
          <table:table-cell table:style-name="ce91"/>
          <table:table-cell table:style-name="ce84" table:number-columns-repeated="23"/>
          <table:table-cell table:style-name="ce91"/>
          <table:table-cell table:style-name="ce84" table:number-columns-repeated="11"/>
          <table:table-cell table:style-name="ce91"/>
          <table:table-cell table:style-name="ce84" table:number-columns-repeated="893"/>
          <table:table-cell table:number-columns-repeated="5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5"/>
          <table:table-cell office:value-type="string" calcext:value-type="string">
            <text:p>Kconfig</text:p>
          </table:table-cell>
          <table:table-cell table:number-columns-repeated="22"/>
          <table:table-cell table:style-name="ce89"/>
          <table:table-cell table:style-name="ce88" office:value-type="string" calcext:value-type="string">
            <text:p>function/</text:p>
          </table:table-cell>
          <table:table-cell table:number-columns-repeated="3"/>
          <table:table-cell table:style-name="ce107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common_port/</text:p>
          </table:table-cell>
          <table:table-cell table:number-columns-repeated="45"/>
          <table:table-cell table:style-name="ce89"/>
          <table:table-cell office:value-type="string" calcext:value-type="string">
            <text:p>Kconfig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67x0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95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doc/</text:p>
          </table:table-cell>
          <table:table-cell table:style-name="Default" table:number-columns-repeated="4"/>
          <table:table-cell table:style-name="ce85"/>
          <table:table-cell table:number-columns-repeated="10"/>
          <table:table-cell table:style-name="ce108"/>
          <table:table-cell/>
          <table:table-cell table:style-name="Default"/>
          <table:table-cell table:number-columns-repeated="26"/>
          <table:table-cell table:style-name="ce89"/>
          <table:table-cell office:value-type="string" calcext:value-type="string">
            <text:p>Makefile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hipidea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7"/>
          <table:table-cell office:value-type="string" calcext:value-type="string">
            <text:p>buffer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f_accessory.c</text:p>
          </table:table-cell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3"/>
          <table:table-cell table:style-name="ce85"/>
          <table:table-cell table:style-name="ce108"/>
          <table:table-cell table:number-columns-repeated="9"/>
          <table:table-cell table:style-name="ce108"/>
          <table:table-cell/>
          <table:table-cell table:style-name="Default"/>
          <table:table-cell table:number-columns-repeated="24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class-dual-role.c</text:p>
          </table:table-cell>
          <table:table-cell table:style-name="Default" table:number-columns-repeated="2"/>
          <table:table-cell table:number-columns-repeated="90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a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ac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4"/>
          <table:table-cell table:style-name="Default" table:number-columns-repeated="3"/>
          <table:table-cell office:value-type="string" calcext:value-type="string">
            <text:p>of.c</text:p>
          </table:table-cell>
          <table:table-cell table:style-name="Default" table:number-columns-repeated="2"/>
          <table:table-cell table:number-columns-repeated="90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mmon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devices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f_audio_source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fbsd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7"/>
          <table:table-cell table:style-name="ce108"/>
          <table:table-cell/>
          <table:table-cell table:style-name="Default"/>
          <table:table-cell table:number-columns-repeated="26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otg-wakelock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devio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ec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linux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ab8500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2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driver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ee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hanges.txt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am335x-control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3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endpoint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fs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am335x-control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arly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file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hid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am335x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generic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loopback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fbsd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fsl-usb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hcd-pci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mass_storage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linux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fsl-usb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mag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hcd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mass_storage.h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nbsd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generic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sp176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hub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95"/>
          <table:table-cell office:value-type="string" calcext:value-type="string">
            <text:p>f_midi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generic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isc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hub.h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nc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gpio-vbus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on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ledtrig-usbport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obex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isp1301-omap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tu3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message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phonet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isp1301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usb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notify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printer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list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keystone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of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rndis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em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msm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nesas_usbhs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otg_whitelist.h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serial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odpow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mv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port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sourcesink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odpow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mv-usb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torage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quirks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subset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notifier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mxs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ypec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sysfs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tcm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notifier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omap-otg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sbip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rb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ac1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s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qcom-8x16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usbcore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sb-acpi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ac1_legacy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.h</text:p>
          </table:table-cell>
          <table:table-cell table:style-name="Default" table:number-columns-repeated="3"/>
          <table:table-cell table:number-columns-repeated="3"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tahvo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sb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ac2.c</text:p>
          </table:table-cell>
          <table:table-cell/>
          <table:table-cell table:style-name="Default"/>
          <table:table-cell table:style-name="ce107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otg/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tegra-usb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sb.h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vc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doc/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-twl6030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EADME</text:p>
          </table:table-cell>
          <table:table-cell table:number-columns-repeated="26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f_uvc.h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-ulpi-viewport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usb-skeleton.c</text:p>
          </table:table-cell>
          <table:table-cell table:number-columns-repeated="26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g_zero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test/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-ulpi.c</text:p>
          </table:table-cell>
          <table:table-cell table:number-columns-repeated="90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ndis.h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.c</text:p>
          </table:table-cell>
          <table:table-cell table:number-columns-repeated="90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rndis.c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wc_otg_test.pm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rndis.h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mod_param.pl</text:p>
          </table:table-cell>
          <table:table-cell table:style-name="Default" table:number-columns-repeated="3"/>
          <table:table-cell table:style-name="ce85"/>
          <table:table-cell table:style-name="ce108"/>
          <table:table-cell table:number-columns-repeated="94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storage_common.c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sysfs.pl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storage_common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t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ummy_audio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audio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fi_common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audio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e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ther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ther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ther_configf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f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gether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hid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_intr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midi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ore_if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n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bg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phonet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printer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rndi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serial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serial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stub.S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t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1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1_legacy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ddma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1_legacy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f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2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ntr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54"/>
          <table:table-cell table:style-name="ce85"/>
          <table:table-cell table:number-columns-repeated="8"/>
          <table:table-cell office:value-type="string" calcext:value-type="string">
            <text:p>u_uvc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linux.c</text:p>
          </table:table-cell>
          <table:table-cell table:style-name="Default" table:number-columns-repeated="4"/>
          <table:table-cell table:style-name="ce85"/>
          <table:table-cell table:style-name="ce108"/>
          <table:table-cell table:number-columns-repeated="948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queue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_configfs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os_dep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_configf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_queue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4"/>
          <table:table-cell table:style-name="ce85"/>
          <table:table-cell table:number-columns-repeated="8"/>
          <table:table-cell office:value-type="string" calcext:value-type="string">
            <text:p>uvc_queue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f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4"/>
          <table:table-cell table:style-name="ce85"/>
          <table:table-cell table:number-columns-repeated="8"/>
          <table:table-cell office:value-type="string" calcext:value-type="string">
            <text:p>uvc_v4l2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ntr.c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8"/>
          <table:table-cell office:value-type="string" calcext:value-type="string">
            <text:p>uvc_v4l2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linux.c</text:p>
          </table:table-cell>
          <table:table-cell table:style-name="Default" table:number-columns-repeated="3"/>
          <table:table-cell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8"/>
          <table:table-cell office:value-type="string" calcext:value-type="string">
            <text:p>uvc_video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regs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8"/>
          <table:table-cell office:value-type="string" calcext:value-type="string">
            <text:p>uvc_video.h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whci/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table:style-name="ce88" office:value-type="string" calcext:value-type="string">
            <text:p>legacy/</text:p>
          </table:table-cell>
          <table:table-cell table:style-name="ce108"/>
          <table:table-cell/>
          <table:table-cell table:style-name="Default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table:style-name="ce88" office:value-type="string" calcext:value-type="string">
            <text:p>udc/</text:p>
          </table:table-cell>
          <table:table-cell table:style-name="ce108"/>
          <table:table-cell/>
          <table:table-cell table:style-name="Default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Kconfig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bcma-hcd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atme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mposite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dbg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exynos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nfigfs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fs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configfs.h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fsl.h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epautoconf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grli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4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file_storage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e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functions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_f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e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_f.h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s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_os_desc.h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v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sbstring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xc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omap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orion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ci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latform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mcmsp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pc-of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2"/>
          <table:table-cell table:style-name="Default"/>
          <table:table-cell table:number-columns-repeated="2"/>
          <table:table-cell office:value-type="string" calcext:value-type="string">
            <text:p>ehci-ps3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2"/>
          <table:table-cell table:style-name="Default"/>
          <table:table-cell table:number-columns-repeated="2"/>
          <table:table-cell office:value-type="string" calcext:value-type="string">
            <text:p>ehci-q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2"/>
          <table:table-cell table:style-name="Default"/>
          <table:table-cell table:number-columns-repeated="2"/>
          <table:table-cell office:value-type="string" calcext:value-type="string">
            <text:p>ehci-sche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h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pear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t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ysf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tegra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tilegx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timer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ehci-w90x900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ehci-xilinx-of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me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q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sche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td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hci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otg210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otg210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sl-mph-dr-of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hwa-hc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mx21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mx21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mx21-hcd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16x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16x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362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362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max3421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at91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da8xx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exyno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me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nxp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omap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ci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latfor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pc-of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s3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xa27x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q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3c2410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a1111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m501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pear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t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tilegx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tmio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xu210hp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xu210hp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pci-quirk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pci-quirks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r8a66597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r8a66597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l811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l811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l811_c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sb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132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debu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grli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hcd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pci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platfor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q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ext-caps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hub.c</text:p>
          </table:table-cell>
          <table:table-cell table:number-columns-repeated="5"/>
          <table:table-cell table:style-name="ce85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-mem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mtk-sch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tk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tk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vebu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vebu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pci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plat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plat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rcar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rcar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ring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tegra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trace.c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-trace.h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.c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.h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 table:number-rows-repeated="2">
          <table:table-cell table:number-columns-repeated="75"/>
          <table:table-cell table:style-name="ce108"/>
          <table:table-cell table:number-columns-repeated="948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video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10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52" table:default-cell-style-name="ce85"/>
        <table:table-column table:style-name="co78" table:number-columns-repeated="211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10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3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video/</text:p>
          </table:table-cell>
          <table:table-cell table:number-columns-repeated="2"/>
          <table:table-cell table:style-name="ce112"/>
          <table:table-cell table:style-name="ce85"/>
          <table:table-cell table:style-name="ce88" office:value-type="string" calcext:value-type="string">
            <text:p>backlight/</text:p>
          </table:table-cell>
          <table:table-cell table:number-columns-repeated="5"/>
          <table:table-cell table:style-name="ce88" office:value-type="string" calcext:value-type="string">
            <text:p>console/</text:p>
          </table:table-cell>
          <table:table-cell table:number-columns-repeated="4"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style-name="Default" table:number-columns-repeated="2"/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logo/</text:p>
          </table:table-cell>
          <table:table-cell table:number-columns-repeated="995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996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acklight/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88pm860x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aty/</text:p>
          </table:table-cell>
          <table:table-cell table:number-columns-repeated="7"/>
          <table:table-cell office:value-type="string" calcext:value-type="string">
            <text:p>.gitignore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nsole/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85"/>
          <table:table-cell table:number-columns-repeated="6"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style-name="ce108"/>
          <table:table-cell table:style-name="Default" table:number-columns-repeated="3"/>
          <table:table-cell table:number-columns-repeated="990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Makefile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Makefile</text:p>
          </table:table-cell>
          <table:table-cell table:style-name="ce108" table:number-columns-repeated="2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logo/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at287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bitblit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clut_vga16.ppm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dp552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cfbcopyarea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.c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dp886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cfbfillrect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blackfi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display_timing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dp887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cfbimgblt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blackfin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hdmi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ms369fg06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cmdline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de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display_timing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pple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ddc.c</text:p>
          </table:table-cell>
          <table:table-cell table:style-name="Default" table:number-columns-repeated="4"/>
          <table:table-cell table:style-name="ce112"/>
          <table:table-cell/>
          <table:table-cell office:value-type="string" calcext:value-type="string">
            <text:p>logo_linux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videomode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rcxcnn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defio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linux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gastate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s3711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draw.h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linux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ideomode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backlight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notify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m32r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bd6107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sys_fops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ma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orgi_lcd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map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paris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r_bllcd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gi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3x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.h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pe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52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ccw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ep93xx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cw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perh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eneric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dmi_quirks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perh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pio_backlight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rotate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perh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p680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rotate.h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x8357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ud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22x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v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c</text:p>
          </table:table-cell>
          <table:table-cell table:number-columns-repeated="9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fbmem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h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mon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paq_micro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sysfs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modedb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lcd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softcursor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kb3886_bl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vgalib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4f00242t03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yscopyarea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cd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ysfillrec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d9040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ysimgbl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d9040_gamma.h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tilebli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m3533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geode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0a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9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intelfb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283gf05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kyro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501kf03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atrox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ocomolcd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b862xx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p855x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bx/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lp8788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mp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nvidia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h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omap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v5207lp.c</text:p>
          </table:table-cell>
          <table:table-cell table:number-columns-repeated="12"/>
          <table:table-cell table:style-name="ce88" office:value-type="string" calcext:value-type="string">
            <text:p>omap2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max8925_bl.c</text:p>
          </table:table-cell>
          <table:table-cell table:number-columns-repeated="12"/>
          <table:table-cell table:style-name="ce88" office:value-type="string" calcext:value-type="string">
            <text:p>riva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omap1_bl.c</text:p>
          </table:table-cell>
          <table:table-cell table:number-columns-repeated="12"/>
          <table:table-cell table:style-name="ce88" office:value-type="string" calcext:value-type="string">
            <text:p>savage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ot200_bl.c</text:p>
          </table:table-cell>
          <table:table-cell table:number-columns-repeated="12"/>
          <table:table-cell table:style-name="ce88" office:value-type="string" calcext:value-type="string">
            <text:p>sis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andora_bl.c</text:p>
          </table:table-cell>
          <table:table-cell table:number-columns-repeated="12"/>
          <table:table-cell table:style-name="ce88" office:value-type="string" calcext:value-type="string">
            <text:p>vermilion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cf50633-backlight.c</text:p>
          </table:table-cell>
          <table:table-cell table:number-columns-repeated="12"/>
          <table:table-cell table:style-name="ce88" office:value-type="string" calcext:value-type="string">
            <text:p>via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latform_lcd.c</text:p>
          </table:table-cell>
          <table:table-cell table:number-columns-repeated="12"/>
          <table:table-cell office:value-type="string" calcext:value-type="string">
            <text:p>68328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m8941-wled.c</text:p>
          </table:table-cell>
          <table:table-cell table:number-columns-repeated="10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wm_bl.c</text:p>
          </table:table-cell>
          <table:table-cell table:number-columns-repeated="10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rpi_backlight.c</text:p>
          </table:table-cell>
          <table:table-cell table:number-columns-repeated="12"/>
          <table:table-cell office:value-type="string" calcext:value-type="string">
            <text:p>acorn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5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_backlight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acorn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.c</text:p>
          </table:table-cell>
          <table:table-cell table:number-columns-repeated="12"/>
          <table:table-cell office:value-type="string" calcext:value-type="string">
            <text:p>amba-clcd-nomadik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_gamma.h</text:p>
          </table:table-cell>
          <table:table-cell table:number-columns-repeated="12"/>
          <table:table-cell office:value-type="string" calcext:value-type="string">
            <text:p>amba-clcd-nomadik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ky81452-backlight.c</text:p>
          </table:table-cell>
          <table:table-cell table:number-columns-repeated="12"/>
          <table:table-cell office:value-type="string" calcext:value-type="string">
            <text:p>amba-clcd-versatile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do24m.c</text:p>
          </table:table-cell>
          <table:table-cell table:number-columns-repeated="12"/>
          <table:table-cell office:value-type="string" calcext:value-type="string">
            <text:p>amba-clcd-versatile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bl.c</text:p>
          </table:table-cell>
          <table:table-cell table:number-columns-repeated="12"/>
          <table:table-cell office:value-type="string" calcext:value-type="string">
            <text:p>amba-clcd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lcd.c</text:p>
          </table:table-cell>
          <table:table-cell table:number-columns-repeated="12"/>
          <table:table-cell office:value-type="string" calcext:value-type="string">
            <text:p>ami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ps65217_bl.c</text:p>
          </table:table-cell>
          <table:table-cell table:number-columns-repeated="12"/>
          <table:table-cell office:value-type="string" calcext:value-type="string">
            <text:p>arc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vgg2432a4.c</text:p>
          </table:table-cell>
          <table:table-cell table:number-columns-repeated="12"/>
          <table:table-cell office:value-type="string" calcext:value-type="string">
            <text:p>ark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wm831x_bl.c</text:p>
          </table:table-cell>
          <table:table-cell table:number-columns-repeated="12"/>
          <table:table-cell office:value-type="string" calcext:value-type="string">
            <text:p>asiliant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4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8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m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utils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mel_lcd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2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200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1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x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x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_fb.c</text:p>
          </table:table-cell>
          <table:table-cell table:style-name="Default" table:number-columns-repeated="4"/>
          <table:table-cell table:number-columns-repeated="5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537-lq035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54x-lq04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-lq035q1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-t350mcqb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_adv739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_adv7393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roadsheet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t431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t455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w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core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iplan2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2p_planar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armine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arminefb.h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arminefb_regs.h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g14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g3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g6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hip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irru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lps711x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lps711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obalt_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ontro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ontrol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yber20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yber20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da8xx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d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edid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ef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ep93xx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b-puv3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sl-diu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364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befb.c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89"/>
          <table:table-cell office:value-type="string" calcext:value-type="string">
            <text:p>goldfish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rvga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xt4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ecub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i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p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yperv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_reg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st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jz4740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leo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xin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etronom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411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e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91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a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b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b-b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vr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q40fb.c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fb.c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s1d13xx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776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meram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impl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keleto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501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scuf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d1307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core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10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2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c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df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mi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riden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d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ga16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62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_reg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en-fbfront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ilinxfb.c</text:p>
          </table:table-cell>
          <table:table-cell table:number-columns-repeated="1002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0:47:28.647671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09T14:49:03.506802850</dc:date>
    <meta:editing-duration>P6DT8H30M50S</meta:editing-duration>
    <meta:editing-cycles>4604</meta:editing-cycles>
    <meta:document-statistic meta:table-count="10" meta:cell-count="6096" meta:object-count="0"/>
  </office:meta>
</office:document-meta>
</file>